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31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0.11mm"/>
    </style:style>
    <style:style style:name="co5" style:family="table-column">
      <style:table-column-properties fo:break-before="auto" style:column-width="22.95mm"/>
    </style:style>
    <style:style style:name="co6" style:family="table-column">
      <style:table-column-properties fo:break-before="auto" style:column-width="21.33mm"/>
    </style:style>
    <style:style style:name="co7" style:family="table-column">
      <style:table-column-properties fo:break-before="auto" style:column-width="82.6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8.82mm" fo:break-before="auto" style:use-optimal-row-height="true"/>
    </style:style>
    <style:style style:name="ro4" style:family="table-row">
      <style:table-row-properties style:row-height="5.57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4.69mm" fo:break-before="auto" style:use-optimal-row-height="false"/>
    </style:style>
    <style:style style:name="ro8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none"/>
      <style:map style:condition="cell-content()=1" style:apply-style-name="Good" style:base-cell-address="'model-2596727_best___file-NUE_2_2019-06-27_range_1'.A1"/>
    </style:style>
    <style:style style:name="ce2" style:family="table-cell" style:parent-style-name="Default">
      <style:table-cell-properties fo:background-color="#ed1c24" fo:border="none"/>
      <style:map style:condition="cell-content()=1" style:apply-style-name="Good" style:base-cell-address="'model-2596727_best___file-NUE_2_2019-06-27_range_1'.A1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4" style:family="table-cell" style:parent-style-name="Default">
      <style:table-cell-properties fo:background-color="#ed1c24" style:text-align-source="fix" style:repeat-content="false" fo:wrap-option="wrap" style:vertical-align="middle"/>
      <style:paragraph-properties fo:text-align="start" fo:margin-left="0mm"/>
    </style:style>
    <style:style style:name="ce5" style:family="table-cell" style:parent-style-name="Default">
      <style:table-cell-properties fo:background-color="#ed1c24" style:text-align-source="fix" style:repeat-content="false" fo:wrap-option="wrap"/>
      <style:paragraph-properties fo:text-align="start" fo:margin-left="0mm"/>
    </style:style>
    <style:style style:name="ce6" style:family="table-cell" style:parent-style-name="Default">
      <style:table-cell-properties fo:background-color="#ed1c24" style:text-align-source="fix" style:repeat-content="false" fo:wrap-option="wrap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ed1c24"/>
    </style:style>
    <style:style style:name="ce8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model-2596727_best___file-NUE_2_2019-06-27_range_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3"/>
        <table:table-column table:style-name="co3" table:number-columns-repeated="101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redicted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prob_0</text:p>
          </table:table-cell>
          <table:table-cell office:value-type="string" calcext:value-type="string">
            <text:p>prob_1</text:p>
          </table:table-cell>
          <table:table-cell office:value-type="string" calcext:value-type="string">
            <text:p>softmax_0</text:p>
          </table:table-cell>
          <table:table-cell office:value-type="string" calcext:value-type="string">
            <text:p>softmax_1</text:p>
          </table:table-cell>
          <table:table-cell office:value-type="string" calcext:value-type="string">
            <text:p>naive_based</text:p>
          </table:table-cell>
          <table:table-cell office:value-type="string" calcext:value-type="string">
            <text:p>prob_based</text:p>
          </table:table-cell>
          <table:table-cell office:value-type="string" calcext:value-type="string">
            <text:p>softmax_ba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86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868770599365" calcext:value-type="float">
            <text:p>15.8868770599365</text:p>
          </table:table-cell>
          <table:table-cell office:value-type="float" office:value="-9.48531532287598" calcext:value-type="float">
            <text:p>-9.4853153228759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957187194089437" calcext:value-type="float">
            <text:p>9.57187194089437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87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951774597168" calcext:value-type="float">
            <text:p>21.7951774597168</text:p>
          </table:table-cell>
          <table:table-cell office:value-type="float" office:value="-14.1120576858521" calcext:value-type="float">
            <text:p>-14.1120576858521</text:p>
          </table:table-cell>
          <table:table-cell office:value-type="float" office:value="1" calcext:value-type="float">
            <text:p>1</text:p>
          </table:table-cell>
          <table:table-cell office:value-type="float" office:value="2.54499148755113E-016" calcext:value-type="float">
            <text:p>2.54499148755113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8"/>
          <table:table-cell table:number-columns-repeated="1011"/>
        </table:table-row>
        <table:table-row table:style-name="ro1">
          <table:table-cell office:value-type="string" calcext:value-type="string">
            <text:p>G002587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883140563965" calcext:value-type="float">
            <text:p>21.5883140563965</text:p>
          </table:table-cell>
          <table:table-cell office:value-type="float" office:value="-13.7373733520508" calcext:value-type="float">
            <text:p>-13.7373733520508</text:p>
          </table:table-cell>
          <table:table-cell office:value-type="float" office:value="1" calcext:value-type="float">
            <text:p>1</text:p>
          </table:table-cell>
          <table:table-cell office:value-type="float" office:value="4.55248868930138E-016" calcext:value-type="float">
            <text:p>4.55248868930138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87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512563705444" calcext:value-type="float">
            <text:p>15.8512563705444</text:p>
          </table:table-cell>
          <table:table-cell office:value-type="float" office:value="-9.37908172607422" calcext:value-type="float">
            <text:p>-9.3790817260742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110306971889962" calcext:value-type="float">
            <text:p>1.10306971889962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87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6293725967407" calcext:value-type="float">
            <text:p>12.6293725967407</text:p>
          </table:table-cell>
          <table:table-cell office:value-type="float" office:value="-6.95273780822754" calcext:value-type="float">
            <text:p>-6.95273780822754</text:p>
          </table:table-cell>
          <table:table-cell office:value-type="float" office:value="1" calcext:value-type="float">
            <text:p>1</text:p>
          </table:table-cell>
          <table:table-cell office:value-type="float" office:value="0.00000000313038017729639" calcext:value-type="float">
            <text:p>3.13038017729639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87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884605407715" calcext:value-type="float">
            <text:p>10.4884605407715</text:p>
          </table:table-cell>
          <table:table-cell office:value-type="float" office:value="-5.06084203720093" calcext:value-type="float">
            <text:p>-5.06084203720093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.000000176613312419249" calcext:value-type="float">
            <text:p>1.76613312419249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875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7576307654381" calcext:value-type="float">
            <text:p>0.157576307654381</text:p>
          </table:table-cell>
          <table:table-cell office:value-type="float" office:value="4.73466110229492" calcext:value-type="float">
            <text:p>4.73466110229492</text:p>
          </table:table-cell>
          <table:table-cell office:value-type="float" office:value="0.0101801324635744" calcext:value-type="float">
            <text:p>0.010180132463574</text:p>
          </table:table-cell>
          <table:table-cell office:value-type="float" office:value="0.989819943904877" calcext:value-type="float">
            <text:p>0.98981994390487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87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8389692306518" calcext:value-type="float">
            <text:p>3.28389692306518</text:p>
          </table:table-cell>
          <table:table-cell office:value-type="float" office:value="1.56151640415192" calcext:value-type="float">
            <text:p>1.56151640415192</text:p>
          </table:table-cell>
          <table:table-cell office:value-type="float" office:value="0.84843522310257" calcext:value-type="float">
            <text:p>0.84843522310257</text:p>
          </table:table-cell>
          <table:table-cell office:value-type="float" office:value="0.151564806699753" calcext:value-type="float">
            <text:p>0.1515648066997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87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2439556121826" calcext:value-type="float">
            <text:p>8.42439556121826</text:p>
          </table:table-cell>
          <table:table-cell office:value-type="float" office:value="-2.82354545593262" calcext:value-type="float">
            <text:p>-2.82354545593262</text:p>
          </table:table-cell>
          <table:table-cell office:value-type="float" office:value="0.999987006187439" calcext:value-type="float">
            <text:p>0.999987006187439</text:p>
          </table:table-cell>
          <table:table-cell office:value-type="float" office:value="0.000013033937648288" calcext:value-type="float">
            <text:p>1.3033937648288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87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1673717498779" calcext:value-type="float">
            <text:p>22.1673717498779</text:p>
          </table:table-cell>
          <table:table-cell office:value-type="float" office:value="-14.1203145980835" calcext:value-type="float">
            <text:p>-14.1203145980835</text:p>
          </table:table-cell>
          <table:table-cell office:value-type="float" office:value="1" calcext:value-type="float">
            <text:p>1</text:p>
          </table:table-cell>
          <table:table-cell office:value-type="float" office:value="1.73963626707088E-016" calcext:value-type="float">
            <text:p>1.73963626707088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87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4643535614014" calcext:value-type="float">
            <text:p>31.4643535614014</text:p>
          </table:table-cell>
          <table:table-cell office:value-type="float" office:value="-20.5371685028076" calcext:value-type="float">
            <text:p>-20.5371685028076</text:p>
          </table:table-cell>
          <table:table-cell office:value-type="float" office:value="1" calcext:value-type="float">
            <text:p>1</text:p>
          </table:table-cell>
          <table:table-cell office:value-type="float" office:value="2.60630902506192E-023" calcext:value-type="float">
            <text:p>2.60630902506192E-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88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2996578216553" calcext:value-type="float">
            <text:p>22.2996578216553</text:p>
          </table:table-cell>
          <table:table-cell office:value-type="float" office:value="-14.2673540115356" calcext:value-type="float">
            <text:p>-14.2673540115356</text:p>
          </table:table-cell>
          <table:table-cell office:value-type="float" office:value="1" calcext:value-type="float">
            <text:p>1</text:p>
          </table:table-cell>
          <table:table-cell office:value-type="float" office:value="1.31567351295965E-016" calcext:value-type="float">
            <text:p>1.31567351295965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88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2019805908203" calcext:value-type="float">
            <text:p>16.2019805908203</text:p>
          </table:table-cell>
          <table:table-cell office:value-type="float" office:value="-9.99061965942383" calcext:value-type="float">
            <text:p>-9.9906196594238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421403623801497" calcext:value-type="float">
            <text:p>4.21403623801497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88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0344429016113" calcext:value-type="float">
            <text:p>16.0344429016113</text:p>
          </table:table-cell>
          <table:table-cell office:value-type="float" office:value="-9.75220966339111" calcext:value-type="float">
            <text:p>-9.7522096633911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6324111373468" calcext:value-type="float">
            <text:p>6.324111373468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88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5037536621094" calcext:value-type="float">
            <text:p>6.15037536621094</text:p>
          </table:table-cell>
          <table:table-cell office:value-type="float" office:value="-1.46845722198486" calcext:value-type="float">
            <text:p>-1.46845722198486</text:p>
          </table:table-cell>
          <table:table-cell office:value-type="float" office:value="0.99950909614563" calcext:value-type="float">
            <text:p>0.99950909614563</text:p>
          </table:table-cell>
          <table:table-cell office:value-type="float" office:value="0.0004908737610094" calcext:value-type="float">
            <text:p>0.0004908737610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884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.24882364273071" calcext:value-type="float">
            <text:p>-1.24882364273071</text:p>
          </table:table-cell>
          <table:table-cell office:value-type="float" office:value="6.37386322021484" calcext:value-type="float">
            <text:p>6.37386322021484</text:p>
          </table:table-cell>
          <table:table-cell office:value-type="float" office:value="0.0004889863193966" calcext:value-type="float">
            <text:p>0.000488986319397</text:p>
          </table:table-cell>
          <table:table-cell office:value-type="float" office:value="0.999511003494263" calcext:value-type="float">
            <text:p>0.99951100349426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88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9941205978394" calcext:value-type="float">
            <text:p>10.9941205978394</text:p>
          </table:table-cell>
          <table:table-cell office:value-type="float" office:value="-5.60711193084717" calcext:value-type="float">
            <text:p>-5.60711193084717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.0000000616845312606529" calcext:value-type="float">
            <text:p>6.16845312606529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88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406463623047" calcext:value-type="float">
            <text:p>18.2406463623047</text:p>
          </table:table-cell>
          <table:table-cell office:value-type="float" office:value="-11.0866498947144" calcext:value-type="float">
            <text:p>-11.086649894714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183365096110416" calcext:value-type="float">
            <text:p>1.83365096110416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88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4196147918701" calcext:value-type="float">
            <text:p>16.4196147918701</text:p>
          </table:table-cell>
          <table:table-cell office:value-type="float" office:value="-9.60676860809326" calcext:value-type="float">
            <text:p>-9.6067686080932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497606166341424" calcext:value-type="float">
            <text:p>4.97606166341424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88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0571146011353" calcext:value-type="float">
            <text:p>14.0571146011353</text:p>
          </table:table-cell>
          <table:table-cell office:value-type="float" office:value="-7.52759552001953" calcext:value-type="float">
            <text:p>-7.5275955200195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422551771350754" calcext:value-type="float">
            <text:p>4.22551771350754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88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221752166748" calcext:value-type="float">
            <text:p>12.1221752166748</text:p>
          </table:table-cell>
          <table:table-cell office:value-type="float" office:value="-6.1049599647522" calcext:value-type="float">
            <text:p>-6.1049599647522</text:p>
          </table:table-cell>
          <table:table-cell office:value-type="float" office:value="1" calcext:value-type="float">
            <text:p>1</text:p>
          </table:table-cell>
          <table:table-cell office:value-type="float" office:value="0.0000000121354517546024" calcext:value-type="float">
            <text:p>1.21354517546024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89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2689275741577" calcext:value-type="float">
            <text:p>7.92689275741577</text:p>
          </table:table-cell>
          <table:table-cell office:value-type="float" office:value="-3.01487684249878" calcext:value-type="float">
            <text:p>-3.01487684249878</text:p>
          </table:table-cell>
          <table:table-cell office:value-type="float" office:value="0.999982237815857" calcext:value-type="float">
            <text:p>0.999982237815857</text:p>
          </table:table-cell>
          <table:table-cell office:value-type="float" office:value="0.0000177028068719665" calcext:value-type="float">
            <text:p>1.77028068719665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891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05272197723389" calcext:value-type="float">
            <text:p>-4.05272197723389</text:p>
          </table:table-cell>
          <table:table-cell office:value-type="float" office:value="9.0977897644043" calcext:value-type="float">
            <text:p>9.0977897644043</text:p>
          </table:table-cell>
          <table:table-cell office:value-type="float" office:value="0.00000194448466572794" calcext:value-type="float">
            <text:p>1.94448466572794E-06</text:p>
          </table:table-cell>
          <table:table-cell office:value-type="float" office:value="0.999998092651367" calcext:value-type="float">
            <text:p>0.99999809265136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89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814642906189" calcext:value-type="float">
            <text:p>6.5814642906189</text:p>
          </table:table-cell>
          <table:table-cell office:value-type="float" office:value="-2.4220654964447" calcext:value-type="float">
            <text:p>-2.4220654964447</text:p>
          </table:table-cell>
          <table:table-cell office:value-type="float" office:value="0.999876976013184" calcext:value-type="float">
            <text:p>0.999876976013184</text:p>
          </table:table-cell>
          <table:table-cell office:value-type="float" office:value="0.0001229598710779" calcext:value-type="float">
            <text:p>0.00012295987107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89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8188457489014" calcext:value-type="float">
            <text:p>24.8188457489014</text:p>
          </table:table-cell>
          <table:table-cell office:value-type="float" office:value="-16.1806087493896" calcext:value-type="float">
            <text:p>-16.1806087493896</text:p>
          </table:table-cell>
          <table:table-cell office:value-type="float" office:value="1" calcext:value-type="float">
            <text:p>1</text:p>
          </table:table-cell>
          <table:table-cell office:value-type="float" office:value="1.56373500700202E-018" calcext:value-type="float">
            <text:p>1.56373500700202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89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3728713989258" calcext:value-type="float">
            <text:p>27.3728713989258</text:p>
          </table:table-cell>
          <table:table-cell office:value-type="float" office:value="-18.1238498687744" calcext:value-type="float">
            <text:p>-18.1238498687744</text:p>
          </table:table-cell>
          <table:table-cell office:value-type="float" office:value="1" calcext:value-type="float">
            <text:p>1</text:p>
          </table:table-cell>
          <table:table-cell office:value-type="float" office:value="1.74191053812655E-020" calcext:value-type="float">
            <text:p>1.74191053812655E-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89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0572509765625" calcext:value-type="float">
            <text:p>33.0572509765625</text:p>
          </table:table-cell>
          <table:table-cell office:value-type="float" office:value="-22.1347217559814" calcext:value-type="float">
            <text:p>-22.1347217559814</text:p>
          </table:table-cell>
          <table:table-cell office:value-type="float" office:value="1" calcext:value-type="float">
            <text:p>1</text:p>
          </table:table-cell>
          <table:table-cell office:value-type="float" office:value="1.07258478776029E-024" calcext:value-type="float">
            <text:p>1.07258478776029E-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89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0234928131104" calcext:value-type="float">
            <text:p>17.0234928131104</text:p>
          </table:table-cell>
          <table:table-cell office:value-type="float" office:value="-10.5199289321899" calcext:value-type="float">
            <text:p>-10.519928932189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109154970218822" calcext:value-type="float">
            <text:p>1.09154970218822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89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4305534362793" calcext:value-type="float">
            <text:p>21.4305534362793</text:p>
          </table:table-cell>
          <table:table-cell office:value-type="float" office:value="-13.9918870925903" calcext:value-type="float">
            <text:p>-13.9918870925903</text:p>
          </table:table-cell>
          <table:table-cell office:value-type="float" office:value="1" calcext:value-type="float">
            <text:p>1</text:p>
          </table:table-cell>
          <table:table-cell office:value-type="float" office:value="4.1326628970441E-016" calcext:value-type="float">
            <text:p>4.1326628970441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898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0832104682922" calcext:value-type="float">
            <text:p>-2.50832104682922</text:p>
          </table:table-cell>
          <table:table-cell office:value-type="float" office:value="7.30969715118408" calcext:value-type="float">
            <text:p>7.30969715118408</text:p>
          </table:table-cell>
          <table:table-cell office:value-type="float" office:value="0.0000544584545423277" calcext:value-type="float">
            <text:p>5.44584545423277E-05</text:p>
          </table:table-cell>
          <table:table-cell office:value-type="float" office:value="0.999945521354675" calcext:value-type="float">
            <text:p>0.99994552135467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899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.99114978313446" calcext:value-type="float">
            <text:p>-1.99114978313446</text:p>
          </table:table-cell>
          <table:table-cell office:value-type="float" office:value="6.47087049484253" calcext:value-type="float">
            <text:p>6.47087049484253</text:p>
          </table:table-cell>
          <table:table-cell office:value-type="float" office:value="0.0002113000809913" calcext:value-type="float">
            <text:p>0.000211300080991</text:p>
          </table:table-cell>
          <table:table-cell office:value-type="float" office:value="0.999788701534271" calcext:value-type="float">
            <text:p>0.9997887015342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0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927440643311" calcext:value-type="float">
            <text:p>19.3927440643311</text:p>
          </table:table-cell>
          <table:table-cell office:value-type="float" office:value="-11.7008171081543" calcext:value-type="float">
            <text:p>-11.700817108154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313500310780701" calcext:value-type="float">
            <text:p>3.13500310780701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0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7650012969971" calcext:value-type="float">
            <text:p>20.7650012969971</text:p>
          </table:table-cell>
          <table:table-cell office:value-type="float" office:value="-12.9306449890137" calcext:value-type="float">
            <text:p>-12.9306449890137</text:p>
          </table:table-cell>
          <table:table-cell office:value-type="float" office:value="1" calcext:value-type="float">
            <text:p>1</text:p>
          </table:table-cell>
          <table:table-cell office:value-type="float" office:value="2.32362419134654E-015" calcext:value-type="float">
            <text:p>2.32362419134654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0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3865051269531" calcext:value-type="float">
            <text:p>24.3865051269531</text:p>
          </table:table-cell>
          <table:table-cell office:value-type="float" office:value="-15.3670120239258" calcext:value-type="float">
            <text:p>-15.3670120239258</text:p>
          </table:table-cell>
          <table:table-cell office:value-type="float" office:value="1" calcext:value-type="float">
            <text:p>1</text:p>
          </table:table-cell>
          <table:table-cell office:value-type="float" office:value="5.4358426244009E-018" calcext:value-type="float">
            <text:p>5.4358426244009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0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3269157409668" calcext:value-type="float">
            <text:p>16.3269157409668</text:p>
          </table:table-cell>
          <table:table-cell office:value-type="float" office:value="-9.61337089538574" calcext:value-type="float">
            <text:p>-9.6133708953857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542346289406081" calcext:value-type="float">
            <text:p>5.42346289406081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0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8269701004028" calcext:value-type="float">
            <text:p>10.8269701004028</text:p>
          </table:table-cell>
          <table:table-cell office:value-type="float" office:value="-5.45968103408814" calcext:value-type="float">
            <text:p>-5.45968103408814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.0000000844883913941885" calcext:value-type="float">
            <text:p>8.44883913941885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002590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91474151611328" calcext:value-type="float">
            <text:p>8.91474151611328</text:p>
          </table:table-cell>
          <table:table-cell office:value-type="float" office:value="-4.31286096572876" calcext:value-type="float">
            <text:p>-4.31286096572876</text:p>
          </table:table-cell>
          <table:table-cell office:value-type="float" office:value="0.999998211860657" calcext:value-type="float">
            <text:p>0.999998211860657</text:p>
          </table:table-cell>
          <table:table-cell office:value-type="float" office:value="0.00000180021629603289" calcext:value-type="float">
            <text:p>1.80021629603289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06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53422877192497" calcext:value-type="float">
            <text:p>0.153422877192497</text:p>
          </table:table-cell>
          <table:table-cell office:value-type="float" office:value="3.98732018470764" calcext:value-type="float">
            <text:p>3.98732018470764</text:p>
          </table:table-cell>
          <table:table-cell office:value-type="float" office:value="0.0211674217134714" calcext:value-type="float">
            <text:p>0.021167421713471</text:p>
          </table:table-cell>
          <table:table-cell office:value-type="float" office:value="0.978832602500916" calcext:value-type="float">
            <text:p>0.97883260250091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0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686498641968" calcext:value-type="float">
            <text:p>11.4686498641968</text:p>
          </table:table-cell>
          <table:table-cell office:value-type="float" office:value="-6.26207399368286" calcext:value-type="float">
            <text:p>-6.26207399368286</text:p>
          </table:table-cell>
          <table:table-cell office:value-type="float" office:value="1" calcext:value-type="float">
            <text:p>1</text:p>
          </table:table-cell>
          <table:table-cell office:value-type="float" office:value="0.0000000199362872876918" calcext:value-type="float">
            <text:p>1.99362872876918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0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3717746734619" calcext:value-type="float">
            <text:p>23.3717746734619</text:p>
          </table:table-cell>
          <table:table-cell office:value-type="float" office:value="-15.0969429016113" calcext:value-type="float">
            <text:p>-15.0969429016113</text:p>
          </table:table-cell>
          <table:table-cell office:value-type="float" office:value="1" calcext:value-type="float">
            <text:p>1</text:p>
          </table:table-cell>
          <table:table-cell office:value-type="float" office:value="1.96447901224994E-017" calcext:value-type="float">
            <text:p>1.96447901224994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0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0656814575195" calcext:value-type="float">
            <text:p>20.0656814575195</text:p>
          </table:table-cell>
          <table:table-cell office:value-type="float" office:value="-12.5530881881714" calcext:value-type="float">
            <text:p>-12.5530881881714</text:p>
          </table:table-cell>
          <table:table-cell office:value-type="float" office:value="1" calcext:value-type="float">
            <text:p>1</text:p>
          </table:table-cell>
          <table:table-cell office:value-type="float" office:value="6.82099792907774E-015" calcext:value-type="float">
            <text:p>6.82099792907774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1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059232711792" calcext:value-type="float">
            <text:p>16.059232711792</text:p>
          </table:table-cell>
          <table:table-cell office:value-type="float" office:value="-9.18474292755127" calcext:value-type="float">
            <text:p>-9.1847429275512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10881286323372" calcext:value-type="float">
            <text:p>1.0881286323372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1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2379665374756" calcext:value-type="float">
            <text:p>24.2379665374756</text:p>
          </table:table-cell>
          <table:table-cell office:value-type="float" office:value="-15.6626358032227" calcext:value-type="float">
            <text:p>-15.6626358032227</text:p>
          </table:table-cell>
          <table:table-cell office:value-type="float" office:value="1" calcext:value-type="float">
            <text:p>1</text:p>
          </table:table-cell>
          <table:table-cell office:value-type="float" office:value="4.69232140464027E-018" calcext:value-type="float">
            <text:p>4.69232140464027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1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6108150482178" calcext:value-type="float">
            <text:p>9.46108150482178</text:p>
          </table:table-cell>
          <table:table-cell office:value-type="float" office:value="-3.71598291397095" calcext:value-type="float">
            <text:p>-3.71598291397095</text:p>
          </table:table-cell>
          <table:table-cell office:value-type="float" office:value="0.999998092651367" calcext:value-type="float">
            <text:p>0.999998092651367</text:p>
          </table:table-cell>
          <table:table-cell office:value-type="float" office:value="0.00000189353170299" calcext:value-type="float">
            <text:p>1.89353170299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13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70079398155212" calcext:value-type="float">
            <text:p>-2.70079398155212</text:p>
          </table:table-cell>
          <table:table-cell office:value-type="float" office:value="7.81553268432617" calcext:value-type="float">
            <text:p>7.81553268432617</text:p>
          </table:table-cell>
          <table:table-cell office:value-type="float" office:value="0.0000270897817244986" calcext:value-type="float">
            <text:p>2.70897817244986E-05</text:p>
          </table:table-cell>
          <table:table-cell office:value-type="float" office:value="0.999972939491272" calcext:value-type="float">
            <text:p>0.9999729394912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14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86929750442505" calcext:value-type="float">
            <text:p>-5.86929750442505</text:p>
          </table:table-cell>
          <table:table-cell office:value-type="float" office:value="11.5479898452759" calcext:value-type="float">
            <text:p>11.5479898452759</text:p>
          </table:table-cell>
          <table:table-cell office:value-type="float" office:value="0.0000000272752043173341" calcext:value-type="float">
            <text:p>2.72752043173341E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1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4975051879883" calcext:value-type="float">
            <text:p>23.4975051879883</text:p>
          </table:table-cell>
          <table:table-cell office:value-type="float" office:value="-15.3107833862305" calcext:value-type="float">
            <text:p>-15.3107833862305</text:p>
          </table:table-cell>
          <table:table-cell office:value-type="float" office:value="1" calcext:value-type="float">
            <text:p>1</text:p>
          </table:table-cell>
          <table:table-cell office:value-type="float" office:value="1.39886051944782E-017" calcext:value-type="float">
            <text:p>1.39886051944782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1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6416988372803" calcext:value-type="float">
            <text:p>26.6416988372803</text:p>
          </table:table-cell>
          <table:table-cell office:value-type="float" office:value="-16.8819465637207" calcext:value-type="float">
            <text:p>-16.8819465637207</text:p>
          </table:table-cell>
          <table:table-cell office:value-type="float" office:value="1" calcext:value-type="float">
            <text:p>1</text:p>
          </table:table-cell>
          <table:table-cell office:value-type="float" office:value="1.25291561043244E-019" calcext:value-type="float">
            <text:p>1.25291561043244E-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1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95778465271" calcext:value-type="float">
            <text:p>25.95778465271</text:p>
          </table:table-cell>
          <table:table-cell office:value-type="float" office:value="-16.5331897735596" calcext:value-type="float">
            <text:p>-16.5331897735596</text:p>
          </table:table-cell>
          <table:table-cell office:value-type="float" office:value="1" calcext:value-type="float">
            <text:p>1</text:p>
          </table:table-cell>
          <table:table-cell office:value-type="float" office:value="3.51887880007069E-019" calcext:value-type="float">
            <text:p>3.51887880007069E-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1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238056182861" calcext:value-type="float">
            <text:p>18.5238056182861</text:p>
          </table:table-cell>
          <table:table-cell office:value-type="float" office:value="-11.3333444595337" calcext:value-type="float">
            <text:p>-11.333344459533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107945377354583" calcext:value-type="float">
            <text:p>1.07945377354583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1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3368968963623" calcext:value-type="float">
            <text:p>9.83368968963623</text:p>
          </table:table-cell>
          <table:table-cell office:value-type="float" office:value="-4.38904428482056" calcext:value-type="float">
            <text:p>-4.38904428482056</text:p>
          </table:table-cell>
          <table:table-cell office:value-type="float" office:value="0.999999284744263" calcext:value-type="float">
            <text:p>0.999999284744263</text:p>
          </table:table-cell>
          <table:table-cell office:value-type="float" office:value="0.000000665494724216842" calcext:value-type="float">
            <text:p>6.65494724216842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20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2697706222534" calcext:value-type="float">
            <text:p>1.02697706222534</text:p>
          </table:table-cell>
          <table:table-cell office:value-type="float" office:value="3.60225391387939" calcext:value-type="float">
            <text:p>3.60225391387939</text:p>
          </table:table-cell>
          <table:table-cell office:value-type="float" office:value="0.0707466080784797" calcext:value-type="float">
            <text:p>0.07074660807848</text:p>
          </table:table-cell>
          <table:table-cell office:value-type="float" office:value="0.929253339767456" calcext:value-type="float">
            <text:p>0.9292533397674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21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03364992141724" calcext:value-type="float">
            <text:p>-6.03364992141724</text:p>
          </table:table-cell>
          <table:table-cell office:value-type="float" office:value="11.3009328842163" calcext:value-type="float">
            <text:p>11.3009328842163</text:p>
          </table:table-cell>
          <table:table-cell office:value-type="float" office:value="0.0000000296268947153067" calcext:value-type="float">
            <text:p>2.96268947153067E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2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3511819839478" calcext:value-type="float">
            <text:p>5.93511819839478</text:p>
          </table:table-cell>
          <table:table-cell office:value-type="float" office:value="-1.3130829334259" calcext:value-type="float">
            <text:p>-1.3130829334259</text:p>
          </table:table-cell>
          <table:table-cell office:value-type="float" office:value="0.999289035797119" calcext:value-type="float">
            <text:p>0.999289035797119</text:p>
          </table:table-cell>
          <table:table-cell office:value-type="float" office:value="0.0007109470316208" calcext:value-type="float">
            <text:p>0.0007109470316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2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2706165313721" calcext:value-type="float">
            <text:p>17.2706165313721</text:p>
          </table:table-cell>
          <table:table-cell office:value-type="float" office:value="-10.5036973953247" calcext:value-type="float">
            <text:p>-10.503697395324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866499472000626" calcext:value-type="float">
            <text:p>8.66499472000626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2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3087329864502" calcext:value-type="float">
            <text:p>16.3087329864502</text:p>
          </table:table-cell>
          <table:table-cell office:value-type="float" office:value="-9.80062198638916" calcext:value-type="float">
            <text:p>-9.8006219863891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457984518364984" calcext:value-type="float">
            <text:p>4.57984518364984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2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8303661346436" calcext:value-type="float">
            <text:p>26.8303661346436</text:p>
          </table:table-cell>
          <table:table-cell office:value-type="float" office:value="-17.2504043579102" calcext:value-type="float">
            <text:p>-17.2504043579102</text:p>
          </table:table-cell>
          <table:table-cell office:value-type="float" office:value="1" calcext:value-type="float">
            <text:p>1</text:p>
          </table:table-cell>
          <table:table-cell office:value-type="float" office:value="7.17734471625061E-020" calcext:value-type="float">
            <text:p>7.17734471625061E-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2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7757873535156" calcext:value-type="float">
            <text:p>13.7757873535156</text:p>
          </table:table-cell>
          <table:table-cell office:value-type="float" office:value="-7.72965526580811" calcext:value-type="float">
            <text:p>-7.7296552658081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457408833032247" calcext:value-type="float">
            <text:p>4.57408833032247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2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77460193634033" calcext:value-type="float">
            <text:p>9.77460193634033</text:p>
          </table:table-cell>
          <table:table-cell office:value-type="float" office:value="-4.3967981338501" calcext:value-type="float">
            <text:p>-4.3967981338501</text:p>
          </table:table-cell>
          <table:table-cell office:value-type="float" office:value="0.999999284744263" calcext:value-type="float">
            <text:p>0.999999284744263</text:p>
          </table:table-cell>
          <table:table-cell office:value-type="float" office:value="0.000000700549549037532" calcext:value-type="float">
            <text:p>7.00549549037532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28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.97393345832825" calcext:value-type="float">
            <text:p>-1.97393345832825</text:p>
          </table:table-cell>
          <table:table-cell office:value-type="float" office:value="6.37642669677734" calcext:value-type="float">
            <text:p>6.37642669677734</text:p>
          </table:table-cell>
          <table:table-cell office:value-type="float" office:value="0.0002362556115258" calcext:value-type="float">
            <text:p>0.000236255611526</text:p>
          </table:table-cell>
          <table:table-cell office:value-type="float" office:value="0.999763786792755" calcext:value-type="float">
            <text:p>0.99976378679275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2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408745765686" calcext:value-type="float">
            <text:p>15.408745765686</text:p>
          </table:table-cell>
          <table:table-cell office:value-type="float" office:value="-9.11957168579102" calcext:value-type="float">
            <text:p>-9.1195716857910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222580686520812" calcext:value-type="float">
            <text:p>2.22580686520812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3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3603610992432" calcext:value-type="float">
            <text:p>15.3603610992432</text:p>
          </table:table-cell>
          <table:table-cell office:value-type="float" office:value="-9.21979522705078" calcext:value-type="float">
            <text:p>-9.2197952270507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211336122213357" calcext:value-type="float">
            <text:p>2.11336122213357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3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3067321777344" calcext:value-type="float">
            <text:p>21.3067321777344</text:p>
          </table:table-cell>
          <table:table-cell office:value-type="float" office:value="-13.4849367141724" calcext:value-type="float">
            <text:p>-13.4849367141724</text:p>
          </table:table-cell>
          <table:table-cell office:value-type="float" office:value="1" calcext:value-type="float">
            <text:p>1</text:p>
          </table:table-cell>
          <table:table-cell office:value-type="float" office:value="7.76552129806658E-016" calcext:value-type="float">
            <text:p>7.76552129806658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3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8105192184448" calcext:value-type="float">
            <text:p>14.8105192184448</text:p>
          </table:table-cell>
          <table:table-cell office:value-type="float" office:value="-8.65828037261963" calcext:value-type="float">
            <text:p>-8.6582803726196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642140160489468" calcext:value-type="float">
            <text:p>6.42140160489468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3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274941444397" calcext:value-type="float">
            <text:p>15.274941444397</text:p>
          </table:table-cell>
          <table:table-cell office:value-type="float" office:value="-9.03646755218506" calcext:value-type="float">
            <text:p>-9.0364675521850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276496239098867" calcext:value-type="float">
            <text:p>2.76496239098867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3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9640340805054" calcext:value-type="float">
            <text:p>11.9640340805054</text:p>
          </table:table-cell>
          <table:table-cell office:value-type="float" office:value="-6.41518783569336" calcext:value-type="float">
            <text:p>-6.41518783569336</text:p>
          </table:table-cell>
          <table:table-cell office:value-type="float" office:value="1" calcext:value-type="float">
            <text:p>1</text:p>
          </table:table-cell>
          <table:table-cell office:value-type="float" office:value="0.0000000104232924513781" calcext:value-type="float">
            <text:p>1.04232924513781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35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.82880187034607" calcext:value-type="float">
            <text:p>-1.82880187034607</text:p>
          </table:table-cell>
          <table:table-cell office:value-type="float" office:value="6.01720190048218" calcext:value-type="float">
            <text:p>6.01720190048218</text:p>
          </table:table-cell>
          <table:table-cell office:value-type="float" office:value="0.0003911596431862" calcext:value-type="float">
            <text:p>0.000391159643186</text:p>
          </table:table-cell>
          <table:table-cell office:value-type="float" office:value="0.999608814716339" calcext:value-type="float">
            <text:p>0.99960881471633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3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6428079605103" calcext:value-type="float">
            <text:p>5.76428079605103</text:p>
          </table:table-cell>
          <table:table-cell office:value-type="float" office:value="-1.43831372261047" calcext:value-type="float">
            <text:p>-1.43831372261047</text:p>
          </table:table-cell>
          <table:table-cell office:value-type="float" office:value="0.999255836009979" calcext:value-type="float">
            <text:p>0.999255836009979</text:p>
          </table:table-cell>
          <table:table-cell office:value-type="float" office:value="0.000744096993003" calcext:value-type="float">
            <text:p>0.00074409699300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3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714197158813" calcext:value-type="float">
            <text:p>13.5714197158813</text:p>
          </table:table-cell>
          <table:table-cell office:value-type="float" office:value="-7.57774639129639" calcext:value-type="float">
            <text:p>-7.5777463912963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653181508880607" calcext:value-type="float">
            <text:p>6.53181508880607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3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0006637573242" calcext:value-type="float">
            <text:p>22.0006637573242</text:p>
          </table:table-cell>
          <table:table-cell office:value-type="float" office:value="-14.0469980239868" calcext:value-type="float">
            <text:p>-14.0469980239868</text:p>
          </table:table-cell>
          <table:table-cell office:value-type="float" office:value="1" calcext:value-type="float">
            <text:p>1</text:p>
          </table:table-cell>
          <table:table-cell office:value-type="float" office:value="2.21156557054284E-016" calcext:value-type="float">
            <text:p>2.21156557054284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3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6051731109619" calcext:value-type="float">
            <text:p>17.6051731109619</text:p>
          </table:table-cell>
          <table:table-cell office:value-type="float" office:value="-10.7001781463623" calcext:value-type="float">
            <text:p>-10.700178146362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509497609033072" calcext:value-type="float">
            <text:p>5.09497609033072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4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9588718414307" calcext:value-type="float">
            <text:p>8.59588718414307</text:p>
          </table:table-cell>
          <table:table-cell office:value-type="float" office:value="-3.92160105705261" calcext:value-type="float">
            <text:p>-3.92160105705261</text:p>
          </table:table-cell>
          <table:table-cell office:value-type="float" office:value="0.999996304512024" calcext:value-type="float">
            <text:p>0.999996304512024</text:p>
          </table:table-cell>
          <table:table-cell office:value-type="float" office:value="0.00000366203266821685" calcext:value-type="float">
            <text:p>3.66203266821685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4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4147548675537" calcext:value-type="float">
            <text:p>16.4147548675537</text:p>
          </table:table-cell>
          <table:table-cell office:value-type="float" office:value="-9.99184703826905" calcext:value-type="float">
            <text:p>-9.9918470382690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340219280699217" calcext:value-type="float">
            <text:p>3.40219280699217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42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16528034210205" calcext:value-type="float">
            <text:p>-2.16528034210205</text:p>
          </table:table-cell>
          <table:table-cell office:value-type="float" office:value="6.46475505828857" calcext:value-type="float">
            <text:p>6.46475505828857</text:p>
          </table:table-cell>
          <table:table-cell office:value-type="float" office:value="0.0001786264037946" calcext:value-type="float">
            <text:p>0.000178626403795</text:p>
          </table:table-cell>
          <table:table-cell office:value-type="float" office:value="0.999821364879608" calcext:value-type="float">
            <text:p>0.9998213648796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43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82055950164795" calcext:value-type="float">
            <text:p>-5.82055950164795</text:p>
          </table:table-cell>
          <table:table-cell office:value-type="float" office:value="10.7838678359985" calcext:value-type="float">
            <text:p>10.7838678359985</text:p>
          </table:table-cell>
          <table:table-cell office:value-type="float" office:value="0.0000000614877748716936" calcext:value-type="float">
            <text:p>6.14877748716936E-08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4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10404586792" calcext:value-type="float">
            <text:p>12.510404586792</text:p>
          </table:table-cell>
          <table:table-cell office:value-type="float" office:value="-6.75550746917725" calcext:value-type="float">
            <text:p>-6.75550746917725</text:p>
          </table:table-cell>
          <table:table-cell office:value-type="float" office:value="1" calcext:value-type="float">
            <text:p>1</text:p>
          </table:table-cell>
          <table:table-cell office:value-type="float" office:value="0.00000000429458424378026" calcext:value-type="float">
            <text:p>4.29458424378026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4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756160736084" calcext:value-type="float">
            <text:p>24.756160736084</text:p>
          </table:table-cell>
          <table:table-cell office:value-type="float" office:value="-15.7029933929443" calcext:value-type="float">
            <text:p>-15.7029933929443</text:p>
          </table:table-cell>
          <table:table-cell office:value-type="float" office:value="1" calcext:value-type="float">
            <text:p>1</text:p>
          </table:table-cell>
          <table:table-cell office:value-type="float" office:value="2.68419116156722E-018" calcext:value-type="float">
            <text:p>2.68419116156722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4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3540439605713" calcext:value-type="float">
            <text:p>17.3540439605713</text:p>
          </table:table-cell>
          <table:table-cell office:value-type="float" office:value="-10.6791086196899" calcext:value-type="float">
            <text:p>-10.679108619689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668892187732223" calcext:value-type="float">
            <text:p>6.68892187732223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4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443222045898" calcext:value-type="float">
            <text:p>18.8443222045898</text:p>
          </table:table-cell>
          <table:table-cell office:value-type="float" office:value="-12.0795640945435" calcext:value-type="float">
            <text:p>-12.079564094543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371473007519316" calcext:value-type="float">
            <text:p>3.71473007519316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4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4157981872559" calcext:value-type="float">
            <text:p>20.4157981872559</text:p>
          </table:table-cell>
          <table:table-cell office:value-type="float" office:value="-13.1182422637939" calcext:value-type="float">
            <text:p>-13.1182422637939</text:p>
          </table:table-cell>
          <table:table-cell office:value-type="float" office:value="1" calcext:value-type="float">
            <text:p>1</text:p>
          </table:table-cell>
          <table:table-cell office:value-type="float" office:value="2.73118087018153E-015" calcext:value-type="float">
            <text:p>2.73118087018153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4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9910554885864" calcext:value-type="float">
            <text:p>12.9910554885864</text:p>
          </table:table-cell>
          <table:table-cell office:value-type="float" office:value="-7.44455146789551" calcext:value-type="float">
            <text:p>-7.44455146789551</text:p>
          </table:table-cell>
          <table:table-cell office:value-type="float" office:value="1" calcext:value-type="float">
            <text:p>1</text:p>
          </table:table-cell>
          <table:table-cell office:value-type="float" office:value="0.00000000133330113616381" calcext:value-type="float">
            <text:p>1.33330113616381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50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1739864349365" calcext:value-type="float">
            <text:p>-1.71739864349365</text:p>
          </table:table-cell>
          <table:table-cell office:value-type="float" office:value="5.75942134857178" calcext:value-type="float">
            <text:p>5.75942134857178</text:p>
          </table:table-cell>
          <table:table-cell office:value-type="float" office:value="0.0005657344008795" calcext:value-type="float">
            <text:p>0.00056573440088</text:p>
          </table:table-cell>
          <table:table-cell office:value-type="float" office:value="0.999434292316437" calcext:value-type="float">
            <text:p>0.99943429231643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5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0143642425537" calcext:value-type="float">
            <text:p>14.0143642425537</text:p>
          </table:table-cell>
          <table:table-cell office:value-type="float" office:value="-7.97906494140625" calcext:value-type="float">
            <text:p>-7.9790649414062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280785728001831" calcext:value-type="float">
            <text:p>2.80785728001831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5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636783599854" calcext:value-type="float">
            <text:p>19.4636783599854</text:p>
          </table:table-cell>
          <table:table-cell office:value-type="float" office:value="-12.1308517456055" calcext:value-type="float">
            <text:p>-12.130851745605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189963401454364" calcext:value-type="float">
            <text:p>1.89963401454364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5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1453628540039" calcext:value-type="float">
            <text:p>30.1453628540039</text:p>
          </table:table-cell>
          <table:table-cell office:value-type="float" office:value="-19.9491539001465" calcext:value-type="float">
            <text:p>-19.9491539001465</text:p>
          </table:table-cell>
          <table:table-cell office:value-type="float" office:value="1" calcext:value-type="float">
            <text:p>1</text:p>
          </table:table-cell>
          <table:table-cell office:value-type="float" office:value="1.75480076260722E-022" calcext:value-type="float">
            <text:p>1.75480076260722E-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5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3356533050537" calcext:value-type="float">
            <text:p>22.3356533050537</text:p>
          </table:table-cell>
          <table:table-cell office:value-type="float" office:value="-14.0824842453003" calcext:value-type="float">
            <text:p>-14.0824842453003</text:p>
          </table:table-cell>
          <table:table-cell office:value-type="float" office:value="1" calcext:value-type="float">
            <text:p>1</text:p>
          </table:table-cell>
          <table:table-cell office:value-type="float" office:value="1.52687760493726E-016" calcext:value-type="float">
            <text:p>1.52687760493726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5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823806762695" calcext:value-type="float">
            <text:p>10.1823806762695</text:p>
          </table:table-cell>
          <table:table-cell office:value-type="float" office:value="-5.02611064910889" calcext:value-type="float">
            <text:p>-5.02611064910889</text:p>
          </table:table-cell>
          <table:table-cell office:value-type="float" office:value="0.999999761581421" calcext:value-type="float">
            <text:p>0.999999761581421</text:p>
          </table:table-cell>
          <table:table-cell office:value-type="float" office:value="0.000000248333918762" calcext:value-type="float">
            <text:p>2.48333918762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5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6402063369751" calcext:value-type="float">
            <text:p>12.6402063369751</text:p>
          </table:table-cell>
          <table:table-cell office:value-type="float" office:value="-6.69267702102661" calcext:value-type="float">
            <text:p>-6.69267702102661</text:p>
          </table:table-cell>
          <table:table-cell office:value-type="float" office:value="1" calcext:value-type="float">
            <text:p>1</text:p>
          </table:table-cell>
          <table:table-cell office:value-type="float" office:value="0.00000000401638411418048" calcext:value-type="float">
            <text:p>4.01638411418048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57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74595999717712" calcext:value-type="float">
            <text:p>-3.74595999717712</text:p>
          </table:table-cell>
          <table:table-cell office:value-type="float" office:value="8.73617172241211" calcext:value-type="float">
            <text:p>8.73617172241211</text:p>
          </table:table-cell>
          <table:table-cell office:value-type="float" office:value="0.00000379382504434034" calcext:value-type="float">
            <text:p>3.79382504434034E-06</text:p>
          </table:table-cell>
          <table:table-cell office:value-type="float" office:value="0.999996185302734" calcext:value-type="float">
            <text:p>0.99999618530273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58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2620040178299" calcext:value-type="float">
            <text:p>-1.2620040178299</text:p>
          </table:table-cell>
          <table:table-cell office:value-type="float" office:value="6.32192802429199" calcext:value-type="float">
            <text:p>6.32192802429199</text:p>
          </table:table-cell>
          <table:table-cell office:value-type="float" office:value="0.0005082992138341" calcext:value-type="float">
            <text:p>0.000508299213834</text:p>
          </table:table-cell>
          <table:table-cell office:value-type="float" office:value="0.999491691589356" calcext:value-type="float">
            <text:p>0.9994916915893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5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6649417877197" calcext:value-type="float">
            <text:p>8.36649417877197</text:p>
          </table:table-cell>
          <table:table-cell office:value-type="float" office:value="-3.87186169624329" calcext:value-type="float">
            <text:p>-3.87186169624329</text:p>
          </table:table-cell>
          <table:table-cell office:value-type="float" office:value="0.999995112419128" calcext:value-type="float">
            <text:p>0.999995112419128</text:p>
          </table:table-cell>
          <table:table-cell office:value-type="float" office:value="0.00000484113888887805" calcext:value-type="float">
            <text:p>4.84113888887805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6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3958930969238" calcext:value-type="float">
            <text:p>20.3958930969238</text:p>
          </table:table-cell>
          <table:table-cell office:value-type="float" office:value="-12.6456775665283" calcext:value-type="float">
            <text:p>-12.6456775665283</text:p>
          </table:table-cell>
          <table:table-cell office:value-type="float" office:value="1" calcext:value-type="float">
            <text:p>1</text:p>
          </table:table-cell>
          <table:table-cell office:value-type="float" office:value="4.46917495212592E-015" calcext:value-type="float">
            <text:p>4.46917495212592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6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1058444976807" calcext:value-type="float">
            <text:p>21.1058444976807</text:p>
          </table:table-cell>
          <table:table-cell office:value-type="float" office:value="-13.0833568572998" calcext:value-type="float">
            <text:p>-13.0833568572998</text:p>
          </table:table-cell>
          <table:table-cell office:value-type="float" office:value="1" calcext:value-type="float">
            <text:p>1</text:p>
          </table:table-cell>
          <table:table-cell office:value-type="float" office:value="1.4184646668781E-015" calcext:value-type="float">
            <text:p>1.4184646668781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6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9015197753906" calcext:value-type="float">
            <text:p>20.9015197753906</text:p>
          </table:table-cell>
          <table:table-cell office:value-type="float" office:value="-13.2108583450317" calcext:value-type="float">
            <text:p>-13.2108583450317</text:p>
          </table:table-cell>
          <table:table-cell office:value-type="float" office:value="1" calcext:value-type="float">
            <text:p>1</text:p>
          </table:table-cell>
          <table:table-cell office:value-type="float" office:value="1.53173213604643E-015" calcext:value-type="float">
            <text:p>1.53173213604643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6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499982833862" calcext:value-type="float">
            <text:p>13.5499982833862</text:p>
          </table:table-cell>
          <table:table-cell office:value-type="float" office:value="-7.51665782928467" calcext:value-type="float">
            <text:p>-7.5166578292846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709361291928445" calcext:value-type="float">
            <text:p>7.09361291928445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6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60198950767517" calcext:value-type="float">
            <text:p>3.60198950767517</text:p>
          </table:table-cell>
          <table:table-cell office:value-type="float" office:value="0.394882410764694" calcext:value-type="float">
            <text:p>0.394882410764694</text:p>
          </table:table-cell>
          <table:table-cell office:value-type="float" office:value="0.961100816726685" calcext:value-type="float">
            <text:p>0.961100816726685</text:p>
          </table:table-cell>
          <table:table-cell office:value-type="float" office:value="0.0388991460204124" calcext:value-type="float">
            <text:p>0.0388991460204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65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91238045692444" calcext:value-type="float">
            <text:p>-2.91238045692444</text:p>
          </table:table-cell>
          <table:table-cell office:value-type="float" office:value="6.82912921905518" calcext:value-type="float">
            <text:p>6.82912921905518</text:p>
          </table:table-cell>
          <table:table-cell office:value-type="float" office:value="0.0000587882750551216" calcext:value-type="float">
            <text:p>5.87882750551216E-05</text:p>
          </table:table-cell>
          <table:table-cell office:value-type="float" office:value="0.999941229820251" calcext:value-type="float">
            <text:p>0.9999412298202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6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1909494400024" calcext:value-type="float">
            <text:p>4.01909494400024</text:p>
          </table:table-cell>
          <table:table-cell office:value-type="float" office:value="0.0829252526164054" calcext:value-type="float">
            <text:p>0.082925252616405</text:p>
          </table:table-cell>
          <table:table-cell office:value-type="float" office:value="0.9808509349823" calcext:value-type="float">
            <text:p>0.9808509349823</text:p>
          </table:table-cell>
          <table:table-cell office:value-type="float" office:value="0.0191490072757005" calcext:value-type="float">
            <text:p>0.0191490072757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6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2501354217529" calcext:value-type="float">
            <text:p>20.2501354217529</text:p>
          </table:table-cell>
          <table:table-cell office:value-type="float" office:value="-12.2708749771118" calcext:value-type="float">
            <text:p>-12.2708749771118</text:p>
          </table:table-cell>
          <table:table-cell office:value-type="float" office:value="1" calcext:value-type="float">
            <text:p>1</text:p>
          </table:table-cell>
          <table:table-cell office:value-type="float" office:value="7.52149587052294E-015" calcext:value-type="float">
            <text:p>7.52149587052294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6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3890953063965" calcext:value-type="float">
            <text:p>21.3890953063965</text:p>
          </table:table-cell>
          <table:table-cell office:value-type="float" office:value="-13.3455381393433" calcext:value-type="float">
            <text:p>-13.3455381393433</text:p>
          </table:table-cell>
          <table:table-cell office:value-type="float" office:value="1" calcext:value-type="float">
            <text:p>1</text:p>
          </table:table-cell>
          <table:table-cell office:value-type="float" office:value="8.22129013934721E-016" calcext:value-type="float">
            <text:p>8.22129013934721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6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4769916534424" calcext:value-type="float">
            <text:p>21.4769916534424</text:p>
          </table:table-cell>
          <table:table-cell office:value-type="float" office:value="-13.6418228149414" calcext:value-type="float">
            <text:p>-13.6418228149414</text:p>
          </table:table-cell>
          <table:table-cell office:value-type="float" office:value="1" calcext:value-type="float">
            <text:p>1</text:p>
          </table:table-cell>
          <table:table-cell office:value-type="float" office:value="5.59878084344133E-016" calcext:value-type="float">
            <text:p>5.59878084344133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7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2700729370117" calcext:value-type="float">
            <text:p>20.2700729370117</text:p>
          </table:table-cell>
          <table:table-cell office:value-type="float" office:value="-12.6619710922241" calcext:value-type="float">
            <text:p>-12.6619710922241</text:p>
          </table:table-cell>
          <table:table-cell office:value-type="float" office:value="1" calcext:value-type="float">
            <text:p>1</text:p>
          </table:table-cell>
          <table:table-cell office:value-type="float" office:value="4.98648592510138E-015" calcext:value-type="float">
            <text:p>4.98648592510138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7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639226913452" calcext:value-type="float">
            <text:p>10.7639226913452</text:p>
          </table:table-cell>
          <table:table-cell office:value-type="float" office:value="-4.97723722457886" calcext:value-type="float">
            <text:p>-4.97723722457886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.000000145781115179489" calcext:value-type="float">
            <text:p>1.45781115179489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72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.24729013442993" calcext:value-type="float">
            <text:p>-4.24729013442993</text:p>
          </table:table-cell>
          <table:table-cell office:value-type="float" office:value="9.31834697723389" calcext:value-type="float">
            <text:p>9.31834697723389</text:p>
          </table:table-cell>
          <table:table-cell office:value-type="float" office:value="0.00000128386056985619" calcext:value-type="float">
            <text:p>1.28386056985619E-06</text:p>
          </table:table-cell>
          <table:table-cell office:value-type="float" office:value="0.999998688697815" calcext:value-type="float">
            <text:p>0.99999868869781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73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411595582962" calcext:value-type="float">
            <text:p>1.7411595582962</text:p>
          </table:table-cell>
          <table:table-cell office:value-type="float" office:value="3.35159277915955" calcext:value-type="float">
            <text:p>3.35159277915955</text:p>
          </table:table-cell>
          <table:table-cell office:value-type="float" office:value="0.166528478264809" calcext:value-type="float">
            <text:p>0.166528478264809</text:p>
          </table:table-cell>
          <table:table-cell office:value-type="float" office:value="0.833471596240997" calcext:value-type="float">
            <text:p>0.83347159624099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7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8608388900757" calcext:value-type="float">
            <text:p>12.8608388900757</text:p>
          </table:table-cell>
          <table:table-cell office:value-type="float" office:value="-6.89445638656616" calcext:value-type="float">
            <text:p>-6.89445638656616</text:p>
          </table:table-cell>
          <table:table-cell office:value-type="float" office:value="1" calcext:value-type="float">
            <text:p>1</text:p>
          </table:table-cell>
          <table:table-cell office:value-type="float" office:value="0.00000000263259747335098" calcext:value-type="float">
            <text:p>2.63259747335098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7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1847114562988" calcext:value-type="float">
            <text:p>25.1847114562988</text:p>
          </table:table-cell>
          <table:table-cell office:value-type="float" office:value="-16.2904586791992" calcext:value-type="float">
            <text:p>-16.2904586791992</text:p>
          </table:table-cell>
          <table:table-cell office:value-type="float" office:value="1" calcext:value-type="float">
            <text:p>1</text:p>
          </table:table-cell>
          <table:table-cell office:value-type="float" office:value="9.71767647724234E-019" calcext:value-type="float">
            <text:p>9.71767647724234E-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7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978591918945" calcext:value-type="float">
            <text:p>21.7978591918945</text:p>
          </table:table-cell>
          <table:table-cell office:value-type="float" office:value="-13.6368026733398" calcext:value-type="float">
            <text:p>-13.6368026733398</text:p>
          </table:table-cell>
          <table:table-cell office:value-type="float" office:value="1" calcext:value-type="float">
            <text:p>1</text:p>
          </table:table-cell>
          <table:table-cell office:value-type="float" office:value="4.08245951895813E-016" calcext:value-type="float">
            <text:p>4.08245951895813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7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1142234802246" calcext:value-type="float">
            <text:p>15.1142234802246</text:p>
          </table:table-cell>
          <table:table-cell office:value-type="float" office:value="-8.55116653442383" calcext:value-type="float">
            <text:p>-8.5511665344238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527535515271183" calcext:value-type="float">
            <text:p>5.27535515271183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7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8583278656006" calcext:value-type="float">
            <text:p>14.8583278656006</text:p>
          </table:table-cell>
          <table:table-cell office:value-type="float" office:value="-8.22312927246094" calcext:value-type="float">
            <text:p>-8.2231292724609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945911543537292" calcext:value-type="float">
            <text:p>9.45911543537292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7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7776293754578" calcext:value-type="float">
            <text:p>2.47776293754578</text:p>
          </table:table-cell>
          <table:table-cell office:value-type="float" office:value="2.17464017868042" calcext:value-type="float">
            <text:p>2.17464017868042</text:p>
          </table:table-cell>
          <table:table-cell office:value-type="float" office:value="0.575205683708191" calcext:value-type="float">
            <text:p>0.575205683708191</text:p>
          </table:table-cell>
          <table:table-cell office:value-type="float" office:value="0.424794286489487" calcext:value-type="float">
            <text:p>0.4247942864894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80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.98989343643189" calcext:value-type="float">
            <text:p>-4.98989343643189</text:p>
          </table:table-cell>
          <table:table-cell office:value-type="float" office:value="9.86876583099365" calcext:value-type="float">
            <text:p>9.86876583099365</text:p>
          </table:table-cell>
          <table:table-cell office:value-type="float" office:value="0.000000352343221265983" calcext:value-type="float">
            <text:p>3.52343221265983E-07</text:p>
          </table:table-cell>
          <table:table-cell office:value-type="float" office:value="0.999999642372131" calcext:value-type="float">
            <text:p>0.99999964237213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8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911361694336" calcext:value-type="float">
            <text:p>13.3911361694336</text:p>
          </table:table-cell>
          <table:table-cell office:value-type="float" office:value="-7.58275032043457" calcext:value-type="float">
            <text:p>-7.5827503204345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77831752154367" calcext:value-type="float">
            <text:p>7.7831752154367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8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0128574371338" calcext:value-type="float">
            <text:p>23.0128574371338</text:p>
          </table:table-cell>
          <table:table-cell office:value-type="float" office:value="-14.6030340194702" calcext:value-type="float">
            <text:p>-14.6030340194702</text:p>
          </table:table-cell>
          <table:table-cell office:value-type="float" office:value="1" calcext:value-type="float">
            <text:p>1</text:p>
          </table:table-cell>
          <table:table-cell office:value-type="float" office:value="4.60920819920635E-017" calcext:value-type="float">
            <text:p>4.60920819920635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8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011707305908" calcext:value-type="float">
            <text:p>19.4011707305908</text:p>
          </table:table-cell>
          <table:table-cell office:value-type="float" office:value="-12.1162300109863" calcext:value-type="float">
            <text:p>-12.116230010986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05195002021775" calcext:value-type="float">
            <text:p>2.05195002021775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8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6049900054932" calcext:value-type="float">
            <text:p>21.6049900054932</text:p>
          </table:table-cell>
          <table:table-cell office:value-type="float" office:value="-13.7938985824585" calcext:value-type="float">
            <text:p>-13.7938985824585</text:p>
          </table:table-cell>
          <table:table-cell office:value-type="float" office:value="1" calcext:value-type="float">
            <text:p>1</text:p>
          </table:table-cell>
          <table:table-cell office:value-type="float" office:value="4.23115006479931E-016" calcext:value-type="float">
            <text:p>4.23115006479931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8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9773387908936" calcext:value-type="float">
            <text:p>23.9773387908936</text:p>
          </table:table-cell>
          <table:table-cell office:value-type="float" office:value="-15.9966039657593" calcext:value-type="float">
            <text:p>-15.9966039657593</text:p>
          </table:table-cell>
          <table:table-cell office:value-type="float" office:value="1" calcext:value-type="float">
            <text:p>1</text:p>
          </table:table-cell>
          <table:table-cell office:value-type="float" office:value="4.36051361834626E-018" calcext:value-type="float">
            <text:p>4.36051361834626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8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1462726593018" calcext:value-type="float">
            <text:p>6.21462726593018</text:p>
          </table:table-cell>
          <table:table-cell office:value-type="float" office:value="-1.76269817352295" calcext:value-type="float">
            <text:p>-1.76269817352295</text:p>
          </table:table-cell>
          <table:table-cell office:value-type="float" office:value="0.999656915664673" calcext:value-type="float">
            <text:p>0.999656915664673</text:p>
          </table:table-cell>
          <table:table-cell office:value-type="float" office:value="0.0003430382930673" calcext:value-type="float">
            <text:p>0.0003430382930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87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.3404483795166" calcext:value-type="float">
            <text:p>-6.3404483795166</text:p>
          </table:table-cell>
          <table:table-cell office:value-type="float" office:value="11.9292936325073" calcext:value-type="float">
            <text:p>11.9292936325073</text:p>
          </table:table-cell>
          <table:table-cell office:value-type="float" office:value="0.000000011629265550539" calcext:value-type="float">
            <text:p>1.1629265550539E-0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8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5160121917725" calcext:value-type="float">
            <text:p>11.5160121917725</text:p>
          </table:table-cell>
          <table:table-cell office:value-type="float" office:value="-6.26323652267456" calcext:value-type="float">
            <text:p>-6.26323652267456</text:p>
          </table:table-cell>
          <table:table-cell office:value-type="float" office:value="1" calcext:value-type="float">
            <text:p>1</text:p>
          </table:table-cell>
          <table:table-cell office:value-type="float" office:value="0.0000000189919777682235" calcext:value-type="float">
            <text:p>1.89919777682235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8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1395168304443" calcext:value-type="float">
            <text:p>17.1395168304443</text:p>
          </table:table-cell>
          <table:table-cell office:value-type="float" office:value="-10.8434429168701" calcext:value-type="float">
            <text:p>-10.843442916870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703323304544062" calcext:value-type="float">
            <text:p>7.03323304544062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9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6442213058472" calcext:value-type="float">
            <text:p>12.6442213058472</text:p>
          </table:table-cell>
          <table:table-cell office:value-type="float" office:value="-6.85017395019531" calcext:value-type="float">
            <text:p>-6.85017395019531</text:p>
          </table:table-cell>
          <table:table-cell office:value-type="float" office:value="1" calcext:value-type="float">
            <text:p>1</text:p>
          </table:table-cell>
          <table:table-cell office:value-type="float" office:value="0.000000003417364391467" calcext:value-type="float">
            <text:p>3.417364391467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9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362621307373" calcext:value-type="float">
            <text:p>22.362621307373</text:p>
          </table:table-cell>
          <table:table-cell office:value-type="float" office:value="-14.2358388900757" calcext:value-type="float">
            <text:p>-14.2358388900757</text:p>
          </table:table-cell>
          <table:table-cell office:value-type="float" office:value="1" calcext:value-type="float">
            <text:p>1</text:p>
          </table:table-cell>
          <table:table-cell office:value-type="float" office:value="1.27494155141076E-016" calcext:value-type="float">
            <text:p>1.27494155141076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9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7073173522949" calcext:value-type="float">
            <text:p>18.7073173522949</text:p>
          </table:table-cell>
          <table:table-cell office:value-type="float" office:value="-11.568229675293" calcext:value-type="float">
            <text:p>-11.56822967529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710390269829594" calcext:value-type="float">
            <text:p>7.10390269829594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9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7958078384399" calcext:value-type="float">
            <text:p>7.57958078384399</text:p>
          </table:table-cell>
          <table:table-cell office:value-type="float" office:value="-2.78574705123901" calcext:value-type="float">
            <text:p>-2.78574705123901</text:p>
          </table:table-cell>
          <table:table-cell office:value-type="float" office:value="0.999968528747559" calcext:value-type="float">
            <text:p>0.999968528747559</text:p>
          </table:table-cell>
          <table:table-cell office:value-type="float" office:value="0.0000315051547659095" calcext:value-type="float">
            <text:p>3.15051547659095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94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007803440094" calcext:value-type="float">
            <text:p>-1.5007803440094</text:p>
          </table:table-cell>
          <table:table-cell office:value-type="float" office:value="5.96658658981323" calcext:value-type="float">
            <text:p>5.96658658981323</text:p>
          </table:table-cell>
          <table:table-cell office:value-type="float" office:value="0.0005711044068448" calcext:value-type="float">
            <text:p>0.000571104406845</text:p>
          </table:table-cell>
          <table:table-cell office:value-type="float" office:value="0.999428808689117" calcext:value-type="float">
            <text:p>0.99942880868911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9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3669261932373" calcext:value-type="float">
            <text:p>8.53669261932373</text:p>
          </table:table-cell>
          <table:table-cell office:value-type="float" office:value="-4.13952398300171" calcext:value-type="float">
            <text:p>-4.13952398300171</text:p>
          </table:table-cell>
          <table:table-cell office:value-type="float" office:value="0.999996900558472" calcext:value-type="float">
            <text:p>0.999996900558472</text:p>
          </table:table-cell>
          <table:table-cell office:value-type="float" office:value="0.00000312455335915729" calcext:value-type="float">
            <text:p>3.12455335915729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9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000186920166" calcext:value-type="float">
            <text:p>10.4000186920166</text:p>
          </table:table-cell>
          <table:table-cell office:value-type="float" office:value="-5.16429758071899" calcext:value-type="float">
            <text:p>-5.16429758071899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.000000173981675288815" calcext:value-type="float">
            <text:p>1.73981675288815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9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1746797561646" calcext:value-type="float">
            <text:p>15.1746797561646</text:p>
          </table:table-cell>
          <table:table-cell office:value-type="float" office:value="-8.84277248382568" calcext:value-type="float">
            <text:p>-8.8427724838256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37098216859599" calcext:value-type="float">
            <text:p>3.7098216859599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9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0413780212402" calcext:value-type="float">
            <text:p>15.0413780212402</text:p>
          </table:table-cell>
          <table:table-cell office:value-type="float" office:value="-8.55120277404785" calcext:value-type="float">
            <text:p>-8.5512027740478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567377811400149" calcext:value-type="float">
            <text:p>5.67377811400149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599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0845956802368" calcext:value-type="float">
            <text:p>15.0845956802368</text:p>
          </table:table-cell>
          <table:table-cell office:value-type="float" office:value="-8.69408988952637" calcext:value-type="float">
            <text:p>-8.6940898895263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471029014403879" calcext:value-type="float">
            <text:p>4.71029014403879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0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0367240905762" calcext:value-type="float">
            <text:p>12.0367240905762</text:p>
          </table:table-cell>
          <table:table-cell office:value-type="float" office:value="-5.83086824417114" calcext:value-type="float">
            <text:p>-5.83086824417114</text:p>
          </table:table-cell>
          <table:table-cell office:value-type="float" office:value="1" calcext:value-type="float">
            <text:p>1</text:p>
          </table:table-cell>
          <table:table-cell office:value-type="float" office:value="0.0000000173861511854057" calcext:value-type="float">
            <text:p>1.73861511854057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0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6479058265686" calcext:value-type="float">
            <text:p>2.46479058265686</text:p>
          </table:table-cell>
          <table:table-cell office:value-type="float" office:value="2.44291663169861" calcext:value-type="float">
            <text:p>2.44291663169861</text:p>
          </table:table-cell>
          <table:table-cell office:value-type="float" office:value="0.505468249320984" calcext:value-type="float">
            <text:p>0.505468249320984</text:p>
          </table:table-cell>
          <table:table-cell office:value-type="float" office:value="0.494531750679016" calcext:value-type="float">
            <text:p>0.4945317506790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0026002.JP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60653853416443" calcext:value-type="float">
            <text:p>3.60653853416443</text:p>
          </table:table-cell>
          <table:table-cell table:style-name="ce2" office:value-type="float" office:value="1.26176607608795" calcext:value-type="float">
            <text:p>1.26176607608795</text:p>
          </table:table-cell>
          <table:table-cell table:style-name="ce2" office:value-type="float" office:value="0.912517786026001" calcext:value-type="float">
            <text:p>0.912517786026001</text:p>
          </table:table-cell>
          <table:table-cell table:style-name="ce2" office:value-type="float" office:value="0.0874821916222572" calcext:value-type="float">
            <text:p>0.08748219162225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0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108865737915" calcext:value-type="float">
            <text:p>9.6108865737915</text:p>
          </table:table-cell>
          <table:table-cell office:value-type="float" office:value="-4.7916259765625" calcext:value-type="float">
            <text:p>-4.7916259765625</text:p>
          </table:table-cell>
          <table:table-cell office:value-type="float" office:value="0.999999403953552" calcext:value-type="float">
            <text:p>0.999999403953552</text:p>
          </table:table-cell>
          <table:table-cell office:value-type="float" office:value="0.000000555991334749706" calcext:value-type="float">
            <text:p>5.55991334749706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0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9570446014404" calcext:value-type="float">
            <text:p>18.9570446014404</text:p>
          </table:table-cell>
          <table:table-cell office:value-type="float" office:value="-11.3628358840942" calcext:value-type="float">
            <text:p>-11.362835884094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679583478250048" calcext:value-type="float">
            <text:p>6.79583478250048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0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2002830505371" calcext:value-type="float">
            <text:p>22.2002830505371</text:p>
          </table:table-cell>
          <table:table-cell office:value-type="float" office:value="-13.9825439453125" calcext:value-type="float">
            <text:p>-13.9825439453125</text:p>
          </table:table-cell>
          <table:table-cell office:value-type="float" office:value="1" calcext:value-type="float">
            <text:p>1</text:p>
          </table:table-cell>
          <table:table-cell office:value-type="float" office:value="1.93195893586301E-016" calcext:value-type="float">
            <text:p>1.93195893586301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0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3083982467651" calcext:value-type="float">
            <text:p>11.3083982467651</text:p>
          </table:table-cell>
          <table:table-cell office:value-type="float" office:value="-6.12935638427734" calcext:value-type="float">
            <text:p>-6.12935638427734</text:p>
          </table:table-cell>
          <table:table-cell office:value-type="float" office:value="1" calcext:value-type="float">
            <text:p>1</text:p>
          </table:table-cell>
          <table:table-cell office:value-type="float" office:value="0.0000000267226170080903" calcext:value-type="float">
            <text:p>2.67226170080903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0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6741218566895" calcext:value-type="float">
            <text:p>10.6741218566895</text:p>
          </table:table-cell>
          <table:table-cell office:value-type="float" office:value="-5.4342737197876" calcext:value-type="float">
            <text:p>-5.4342737197876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.000000100974816064081" calcext:value-type="float">
            <text:p>1.00974816064081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08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9547035694122" calcext:value-type="float">
            <text:p>1.29547035694122</text:p>
          </table:table-cell>
          <table:table-cell office:value-type="float" office:value="2.82589745521545" calcext:value-type="float">
            <text:p>2.82589745521545</text:p>
          </table:table-cell>
          <table:table-cell office:value-type="float" office:value="0.177931219339371" calcext:value-type="float">
            <text:p>0.177931219339371</text:p>
          </table:table-cell>
          <table:table-cell office:value-type="float" office:value="0.822068810462952" calcext:value-type="float">
            <text:p>0.82206881046295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0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6988048553467" calcext:value-type="float">
            <text:p>7.06988048553467</text:p>
          </table:table-cell>
          <table:table-cell office:value-type="float" office:value="-2.64557385444641" calcext:value-type="float">
            <text:p>-2.64557385444641</text:p>
          </table:table-cell>
          <table:table-cell office:value-type="float" office:value="0.999939680099487" calcext:value-type="float">
            <text:p>0.999939680099487</text:p>
          </table:table-cell>
          <table:table-cell office:value-type="float" office:value="0.0000603400549152866" calcext:value-type="float">
            <text:p>6.03400549152866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1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6150093078613" calcext:value-type="float">
            <text:p>28.6150093078613</text:p>
          </table:table-cell>
          <table:table-cell office:value-type="float" office:value="-18.6877708435059" calcext:value-type="float">
            <text:p>-18.6877708435059</text:p>
          </table:table-cell>
          <table:table-cell office:value-type="float" office:value="1" calcext:value-type="float">
            <text:p>1</text:p>
          </table:table-cell>
          <table:table-cell office:value-type="float" office:value="2.86196030305734E-021" calcext:value-type="float">
            <text:p>2.86196030305734E-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1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0239810943604" calcext:value-type="float">
            <text:p>19.0239810943604</text:p>
          </table:table-cell>
          <table:table-cell office:value-type="float" office:value="-11.6145009994507" calcext:value-type="float">
            <text:p>-11.614500999450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494170371669652" calcext:value-type="float">
            <text:p>4.94170371669652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1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7248363494873" calcext:value-type="float">
            <text:p>19.7248363494873</text:p>
          </table:table-cell>
          <table:table-cell office:value-type="float" office:value="-12.4729270935059" calcext:value-type="float">
            <text:p>-12.472927093505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103917779736102" calcext:value-type="float">
            <text:p>1.03917779736102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1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9967918395996" calcext:value-type="float">
            <text:p>14.9967918395996</text:p>
          </table:table-cell>
          <table:table-cell office:value-type="float" office:value="-8.72317790985107" calcext:value-type="float">
            <text:p>-8.7231779098510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499513937157747" calcext:value-type="float">
            <text:p>4.99513937157747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1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6608715057373" calcext:value-type="float">
            <text:p>28.6608715057373</text:p>
          </table:table-cell>
          <table:table-cell office:value-type="float" office:value="-19.0909233093262" calcext:value-type="float">
            <text:p>-19.0909233093262</text:p>
          </table:table-cell>
          <table:table-cell office:value-type="float" office:value="1" calcext:value-type="float">
            <text:p>1</text:p>
          </table:table-cell>
          <table:table-cell office:value-type="float" office:value="1.82666884359389E-021" calcext:value-type="float">
            <text:p>1.82666884359389E-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1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284156799316" calcext:value-type="float">
            <text:p>10.0284156799316</text:p>
          </table:table-cell>
          <table:table-cell office:value-type="float" office:value="-4.8426399230957" calcext:value-type="float">
            <text:p>-4.8426399230957</text:p>
          </table:table-cell>
          <table:table-cell office:value-type="float" office:value="0.999999642372131" calcext:value-type="float">
            <text:p>0.999999642372131</text:p>
          </table:table-cell>
          <table:table-cell office:value-type="float" office:value="0.000000348002600958353" calcext:value-type="float">
            <text:p>3.48002600958353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16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89617943763733" calcext:value-type="float">
            <text:p>-3.89617943763733</text:p>
          </table:table-cell>
          <table:table-cell office:value-type="float" office:value="9.0040168762207" calcext:value-type="float">
            <text:p>9.0040168762207</text:p>
          </table:table-cell>
          <table:table-cell office:value-type="float" office:value="0.0000024975545329653" calcext:value-type="float">
            <text:p>2.4975545329653E-06</text:p>
          </table:table-cell>
          <table:table-cell office:value-type="float" office:value="0.999997496604919" calcext:value-type="float">
            <text:p>0.99999749660491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1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2774109840393" calcext:value-type="float">
            <text:p>3.12774109840393</text:p>
          </table:table-cell>
          <table:table-cell office:value-type="float" office:value="1.41248297691345" calcext:value-type="float">
            <text:p>1.41248297691345</text:p>
          </table:table-cell>
          <table:table-cell office:value-type="float" office:value="0.847517013549805" calcext:value-type="float">
            <text:p>0.847517013549805</text:p>
          </table:table-cell>
          <table:table-cell office:value-type="float" office:value="0.152482956647873" calcext:value-type="float">
            <text:p>0.15248295664787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1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932317733765" calcext:value-type="float">
            <text:p>10.4932317733765</text:p>
          </table:table-cell>
          <table:table-cell office:value-type="float" office:value="-5.40514469146729" calcext:value-type="float">
            <text:p>-5.40514469146729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.000000124572679283119" calcext:value-type="float">
            <text:p>1.24572679283119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1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065097808838" calcext:value-type="float">
            <text:p>14.5065097808838</text:p>
          </table:table-cell>
          <table:table-cell office:value-type="float" office:value="-8.07919597625732" calcext:value-type="float">
            <text:p>-8.0791959762573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155293403136802" calcext:value-type="float">
            <text:p>1.55293403136802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2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2361478805542" calcext:value-type="float">
            <text:p>13.2361478805542</text:p>
          </table:table-cell>
          <table:table-cell office:value-type="float" office:value="-7.25549077987671" calcext:value-type="float">
            <text:p>-7.25549077987671</text:p>
          </table:table-cell>
          <table:table-cell office:value-type="float" office:value="1" calcext:value-type="float">
            <text:p>1</text:p>
          </table:table-cell>
          <table:table-cell office:value-type="float" office:value="0.00000000126065025085609" calcext:value-type="float">
            <text:p>1.26065025085609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2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9207897186279" calcext:value-type="float">
            <text:p>8.79207897186279</text:p>
          </table:table-cell>
          <table:table-cell office:value-type="float" office:value="-3.90733051300049" calcext:value-type="float">
            <text:p>-3.90733051300049</text:p>
          </table:table-cell>
          <table:table-cell office:value-type="float" office:value="0.999996900558472" calcext:value-type="float">
            <text:p>0.999996900558472</text:p>
          </table:table-cell>
          <table:table-cell office:value-type="float" office:value="0.0000030529183732142" calcext:value-type="float">
            <text:p>3.0529183732142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2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5007057189941" calcext:value-type="float">
            <text:p>6.75007057189941</text:p>
          </table:table-cell>
          <table:table-cell office:value-type="float" office:value="-2.18975186347961" calcext:value-type="float">
            <text:p>-2.18975186347961</text:p>
          </table:table-cell>
          <table:table-cell office:value-type="float" office:value="0.999868988990784" calcext:value-type="float">
            <text:p>0.999868988990784</text:p>
          </table:table-cell>
          <table:table-cell office:value-type="float" office:value="0.0001310471707256" calcext:value-type="float">
            <text:p>0.0001310471707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2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2199983596802" calcext:value-type="float">
            <text:p>4.52199983596802</text:p>
          </table:table-cell>
          <table:table-cell office:value-type="float" office:value="-0.0093840211629867" calcext:value-type="float">
            <text:p>-0.009384021162987</text:p>
          </table:table-cell>
          <table:table-cell office:value-type="float" office:value="0.989348888397217" calcext:value-type="float">
            <text:p>0.989348888397217</text:p>
          </table:table-cell>
          <table:table-cell office:value-type="float" office:value="0.0106510985642671" calcext:value-type="float">
            <text:p>0.0106510985642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24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42158889770508" calcext:value-type="float">
            <text:p>-4.42158889770508</text:p>
          </table:table-cell>
          <table:table-cell office:value-type="float" office:value="9.75098991394043" calcext:value-type="float">
            <text:p>9.75098991394043</text:p>
          </table:table-cell>
          <table:table-cell office:value-type="float" office:value="0.000000699724182595674" calcext:value-type="float">
            <text:p>6.99724182595674E-07</text:p>
          </table:table-cell>
          <table:table-cell office:value-type="float" office:value="0.999999284744263" calcext:value-type="float">
            <text:p>0.99999928474426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2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8738160133362" calcext:value-type="float">
            <text:p>2.08738160133362</text:p>
          </table:table-cell>
          <table:table-cell office:value-type="float" office:value="1.85815155506134" calcext:value-type="float">
            <text:p>1.85815155506134</text:p>
          </table:table-cell>
          <table:table-cell office:value-type="float" office:value="0.557057917118073" calcext:value-type="float">
            <text:p>0.557057917118073</text:p>
          </table:table-cell>
          <table:table-cell office:value-type="float" office:value="0.44294211268425" calcext:value-type="float">
            <text:p>0.442942112684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2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0776634216309" calcext:value-type="float">
            <text:p>17.0776634216309</text:p>
          </table:table-cell>
          <table:table-cell office:value-type="float" office:value="-9.97275924682617" calcext:value-type="float">
            <text:p>-9.9727592468261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178710757130218" calcext:value-type="float">
            <text:p>1.78710757130218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2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7255268096924" calcext:value-type="float">
            <text:p>23.7255268096924</text:p>
          </table:table-cell>
          <table:table-cell office:value-type="float" office:value="-14.8417282104492" calcext:value-type="float">
            <text:p>-14.8417282104492</text:p>
          </table:table-cell>
          <table:table-cell office:value-type="float" office:value="1" calcext:value-type="float">
            <text:p>1</text:p>
          </table:table-cell>
          <table:table-cell office:value-type="float" office:value="1.78014263992311E-017" calcext:value-type="float">
            <text:p>1.78014263992311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2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468297958374" calcext:value-type="float">
            <text:p>16.468297958374</text:p>
          </table:table-cell>
          <table:table-cell office:value-type="float" office:value="-9.5606689453125" calcext:value-type="float">
            <text:p>-9.560668945312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496321733711724" calcext:value-type="float">
            <text:p>4.96321733711724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2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6702537536621" calcext:value-type="float">
            <text:p>19.6702537536621</text:p>
          </table:table-cell>
          <table:table-cell office:value-type="float" office:value="-12.0117387771606" calcext:value-type="float">
            <text:p>-12.011738777160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174054750511554" calcext:value-type="float">
            <text:p>1.74054750511554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3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7679042816162" calcext:value-type="float">
            <text:p>23.7679042816162</text:p>
          </table:table-cell>
          <table:table-cell office:value-type="float" office:value="-15.0001783370972" calcext:value-type="float">
            <text:p>-15.0001783370972</text:p>
          </table:table-cell>
          <table:table-cell office:value-type="float" office:value="1" calcext:value-type="float">
            <text:p>1</text:p>
          </table:table-cell>
          <table:table-cell office:value-type="float" office:value="1.45625031034675E-017" calcext:value-type="float">
            <text:p>1.45625031034675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3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1209373474121" calcext:value-type="float">
            <text:p>28.1209373474121</text:p>
          </table:table-cell>
          <table:table-cell office:value-type="float" office:value="-18.3306350708008" calcext:value-type="float">
            <text:p>-18.3306350708008</text:p>
          </table:table-cell>
          <table:table-cell office:value-type="float" office:value="1" calcext:value-type="float">
            <text:p>1</text:p>
          </table:table-cell>
          <table:table-cell office:value-type="float" office:value="6.70406823967893E-021" calcext:value-type="float">
            <text:p>6.70406823967893E-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3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2029323577881" calcext:value-type="float">
            <text:p>15.2029323577881</text:p>
          </table:table-cell>
          <table:table-cell office:value-type="float" office:value="-8.799391746521" calcext:value-type="float">
            <text:p>-8.79939174652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376637436516614" calcext:value-type="float">
            <text:p>3.76637436516614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33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10194981098175" calcext:value-type="float">
            <text:p>0.011019498109818</text:p>
          </table:table-cell>
          <table:table-cell office:value-type="float" office:value="4.52690315246582" calcext:value-type="float">
            <text:p>4.52690315246582</text:p>
          </table:table-cell>
          <table:table-cell office:value-type="float" office:value="0.0108156828209757" calcext:value-type="float">
            <text:p>0.010815682820976</text:p>
          </table:table-cell>
          <table:table-cell office:value-type="float" office:value="0.989184260368347" calcext:value-type="float">
            <text:p>0.9891842603683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34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2329158782959" calcext:value-type="float">
            <text:p>-5.52329158782959</text:p>
          </table:table-cell>
          <table:table-cell office:value-type="float" office:value="10.7485618591309" calcext:value-type="float">
            <text:p>10.7485618591309</text:p>
          </table:table-cell>
          <table:table-cell office:value-type="float" office:value="0.0000000857478852367422" calcext:value-type="float">
            <text:p>8.57478852367422E-08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3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8329753875732" calcext:value-type="float">
            <text:p>8.78329753875732</text:p>
          </table:table-cell>
          <table:table-cell office:value-type="float" office:value="-3.99849581718445" calcext:value-type="float">
            <text:p>-3.99849581718445</text:p>
          </table:table-cell>
          <table:table-cell office:value-type="float" office:value="0.999997138977051" calcext:value-type="float">
            <text:p>0.999997138977051</text:p>
          </table:table-cell>
          <table:table-cell office:value-type="float" office:value="0.00000281148891190242" calcext:value-type="float">
            <text:p>2.81148891190242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3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3830032348633" calcext:value-type="float">
            <text:p>20.3830032348633</text:p>
          </table:table-cell>
          <table:table-cell office:value-type="float" office:value="-13.0821828842163" calcext:value-type="float">
            <text:p>-13.0821828842163</text:p>
          </table:table-cell>
          <table:table-cell office:value-type="float" office:value="1" calcext:value-type="float">
            <text:p>1</text:p>
          </table:table-cell>
          <table:table-cell office:value-type="float" office:value="2.92586249926198E-015" calcext:value-type="float">
            <text:p>2.92586249926198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3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0374479293823" calcext:value-type="float">
            <text:p>13.0374479293823</text:p>
          </table:table-cell>
          <table:table-cell office:value-type="float" office:value="-7.47700977325439" calcext:value-type="float">
            <text:p>-7.47700977325439</text:p>
          </table:table-cell>
          <table:table-cell office:value-type="float" office:value="1" calcext:value-type="float">
            <text:p>1</text:p>
          </table:table-cell>
          <table:table-cell office:value-type="float" office:value="0.00000000123220855741124" calcext:value-type="float">
            <text:p>1.23220855741124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3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6040344238281" calcext:value-type="float">
            <text:p>16.6040344238281</text:p>
          </table:table-cell>
          <table:table-cell office:value-type="float" office:value="-10.0811996459961" calcext:value-type="float">
            <text:p>-10.081199645996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257483899653022" calcext:value-type="float">
            <text:p>2.57483899653022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3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6191177368164" calcext:value-type="float">
            <text:p>7.36191177368164</text:p>
          </table:table-cell>
          <table:table-cell office:value-type="float" office:value="-2.59709095954895" calcext:value-type="float">
            <text:p>-2.59709095954895</text:p>
          </table:table-cell>
          <table:table-cell office:value-type="float" office:value="0.999952673912048" calcext:value-type="float">
            <text:p>0.999952673912048</text:p>
          </table:table-cell>
          <table:table-cell office:value-type="float" office:value="0.0000472976571472827" calcext:value-type="float">
            <text:p>4.72976571472827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4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640449523926" calcext:value-type="float">
            <text:p>10.0640449523926</text:p>
          </table:table-cell>
          <table:table-cell office:value-type="float" office:value="-4.94146490097046" calcext:value-type="float">
            <text:p>-4.94146490097046</text:p>
          </table:table-cell>
          <table:table-cell office:value-type="float" office:value="0.999999642372131" calcext:value-type="float">
            <text:p>0.999999642372131</text:p>
          </table:table-cell>
          <table:table-cell office:value-type="float" office:value="0.00000030422123131757" calcext:value-type="float">
            <text:p>3.0422123131757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4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2900037765503" calcext:value-type="float">
            <text:p>14.2900037765503</text:p>
          </table:table-cell>
          <table:table-cell office:value-type="float" office:value="-7.59110260009766" calcext:value-type="float">
            <text:p>-7.5911026000976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314163584036464" calcext:value-type="float">
            <text:p>3.14163584036464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4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96651220321655" calcext:value-type="float">
            <text:p>6.96651220321655</text:p>
          </table:table-cell>
          <table:table-cell office:value-type="float" office:value="-1.68136811256409" calcext:value-type="float">
            <text:p>-1.68136811256409</text:p>
          </table:table-cell>
          <table:table-cell office:value-type="float" office:value="0.999824583530426" calcext:value-type="float">
            <text:p>0.999824583530426</text:p>
          </table:table-cell>
          <table:table-cell office:value-type="float" office:value="0.000175467619556" calcext:value-type="float">
            <text:p>0.0001754676195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4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5188002586365" calcext:value-type="float">
            <text:p>2.65188002586365</text:p>
          </table:table-cell>
          <table:table-cell office:value-type="float" office:value="1.74963784217834" calcext:value-type="float">
            <text:p>1.74963784217834</text:p>
          </table:table-cell>
          <table:table-cell office:value-type="float" office:value="0.711410045623779" calcext:value-type="float">
            <text:p>0.711410045623779</text:p>
          </table:table-cell>
          <table:table-cell office:value-type="float" office:value="0.288589954376221" calcext:value-type="float">
            <text:p>0.2885899543762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44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01130485534668" calcext:value-type="float">
            <text:p>-3.01130485534668</text:p>
          </table:table-cell>
          <table:table-cell office:value-type="float" office:value="8.10540294647217" calcext:value-type="float">
            <text:p>8.10540294647217</text:p>
          </table:table-cell>
          <table:table-cell office:value-type="float" office:value="0.00001486170640419" calcext:value-type="float">
            <text:p>1.486170640419E-05</text:p>
          </table:table-cell>
          <table:table-cell office:value-type="float" office:value="0.999985098838806" calcext:value-type="float">
            <text:p>0.99998509883880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4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6651668548584" calcext:value-type="float">
            <text:p>12.6651668548584</text:p>
          </table:table-cell>
          <table:table-cell office:value-type="float" office:value="-7.36397266387939" calcext:value-type="float">
            <text:p>-7.36397266387939</text:p>
          </table:table-cell>
          <table:table-cell office:value-type="float" office:value="1" calcext:value-type="float">
            <text:p>1</text:p>
          </table:table-cell>
          <table:table-cell office:value-type="float" office:value="0.00000000200195726662855" calcext:value-type="float">
            <text:p>2.00195726662855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4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3107566833496" calcext:value-type="float">
            <text:p>21.3107566833496</text:p>
          </table:table-cell>
          <table:table-cell office:value-type="float" office:value="-13.3511552810669" calcext:value-type="float">
            <text:p>-13.3511552810669</text:p>
          </table:table-cell>
          <table:table-cell office:value-type="float" office:value="1" calcext:value-type="float">
            <text:p>1</text:p>
          </table:table-cell>
          <table:table-cell office:value-type="float" office:value="8.84144637047064E-016" calcext:value-type="float">
            <text:p>8.84144637047064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4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791328430176" calcext:value-type="float">
            <text:p>29.2791328430176</text:p>
          </table:table-cell>
          <table:table-cell office:value-type="float" office:value="-18.8748321533203" calcext:value-type="float">
            <text:p>-18.8748321533203</text:p>
          </table:table-cell>
          <table:table-cell office:value-type="float" office:value="1" calcext:value-type="float">
            <text:p>1</text:p>
          </table:table-cell>
          <table:table-cell office:value-type="float" office:value="1.22179604989036E-021" calcext:value-type="float">
            <text:p>1.22179604989036E-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4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153263092041" calcext:value-type="float">
            <text:p>34.153263092041</text:p>
          </table:table-cell>
          <table:table-cell office:value-type="float" office:value="-23.0439739227295" calcext:value-type="float">
            <text:p>-23.0439739227295</text:p>
          </table:table-cell>
          <table:table-cell office:value-type="float" office:value="1" calcext:value-type="float">
            <text:p>1</text:p>
          </table:table-cell>
          <table:table-cell office:value-type="float" office:value="1.44396415772646E-025" calcext:value-type="float">
            <text:p>1.44396415772646E-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4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2133808135986" calcext:value-type="float">
            <text:p>28.2133808135986</text:p>
          </table:table-cell>
          <table:table-cell office:value-type="float" office:value="-18.5125141143799" calcext:value-type="float">
            <text:p>-18.5125141143799</text:p>
          </table:table-cell>
          <table:table-cell office:value-type="float" office:value="1" calcext:value-type="float">
            <text:p>1</text:p>
          </table:table-cell>
          <table:table-cell office:value-type="float" office:value="5.09567410360317E-021" calcext:value-type="float">
            <text:p>5.09567410360317E-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5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6855487823486" calcext:value-type="float">
            <text:p>31.6855487823486</text:p>
          </table:table-cell>
          <table:table-cell office:value-type="float" office:value="-20.9498901367188" calcext:value-type="float">
            <text:p>-20.9498901367188</text:p>
          </table:table-cell>
          <table:table-cell office:value-type="float" office:value="1" calcext:value-type="float">
            <text:p>1</text:p>
          </table:table-cell>
          <table:table-cell office:value-type="float" office:value="1.38267516276522E-023" calcext:value-type="float">
            <text:p>1.38267516276522E-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G0026051.JP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.97891426086426" calcext:value-type="float">
            <text:p>9.97891426086426</text:p>
          </table:table-cell>
          <table:table-cell table:style-name="ce2" office:value-type="float" office:value="-3.78235030174255" calcext:value-type="float">
            <text:p>-3.78235030174255</text:p>
          </table:table-cell>
          <table:table-cell table:style-name="ce2" office:value-type="float" office:value="0.999998927116394" calcext:value-type="float">
            <text:p>0.999998927116394</text:p>
          </table:table-cell>
          <table:table-cell table:style-name="ce2" office:value-type="float" office:value="0.00000105574281406007" calcext:value-type="float">
            <text:p>1.05574281406007E-0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office:value-type="string" calcext:value-type="string">
            <text:p>- sudden change in camera orientation. looks like there was a rotating movement in the camer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002605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1685638427734" calcext:value-type="float">
            <text:p>3.31685638427734</text:p>
          </table:table-cell>
          <table:table-cell office:value-type="float" office:value="1.10309970378876" calcext:value-type="float">
            <text:p>1.10309970378876</text:p>
          </table:table-cell>
          <table:table-cell office:value-type="float" office:value="0.901478111743927" calcext:value-type="float">
            <text:p>0.901478111743927</text:p>
          </table:table-cell>
          <table:table-cell office:value-type="float" office:value="0.0985219329595565" calcext:value-type="float">
            <text:p>0.0985219329595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5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4484262466431" calcext:value-type="float">
            <text:p>7.64484262466431</text:p>
          </table:table-cell>
          <table:table-cell office:value-type="float" office:value="-2.55094599723816" calcext:value-type="float">
            <text:p>-2.55094599723816</text:p>
          </table:table-cell>
          <table:table-cell office:value-type="float" office:value="0.999962687492371" calcext:value-type="float">
            <text:p>0.999962687492371</text:p>
          </table:table-cell>
          <table:table-cell office:value-type="float" office:value="0.0000373258044419344" calcext:value-type="float">
            <text:p>3.73258044419344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5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3203954696655" calcext:value-type="float">
            <text:p>6.63203954696655</text:p>
          </table:table-cell>
          <table:table-cell office:value-type="float" office:value="-1.65258252620697" calcext:value-type="float">
            <text:p>-1.65258252620697</text:p>
          </table:table-cell>
          <table:table-cell office:value-type="float" office:value="0.999747693538666" calcext:value-type="float">
            <text:p>0.999747693538666</text:p>
          </table:table-cell>
          <table:table-cell office:value-type="float" office:value="0.0002523043367546" calcext:value-type="float">
            <text:p>0.0002523043367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5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7577610015869" calcext:value-type="float">
            <text:p>6.07577610015869</text:p>
          </table:table-cell>
          <table:table-cell office:value-type="float" office:value="-1.05167424678803" calcext:value-type="float">
            <text:p>-1.05167424678803</text:p>
          </table:table-cell>
          <table:table-cell office:value-type="float" office:value="0.999197900295258" calcext:value-type="float">
            <text:p>0.999197900295258</text:p>
          </table:table-cell>
          <table:table-cell office:value-type="float" office:value="0.0008021195535548" calcext:value-type="float">
            <text:p>0.0008021195535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5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1458921432495" calcext:value-type="float">
            <text:p>6.11458921432495</text:p>
          </table:table-cell>
          <table:table-cell office:value-type="float" office:value="-1.313361287117" calcext:value-type="float">
            <text:p>-1.313361287117</text:p>
          </table:table-cell>
          <table:table-cell office:value-type="float" office:value="0.999405980110168" calcext:value-type="float">
            <text:p>0.999405980110168</text:p>
          </table:table-cell>
          <table:table-cell office:value-type="float" office:value="0.0005940514965914" calcext:value-type="float">
            <text:p>0.00059405149659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0026057.JP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.38159990310669" calcext:value-type="float">
            <text:p>5.38159990310669</text:p>
          </table:table-cell>
          <table:table-cell table:style-name="ce2" office:value-type="float" office:value="-0.388256967067719" calcext:value-type="float">
            <text:p>-0.388256967067719</text:p>
          </table:table-cell>
          <table:table-cell table:style-name="ce2" office:value-type="float" office:value="0.996889531612396" calcext:value-type="float">
            <text:p>0.996889531612396</text:p>
          </table:table-cell>
          <table:table-cell table:style-name="ce2" office:value-type="float" office:value="0.0031104986555874" calcext:value-type="float">
            <text:p>0.00311049865558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office:value-type="string" calcext:value-type="string">
            <text:p>- area of low vegetation. mostly covered by hi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002605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9402194023132" calcext:value-type="float">
            <text:p>2.69402194023132</text:p>
          </table:table-cell>
          <table:table-cell office:value-type="float" office:value="2.04533958435059" calcext:value-type="float">
            <text:p>2.04533958435059</text:p>
          </table:table-cell>
          <table:table-cell office:value-type="float" office:value="0.656713426113129" calcext:value-type="float">
            <text:p>0.656713426113129</text:p>
          </table:table-cell>
          <table:table-cell office:value-type="float" office:value="0.343286514282226" calcext:value-type="float">
            <text:p>0.3432865142822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5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1131973266602" calcext:value-type="float">
            <text:p>22.1131973266602</text:p>
          </table:table-cell>
          <table:table-cell office:value-type="float" office:value="-13.5186128616333" calcext:value-type="float">
            <text:p>-13.5186128616333</text:p>
          </table:table-cell>
          <table:table-cell office:value-type="float" office:value="1" calcext:value-type="float">
            <text:p>1</text:p>
          </table:table-cell>
          <table:table-cell office:value-type="float" office:value="3.35198333450414E-016" calcext:value-type="float">
            <text:p>3.35198333450414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6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563591003418" calcext:value-type="float">
            <text:p>46.563591003418</text:p>
          </table:table-cell>
          <table:table-cell office:value-type="float" office:value="-31.6128158569336" calcext:value-type="float">
            <text:p>-31.6128158569336</text:p>
          </table:table-cell>
          <table:table-cell office:value-type="float" office:value="1" calcext:value-type="float">
            <text:p>1</text:p>
          </table:table-cell>
          <table:table-cell office:value-type="float" office:value="1.11793840510956E-034" calcext:value-type="float">
            <text:p>1.11793840510956E-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6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496452331543" calcext:value-type="float">
            <text:p>42.496452331543</text:p>
          </table:table-cell>
          <table:table-cell office:value-type="float" office:value="-28.6691474914551" calcext:value-type="float">
            <text:p>-28.6691474914551</text:p>
          </table:table-cell>
          <table:table-cell office:value-type="float" office:value="1" calcext:value-type="float">
            <text:p>1</text:p>
          </table:table-cell>
          <table:table-cell office:value-type="float" office:value="1.23928455011006E-031" calcext:value-type="float">
            <text:p>1.23928455011006E-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6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7044296264649" calcext:value-type="float">
            <text:p>46.7044296264649</text:p>
          </table:table-cell>
          <table:table-cell office:value-type="float" office:value="-32.1809616088867" calcext:value-type="float">
            <text:p>-32.1809616088867</text:p>
          </table:table-cell>
          <table:table-cell office:value-type="float" office:value="1" calcext:value-type="float">
            <text:p>1</text:p>
          </table:table-cell>
          <table:table-cell office:value-type="float" office:value="5.5018640008534E-035" calcext:value-type="float">
            <text:p>5.5018640008534E-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6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1657447814941" calcext:value-type="float">
            <text:p>27.1657447814941</text:p>
          </table:table-cell>
          <table:table-cell office:value-type="float" office:value="-17.9103240966797" calcext:value-type="float">
            <text:p>-17.9103240966797</text:p>
          </table:table-cell>
          <table:table-cell office:value-type="float" office:value="1" calcext:value-type="float">
            <text:p>1</text:p>
          </table:table-cell>
          <table:table-cell office:value-type="float" office:value="2.65284577263999E-020" calcext:value-type="float">
            <text:p>2.65284577263999E-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6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259365081787" calcext:value-type="float">
            <text:p>16.1259365081787</text:p>
          </table:table-cell>
          <table:table-cell office:value-type="float" office:value="-8.60879802703857" calcext:value-type="float">
            <text:p>-8.6087980270385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181067990462358" calcext:value-type="float">
            <text:p>1.81067990462358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65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96722841262817" calcext:value-type="float">
            <text:p>-5.96722841262817</text:p>
          </table:table-cell>
          <table:table-cell office:value-type="float" office:value="11.6661825180054" calcext:value-type="float">
            <text:p>11.6661825180054</text:p>
          </table:table-cell>
          <table:table-cell office:value-type="float" office:value="0.0000000219738787166079" calcext:value-type="float">
            <text:p>2.19738787166079E-0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66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4074844121933" calcext:value-type="float">
            <text:p>-1.4074844121933</text:p>
          </table:table-cell>
          <table:table-cell office:value-type="float" office:value="6.50957870483398" calcext:value-type="float">
            <text:p>6.50957870483398</text:p>
          </table:table-cell>
          <table:table-cell office:value-type="float" office:value="0.0003643383388407" calcext:value-type="float">
            <text:p>0.000364338338841</text:p>
          </table:table-cell>
          <table:table-cell office:value-type="float" office:value="0.999635696411133" calcext:value-type="float">
            <text:p>0.9996356964111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6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118991851807" calcext:value-type="float">
            <text:p>19.3118991851807</text:p>
          </table:table-cell>
          <table:table-cell office:value-type="float" office:value="-11.5391683578491" calcext:value-type="float">
            <text:p>-11.539168357849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399532430793784" calcext:value-type="float">
            <text:p>3.99532430793784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6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4163799285889" calcext:value-type="float">
            <text:p>24.4163799285889</text:p>
          </table:table-cell>
          <table:table-cell office:value-type="float" office:value="-14.7471599578857" calcext:value-type="float">
            <text:p>-14.7471599578857</text:p>
          </table:table-cell>
          <table:table-cell office:value-type="float" office:value="1" calcext:value-type="float">
            <text:p>1</text:p>
          </table:table-cell>
          <table:table-cell office:value-type="float" office:value="9.80597387172931E-018" calcext:value-type="float">
            <text:p>9.80597387172931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6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6552104949951" calcext:value-type="float">
            <text:p>19.6552104949951</text:p>
          </table:table-cell>
          <table:table-cell office:value-type="float" office:value="-11.8391046524048" calcext:value-type="float">
            <text:p>-11.839104652404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09986955395595" calcext:value-type="float">
            <text:p>2.09986955395595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7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1837711334229" calcext:value-type="float">
            <text:p>23.1837711334229</text:p>
          </table:table-cell>
          <table:table-cell office:value-type="float" office:value="-14.6305274963379" calcext:value-type="float">
            <text:p>-14.6305274963379</text:p>
          </table:table-cell>
          <table:table-cell office:value-type="float" office:value="1" calcext:value-type="float">
            <text:p>1</text:p>
          </table:table-cell>
          <table:table-cell office:value-type="float" office:value="3.77970519436551E-017" calcext:value-type="float">
            <text:p>3.77970519436551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7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759596824646" calcext:value-type="float">
            <text:p>12.759596824646</text:p>
          </table:table-cell>
          <table:table-cell office:value-type="float" office:value="-6.82978773117065" calcext:value-type="float">
            <text:p>-6.82978773117065</text:p>
          </table:table-cell>
          <table:table-cell office:value-type="float" office:value="1" calcext:value-type="float">
            <text:p>1</text:p>
          </table:table-cell>
          <table:table-cell office:value-type="float" office:value="0.00000000310769654454646" calcext:value-type="float">
            <text:p>3.10769654454646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72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88995361328125" calcext:value-type="float">
            <text:p>-4.88995361328125</text:p>
          </table:table-cell>
          <table:table-cell office:value-type="float" office:value="10.5680494308472" calcext:value-type="float">
            <text:p>10.5680494308472</text:p>
          </table:table-cell>
          <table:table-cell office:value-type="float" office:value="0.000000193497115219543" calcext:value-type="float">
            <text:p>1.93497115219543E-07</text:p>
          </table:table-cell>
          <table:table-cell office:value-type="float" office:value="0.999999761581421" calcext:value-type="float">
            <text:p>0.99999976158142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7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8681802749634" calcext:value-type="float">
            <text:p>4.78681802749634</text:p>
          </table:table-cell>
          <table:table-cell office:value-type="float" office:value="-0.663491129875183" calcext:value-type="float">
            <text:p>-0.663491129875183</text:p>
          </table:table-cell>
          <table:table-cell office:value-type="float" office:value="0.995723366737366" calcext:value-type="float">
            <text:p>0.995723366737366</text:p>
          </table:table-cell>
          <table:table-cell office:value-type="float" office:value="0.0042766081169247" calcext:value-type="float">
            <text:p>0.0042766081169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7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3267726898193" calcext:value-type="float">
            <text:p>20.3267726898193</text:p>
          </table:table-cell>
          <table:table-cell office:value-type="float" office:value="-12.3904314041138" calcext:value-type="float">
            <text:p>-12.3904314041138</text:p>
          </table:table-cell>
          <table:table-cell office:value-type="float" office:value="1" calcext:value-type="float">
            <text:p>1</text:p>
          </table:table-cell>
          <table:table-cell office:value-type="float" office:value="6.181564286866E-015" calcext:value-type="float">
            <text:p>6.181564286866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7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713718414307" calcext:value-type="float">
            <text:p>31.2713718414307</text:p>
          </table:table-cell>
          <table:table-cell office:value-type="float" office:value="-20.1726016998291" calcext:value-type="float">
            <text:p>-20.1726016998291</text:p>
          </table:table-cell>
          <table:table-cell office:value-type="float" office:value="1" calcext:value-type="float">
            <text:p>1</text:p>
          </table:table-cell>
          <table:table-cell office:value-type="float" office:value="4.55162140021958E-023" calcext:value-type="float">
            <text:p>4.55162140021958E-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7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5905838012695" calcext:value-type="float">
            <text:p>32.5905838012695</text:p>
          </table:table-cell>
          <table:table-cell office:value-type="float" office:value="-21.4163455963135" calcext:value-type="float">
            <text:p>-21.4163455963135</text:p>
          </table:table-cell>
          <table:table-cell office:value-type="float" office:value="1" calcext:value-type="float">
            <text:p>1</text:p>
          </table:table-cell>
          <table:table-cell office:value-type="float" office:value="3.50824115036061E-024" calcext:value-type="float">
            <text:p>3.50824115036061E-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7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8277702331543" calcext:value-type="float">
            <text:p>39.8277702331543</text:p>
          </table:table-cell>
          <table:table-cell office:value-type="float" office:value="-27.3626689910889" calcext:value-type="float">
            <text:p>-27.3626689910889</text:p>
          </table:table-cell>
          <table:table-cell office:value-type="float" office:value="1" calcext:value-type="float">
            <text:p>1</text:p>
          </table:table-cell>
          <table:table-cell office:value-type="float" office:value="6.60030260257897E-030" calcext:value-type="float">
            <text:p>6.60030260257897E-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7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5533046722412" calcext:value-type="float">
            <text:p>31.5533046722412</text:p>
          </table:table-cell>
          <table:table-cell office:value-type="float" office:value="-21.1154918670654" calcext:value-type="float">
            <text:p>-21.1154918670654</text:p>
          </table:table-cell>
          <table:table-cell office:value-type="float" office:value="1" calcext:value-type="float">
            <text:p>1</text:p>
          </table:table-cell>
          <table:table-cell office:value-type="float" office:value="1.3373107697774E-023" calcext:value-type="float">
            <text:p>1.3373107697774E-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7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989993095398" calcext:value-type="float">
            <text:p>10.989993095398</text:p>
          </table:table-cell>
          <table:table-cell office:value-type="float" office:value="-5.35310554504395" calcext:value-type="float">
            <text:p>-5.35310554504395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.0000000798514534494643" calcext:value-type="float">
            <text:p>7.98514534494643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80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.64294290542603" calcext:value-type="float">
            <text:p>-6.64294290542603</text:p>
          </table:table-cell>
          <table:table-cell office:value-type="float" office:value="12.5573797225952" calcext:value-type="float">
            <text:p>12.5573797225952</text:p>
          </table:table-cell>
          <table:table-cell office:value-type="float" office:value="0.00000000458569981987012" calcext:value-type="float">
            <text:p>4.58569981987012E-0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8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213963508606" calcext:value-type="float">
            <text:p>13.213963508606</text:p>
          </table:table-cell>
          <table:table-cell office:value-type="float" office:value="-7.48681020736694" calcext:value-type="float">
            <text:p>-7.48681020736694</text:p>
          </table:table-cell>
          <table:table-cell office:value-type="float" office:value="1" calcext:value-type="float">
            <text:p>1</text:p>
          </table:table-cell>
          <table:table-cell office:value-type="float" office:value="0.00000000102274744229192" calcext:value-type="float">
            <text:p>1.02274744229192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8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387626647949" calcext:value-type="float">
            <text:p>21.9387626647949</text:p>
          </table:table-cell>
          <table:table-cell office:value-type="float" office:value="-13.5922231674194" calcext:value-type="float">
            <text:p>-13.5922231674194</text:p>
          </table:table-cell>
          <table:table-cell office:value-type="float" office:value="1" calcext:value-type="float">
            <text:p>1</text:p>
          </table:table-cell>
          <table:table-cell office:value-type="float" office:value="3.70756273650337E-016" calcext:value-type="float">
            <text:p>3.70756273650337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8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168064117432" calcext:value-type="float">
            <text:p>25.7168064117432</text:p>
          </table:table-cell>
          <table:table-cell office:value-type="float" office:value="-16.4162616729736" calcext:value-type="float">
            <text:p>-16.4162616729736</text:p>
          </table:table-cell>
          <table:table-cell office:value-type="float" office:value="1" calcext:value-type="float">
            <text:p>1</text:p>
          </table:table-cell>
          <table:table-cell office:value-type="float" office:value="5.03316345078942E-019" calcext:value-type="float">
            <text:p>5.03316345078942E-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8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948787689209" calcext:value-type="float">
            <text:p>28.9948787689209</text:p>
          </table:table-cell>
          <table:table-cell office:value-type="float" office:value="-19.1293525695801" calcext:value-type="float">
            <text:p>-19.1293525695801</text:p>
          </table:table-cell>
          <table:table-cell office:value-type="float" office:value="1" calcext:value-type="float">
            <text:p>1</text:p>
          </table:table-cell>
          <table:table-cell office:value-type="float" office:value="1.25867243206664E-021" calcext:value-type="float">
            <text:p>1.25867243206664E-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8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327648162842" calcext:value-type="float">
            <text:p>18.6327648162842</text:p>
          </table:table-cell>
          <table:table-cell office:value-type="float" office:value="-11.4557199478149" calcext:value-type="float">
            <text:p>-11.455719947814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856518428773469" calcext:value-type="float">
            <text:p>8.56518428773469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8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038232803345" calcext:value-type="float">
            <text:p>10.0038232803345</text:p>
          </table:table-cell>
          <table:table-cell office:value-type="float" office:value="-4.93783569335938" calcext:value-type="float">
            <text:p>-4.93783569335938</text:p>
          </table:table-cell>
          <table:table-cell office:value-type="float" office:value="0.999999642372131" calcext:value-type="float">
            <text:p>0.999999642372131</text:p>
          </table:table-cell>
          <table:table-cell office:value-type="float" office:value="0.00000032427971063953" calcext:value-type="float">
            <text:p>3.2427971063953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87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4880291521549" calcext:value-type="float">
            <text:p>0.124880291521549</text:p>
          </table:table-cell>
          <table:table-cell office:value-type="float" office:value="4.82371187210083" calcext:value-type="float">
            <text:p>4.82371187210083</text:p>
          </table:table-cell>
          <table:table-cell office:value-type="float" office:value="0.0090237408876419" calcext:value-type="float">
            <text:p>0.009023740887642</text:p>
          </table:table-cell>
          <table:table-cell office:value-type="float" office:value="0.990976274013519" calcext:value-type="float">
            <text:p>0.99097627401351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8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5084800720215" calcext:value-type="float">
            <text:p>7.55084800720215</text:p>
          </table:table-cell>
          <table:table-cell office:value-type="float" office:value="-2.25803780555725" calcext:value-type="float">
            <text:p>-2.25803780555725</text:p>
          </table:table-cell>
          <table:table-cell office:value-type="float" office:value="0.999945044517517" calcext:value-type="float">
            <text:p>0.999945044517517</text:p>
          </table:table-cell>
          <table:table-cell office:value-type="float" office:value="0.0000549580436199904" calcext:value-type="float">
            <text:p>5.49580436199904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8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69446849823" calcext:value-type="float">
            <text:p>10.69446849823</text:p>
          </table:table-cell>
          <table:table-cell office:value-type="float" office:value="-4.78115653991699" calcext:value-type="float">
            <text:p>-4.78115653991699</text:p>
          </table:table-cell>
          <table:table-cell office:value-type="float" office:value="0.999999761581421" calcext:value-type="float">
            <text:p>0.999999761581421</text:p>
          </table:table-cell>
          <table:table-cell office:value-type="float" office:value="0.000000190117162901515" calcext:value-type="float">
            <text:p>1.90117162901515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9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4338760375977" calcext:value-type="float">
            <text:p>33.4338760375977</text:p>
          </table:table-cell>
          <table:table-cell office:value-type="float" office:value="-22.0714149475098" calcext:value-type="float">
            <text:p>-22.0714149475098</text:p>
          </table:table-cell>
          <table:table-cell office:value-type="float" office:value="1" calcext:value-type="float">
            <text:p>1</text:p>
          </table:table-cell>
          <table:table-cell office:value-type="float" office:value="7.84076463830846E-025" calcext:value-type="float">
            <text:p>7.84076463830846E-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9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634937286377" calcext:value-type="float">
            <text:p>20.5634937286377</text:p>
          </table:table-cell>
          <table:table-cell office:value-type="float" office:value="-12.370922088623" calcext:value-type="float">
            <text:p>-12.370922088623</text:p>
          </table:table-cell>
          <table:table-cell office:value-type="float" office:value="1" calcext:value-type="float">
            <text:p>1</text:p>
          </table:table-cell>
          <table:table-cell office:value-type="float" office:value="4.97466812142129E-015" calcext:value-type="float">
            <text:p>4.97466812142129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9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341064453125" calcext:value-type="float">
            <text:p>19.3341064453125</text:p>
          </table:table-cell>
          <table:table-cell office:value-type="float" office:value="-11.7480611801147" calcext:value-type="float">
            <text:p>-11.748061180114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317092306459463" calcext:value-type="float">
            <text:p>3.17092306459463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9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2806539535522" calcext:value-type="float">
            <text:p>14.2806539535522</text:p>
          </table:table-cell>
          <table:table-cell office:value-type="float" office:value="-7.96699047088623" calcext:value-type="float">
            <text:p>-7.9669904708862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217756326859053" calcext:value-type="float">
            <text:p>2.17756326859053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9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8751335144043" calcext:value-type="float">
            <text:p>4.8751335144043</text:p>
          </table:table-cell>
          <table:table-cell office:value-type="float" office:value="-0.154103428125381" calcext:value-type="float">
            <text:p>-0.154103428125381</text:p>
          </table:table-cell>
          <table:table-cell office:value-type="float" office:value="0.993498802185059" calcext:value-type="float">
            <text:p>0.993498802185059</text:p>
          </table:table-cell>
          <table:table-cell office:value-type="float" office:value="0.0065012602135539" calcext:value-type="float">
            <text:p>0.00650126021355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95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.96247816085815" calcext:value-type="float">
            <text:p>-4.96247816085815</text:p>
          </table:table-cell>
          <table:table-cell office:value-type="float" office:value="10.4859466552734" calcext:value-type="float">
            <text:p>10.4859466552734</text:p>
          </table:table-cell>
          <table:table-cell office:value-type="float" office:value="0.000000195359277199714" calcext:value-type="float">
            <text:p>1.95359277199714E-07</text:p>
          </table:table-cell>
          <table:table-cell office:value-type="float" office:value="0.999999761581421" calcext:value-type="float">
            <text:p>0.99999976158142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9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1063022613525" calcext:value-type="float">
            <text:p>28.1063022613525</text:p>
          </table:table-cell>
          <table:table-cell office:value-type="float" office:value="-18.3456840515137" calcext:value-type="float">
            <text:p>-18.3456840515137</text:p>
          </table:table-cell>
          <table:table-cell office:value-type="float" office:value="1" calcext:value-type="float">
            <text:p>1</text:p>
          </table:table-cell>
          <table:table-cell office:value-type="float" office:value="6.70128135187296E-021" calcext:value-type="float">
            <text:p>6.70128135187296E-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9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6446990966797" calcext:value-type="float">
            <text:p>29.6446990966797</text:p>
          </table:table-cell>
          <table:table-cell office:value-type="float" office:value="-19.4973106384277" calcext:value-type="float">
            <text:p>-19.4973106384277</text:p>
          </table:table-cell>
          <table:table-cell office:value-type="float" office:value="1" calcext:value-type="float">
            <text:p>1</text:p>
          </table:table-cell>
          <table:table-cell office:value-type="float" office:value="4.54879462760625E-022" calcext:value-type="float">
            <text:p>4.54879462760625E-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9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5850639343262" calcext:value-type="float">
            <text:p>28.5850639343262</text:p>
          </table:table-cell>
          <table:table-cell office:value-type="float" office:value="-18.5851860046387" calcext:value-type="float">
            <text:p>-18.5851860046387</text:p>
          </table:table-cell>
          <table:table-cell office:value-type="float" office:value="1" calcext:value-type="float">
            <text:p>1</text:p>
          </table:table-cell>
          <table:table-cell office:value-type="float" office:value="3.26753891273688E-021" calcext:value-type="float">
            <text:p>3.26753891273688E-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09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671417236328" calcext:value-type="float">
            <text:p>33.3671417236328</text:p>
          </table:table-cell>
          <table:table-cell office:value-type="float" office:value="-22.2375049591064" calcext:value-type="float">
            <text:p>-22.2375049591064</text:p>
          </table:table-cell>
          <table:table-cell office:value-type="float" office:value="1" calcext:value-type="float">
            <text:p>1</text:p>
          </table:table-cell>
          <table:table-cell office:value-type="float" office:value="7.09920333992644E-025" calcext:value-type="float">
            <text:p>7.09920333992644E-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0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8728609085083" calcext:value-type="float">
            <text:p>13.8728609085083</text:p>
          </table:table-cell>
          <table:table-cell office:value-type="float" office:value="-7.80690050125122" calcext:value-type="float">
            <text:p>-7.8069005012512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384236892303491" calcext:value-type="float">
            <text:p>3.84236892303491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0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2722473144531" calcext:value-type="float">
            <text:p>10.2722473144531</text:p>
          </table:table-cell>
          <table:table-cell office:value-type="float" office:value="-4.60484552383423" calcext:value-type="float">
            <text:p>-4.60484552383423</text:p>
          </table:table-cell>
          <table:table-cell office:value-type="float" office:value="0.999999642372131" calcext:value-type="float">
            <text:p>0.999999642372131</text:p>
          </table:table-cell>
          <table:table-cell office:value-type="float" office:value="0.000000345908091503588" calcext:value-type="float">
            <text:p>3.45908091503588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02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01548147201538" calcext:value-type="float">
            <text:p>-5.01548147201538</text:p>
          </table:table-cell>
          <table:table-cell office:value-type="float" office:value="10.6258668899536" calcext:value-type="float">
            <text:p>10.6258668899536</text:p>
          </table:table-cell>
          <table:table-cell office:value-type="float" office:value="0.000000161082695626646" calcext:value-type="float">
            <text:p>1.61082695626646E-07</text:p>
          </table:table-cell>
          <table:table-cell office:value-type="float" office:value="0.99999988079071" calcext:value-type="float">
            <text:p>0.9999998807907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0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3228712081909" calcext:value-type="float">
            <text:p>3.53228712081909</text:p>
          </table:table-cell>
          <table:table-cell office:value-type="float" office:value="0.909481406211853" calcext:value-type="float">
            <text:p>0.909481406211853</text:p>
          </table:table-cell>
          <table:table-cell office:value-type="float" office:value="0.932314932346344" calcext:value-type="float">
            <text:p>0.932314932346344</text:p>
          </table:table-cell>
          <table:table-cell office:value-type="float" office:value="0.067685030400753" calcext:value-type="float">
            <text:p>0.0676850304007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0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1281471252441" calcext:value-type="float">
            <text:p>25.1281471252441</text:p>
          </table:table-cell>
          <table:table-cell office:value-type="float" office:value="-16.579662322998" calcext:value-type="float">
            <text:p>-16.579662322998</text:p>
          </table:table-cell>
          <table:table-cell office:value-type="float" office:value="1" calcext:value-type="float">
            <text:p>1</text:p>
          </table:table-cell>
          <table:table-cell office:value-type="float" office:value="7.70067048279903E-019" calcext:value-type="float">
            <text:p>7.70067048279903E-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0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285785675049" calcext:value-type="float">
            <text:p>25.7285785675049</text:p>
          </table:table-cell>
          <table:table-cell office:value-type="float" office:value="-16.7142944335938" calcext:value-type="float">
            <text:p>-16.7142944335938</text:p>
          </table:table-cell>
          <table:table-cell office:value-type="float" office:value="1" calcext:value-type="float">
            <text:p>1</text:p>
          </table:table-cell>
          <table:table-cell office:value-type="float" office:value="3.69228558326507E-019" calcext:value-type="float">
            <text:p>3.69228558326507E-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0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2667064666748" calcext:value-type="float">
            <text:p>28.2667064666748</text:p>
          </table:table-cell>
          <table:table-cell office:value-type="float" office:value="-18.4379711151123" calcext:value-type="float">
            <text:p>-18.4379711151123</text:p>
          </table:table-cell>
          <table:table-cell office:value-type="float" office:value="1" calcext:value-type="float">
            <text:p>1</text:p>
          </table:table-cell>
          <table:table-cell office:value-type="float" office:value="5.20494635888791E-021" calcext:value-type="float">
            <text:p>5.20494635888791E-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0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0316619873047" calcext:value-type="float">
            <text:p>23.0316619873047</text:p>
          </table:table-cell>
          <table:table-cell office:value-type="float" office:value="-14.6868267059326" calcext:value-type="float">
            <text:p>-14.6868267059326</text:p>
          </table:table-cell>
          <table:table-cell office:value-type="float" office:value="1" calcext:value-type="float">
            <text:p>1</text:p>
          </table:table-cell>
          <table:table-cell office:value-type="float" office:value="4.15975431941974E-017" calcext:value-type="float">
            <text:p>4.15975431941974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0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8622436523437" calcext:value-type="float">
            <text:p>16.8622436523437</text:p>
          </table:table-cell>
          <table:table-cell office:value-type="float" office:value="-9.8502368927002" calcext:value-type="float">
            <text:p>-9.850236892700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250563090241351" calcext:value-type="float">
            <text:p>2.50563090241351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09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.82698488235474" calcext:value-type="float">
            <text:p>-1.82698488235474</text:p>
          </table:table-cell>
          <table:table-cell office:value-type="float" office:value="6.88157939910889" calcext:value-type="float">
            <text:p>6.88157939910889</text:p>
          </table:table-cell>
          <table:table-cell office:value-type="float" office:value="0.0001651378552196" calcext:value-type="float">
            <text:p>0.00016513785522</text:p>
          </table:table-cell>
          <table:table-cell office:value-type="float" office:value="0.999834775924683" calcext:value-type="float">
            <text:p>0.99983477592468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10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2706634998321" calcext:value-type="float">
            <text:p>1.52706634998321</text:p>
          </table:table-cell>
          <table:table-cell office:value-type="float" office:value="3.71152329444885" calcext:value-type="float">
            <text:p>3.71152329444885</text:p>
          </table:table-cell>
          <table:table-cell office:value-type="float" office:value="0.101154983043671" calcext:value-type="float">
            <text:p>0.101154983043671</text:p>
          </table:table-cell>
          <table:table-cell office:value-type="float" office:value="0.898845016956329" calcext:value-type="float">
            <text:p>0.8988450169563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1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3842678070068" calcext:value-type="float">
            <text:p>8.13842678070068</text:p>
          </table:table-cell>
          <table:table-cell office:value-type="float" office:value="-3.61342930793762" calcext:value-type="float">
            <text:p>-3.61342930793762</text:p>
          </table:table-cell>
          <table:table-cell office:value-type="float" office:value="0.99999213218689" calcext:value-type="float">
            <text:p>0.99999213218689</text:p>
          </table:table-cell>
          <table:table-cell office:value-type="float" office:value="0.00000787463523010956" calcext:value-type="float">
            <text:p>7.87463523010956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1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04567527771" calcext:value-type="float">
            <text:p>24.04567527771</text:p>
          </table:table-cell>
          <table:table-cell office:value-type="float" office:value="-15.4822149276733" calcext:value-type="float">
            <text:p>-15.4822149276733</text:p>
          </table:table-cell>
          <table:table-cell office:value-type="float" office:value="1" calcext:value-type="float">
            <text:p>1</text:p>
          </table:table-cell>
          <table:table-cell office:value-type="float" office:value="6.81170454496954E-018" calcext:value-type="float">
            <text:p>6.81170454496954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1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2687358856201" calcext:value-type="float">
            <text:p>20.2687358856201</text:p>
          </table:table-cell>
          <table:table-cell office:value-type="float" office:value="-12.8657751083374" calcext:value-type="float">
            <text:p>-12.8657751083374</text:p>
          </table:table-cell>
          <table:table-cell office:value-type="float" office:value="1" calcext:value-type="float">
            <text:p>1</text:p>
          </table:table-cell>
          <table:table-cell office:value-type="float" office:value="4.07253779853047E-015" calcext:value-type="float">
            <text:p>4.07253779853047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1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6599245071411" calcext:value-type="float">
            <text:p>10.6599245071411</text:p>
          </table:table-cell>
          <table:table-cell office:value-type="float" office:value="-5.44065713882446" calcext:value-type="float">
            <text:p>-5.44065713882446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.000000101766765681077" calcext:value-type="float">
            <text:p>1.01766765681077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1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143936157227" calcext:value-type="float">
            <text:p>10.2143936157227</text:p>
          </table:table-cell>
          <table:table-cell office:value-type="float" office:value="-4.96066808700562" calcext:value-type="float">
            <text:p>-4.96066808700562</text:p>
          </table:table-cell>
          <table:table-cell office:value-type="float" office:value="0.999999761581421" calcext:value-type="float">
            <text:p>0.999999761581421</text:p>
          </table:table-cell>
          <table:table-cell office:value-type="float" office:value="0.000000256775820162147" calcext:value-type="float">
            <text:p>2.56775820162147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1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2328290939331" calcext:value-type="float">
            <text:p>3.2328290939331</text:p>
          </table:table-cell>
          <table:table-cell office:value-type="float" office:value="1.69277024269104" calcext:value-type="float">
            <text:p>1.69277024269104</text:p>
          </table:table-cell>
          <table:table-cell office:value-type="float" office:value="0.823473274707794" calcext:value-type="float">
            <text:p>0.823473274707794</text:p>
          </table:table-cell>
          <table:table-cell office:value-type="float" office:value="0.176526725292206" calcext:value-type="float">
            <text:p>0.1765267252922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17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85355639457703" calcext:value-type="float">
            <text:p>-2.85355639457703</text:p>
          </table:table-cell>
          <table:table-cell office:value-type="float" office:value="7.60938596725464" calcext:value-type="float">
            <text:p>7.60938596725464</text:p>
          </table:table-cell>
          <table:table-cell office:value-type="float" office:value="0.0000285752194031375" calcext:value-type="float">
            <text:p>2.85752194031375E-05</text:p>
          </table:table-cell>
          <table:table-cell office:value-type="float" office:value="0.999971389770508" calcext:value-type="float">
            <text:p>0.99997138977050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1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945123672485" calcext:value-type="float">
            <text:p>11.6945123672485</text:p>
          </table:table-cell>
          <table:table-cell office:value-type="float" office:value="-5.49801254272461" calcext:value-type="float">
            <text:p>-5.49801254272461</text:p>
          </table:table-cell>
          <table:table-cell office:value-type="float" office:value="1" calcext:value-type="float">
            <text:p>1</text:p>
          </table:table-cell>
          <table:table-cell office:value-type="float" office:value="0.0000000341492949473832" calcext:value-type="float">
            <text:p>3.41492949473832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1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335479736328" calcext:value-type="float">
            <text:p>21.9335479736328</text:p>
          </table:table-cell>
          <table:table-cell office:value-type="float" office:value="-13.2581787109375" calcext:value-type="float">
            <text:p>-13.2581787109375</text:p>
          </table:table-cell>
          <table:table-cell office:value-type="float" office:value="1" calcext:value-type="float">
            <text:p>1</text:p>
          </table:table-cell>
          <table:table-cell office:value-type="float" office:value="5.20507887076635E-016" calcext:value-type="float">
            <text:p>5.20507887076635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2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4878807067871" calcext:value-type="float">
            <text:p>24.4878807067871</text:p>
          </table:table-cell>
          <table:table-cell office:value-type="float" office:value="-15.240683555603" calcext:value-type="float">
            <text:p>-15.240683555603</text:p>
          </table:table-cell>
          <table:table-cell office:value-type="float" office:value="1" calcext:value-type="float">
            <text:p>1</text:p>
          </table:table-cell>
          <table:table-cell office:value-type="float" office:value="5.57318355740615E-018" calcext:value-type="float">
            <text:p>5.57318355740615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2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0257987976074" calcext:value-type="float">
            <text:p>39.0257987976074</text:p>
          </table:table-cell>
          <table:table-cell office:value-type="float" office:value="-25.9926300048828" calcext:value-type="float">
            <text:p>-25.9926300048828</text:p>
          </table:table-cell>
          <table:table-cell office:value-type="float" office:value="1" calcext:value-type="float">
            <text:p>1</text:p>
          </table:table-cell>
          <table:table-cell office:value-type="float" office:value="5.79233301165426E-029" calcext:value-type="float">
            <text:p>5.79233301165426E-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2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0444278717041" calcext:value-type="float">
            <text:p>27.0444278717041</text:p>
          </table:table-cell>
          <table:table-cell office:value-type="float" office:value="-17.5995349884033" calcext:value-type="float">
            <text:p>-17.5995349884033</text:p>
          </table:table-cell>
          <table:table-cell office:value-type="float" office:value="1" calcext:value-type="float">
            <text:p>1</text:p>
          </table:table-cell>
          <table:table-cell office:value-type="float" office:value="4.08670488024641E-020" calcext:value-type="float">
            <text:p>4.08670488024641E-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2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8182277679443" calcext:value-type="float">
            <text:p>24.8182277679443</text:p>
          </table:table-cell>
          <table:table-cell office:value-type="float" office:value="-15.8701839447021" calcext:value-type="float">
            <text:p>-15.8701839447021</text:p>
          </table:table-cell>
          <table:table-cell office:value-type="float" office:value="1" calcext:value-type="float">
            <text:p>1</text:p>
          </table:table-cell>
          <table:table-cell office:value-type="float" office:value="2.13425998364605E-018" calcext:value-type="float">
            <text:p>2.13425998364605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24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71015107631683" calcext:value-type="float">
            <text:p>0.771015107631683</text:p>
          </table:table-cell>
          <table:table-cell office:value-type="float" office:value="4.41554117202759" calcext:value-type="float">
            <text:p>4.41554117202759</text:p>
          </table:table-cell>
          <table:table-cell office:value-type="float" office:value="0.0254682134836912" calcext:value-type="float">
            <text:p>0.025468213483691</text:p>
          </table:table-cell>
          <table:table-cell office:value-type="float" office:value="0.974531829357147" calcext:value-type="float">
            <text:p>0.9745318293571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25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.56199026107788" calcext:value-type="float">
            <text:p>-6.56199026107788</text:p>
          </table:table-cell>
          <table:table-cell office:value-type="float" office:value="12.5708999633789" calcext:value-type="float">
            <text:p>12.5708999633789</text:p>
          </table:table-cell>
          <table:table-cell office:value-type="float" office:value="0.00000000490558882404457" calcext:value-type="float">
            <text:p>4.90558882404457E-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2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2025890350342" calcext:value-type="float">
            <text:p>15.2025890350342</text:p>
          </table:table-cell>
          <table:table-cell office:value-type="float" office:value="-8.30094337463379" calcext:value-type="float">
            <text:p>-8.3009433746337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620219708924452" calcext:value-type="float">
            <text:p>6.20219708924452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2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4971446990967" calcext:value-type="float">
            <text:p>27.4971446990967</text:p>
          </table:table-cell>
          <table:table-cell office:value-type="float" office:value="-16.8372974395752" calcext:value-type="float">
            <text:p>-16.8372974395752</text:p>
          </table:table-cell>
          <table:table-cell office:value-type="float" office:value="1" calcext:value-type="float">
            <text:p>1</text:p>
          </table:table-cell>
          <table:table-cell office:value-type="float" office:value="5.569246151841E-020" calcext:value-type="float">
            <text:p>5.569246151841E-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2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6150016784668" calcext:value-type="float">
            <text:p>28.6150016784668</text:p>
          </table:table-cell>
          <table:table-cell office:value-type="float" office:value="-17.9053955078125" calcext:value-type="float">
            <text:p>-17.9053955078125</text:p>
          </table:table-cell>
          <table:table-cell office:value-type="float" office:value="1" calcext:value-type="float">
            <text:p>1</text:p>
          </table:table-cell>
          <table:table-cell office:value-type="float" office:value="6.2581823465959E-021" calcext:value-type="float">
            <text:p>6.2581823465959E-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2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28369140625" calcext:value-type="float">
            <text:p>35.28369140625</text:p>
          </table:table-cell>
          <table:table-cell office:value-type="float" office:value="-23.3834285736084" calcext:value-type="float">
            <text:p>-23.3834285736084</text:p>
          </table:table-cell>
          <table:table-cell office:value-type="float" office:value="1" calcext:value-type="float">
            <text:p>1</text:p>
          </table:table-cell>
          <table:table-cell office:value-type="float" office:value="3.32041754732509E-026" calcext:value-type="float">
            <text:p>3.32041754732509E-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3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44118309021" calcext:value-type="float">
            <text:p>12.144118309021</text:p>
          </table:table-cell>
          <table:table-cell office:value-type="float" office:value="-6.42914342880249" calcext:value-type="float">
            <text:p>-6.42914342880249</text:p>
          </table:table-cell>
          <table:table-cell office:value-type="float" office:value="1" calcext:value-type="float">
            <text:p>1</text:p>
          </table:table-cell>
          <table:table-cell office:value-type="float" office:value="0.00000000858489723754019" calcext:value-type="float">
            <text:p>8.58489723754019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3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32926511764526" calcext:value-type="float">
            <text:p>5.32926511764526</text:p>
          </table:table-cell>
          <table:table-cell office:value-type="float" office:value="-0.747241258621216" calcext:value-type="float">
            <text:p>-0.747241258621216</text:p>
          </table:table-cell>
          <table:table-cell office:value-type="float" office:value="0.997709035873413" calcext:value-type="float">
            <text:p>0.997709035873413</text:p>
          </table:table-cell>
          <table:table-cell office:value-type="float" office:value="0.0022909238468855" calcext:value-type="float">
            <text:p>0.0022909238468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32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85248994827271" calcext:value-type="float">
            <text:p>-6.85248994827271</text:p>
          </table:table-cell>
          <table:table-cell office:value-type="float" office:value="12.4595851898193" calcext:value-type="float">
            <text:p>12.4595851898193</text:p>
          </table:table-cell>
          <table:table-cell office:value-type="float" office:value="0.00000000410083744739609" calcext:value-type="float">
            <text:p>4.10083744739609E-0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3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791526794434" calcext:value-type="float">
            <text:p>22.9791526794434</text:p>
          </table:table-cell>
          <table:table-cell office:value-type="float" office:value="-14.2515964508057" calcext:value-type="float">
            <text:p>-14.2515964508057</text:p>
          </table:table-cell>
          <table:table-cell office:value-type="float" office:value="1" calcext:value-type="float">
            <text:p>1</text:p>
          </table:table-cell>
          <table:table-cell office:value-type="float" office:value="6.77470318452688E-017" calcext:value-type="float">
            <text:p>6.77470318452688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3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8433494567871" calcext:value-type="float">
            <text:p>33.8433494567871</text:p>
          </table:table-cell>
          <table:table-cell office:value-type="float" office:value="-21.7059688568115" calcext:value-type="float">
            <text:p>-21.7059688568115</text:p>
          </table:table-cell>
          <table:table-cell office:value-type="float" office:value="1" calcext:value-type="float">
            <text:p>1</text:p>
          </table:table-cell>
          <table:table-cell office:value-type="float" office:value="7.5030596942782E-025" calcext:value-type="float">
            <text:p>7.5030596942782E-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3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48388671875" calcext:value-type="float">
            <text:p>25.48388671875</text:p>
          </table:table-cell>
          <table:table-cell office:value-type="float" office:value="-16.1302757263184" calcext:value-type="float">
            <text:p>-16.1302757263184</text:p>
          </table:table-cell>
          <table:table-cell office:value-type="float" office:value="1" calcext:value-type="float">
            <text:p>1</text:p>
          </table:table-cell>
          <table:table-cell office:value-type="float" office:value="8.45666031292057E-019" calcext:value-type="float">
            <text:p>8.45666031292057E-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3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0389556884766" calcext:value-type="float">
            <text:p>36.0389556884766</text:p>
          </table:table-cell>
          <table:table-cell office:value-type="float" office:value="-23.8546199798584" calcext:value-type="float">
            <text:p>-23.8546199798584</text:p>
          </table:table-cell>
          <table:table-cell office:value-type="float" office:value="1" calcext:value-type="float">
            <text:p>1</text:p>
          </table:table-cell>
          <table:table-cell office:value-type="float" office:value="9.73979365545569E-027" calcext:value-type="float">
            <text:p>9.73979365545569E-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3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171936035156" calcext:value-type="float">
            <text:p>25.7171936035156</text:p>
          </table:table-cell>
          <table:table-cell office:value-type="float" office:value="-16.264835357666" calcext:value-type="float">
            <text:p>-16.264835357666</text:p>
          </table:table-cell>
          <table:table-cell office:value-type="float" office:value="1" calcext:value-type="float">
            <text:p>1</text:p>
          </table:table-cell>
          <table:table-cell office:value-type="float" office:value="5.85378141915761E-019" calcext:value-type="float">
            <text:p>5.85378141915761E-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3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3069324493408" calcext:value-type="float">
            <text:p>16.3069324493408</text:p>
          </table:table-cell>
          <table:table-cell office:value-type="float" office:value="-9.72406578063965" calcext:value-type="float">
            <text:p>-9.7240657806396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495314596629659" calcext:value-type="float">
            <text:p>4.95314596629659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39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.20266342163086" calcext:value-type="float">
            <text:p>-9.20266342163086</text:p>
          </table:table-cell>
          <table:table-cell office:value-type="float" office:value="16.0132637023926" calcext:value-type="float">
            <text:p>16.0132637023926</text:p>
          </table:table-cell>
          <table:table-cell office:value-type="float" office:value="0.0000000000111908225741697" calcext:value-type="float">
            <text:p>1.11908225741697E-1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4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6302347183228" calcext:value-type="float">
            <text:p>5.66302347183228</text:p>
          </table:table-cell>
          <table:table-cell office:value-type="float" office:value="-1.00771129131317" calcext:value-type="float">
            <text:p>-1.00771129131317</text:p>
          </table:table-cell>
          <table:table-cell office:value-type="float" office:value="0.998734176158905" calcext:value-type="float">
            <text:p>0.998734176158905</text:p>
          </table:table-cell>
          <table:table-cell office:value-type="float" office:value="0.0012658624909818" calcext:value-type="float">
            <text:p>0.00126586249098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4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7928676605225" calcext:value-type="float">
            <text:p>23.7928676605225</text:p>
          </table:table-cell>
          <table:table-cell office:value-type="float" office:value="-14.5144233703613" calcext:value-type="float">
            <text:p>-14.5144233703613</text:p>
          </table:table-cell>
          <table:table-cell office:value-type="float" office:value="1" calcext:value-type="float">
            <text:p>1</text:p>
          </table:table-cell>
          <table:table-cell office:value-type="float" office:value="2.30863726683386E-017" calcext:value-type="float">
            <text:p>2.30863726683386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4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2084140777588" calcext:value-type="float">
            <text:p>22.2084140777588</text:p>
          </table:table-cell>
          <table:table-cell office:value-type="float" office:value="-13.6091680526733" calcext:value-type="float">
            <text:p>-13.6091680526733</text:p>
          </table:table-cell>
          <table:table-cell office:value-type="float" office:value="1" calcext:value-type="float">
            <text:p>1</text:p>
          </table:table-cell>
          <table:table-cell office:value-type="float" office:value="2.78369834227939E-016" calcext:value-type="float">
            <text:p>2.78369834227939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4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5294055938721" calcext:value-type="float">
            <text:p>26.5294055938721</text:p>
          </table:table-cell>
          <table:table-cell office:value-type="float" office:value="-16.590145111084" calcext:value-type="float">
            <text:p>-16.590145111084</text:p>
          </table:table-cell>
          <table:table-cell office:value-type="float" office:value="1" calcext:value-type="float">
            <text:p>1</text:p>
          </table:table-cell>
          <table:table-cell office:value-type="float" office:value="1.87679254751401E-019" calcext:value-type="float">
            <text:p>1.87679254751401E-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4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7281379699707" calcext:value-type="float">
            <text:p>20.7281379699707</text:p>
          </table:table-cell>
          <table:table-cell office:value-type="float" office:value="-12.7480869293213" calcext:value-type="float">
            <text:p>-12.7480869293213</text:p>
          </table:table-cell>
          <table:table-cell office:value-type="float" office:value="1" calcext:value-type="float">
            <text:p>1</text:p>
          </table:table-cell>
          <table:table-cell office:value-type="float" office:value="2.89373941001207E-015" calcext:value-type="float">
            <text:p>2.89373941001207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4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466823577881" calcext:value-type="float">
            <text:p>12.5466823577881</text:p>
          </table:table-cell>
          <table:table-cell office:value-type="float" office:value="-6.16980504989624" calcext:value-type="float">
            <text:p>-6.16980504989624</text:p>
          </table:table-cell>
          <table:table-cell office:value-type="float" office:value="1" calcext:value-type="float">
            <text:p>1</text:p>
          </table:table-cell>
          <table:table-cell office:value-type="float" office:value="0.00000000743930916868862" calcext:value-type="float">
            <text:p>7.43930916868862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46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12372124195099" calcext:value-type="float">
            <text:p>0.712372124195099</text:p>
          </table:table-cell>
          <table:table-cell office:value-type="float" office:value="4.66878175735474" calcext:value-type="float">
            <text:p>4.66878175735474</text:p>
          </table:table-cell>
          <table:table-cell office:value-type="float" office:value="0.0187725313007831" calcext:value-type="float">
            <text:p>0.018772531300783</text:p>
          </table:table-cell>
          <table:table-cell office:value-type="float" office:value="0.981227517127991" calcext:value-type="float">
            <text:p>0.98122751712799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4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0702695846558" calcext:value-type="float">
            <text:p>4.70702695846558</text:p>
          </table:table-cell>
          <table:table-cell office:value-type="float" office:value="0.502800047397614" calcext:value-type="float">
            <text:p>0.502800047397614</text:p>
          </table:table-cell>
          <table:table-cell office:value-type="float" office:value="0.985287427902222" calcext:value-type="float">
            <text:p>0.985287427902222</text:p>
          </table:table-cell>
          <table:table-cell office:value-type="float" office:value="0.014712631702423" calcext:value-type="float">
            <text:p>0.0147126317024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4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1825561523438" calcext:value-type="float">
            <text:p>17.1825561523438</text:p>
          </table:table-cell>
          <table:table-cell office:value-type="float" office:value="-10.0430612564087" calcext:value-type="float">
            <text:p>-10.043061256408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149990935470468" calcext:value-type="float">
            <text:p>1.49990935470468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4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081954956055" calcext:value-type="float">
            <text:p>28.9081954956055</text:p>
          </table:table-cell>
          <table:table-cell office:value-type="float" office:value="-18.478401184082" calcext:value-type="float">
            <text:p>-18.478401184082</text:p>
          </table:table-cell>
          <table:table-cell office:value-type="float" office:value="1" calcext:value-type="float">
            <text:p>1</text:p>
          </table:table-cell>
          <table:table-cell office:value-type="float" office:value="2.63185868992555E-021" calcext:value-type="float">
            <text:p>2.63185868992555E-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5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9146766662598" calcext:value-type="float">
            <text:p>38.9146766662598</text:p>
          </table:table-cell>
          <table:table-cell office:value-type="float" office:value="-25.5210304260254" calcext:value-type="float">
            <text:p>-25.5210304260254</text:p>
          </table:table-cell>
          <table:table-cell office:value-type="float" office:value="1" calcext:value-type="float">
            <text:p>1</text:p>
          </table:table-cell>
          <table:table-cell office:value-type="float" office:value="1.03735630333738E-028" calcext:value-type="float">
            <text:p>1.03735630333738E-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5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304958343506" calcext:value-type="float">
            <text:p>28.8304958343506</text:p>
          </table:table-cell>
          <table:table-cell office:value-type="float" office:value="-18.6674537658691" calcext:value-type="float">
            <text:p>-18.6674537658691</text:p>
          </table:table-cell>
          <table:table-cell office:value-type="float" office:value="1" calcext:value-type="float">
            <text:p>1</text:p>
          </table:table-cell>
          <table:table-cell office:value-type="float" office:value="2.3545255888828E-021" calcext:value-type="float">
            <text:p>2.3545255888828E-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5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8133983612061" calcext:value-type="float">
            <text:p>16.8133983612061</text:p>
          </table:table-cell>
          <table:table-cell office:value-type="float" office:value="-9.82209873199463" calcext:value-type="float">
            <text:p>-9.8220987319946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27061395659056" calcext:value-type="float">
            <text:p>2.7061395659056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5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35359048843384" calcext:value-type="float">
            <text:p>5.35359048843384</text:p>
          </table:table-cell>
          <table:table-cell office:value-type="float" office:value="-0.607677221298218" calcext:value-type="float">
            <text:p>-0.607677221298218</text:p>
          </table:table-cell>
          <table:table-cell office:value-type="float" office:value="0.99743002653122" calcext:value-type="float">
            <text:p>0.99743002653122</text:p>
          </table:table-cell>
          <table:table-cell office:value-type="float" office:value="0.0025700223632156" calcext:value-type="float">
            <text:p>0.0025700223632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54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04280757904053" calcext:value-type="float">
            <text:p>-5.04280757904053</text:p>
          </table:table-cell>
          <table:table-cell office:value-type="float" office:value="11.1828298568726" calcext:value-type="float">
            <text:p>11.1828298568726</text:p>
          </table:table-cell>
          <table:table-cell office:value-type="float" office:value="0.0000000898038834407089" calcext:value-type="float">
            <text:p>8.98038834407089E-08</text:p>
          </table:table-cell>
          <table:table-cell office:value-type="float" office:value="0.99999988079071" calcext:value-type="float">
            <text:p>0.9999998807907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5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5481700897217" calcext:value-type="float">
            <text:p>6.25481700897217</text:p>
          </table:table-cell>
          <table:table-cell office:value-type="float" office:value="-1.58015060424805" calcext:value-type="float">
            <text:p>-1.58015060424805</text:p>
          </table:table-cell>
          <table:table-cell office:value-type="float" office:value="0.999604523181915" calcext:value-type="float">
            <text:p>0.999604523181915</text:p>
          </table:table-cell>
          <table:table-cell office:value-type="float" office:value="0.0003954986459575" calcext:value-type="float">
            <text:p>0.0003954986459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5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0274066925049" calcext:value-type="float">
            <text:p>21.0274066925049</text:p>
          </table:table-cell>
          <table:table-cell office:value-type="float" office:value="-12.6507349014282" calcext:value-type="float">
            <text:p>-12.6507349014282</text:p>
          </table:table-cell>
          <table:table-cell office:value-type="float" office:value="1" calcext:value-type="float">
            <text:p>1</text:p>
          </table:table-cell>
          <table:table-cell office:value-type="float" office:value="2.36465891423452E-015" calcext:value-type="float">
            <text:p>2.36465891423452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5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015676498413" calcext:value-type="float">
            <text:p>10.7015676498413</text:p>
          </table:table-cell>
          <table:table-cell office:value-type="float" office:value="-5.41555833816528" calcext:value-type="float">
            <text:p>-5.41555833816528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.000000100096954724904" calcext:value-type="float">
            <text:p>1.00096954724904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5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2829999923706" calcext:value-type="float">
            <text:p>11.2829999923706</text:p>
          </table:table-cell>
          <table:table-cell office:value-type="float" office:value="-5.60035800933838" calcext:value-type="float">
            <text:p>-5.60035800933838</text:p>
          </table:table-cell>
          <table:table-cell office:value-type="float" office:value="1" calcext:value-type="float">
            <text:p>1</text:p>
          </table:table-cell>
          <table:table-cell office:value-type="float" office:value="0.0000000465211869027371" calcext:value-type="float">
            <text:p>4.65211869027371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5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1013879776001" calcext:value-type="float">
            <text:p>15.1013879776001</text:p>
          </table:table-cell>
          <table:table-cell office:value-type="float" office:value="-8.40699481964111" calcext:value-type="float">
            <text:p>-8.4069948196411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617218706699951" calcext:value-type="float">
            <text:p>6.17218706699951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6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3915882110596" calcext:value-type="float">
            <text:p>11.3915882110596</text:p>
          </table:table-cell>
          <table:table-cell office:value-type="float" office:value="-5.56316232681274" calcext:value-type="float">
            <text:p>-5.56316232681274</text:p>
          </table:table-cell>
          <table:table-cell office:value-type="float" office:value="1" calcext:value-type="float">
            <text:p>1</text:p>
          </table:table-cell>
          <table:table-cell office:value-type="float" office:value="0.0000000433157261170436" calcext:value-type="float">
            <text:p>4.33157261170436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61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7292175292969" calcext:value-type="float">
            <text:p>-5.57292175292969</text:p>
          </table:table-cell>
          <table:table-cell office:value-type="float" office:value="11.131628036499" calcext:value-type="float">
            <text:p>11.131628036499</text:p>
          </table:table-cell>
          <table:table-cell office:value-type="float" office:value="0.0000000556296377851595" calcext:value-type="float">
            <text:p>5.56296377851595E-0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6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0333557128906" calcext:value-type="float">
            <text:p>16.0333557128906</text:p>
          </table:table-cell>
          <table:table-cell office:value-type="float" office:value="-9.48310947418213" calcext:value-type="float">
            <text:p>-9.4831094741821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828591275453539" calcext:value-type="float">
            <text:p>8.28591275453539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6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2909259796143" calcext:value-type="float">
            <text:p>24.2909259796143</text:p>
          </table:table-cell>
          <table:table-cell office:value-type="float" office:value="-15.7443294525146" calcext:value-type="float">
            <text:p>-15.7443294525146</text:p>
          </table:table-cell>
          <table:table-cell office:value-type="float" office:value="1" calcext:value-type="float">
            <text:p>1</text:p>
          </table:table-cell>
          <table:table-cell office:value-type="float" office:value="4.10118629245629E-018" calcext:value-type="float">
            <text:p>4.10118629245629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6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5936489105225" calcext:value-type="float">
            <text:p>23.5936489105225</text:p>
          </table:table-cell>
          <table:table-cell office:value-type="float" office:value="-14.9056625366211" calcext:value-type="float">
            <text:p>-14.9056625366211</text:p>
          </table:table-cell>
          <table:table-cell office:value-type="float" office:value="1" calcext:value-type="float">
            <text:p>1</text:p>
          </table:table-cell>
          <table:table-cell office:value-type="float" office:value="1.90528811828524E-017" calcext:value-type="float">
            <text:p>1.90528811828524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6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6280841827393" calcext:value-type="float">
            <text:p>17.6280841827393</text:p>
          </table:table-cell>
          <table:table-cell office:value-type="float" office:value="-10.1869096755981" calcext:value-type="float">
            <text:p>-10.186909675598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831957712357085" calcext:value-type="float">
            <text:p>8.31957712357085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6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5667114257813" calcext:value-type="float">
            <text:p>16.5667114257813</text:p>
          </table:table-cell>
          <table:table-cell office:value-type="float" office:value="-10.0243225097656" calcext:value-type="float">
            <text:p>-10.024322509765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282918089997142" calcext:value-type="float">
            <text:p>2.82918089997142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6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631965637207" calcext:value-type="float">
            <text:p>11.6631965637207</text:p>
          </table:table-cell>
          <table:table-cell office:value-type="float" office:value="-5.7618670463562" calcext:value-type="float">
            <text:p>-5.7618670463562</text:p>
          </table:table-cell>
          <table:table-cell office:value-type="float" office:value="1" calcext:value-type="float">
            <text:p>1</text:p>
          </table:table-cell>
          <table:table-cell office:value-type="float" office:value="0.0000000270639279875695" calcext:value-type="float">
            <text:p>2.70639279875695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68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.83187294006348" calcext:value-type="float">
            <text:p>-1.83187294006348</text:p>
          </table:table-cell>
          <table:table-cell office:value-type="float" office:value="7.69301509857178" calcext:value-type="float">
            <text:p>7.69301509857178</text:p>
          </table:table-cell>
          <table:table-cell office:value-type="float" office:value="0.0000730065803509206" calcext:value-type="float">
            <text:p>7.30065803509206E-05</text:p>
          </table:table-cell>
          <table:table-cell office:value-type="float" office:value="0.999927043914795" calcext:value-type="float">
            <text:p>0.99992704391479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6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4443979263306" calcext:value-type="float">
            <text:p>6.04443979263306</text:p>
          </table:table-cell>
          <table:table-cell office:value-type="float" office:value="-0.471973866224289" calcext:value-type="float">
            <text:p>-0.471973866224289</text:p>
          </table:table-cell>
          <table:table-cell office:value-type="float" office:value="0.99852329492569" calcext:value-type="float">
            <text:p>0.99852329492569</text:p>
          </table:table-cell>
          <table:table-cell office:value-type="float" office:value="0.0014767794637009" calcext:value-type="float">
            <text:p>0.0014767794637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7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98610496521" calcext:value-type="float">
            <text:p>18.98610496521</text:p>
          </table:table-cell>
          <table:table-cell office:value-type="float" office:value="-11.4852132797241" calcext:value-type="float">
            <text:p>-11.485213279724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584083630528372" calcext:value-type="float">
            <text:p>5.84083630528372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7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5742149353027" calcext:value-type="float">
            <text:p>31.5742149353027</text:p>
          </table:table-cell>
          <table:table-cell office:value-type="float" office:value="-20.4412384033203" calcext:value-type="float">
            <text:p>-20.4412384033203</text:p>
          </table:table-cell>
          <table:table-cell office:value-type="float" office:value="1" calcext:value-type="float">
            <text:p>1</text:p>
          </table:table-cell>
          <table:table-cell office:value-type="float" office:value="2.5702516130339E-023" calcext:value-type="float">
            <text:p>2.5702516130339E-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7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935939788818" calcext:value-type="float">
            <text:p>16.1935939788818</text:p>
          </table:table-cell>
          <table:table-cell office:value-type="float" office:value="-9.51881980895996" calcext:value-type="float">
            <text:p>-9.5188198089599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681146545417066" calcext:value-type="float">
            <text:p>6.81146545417066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7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2543926239014" calcext:value-type="float">
            <text:p>22.2543926239014</text:p>
          </table:table-cell>
          <table:table-cell office:value-type="float" office:value="-14.2161054611206" calcext:value-type="float">
            <text:p>-14.2161054611206</text:p>
          </table:table-cell>
          <table:table-cell office:value-type="float" office:value="1" calcext:value-type="float">
            <text:p>1</text:p>
          </table:table-cell>
          <table:table-cell office:value-type="float" office:value="1.44898657269012E-016" calcext:value-type="float">
            <text:p>1.44898657269012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0026174.JP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0821409225464" calcext:value-type="float">
            <text:p>10.0821409225464</text:p>
          </table:table-cell>
          <table:table-cell table:style-name="ce2" office:value-type="float" office:value="-4.84484672546387" calcext:value-type="float">
            <text:p>-4.84484672546387</text:p>
          </table:table-cell>
          <table:table-cell table:style-name="ce2" office:value-type="float" office:value="0.999999642372131" calcext:value-type="float">
            <text:p>0.999999642372131</text:p>
          </table:table-cell>
          <table:table-cell table:style-name="ce2" office:value-type="float" office:value="0.00000032907240665736" calcext:value-type="float">
            <text:p>3.2907240665736E-0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4" office:value-type="string" calcext:value-type="string" table:number-columns-spanned="1" table:number-rows-spanned="3">
            <text:p>- sudden change in orientation of the camera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0026175.JP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4.90436363220215" calcext:value-type="float">
            <text:p>-4.90436363220215</text:p>
          </table:table-cell>
          <table:table-cell table:style-name="ce2" office:value-type="float" office:value="10.1384830474854" calcext:value-type="float">
            <text:p>10.1384830474854</text:p>
          </table:table-cell>
          <table:table-cell table:style-name="ce2" office:value-type="float" office:value="0.000000293072190515886" calcext:value-type="float">
            <text:p>2.93072190515886E-07</text:p>
          </table:table-cell>
          <table:table-cell table:style-name="ce2" office:value-type="float" office:value="0.999999761581421" calcext:value-type="float">
            <text:p>0.999999761581421</text:p>
          </table:table-cell>
          <table:table-cell table:number-columns-repeated="3" table:style-name="ce2" office:value-type="float" office:value="1" calcext:value-type="float">
            <text:p>1</text:p>
          </table:table-cell>
          <table:covered-table-cell table:style-name="ce5"/>
          <table:table-cell table:number-columns-repeated="1013"/>
        </table:table-row>
        <table:table-row table:style-name="ro1">
          <table:table-cell table:style-name="ce2" office:value-type="string" calcext:value-type="string">
            <text:p>G0026176.JP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360295921564102" calcext:value-type="float">
            <text:p>0.360295921564102</text:p>
          </table:table-cell>
          <table:table-cell table:style-name="ce2" office:value-type="float" office:value="3.76201272010803" calcext:value-type="float">
            <text:p>3.76201272010803</text:p>
          </table:table-cell>
          <table:table-cell table:style-name="ce2" office:value-type="float" office:value="0.0322418585419654" calcext:value-type="float">
            <text:p>0.032241858541965</text:p>
          </table:table-cell>
          <table:table-cell table:style-name="ce2" office:value-type="float" office:value="0.967758178710938" calcext:value-type="float">
            <text:p>0.967758178710938</text:p>
          </table:table-cell>
          <table:table-cell table:number-columns-repeated="3" table:style-name="ce2" office:value-type="float" office:value="0" calcext:value-type="float">
            <text:p>0</text:p>
          </table:table-cell>
          <table:covered-table-cell table:style-name="ce5"/>
          <table:table-cell table:number-columns-repeated="1013"/>
        </table:table-row>
        <table:table-row table:style-name="ro1">
          <table:table-cell office:value-type="string" calcext:value-type="string">
            <text:p>G002617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7528514862061" calcext:value-type="float">
            <text:p>26.7528514862061</text:p>
          </table:table-cell>
          <table:table-cell office:value-type="float" office:value="-17.4828586578369" calcext:value-type="float">
            <text:p>-17.4828586578369</text:p>
          </table:table-cell>
          <table:table-cell office:value-type="float" office:value="1" calcext:value-type="float">
            <text:p>1</text:p>
          </table:table-cell>
          <table:table-cell office:value-type="float" office:value="6.14716881149825E-020" calcext:value-type="float">
            <text:p>6.14716881149825E-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7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2654008865356" calcext:value-type="float">
            <text:p>15.2654008865356</text:p>
          </table:table-cell>
          <table:table-cell office:value-type="float" office:value="-8.99929046630859" calcext:value-type="float">
            <text:p>-8.9992904663085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28972026167029" calcext:value-type="float">
            <text:p>2.8972026167029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7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7357807159424" calcext:value-type="float">
            <text:p>31.7357807159424</text:p>
          </table:table-cell>
          <table:table-cell office:value-type="float" office:value="-21.033842086792" calcext:value-type="float">
            <text:p>-21.033842086792</text:p>
          </table:table-cell>
          <table:table-cell office:value-type="float" office:value="1" calcext:value-type="float">
            <text:p>1</text:p>
          </table:table-cell>
          <table:table-cell office:value-type="float" office:value="1.20904932299488E-023" calcext:value-type="float">
            <text:p>1.20904932299488E-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8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3447303771973" calcext:value-type="float">
            <text:p>23.3447303771973</text:p>
          </table:table-cell>
          <table:table-cell office:value-type="float" office:value="-15.1544218063355" calcext:value-type="float">
            <text:p>-15.1544218063355</text:p>
          </table:table-cell>
          <table:table-cell office:value-type="float" office:value="1" calcext:value-type="float">
            <text:p>1</text:p>
          </table:table-cell>
          <table:table-cell office:value-type="float" office:value="1.90559334793127E-017" calcext:value-type="float">
            <text:p>1.90559334793127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8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9148845672607" calcext:value-type="float">
            <text:p>18.9148845672607</text:p>
          </table:table-cell>
          <table:table-cell office:value-type="float" office:value="-11.6810684204102" calcext:value-type="float">
            <text:p>-11.681068420410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515639810851846" calcext:value-type="float">
            <text:p>5.15639810851846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8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4132814407349" calcext:value-type="float">
            <text:p>4.84132814407349</text:p>
          </table:table-cell>
          <table:table-cell office:value-type="float" office:value="0.408087134361267" calcext:value-type="float">
            <text:p>0.408087134361267</text:p>
          </table:table-cell>
          <table:table-cell office:value-type="float" office:value="0.988263368606567" calcext:value-type="float">
            <text:p>0.988263368606567</text:p>
          </table:table-cell>
          <table:table-cell office:value-type="float" office:value="0.0117365550249814" calcext:value-type="float">
            <text:p>0.01173655502498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83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16923570632935" calcext:value-type="float">
            <text:p>-2.16923570632935</text:p>
          </table:table-cell>
          <table:table-cell office:value-type="float" office:value="7.44801902770996" calcext:value-type="float">
            <text:p>7.44801902770996</text:p>
          </table:table-cell>
          <table:table-cell office:value-type="float" office:value="0.0000665657280478626" calcext:value-type="float">
            <text:p>6.65657280478626E-05</text:p>
          </table:table-cell>
          <table:table-cell office:value-type="float" office:value="0.999933481216431" calcext:value-type="float">
            <text:p>0.99993348121643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8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7242646217346" calcext:value-type="float">
            <text:p>2.67242646217346</text:p>
          </table:table-cell>
          <table:table-cell office:value-type="float" office:value="2.35329127311706" calcext:value-type="float">
            <text:p>2.35329127311706</text:p>
          </table:table-cell>
          <table:table-cell office:value-type="float" office:value="0.579113483428955" calcext:value-type="float">
            <text:p>0.579113483428955</text:p>
          </table:table-cell>
          <table:table-cell office:value-type="float" office:value="0.420886546373367" calcext:value-type="float">
            <text:p>0.4208865463733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8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6444358825684" calcext:value-type="float">
            <text:p>13.6444358825684</text:p>
          </table:table-cell>
          <table:table-cell office:value-type="float" office:value="-7.57429885864258" calcext:value-type="float">
            <text:p>-7.5742988586425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609285122354919" calcext:value-type="float">
            <text:p>6.09285122354919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8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7162246704102" calcext:value-type="float">
            <text:p>14.7162246704102</text:p>
          </table:table-cell>
          <table:table-cell office:value-type="float" office:value="-8.20999431610107" calcext:value-type="float">
            <text:p>-8.2099943161010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110476322534581" calcext:value-type="float">
            <text:p>1.10476322534581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8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9626379013062" calcext:value-type="float">
            <text:p>10.9626379013062</text:p>
          </table:table-cell>
          <table:table-cell office:value-type="float" office:value="-4.94823980331421" calcext:value-type="float">
            <text:p>-4.94823980331421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.000000123025117204634" calcext:value-type="float">
            <text:p>1.23025117204634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8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315256118774" calcext:value-type="float">
            <text:p>12.5315256118774</text:p>
          </table:table-cell>
          <table:table-cell office:value-type="float" office:value="-6.46249103546143" calcext:value-type="float">
            <text:p>-6.46249103546143</text:p>
          </table:table-cell>
          <table:table-cell office:value-type="float" office:value="1" calcext:value-type="float">
            <text:p>1</text:p>
          </table:table-cell>
          <table:table-cell office:value-type="float" office:value="0.00000000563642021944588" calcext:value-type="float">
            <text:p>5.63642021944588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8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3610248565674" calcext:value-type="float">
            <text:p>6.33610248565674</text:p>
          </table:table-cell>
          <table:table-cell office:value-type="float" office:value="-1.53164124488831" calcext:value-type="float">
            <text:p>-1.53164124488831</text:p>
          </table:table-cell>
          <table:table-cell office:value-type="float" office:value="0.999617218971252" calcext:value-type="float">
            <text:p>0.999617218971252</text:p>
          </table:table-cell>
          <table:table-cell office:value-type="float" office:value="0.0003827508189715" calcext:value-type="float">
            <text:p>0.0003827508189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90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24598526954651" calcext:value-type="float">
            <text:p>-3.24598526954651</text:p>
          </table:table-cell>
          <table:table-cell office:value-type="float" office:value="8.39793300628662" calcext:value-type="float">
            <text:p>8.39793300628662</text:p>
          </table:table-cell>
          <table:table-cell office:value-type="float" office:value="0.00000877216552908067" calcext:value-type="float">
            <text:p>8.77216552908067E-06</text:p>
          </table:table-cell>
          <table:table-cell office:value-type="float" office:value="0.999991178512573" calcext:value-type="float">
            <text:p>0.99999117851257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9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6030206680298" calcext:value-type="float">
            <text:p>15.6030206680298</text:p>
          </table:table-cell>
          <table:table-cell office:value-type="float" office:value="-9.11795139312744" calcext:value-type="float">
            <text:p>-9.1179513931274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183576990414602" calcext:value-type="float">
            <text:p>1.83576990414602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9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0973472595215" calcext:value-type="float">
            <text:p>28.0973472595215</text:p>
          </table:table-cell>
          <table:table-cell office:value-type="float" office:value="-17.9062080383301" calcext:value-type="float">
            <text:p>-17.9062080383301</text:p>
          </table:table-cell>
          <table:table-cell office:value-type="float" office:value="1" calcext:value-type="float">
            <text:p>1</text:p>
          </table:table-cell>
          <table:table-cell office:value-type="float" office:value="1.04932440891876E-020" calcext:value-type="float">
            <text:p>1.04932440891876E-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9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4073791503906" calcext:value-type="float">
            <text:p>30.4073791503906</text:p>
          </table:table-cell>
          <table:table-cell office:value-type="float" office:value="-19.0557994842529" calcext:value-type="float">
            <text:p>-19.0557994842529</text:p>
          </table:table-cell>
          <table:table-cell office:value-type="float" office:value="1" calcext:value-type="float">
            <text:p>1</text:p>
          </table:table-cell>
          <table:table-cell office:value-type="float" office:value="3.2992379439942E-022" calcext:value-type="float">
            <text:p>3.2992379439942E-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9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3907070159912" calcext:value-type="float">
            <text:p>28.3907070159912</text:p>
          </table:table-cell>
          <table:table-cell office:value-type="float" office:value="-18.1238803863525" calcext:value-type="float">
            <text:p>-18.1238803863525</text:p>
          </table:table-cell>
          <table:table-cell office:value-type="float" office:value="1" calcext:value-type="float">
            <text:p>1</text:p>
          </table:table-cell>
          <table:table-cell office:value-type="float" office:value="6.29464655210464E-021" calcext:value-type="float">
            <text:p>6.29464655210464E-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9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3525009155273" calcext:value-type="float">
            <text:p>18.3525009155273</text:p>
          </table:table-cell>
          <table:table-cell office:value-type="float" office:value="-11.1274099349976" calcext:value-type="float">
            <text:p>-11.127409934997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15741169489842" calcext:value-type="float">
            <text:p>1.5741169489842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9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3717288970947" calcext:value-type="float">
            <text:p>8.43717288970947</text:p>
          </table:table-cell>
          <table:table-cell office:value-type="float" office:value="-2.70396447181702" calcext:value-type="float">
            <text:p>-2.70396447181702</text:p>
          </table:table-cell>
          <table:table-cell office:value-type="float" office:value="0.999985456466675" calcext:value-type="float">
            <text:p>0.999985456466675</text:p>
          </table:table-cell>
          <table:table-cell office:value-type="float" office:value="0.0000145030489875353" calcext:value-type="float">
            <text:p>1.45030489875353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97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38565325737" calcext:value-type="float">
            <text:p>-1.38565325737</text:p>
          </table:table-cell>
          <table:table-cell office:value-type="float" office:value="6.57902908325195" calcext:value-type="float">
            <text:p>6.57902908325195</text:p>
          </table:table-cell>
          <table:table-cell office:value-type="float" office:value="0.0003474012773949" calcext:value-type="float">
            <text:p>0.000347401277395</text:p>
          </table:table-cell>
          <table:table-cell office:value-type="float" office:value="0.999652624130249" calcext:value-type="float">
            <text:p>0.9996526241302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98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81344795227051" calcext:value-type="float">
            <text:p>-5.81344795227051</text:p>
          </table:table-cell>
          <table:table-cell office:value-type="float" office:value="11.4806852340698" calcext:value-type="float">
            <text:p>11.4806852340698</text:p>
          </table:table-cell>
          <table:table-cell office:value-type="float" office:value="0.0000000308499039647359" calcext:value-type="float">
            <text:p>3.08499039647359E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19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1216497421265" calcext:value-type="float">
            <text:p>6.11216497421265</text:p>
          </table:table-cell>
          <table:table-cell office:value-type="float" office:value="-1.55797433853149" calcext:value-type="float">
            <text:p>-1.55797433853149</text:p>
          </table:table-cell>
          <table:table-cell office:value-type="float" office:value="0.999533653259277" calcext:value-type="float">
            <text:p>0.999533653259277</text:p>
          </table:table-cell>
          <table:table-cell office:value-type="float" office:value="0.0004663352738134" calcext:value-type="float">
            <text:p>0.0004663352738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0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0423851013184" calcext:value-type="float">
            <text:p>15.0423851013184</text:p>
          </table:table-cell>
          <table:table-cell office:value-type="float" office:value="-8.30909729003906" calcext:value-type="float">
            <text:p>-8.3090972900390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722071291647808" calcext:value-type="float">
            <text:p>7.22071291647808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0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6189575195313" calcext:value-type="float">
            <text:p>17.6189575195313</text:p>
          </table:table-cell>
          <table:table-cell office:value-type="float" office:value="-9.95893383026123" calcext:value-type="float">
            <text:p>-9.9589338302612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105456550610061" calcext:value-type="float">
            <text:p>1.05456550610061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0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677421569824" calcext:value-type="float">
            <text:p>21.7677421569824</text:p>
          </table:table-cell>
          <table:table-cell office:value-type="float" office:value="-13.3152513504028" calcext:value-type="float">
            <text:p>-13.3152513504028</text:p>
          </table:table-cell>
          <table:table-cell office:value-type="float" office:value="1" calcext:value-type="float">
            <text:p>1</text:p>
          </table:table-cell>
          <table:table-cell office:value-type="float" office:value="5.80296448812409E-016" calcext:value-type="float">
            <text:p>5.80296448812409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0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893997192383" calcext:value-type="float">
            <text:p>13.1893997192383</text:p>
          </table:table-cell>
          <table:table-cell office:value-type="float" office:value="-6.9804368019104" calcext:value-type="float">
            <text:p>-6.9804368019104</text:p>
          </table:table-cell>
          <table:table-cell office:value-type="float" office:value="1" calcext:value-type="float">
            <text:p>1</text:p>
          </table:table-cell>
          <table:table-cell office:value-type="float" office:value="0.00000000173920788881787" calcext:value-type="float">
            <text:p>1.73920788881787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0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3338241577148" calcext:value-type="float">
            <text:p>7.03338241577148</text:p>
          </table:table-cell>
          <table:table-cell office:value-type="float" office:value="-2.01741743087768" calcext:value-type="float">
            <text:p>-2.01741743087768</text:p>
          </table:table-cell>
          <table:table-cell office:value-type="float" office:value="0.999882698059082" calcext:value-type="float">
            <text:p>0.999882698059082</text:p>
          </table:table-cell>
          <table:table-cell office:value-type="float" office:value="0.0001172833653981" calcext:value-type="float">
            <text:p>0.00011728336539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05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07686328887939" calcext:value-type="float">
            <text:p>-8.07686328887939</text:p>
          </table:table-cell>
          <table:table-cell office:value-type="float" office:value="14.2195730209351" calcext:value-type="float">
            <text:p>14.2195730209351</text:p>
          </table:table-cell>
          <table:table-cell office:value-type="float" office:value="0.000000000207386635642237" calcext:value-type="float">
            <text:p>2.07386635642237E-1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06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397577047348" calcext:value-type="float">
            <text:p>1.9397577047348</text:p>
          </table:table-cell>
          <table:table-cell office:value-type="float" office:value="2.80761694908142" calcext:value-type="float">
            <text:p>2.80761694908142</text:p>
          </table:table-cell>
          <table:table-cell office:value-type="float" office:value="0.295699954032898" calcext:value-type="float">
            <text:p>0.295699954032898</text:p>
          </table:table-cell>
          <table:table-cell office:value-type="float" office:value="0.704300045967102" calcext:value-type="float">
            <text:p>0.7043000459671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0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4438533782959" calcext:value-type="float">
            <text:p>24.4438533782959</text:p>
          </table:table-cell>
          <table:table-cell office:value-type="float" office:value="-15.2295513153076" calcext:value-type="float">
            <text:p>-15.2295513153076</text:p>
          </table:table-cell>
          <table:table-cell office:value-type="float" office:value="1" calcext:value-type="float">
            <text:p>1</text:p>
          </table:table-cell>
          <table:table-cell office:value-type="float" office:value="5.88924017047592E-018" calcext:value-type="float">
            <text:p>5.88924017047592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0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3719425201416" calcext:value-type="float">
            <text:p>20.3719425201416</text:p>
          </table:table-cell>
          <table:table-cell office:value-type="float" office:value="-12.6333770751953" calcext:value-type="float">
            <text:p>-12.6333770751953</text:p>
          </table:table-cell>
          <table:table-cell office:value-type="float" office:value="1" calcext:value-type="float">
            <text:p>1</text:p>
          </table:table-cell>
          <table:table-cell office:value-type="float" office:value="4.63417739376753E-015" calcext:value-type="float">
            <text:p>4.63417739376753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0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0035362243652" calcext:value-type="float">
            <text:p>18.0035362243652</text:p>
          </table:table-cell>
          <table:table-cell office:value-type="float" office:value="-10.6634101867676" calcext:value-type="float">
            <text:p>-10.663410186767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354897833126574" calcext:value-type="float">
            <text:p>3.54897833126574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1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2351741790771" calcext:value-type="float">
            <text:p>16.2351741790771</text:p>
          </table:table-cell>
          <table:table-cell office:value-type="float" office:value="-9.46350860595703" calcext:value-type="float">
            <text:p>-9.4635086059570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690563925487275" calcext:value-type="float">
            <text:p>6.90563925487275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1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6127090454102" calcext:value-type="float">
            <text:p>12.6127090454102</text:p>
          </table:table-cell>
          <table:table-cell office:value-type="float" office:value="-6.47243785858154" calcext:value-type="float">
            <text:p>-6.47243785858154</text:p>
          </table:table-cell>
          <table:table-cell office:value-type="float" office:value="1" calcext:value-type="float">
            <text:p>1</text:p>
          </table:table-cell>
          <table:table-cell office:value-type="float" office:value="0.00000000514547648933217" calcext:value-type="float">
            <text:p>5.14547648933217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12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99135398864746" calcext:value-type="float">
            <text:p>1.99135398864746</text:p>
          </table:table-cell>
          <table:table-cell office:value-type="float" office:value="2.84711289405823" calcext:value-type="float">
            <text:p>2.84711289405823</text:p>
          </table:table-cell>
          <table:table-cell office:value-type="float" office:value="0.298226207494736" calcext:value-type="float">
            <text:p>0.298226207494736</text:p>
          </table:table-cell>
          <table:table-cell office:value-type="float" office:value="0.701773762702942" calcext:value-type="float">
            <text:p>0.7017737627029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13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0740814208984" calcext:value-type="float">
            <text:p>-2.50740814208984</text:p>
          </table:table-cell>
          <table:table-cell office:value-type="float" office:value="8.09119129180908" calcext:value-type="float">
            <text:p>8.09119129180908</text:p>
          </table:table-cell>
          <table:table-cell office:value-type="float" office:value="0.0000249503082159208" calcext:value-type="float">
            <text:p>2.49503082159208E-05</text:p>
          </table:table-cell>
          <table:table-cell office:value-type="float" office:value="0.999975085258484" calcext:value-type="float">
            <text:p>0.9999750852584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1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2957468032837" calcext:value-type="float">
            <text:p>15.2957468032837</text:p>
          </table:table-cell>
          <table:table-cell office:value-type="float" office:value="-8.73021793365479" calcext:value-type="float">
            <text:p>-8.7302179336547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367837565962148" calcext:value-type="float">
            <text:p>3.67837565962148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1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2856960296631" calcext:value-type="float">
            <text:p>21.2856960296631</text:p>
          </table:table-cell>
          <table:table-cell office:value-type="float" office:value="-13.0554265975952" calcext:value-type="float">
            <text:p>-13.0554265975952</text:p>
          </table:table-cell>
          <table:table-cell office:value-type="float" office:value="1" calcext:value-type="float">
            <text:p>1</text:p>
          </table:table-cell>
          <table:table-cell office:value-type="float" office:value="1.21854149204092E-015" calcext:value-type="float">
            <text:p>1.21854149204092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1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4140892028809" calcext:value-type="float">
            <text:p>18.4140892028809</text:p>
          </table:table-cell>
          <table:table-cell office:value-type="float" office:value="-11.4413251876831" calcext:value-type="float">
            <text:p>-11.441325187683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108132903672842" calcext:value-type="float">
            <text:p>1.08132903672842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1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654884338379" calcext:value-type="float">
            <text:p>21.9654884338379</text:p>
          </table:table-cell>
          <table:table-cell office:value-type="float" office:value="-13.9419679641724" calcext:value-type="float">
            <text:p>-13.9419679641724</text:p>
          </table:table-cell>
          <table:table-cell office:value-type="float" office:value="1" calcext:value-type="float">
            <text:p>1</text:p>
          </table:table-cell>
          <table:table-cell office:value-type="float" office:value="2.544428475339E-016" calcext:value-type="float">
            <text:p>2.544428475339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1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3167266845703" calcext:value-type="float">
            <text:p>22.3167266845703</text:p>
          </table:table-cell>
          <table:table-cell office:value-type="float" office:value="-14.3201112747192" calcext:value-type="float">
            <text:p>-14.3201112747192</text:p>
          </table:table-cell>
          <table:table-cell office:value-type="float" office:value="1" calcext:value-type="float">
            <text:p>1</text:p>
          </table:table-cell>
          <table:table-cell office:value-type="float" office:value="1.22694151777884E-016" calcext:value-type="float">
            <text:p>1.22694151777884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1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4740037918091" calcext:value-type="float">
            <text:p>10.4740037918091</text:p>
          </table:table-cell>
          <table:table-cell office:value-type="float" office:value="-5.07366466522217" calcext:value-type="float">
            <text:p>-5.07366466522217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.000000176902247517319" calcext:value-type="float">
            <text:p>1.76902247517319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20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.89473533630371" calcext:value-type="float">
            <text:p>-4.89473533630371</text:p>
          </table:table-cell>
          <table:table-cell office:value-type="float" office:value="10.4937047958374" calcext:value-type="float">
            <text:p>10.4937047958374</text:p>
          </table:table-cell>
          <table:table-cell office:value-type="float" office:value="0.000000207436556820539" calcext:value-type="float">
            <text:p>2.07436556820539E-07</text:p>
          </table:table-cell>
          <table:table-cell office:value-type="float" office:value="0.999999761581421" calcext:value-type="float">
            <text:p>0.99999976158142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2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9285192489624" calcext:value-type="float">
            <text:p>7.29285192489624</text:p>
          </table:table-cell>
          <table:table-cell office:value-type="float" office:value="-2.52377939224243" calcext:value-type="float">
            <text:p>-2.52377939224243</text:p>
          </table:table-cell>
          <table:table-cell office:value-type="float" office:value="0.999945521354675" calcext:value-type="float">
            <text:p>0.999945521354675</text:p>
          </table:table-cell>
          <table:table-cell office:value-type="float" office:value="0.0000545340226381086" calcext:value-type="float">
            <text:p>5.45340226381086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2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2660427093506" calcext:value-type="float">
            <text:p>21.2660427093506</text:p>
          </table:table-cell>
          <table:table-cell office:value-type="float" office:value="-12.7543888092041" calcext:value-type="float">
            <text:p>-12.7543888092041</text:p>
          </table:table-cell>
          <table:table-cell office:value-type="float" office:value="1" calcext:value-type="float">
            <text:p>1</text:p>
          </table:table-cell>
          <table:table-cell office:value-type="float" office:value="1.6792459943052E-015" calcext:value-type="float">
            <text:p>1.6792459943052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2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0800132751465" calcext:value-type="float">
            <text:p>17.0800132751465</text:p>
          </table:table-cell>
          <table:table-cell office:value-type="float" office:value="-9.7924280166626" calcext:value-type="float">
            <text:p>-9.792428016662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213524358784467" calcext:value-type="float">
            <text:p>2.13524358784467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2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7759113311768" calcext:value-type="float">
            <text:p>23.7759113311768</text:p>
          </table:table-cell>
          <table:table-cell office:value-type="float" office:value="-14.7154474258423" calcext:value-type="float">
            <text:p>-14.7154474258423</text:p>
          </table:table-cell>
          <table:table-cell office:value-type="float" office:value="1" calcext:value-type="float">
            <text:p>1</text:p>
          </table:table-cell>
          <table:table-cell office:value-type="float" office:value="1.92050245129193E-017" calcext:value-type="float">
            <text:p>1.92050245129193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2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5214691162109" calcext:value-type="float">
            <text:p>19.5214691162109</text:p>
          </table:table-cell>
          <table:table-cell office:value-type="float" office:value="-11.8273363113403" calcext:value-type="float">
            <text:p>-11.827336311340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42877448025387" calcext:value-type="float">
            <text:p>2.42877448025387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2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902729034424" calcext:value-type="float">
            <text:p>10.5902729034424</text:p>
          </table:table-cell>
          <table:table-cell office:value-type="float" office:value="-4.53368091583252" calcext:value-type="float">
            <text:p>-4.53368091583252</text:p>
          </table:table-cell>
          <table:table-cell office:value-type="float" office:value="0.999999761581421" calcext:value-type="float">
            <text:p>0.999999761581421</text:p>
          </table:table-cell>
          <table:table-cell office:value-type="float" office:value="0.000000270240377631126" calcext:value-type="float">
            <text:p>2.70240377631126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27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9814319610596" calcext:value-type="float">
            <text:p>1.49814319610596</text:p>
          </table:table-cell>
          <table:table-cell office:value-type="float" office:value="3.3912456035614" calcext:value-type="float">
            <text:p>3.3912456035614</text:p>
          </table:table-cell>
          <table:table-cell office:value-type="float" office:value="0.130891129374504" calcext:value-type="float">
            <text:p>0.130891129374504</text:p>
          </table:table-cell>
          <table:table-cell office:value-type="float" office:value="0.869108855724335" calcext:value-type="float">
            <text:p>0.8691088557243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28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6295740604401" calcext:value-type="float">
            <text:p>-1.56295740604401</text:p>
          </table:table-cell>
          <table:table-cell office:value-type="float" office:value="7.0627236366272" calcext:value-type="float">
            <text:p>7.0627236366272</text:p>
          </table:table-cell>
          <table:table-cell office:value-type="float" office:value="0.0001794058043742" calcext:value-type="float">
            <text:p>0.000179405804374</text:p>
          </table:table-cell>
          <table:table-cell office:value-type="float" office:value="0.999820649623871" calcext:value-type="float">
            <text:p>0.9998206496238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2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4033756256104" calcext:value-type="float">
            <text:p>22.4033756256104</text:p>
          </table:table-cell>
          <table:table-cell office:value-type="float" office:value="-14.2324867248535" calcext:value-type="float">
            <text:p>-14.2324867248535</text:p>
          </table:table-cell>
          <table:table-cell office:value-type="float" office:value="1" calcext:value-type="float">
            <text:p>1</text:p>
          </table:table-cell>
          <table:table-cell office:value-type="float" office:value="1.22813556953667E-016" calcext:value-type="float">
            <text:p>1.22813556953667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3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4688358306885" calcext:value-type="float">
            <text:p>17.4688358306885</text:p>
          </table:table-cell>
          <table:table-cell office:value-type="float" office:value="-10.6458969116211" calcext:value-type="float">
            <text:p>-10.645896911621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616490962012523" calcext:value-type="float">
            <text:p>6.16490962012523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3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9931125640869" calcext:value-type="float">
            <text:p>25.9931125640869</text:p>
          </table:table-cell>
          <table:table-cell office:value-type="float" office:value="-16.8160057067871" calcext:value-type="float">
            <text:p>-16.8160057067871</text:p>
          </table:table-cell>
          <table:table-cell office:value-type="float" office:value="1" calcext:value-type="float">
            <text:p>1</text:p>
          </table:table-cell>
          <table:table-cell office:value-type="float" office:value="2.55997277689589E-019" calcext:value-type="float">
            <text:p>2.55997277689589E-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3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7328510284424" calcext:value-type="float">
            <text:p>17.7328510284424</text:p>
          </table:table-cell>
          <table:table-cell office:value-type="float" office:value="-10.9925317764282" calcext:value-type="float">
            <text:p>-10.992531776428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334752923080925" calcext:value-type="float">
            <text:p>3.34752923080925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0026233.JP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.45799064636231" calcext:value-type="float">
            <text:p>8.45799064636231</text:p>
          </table:table-cell>
          <table:table-cell table:style-name="ce2" office:value-type="float" office:value="-3.45406031608582" calcext:value-type="float">
            <text:p>-3.45406031608582</text:p>
          </table:table-cell>
          <table:table-cell table:style-name="ce2" office:value-type="float" office:value="0.999993324279785" calcext:value-type="float">
            <text:p>0.999993324279785</text:p>
          </table:table-cell>
          <table:table-cell table:style-name="ce2" office:value-type="float" office:value="0.00000670901863486506" calcext:value-type="float">
            <text:p>6.70901863486506E-0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4" office:value-type="string" calcext:value-type="string" table:number-columns-spanned="1" table:number-rows-spanned="2">
            <text:p>- model prediction is better than the annoated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0026234.JP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4.68153285980225" calcext:value-type="float">
            <text:p>-4.68153285980225</text:p>
          </table:table-cell>
          <table:table-cell table:style-name="ce2" office:value-type="float" office:value="10.5304651260376" calcext:value-type="float">
            <text:p>10.5304651260376</text:p>
          </table:table-cell>
          <table:table-cell table:style-name="ce2" office:value-type="float" office:value="0.000000247464612357362" calcext:value-type="float">
            <text:p>2.47464612357362E-07</text:p>
          </table:table-cell>
          <table:table-cell table:style-name="ce2" office:value-type="float" office:value="0.999999761581421" calcext:value-type="float">
            <text:p>0.999999761581421</text:p>
          </table:table-cell>
          <table:table-cell table:number-columns-repeated="3" table:style-name="ce2" office:value-type="float" office:value="1" calcext:value-type="float">
            <text:p>1</text:p>
          </table:table-cell>
          <table:covered-table-cell table:style-name="ce5"/>
          <table:table-cell table:number-columns-repeated="1013"/>
        </table:table-row>
        <table:table-row table:style-name="ro1">
          <table:table-cell office:value-type="string" calcext:value-type="string">
            <text:p>G002623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3489398956299" calcext:value-type="float">
            <text:p>5.03489398956299</text:p>
          </table:table-cell>
          <table:table-cell office:value-type="float" office:value="-1.02141857147217" calcext:value-type="float">
            <text:p>-1.02141857147217</text:p>
          </table:table-cell>
          <table:table-cell office:value-type="float" office:value="0.997662425041199" calcext:value-type="float">
            <text:p>0.997662425041199</text:p>
          </table:table-cell>
          <table:table-cell office:value-type="float" office:value="0.0023375477176159" calcext:value-type="float">
            <text:p>0.0023375477176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3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2086601257324" calcext:value-type="float">
            <text:p>24.2086601257324</text:p>
          </table:table-cell>
          <table:table-cell office:value-type="float" office:value="-15.1692752838135" calcext:value-type="float">
            <text:p>-15.1692752838135</text:p>
          </table:table-cell>
          <table:table-cell office:value-type="float" office:value="1" calcext:value-type="float">
            <text:p>1</text:p>
          </table:table-cell>
          <table:table-cell office:value-type="float" office:value="7.91369151421524E-018" calcext:value-type="float">
            <text:p>7.91369151421524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3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8027477264404" calcext:value-type="float">
            <text:p>29.8027477264404</text:p>
          </table:table-cell>
          <table:table-cell office:value-type="float" office:value="-19.4416065216064" calcext:value-type="float">
            <text:p>-19.4416065216064</text:p>
          </table:table-cell>
          <table:table-cell office:value-type="float" office:value="1" calcext:value-type="float">
            <text:p>1</text:p>
          </table:table-cell>
          <table:table-cell office:value-type="float" office:value="4.10628127266522E-022" calcext:value-type="float">
            <text:p>4.10628127266522E-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3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5303802490234" calcext:value-type="float">
            <text:p>33.5303802490234</text:p>
          </table:table-cell>
          <table:table-cell office:value-type="float" office:value="-22.0564575195313" calcext:value-type="float">
            <text:p>-22.0564575195313</text:p>
          </table:table-cell>
          <table:table-cell office:value-type="float" office:value="1" calcext:value-type="float">
            <text:p>1</text:p>
          </table:table-cell>
          <table:table-cell office:value-type="float" office:value="7.22675130146323E-025" calcext:value-type="float">
            <text:p>7.22675130146323E-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3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6762447357178" calcext:value-type="float">
            <text:p>21.6762447357178</text:p>
          </table:table-cell>
          <table:table-cell office:value-type="float" office:value="-13.2972688674927" calcext:value-type="float">
            <text:p>-13.2972688674927</text:p>
          </table:table-cell>
          <table:table-cell office:value-type="float" office:value="1" calcext:value-type="float">
            <text:p>1</text:p>
          </table:table-cell>
          <table:table-cell office:value-type="float" office:value="6.47434133096357E-016" calcext:value-type="float">
            <text:p>6.47434133096357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4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006311416626" calcext:value-type="float">
            <text:p>14.006311416626</text:p>
          </table:table-cell>
          <table:table-cell office:value-type="float" office:value="-7.71900606155396" calcext:value-type="float">
            <text:p>-7.7190060615539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367125663203183" calcext:value-type="float">
            <text:p>3.67125663203183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4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9740715026856" calcext:value-type="float">
            <text:p>8.29740715026856</text:p>
          </table:table-cell>
          <table:table-cell office:value-type="float" office:value="-2.8858916759491" calcext:value-type="float">
            <text:p>-2.8858916759491</text:p>
          </table:table-cell>
          <table:table-cell office:value-type="float" office:value="0.999986052513123" calcext:value-type="float">
            <text:p>0.999986052513123</text:p>
          </table:table-cell>
          <table:table-cell office:value-type="float" office:value="0.0000139042913360754" calcext:value-type="float">
            <text:p>1.39042913360754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42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86089849472046" calcext:value-type="float">
            <text:p>-4.86089849472046</text:p>
          </table:table-cell>
          <table:table-cell office:value-type="float" office:value="10.2242088317871" calcext:value-type="float">
            <text:p>10.2242088317871</text:p>
          </table:table-cell>
          <table:table-cell office:value-type="float" office:value="0.000000280944703945352" calcext:value-type="float">
            <text:p>2.80944703945352E-07</text:p>
          </table:table-cell>
          <table:table-cell office:value-type="float" office:value="0.999999761581421" calcext:value-type="float">
            <text:p>0.99999976158142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4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0029201507568" calcext:value-type="float">
            <text:p>9.30029201507568</text:p>
          </table:table-cell>
          <table:table-cell office:value-type="float" office:value="-4.23080921173096" calcext:value-type="float">
            <text:p>-4.23080921173096</text:p>
          </table:table-cell>
          <table:table-cell office:value-type="float" office:value="0.999998688697815" calcext:value-type="float">
            <text:p>0.999998688697815</text:p>
          </table:table-cell>
          <table:table-cell office:value-type="float" office:value="0.00000132897514504293" calcext:value-type="float">
            <text:p>1.32897514504293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4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1399002075195" calcext:value-type="float">
            <text:p>21.1399002075195</text:p>
          </table:table-cell>
          <table:table-cell office:value-type="float" office:value="-12.9278402328491" calcext:value-type="float">
            <text:p>-12.9278402328491</text:p>
          </table:table-cell>
          <table:table-cell office:value-type="float" office:value="1" calcext:value-type="float">
            <text:p>1</text:p>
          </table:table-cell>
          <table:table-cell office:value-type="float" office:value="1.60165100007313E-015" calcext:value-type="float">
            <text:p>1.60165100007313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4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8355922698975" calcext:value-type="float">
            <text:p>19.8355922698975</text:p>
          </table:table-cell>
          <table:table-cell office:value-type="float" office:value="-12.4565343856812" calcext:value-type="float">
            <text:p>-12.4565343856812</text:p>
          </table:table-cell>
          <table:table-cell office:value-type="float" office:value="1" calcext:value-type="float">
            <text:p>1</text:p>
          </table:table-cell>
          <table:table-cell office:value-type="float" office:value="9.45601154886747E-015" calcext:value-type="float">
            <text:p>9.45601154886747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4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6104106903076" calcext:value-type="float">
            <text:p>19.6104106903076</text:p>
          </table:table-cell>
          <table:table-cell office:value-type="float" office:value="-11.9845352172852" calcext:value-type="float">
            <text:p>-11.984535217285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189884424102362" calcext:value-type="float">
            <text:p>1.89884424102362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4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2150745391846" calcext:value-type="float">
            <text:p>27.2150745391846</text:p>
          </table:table-cell>
          <table:table-cell office:value-type="float" office:value="-17.9709167480469" calcext:value-type="float">
            <text:p>-17.9709167480469</text:p>
          </table:table-cell>
          <table:table-cell office:value-type="float" office:value="1" calcext:value-type="float">
            <text:p>1</text:p>
          </table:table-cell>
          <table:table-cell office:value-type="float" office:value="2.37669879528126E-020" calcext:value-type="float">
            <text:p>2.37669879528126E-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0026248.JP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.71041011810303" calcext:value-type="float">
            <text:p>9.71041011810303</text:p>
          </table:table-cell>
          <table:table-cell table:style-name="ce2" office:value-type="float" office:value="-4.22793865203857" calcext:value-type="float">
            <text:p>-4.22793865203857</text:p>
          </table:table-cell>
          <table:table-cell table:style-name="ce2" office:value-type="float" office:value="0.999999165534973" calcext:value-type="float">
            <text:p>0.999999165534973</text:p>
          </table:table-cell>
          <table:table-cell table:style-name="ce2" office:value-type="float" office:value="0.000000884406006207428" calcext:value-type="float">
            <text:p>8.84406006207428E-0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1" table:number-rows-spanned="2">
            <text:p>- Mode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0026249.JP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5.89067697525024" calcext:value-type="float">
            <text:p>-5.89067697525024</text:p>
          </table:table-cell>
          <table:table-cell table:style-name="ce2" office:value-type="float" office:value="11.4665813446045" calcext:value-type="float">
            <text:p>11.4665813446045</text:p>
          </table:table-cell>
          <table:table-cell table:style-name="ce2" office:value-type="float" office:value="0.0000000289626758132044" calcext:value-type="float">
            <text:p>2.89626758132044E-08</text:p>
          </table:table-cell>
          <table:table-cell table:number-columns-repeated="4" table:style-name="ce2" office:value-type="float" office:value="1" calcext:value-type="float">
            <text:p>1</text:p>
          </table:table-cell>
          <table:covered-table-cell table:style-name="ce5"/>
          <table:table-cell table:number-columns-repeated="1013"/>
        </table:table-row>
        <table:table-row table:style-name="ro1">
          <table:table-cell office:value-type="string" calcext:value-type="string">
            <text:p>G002625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5839471817017" calcext:value-type="float">
            <text:p>11.5839471817017</text:p>
          </table:table-cell>
          <table:table-cell office:value-type="float" office:value="-5.9476203918457" calcext:value-type="float">
            <text:p>-5.9476203918457</text:p>
          </table:table-cell>
          <table:table-cell office:value-type="float" office:value="1" calcext:value-type="float">
            <text:p>1</text:p>
          </table:table-cell>
          <table:table-cell office:value-type="float" office:value="0.0000000243297346713689" calcext:value-type="float">
            <text:p>2.43297346713689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5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2838840484619" calcext:value-type="float">
            <text:p>25.2838840484619</text:p>
          </table:table-cell>
          <table:table-cell office:value-type="float" office:value="-16.2466316223145" calcext:value-type="float">
            <text:p>-16.2466316223145</text:p>
          </table:table-cell>
          <table:table-cell office:value-type="float" office:value="1" calcext:value-type="float">
            <text:p>1</text:p>
          </table:table-cell>
          <table:table-cell office:value-type="float" office:value="9.19444234679616E-019" calcext:value-type="float">
            <text:p>9.19444234679616E-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5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2516784667969" calcext:value-type="float">
            <text:p>17.2516784667969</text:p>
          </table:table-cell>
          <table:table-cell office:value-type="float" office:value="-10.3055152893066" calcext:value-type="float">
            <text:p>-10.305515289306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10766208887944" calcext:value-type="float">
            <text:p>1.0766208887944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5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6696949005127" calcext:value-type="float">
            <text:p>23.6696949005127</text:p>
          </table:table-cell>
          <table:table-cell office:value-type="float" office:value="-15.0496435165405" calcext:value-type="float">
            <text:p>-15.0496435165405</text:p>
          </table:table-cell>
          <table:table-cell office:value-type="float" office:value="1" calcext:value-type="float">
            <text:p>1</text:p>
          </table:table-cell>
          <table:table-cell office:value-type="float" office:value="1.52899257341466E-017" calcext:value-type="float">
            <text:p>1.52899257341466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5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879856109619" calcext:value-type="float">
            <text:p>28.9879856109619</text:p>
          </table:table-cell>
          <table:table-cell office:value-type="float" office:value="-19.1119403839111" calcext:value-type="float">
            <text:p>-19.1119403839111</text:p>
          </table:table-cell>
          <table:table-cell office:value-type="float" office:value="1" calcext:value-type="float">
            <text:p>1</text:p>
          </table:table-cell>
          <table:table-cell office:value-type="float" office:value="1.28963717897161E-021" calcext:value-type="float">
            <text:p>1.28963717897161E-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5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1329555511475" calcext:value-type="float">
            <text:p>21.1329555511475</text:p>
          </table:table-cell>
          <table:table-cell office:value-type="float" office:value="-13.0373487472534" calcext:value-type="float">
            <text:p>-13.0373487472534</text:p>
          </table:table-cell>
          <table:table-cell office:value-type="float" office:value="1" calcext:value-type="float">
            <text:p>1</text:p>
          </table:table-cell>
          <table:table-cell office:value-type="float" office:value="1.4455257813561E-015" calcext:value-type="float">
            <text:p>1.4455257813561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5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9279026985168" calcext:value-type="float">
            <text:p>2.69279026985168</text:p>
          </table:table-cell>
          <table:table-cell office:value-type="float" office:value="2.29793190956116" calcext:value-type="float">
            <text:p>2.29793190956116</text:p>
          </table:table-cell>
          <table:table-cell office:value-type="float" office:value="0.597451686859131" calcext:value-type="float">
            <text:p>0.597451686859131</text:p>
          </table:table-cell>
          <table:table-cell office:value-type="float" office:value="0.402548313140869" calcext:value-type="float">
            <text:p>0.4025483131408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57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.56486856937408" calcext:value-type="float">
            <text:p>-1.56486856937408</text:p>
          </table:table-cell>
          <table:table-cell office:value-type="float" office:value="6.44986724853516" calcext:value-type="float">
            <text:p>6.44986724853516</text:p>
          </table:table-cell>
          <table:table-cell office:value-type="float" office:value="0.0003304462006781" calcext:value-type="float">
            <text:p>0.000330446200678</text:p>
          </table:table-cell>
          <table:table-cell office:value-type="float" office:value="0.999669551849365" calcext:value-type="float">
            <text:p>0.99966955184936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5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6696090698242" calcext:value-type="float">
            <text:p>17.6696090698242</text:p>
          </table:table-cell>
          <table:table-cell office:value-type="float" office:value="-10.3640613555908" calcext:value-type="float">
            <text:p>-10.364061355590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668546544079635" calcext:value-type="float">
            <text:p>6.68546544079635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5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1744174957275" calcext:value-type="float">
            <text:p>25.1744174957275</text:p>
          </table:table-cell>
          <table:table-cell office:value-type="float" office:value="-15.9124307632446" calcext:value-type="float">
            <text:p>-15.9124307632446</text:p>
          </table:table-cell>
          <table:table-cell office:value-type="float" office:value="1" calcext:value-type="float">
            <text:p>1</text:p>
          </table:table-cell>
          <table:table-cell office:value-type="float" office:value="1.43287431031309E-018" calcext:value-type="float">
            <text:p>1.43287431031309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6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1565532684326" calcext:value-type="float">
            <text:p>28.1565532684326</text:p>
          </table:table-cell>
          <table:table-cell office:value-type="float" office:value="-18.1538963317871" calcext:value-type="float">
            <text:p>-18.1538963317871</text:p>
          </table:table-cell>
          <table:table-cell office:value-type="float" office:value="1" calcext:value-type="float">
            <text:p>1</text:p>
          </table:table-cell>
          <table:table-cell office:value-type="float" office:value="7.72019217143748E-021" calcext:value-type="float">
            <text:p>7.72019217143748E-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6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1473560333252" calcext:value-type="float">
            <text:p>29.1473560333252</text:p>
          </table:table-cell>
          <table:table-cell office:value-type="float" office:value="-18.8271541595459" calcext:value-type="float">
            <text:p>-18.8271541595459</text:p>
          </table:table-cell>
          <table:table-cell office:value-type="float" office:value="1" calcext:value-type="float">
            <text:p>1</text:p>
          </table:table-cell>
          <table:table-cell office:value-type="float" office:value="1.46195822702749E-021" calcext:value-type="float">
            <text:p>1.46195822702749E-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6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2686605453491" calcext:value-type="float">
            <text:p>15.2686605453491</text:p>
          </table:table-cell>
          <table:table-cell office:value-type="float" office:value="-8.78478717803955" calcext:value-type="float">
            <text:p>-8.7847871780395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35786592439413" calcext:value-type="float">
            <text:p>3.5786592439413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0026263.JP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.92013263702393" calcext:value-type="float">
            <text:p>9.92013263702393</text:p>
          </table:table-cell>
          <table:table-cell table:style-name="ce2" office:value-type="float" office:value="-4.51303768157959" calcext:value-type="float">
            <text:p>-4.51303768157959</text:p>
          </table:table-cell>
          <table:table-cell table:style-name="ce2" office:value-type="float" office:value="0.999999403953552" calcext:value-type="float">
            <text:p>0.999999403953552</text:p>
          </table:table-cell>
          <table:table-cell table:style-name="ce2" office:value-type="float" office:value="0.00000053920444997857" calcext:value-type="float">
            <text:p>5.3920444997857E-0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1" table:number-rows-spanned="2">
            <text:p>- Annotator</text:p>
          </table:table-cell>
          <table:table-cell table:style-name="ce7" table:number-columns-repeated="1013"/>
        </table:table-row>
        <table:table-row table:style-name="ro1">
          <table:table-cell table:style-name="ce2" office:value-type="string" calcext:value-type="string">
            <text:p>G0026264.JP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.02011775970459" calcext:value-type="float">
            <text:p>-1.02011775970459</text:p>
          </table:table-cell>
          <table:table-cell table:style-name="ce2" office:value-type="float" office:value="5.18066453933716" calcext:value-type="float">
            <text:p>5.18066453933716</text:p>
          </table:table-cell>
          <table:table-cell table:style-name="ce2" office:value-type="float" office:value="0.0020237397402524" calcext:value-type="float">
            <text:p>0.002023739740252</text:p>
          </table:table-cell>
          <table:table-cell table:style-name="ce2" office:value-type="float" office:value="0.997976243495941" calcext:value-type="float">
            <text:p>0.997976243495941</text:p>
          </table:table-cell>
          <table:table-cell table:number-columns-repeated="3" table:style-name="ce2" office:value-type="float" office:value="1" calcext:value-type="float">
            <text:p>1</text:p>
          </table:table-cell>
          <table:covered-table-cell table:style-name="ce5"/>
          <table:table-cell table:style-name="ce7" table:number-columns-repeated="1013"/>
        </table:table-row>
        <table:table-row table:style-name="ro1">
          <table:table-cell office:value-type="string" calcext:value-type="string">
            <text:p>G002626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692678451538" calcext:value-type="float">
            <text:p>12.4692678451538</text:p>
          </table:table-cell>
          <table:table-cell office:value-type="float" office:value="-6.50730705261231" calcext:value-type="float">
            <text:p>-6.50730705261231</text:p>
          </table:table-cell>
          <table:table-cell office:value-type="float" office:value="1" calcext:value-type="float">
            <text:p>1</text:p>
          </table:table-cell>
          <table:table-cell office:value-type="float" office:value="0.00000000573559777450328" calcext:value-type="float">
            <text:p>5.73559777450328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6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7773456573486" calcext:value-type="float">
            <text:p>23.7773456573486</text:p>
          </table:table-cell>
          <table:table-cell office:value-type="float" office:value="-15.0484752655029" calcext:value-type="float">
            <text:p>-15.0484752655029</text:p>
          </table:table-cell>
          <table:table-cell office:value-type="float" office:value="1" calcext:value-type="float">
            <text:p>1</text:p>
          </table:table-cell>
          <table:table-cell office:value-type="float" office:value="1.37454893678233E-017" calcext:value-type="float">
            <text:p>1.37454893678233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6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7935752868652" calcext:value-type="float">
            <text:p>27.7935752868652</text:p>
          </table:table-cell>
          <table:table-cell office:value-type="float" office:value="-17.9260787963867" calcext:value-type="float">
            <text:p>-17.9260787963867</text:p>
          </table:table-cell>
          <table:table-cell office:value-type="float" office:value="1" calcext:value-type="float">
            <text:p>1</text:p>
          </table:table-cell>
          <table:table-cell office:value-type="float" office:value="1.39381936543231E-020" calcext:value-type="float">
            <text:p>1.39381936543231E-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6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03023147583" calcext:value-type="float">
            <text:p>29.503023147583</text:p>
          </table:table-cell>
          <table:table-cell office:value-type="float" office:value="-19.3666229248047" calcext:value-type="float">
            <text:p>-19.3666229248047</text:p>
          </table:table-cell>
          <table:table-cell office:value-type="float" office:value="1" calcext:value-type="float">
            <text:p>1</text:p>
          </table:table-cell>
          <table:table-cell office:value-type="float" office:value="5.97287157726018E-022" calcext:value-type="float">
            <text:p>5.97287157726018E-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6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013275146484" calcext:value-type="float">
            <text:p>21.5013275146484</text:p>
          </table:table-cell>
          <table:table-cell office:value-type="float" office:value="-13.418737411499" calcext:value-type="float">
            <text:p>-13.418737411499</text:p>
          </table:table-cell>
          <table:table-cell office:value-type="float" office:value="1" calcext:value-type="float">
            <text:p>1</text:p>
          </table:table-cell>
          <table:table-cell office:value-type="float" office:value="6.82979553090528E-016" calcext:value-type="float">
            <text:p>6.82979553090528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7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4334764480591" calcext:value-type="float">
            <text:p>13.4334764480591</text:p>
          </table:table-cell>
          <table:table-cell office:value-type="float" office:value="-7.21041440963745" calcext:value-type="float">
            <text:p>-7.21041440963745</text:p>
          </table:table-cell>
          <table:table-cell office:value-type="float" office:value="1" calcext:value-type="float">
            <text:p>1</text:p>
          </table:table-cell>
          <table:table-cell office:value-type="float" office:value="0.0000000010826106677797" calcext:value-type="float">
            <text:p>1.0826106677797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71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93221163749695" calcext:value-type="float">
            <text:p>-3.93221163749695</text:p>
          </table:table-cell>
          <table:table-cell office:value-type="float" office:value="9.6000566482544" calcext:value-type="float">
            <text:p>9.6000566482544</text:p>
          </table:table-cell>
          <table:table-cell office:value-type="float" office:value="0.00000132742468395008" calcext:value-type="float">
            <text:p>1.32742468395008E-06</text:p>
          </table:table-cell>
          <table:table-cell office:value-type="float" office:value="0.999998688697815" calcext:value-type="float">
            <text:p>0.99999868869781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7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669394493103" calcext:value-type="float">
            <text:p>4.4669394493103</text:p>
          </table:table-cell>
          <table:table-cell office:value-type="float" office:value="0.101277694106102" calcext:value-type="float">
            <text:p>0.101277694106102</text:p>
          </table:table-cell>
          <table:table-cell office:value-type="float" office:value="0.987453162670136" calcext:value-type="float">
            <text:p>0.987453162670136</text:p>
          </table:table-cell>
          <table:table-cell office:value-type="float" office:value="0.0125468224287033" calcext:value-type="float">
            <text:p>0.01254682242870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7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706935882568" calcext:value-type="float">
            <text:p>19.4706935882568</text:p>
          </table:table-cell>
          <table:table-cell office:value-type="float" office:value="-11.921181678772" calcext:value-type="float">
            <text:p>-11.92118167877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32638395174364" calcext:value-type="float">
            <text:p>2.32638395174364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7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399227142334" calcext:value-type="float">
            <text:p>18.5399227142334</text:p>
          </table:table-cell>
          <table:table-cell office:value-type="float" office:value="-10.8651218414307" calcext:value-type="float">
            <text:p>-10.865121841430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169649030609155" calcext:value-type="float">
            <text:p>1.69649030609155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7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124810218811" calcext:value-type="float">
            <text:p>14.124810218811</text:p>
          </table:table-cell>
          <table:table-cell office:value-type="float" office:value="-7.89243316650391" calcext:value-type="float">
            <text:p>-7.8924331665039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274178318937501" calcext:value-type="float">
            <text:p>2.74178318937501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7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6851348876953" calcext:value-type="float">
            <text:p>16.6851348876953</text:p>
          </table:table-cell>
          <table:table-cell office:value-type="float" office:value="-9.55842781066894" calcext:value-type="float">
            <text:p>-9.5584278106689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400465901759239" calcext:value-type="float">
            <text:p>4.00465901759239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7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4115123748779" calcext:value-type="float">
            <text:p>14.4115123748779</text:p>
          </table:table-cell>
          <table:table-cell office:value-type="float" office:value="-8.00728511810303" calcext:value-type="float">
            <text:p>-8.0072851181030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183501838724176" calcext:value-type="float">
            <text:p>1.83501838724176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0026278.JP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99792051315308" calcext:value-type="float">
            <text:p>3.99792051315308</text:p>
          </table:table-cell>
          <table:table-cell table:style-name="ce2" office:value-type="float" office:value="1.18483364582062" calcext:value-type="float">
            <text:p>1.18483364582062</text:p>
          </table:table-cell>
          <table:table-cell table:style-name="ce2" office:value-type="float" office:value="0.943378984928131" calcext:value-type="float">
            <text:p>0.943378984928131</text:p>
          </table:table-cell>
          <table:table-cell table:style-name="ce2" office:value-type="float" office:value="0.0566210635006427" calcext:value-type="float">
            <text:p>0.05662106350064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1" table:number-rows-spanned="2">
            <text:p>- Annotator</text:p>
          </table:table-cell>
          <table:table-cell table:style-name="ce7" table:number-columns-repeated="1013"/>
        </table:table-row>
        <table:table-row table:style-name="ro1">
          <table:table-cell table:style-name="ce2" office:value-type="string" calcext:value-type="string">
            <text:p>G0026279.JP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3.12253379821777" calcext:value-type="float">
            <text:p>-3.12253379821777</text:p>
          </table:table-cell>
          <table:table-cell table:style-name="ce2" office:value-type="float" office:value="8.00378608703613" calcext:value-type="float">
            <text:p>8.00378608703613</text:p>
          </table:table-cell>
          <table:table-cell table:style-name="ce2" office:value-type="float" office:value="0.0000147195423778612" calcext:value-type="float">
            <text:p>1.47195423778612E-05</text:p>
          </table:table-cell>
          <table:table-cell table:style-name="ce2" office:value-type="float" office:value="0.999985337257385" calcext:value-type="float">
            <text:p>0.999985337257385</text:p>
          </table:table-cell>
          <table:table-cell table:number-columns-repeated="3" table:style-name="ce2" office:value-type="float" office:value="1" calcext:value-type="float">
            <text:p>1</text:p>
          </table:table-cell>
          <table:covered-table-cell table:style-name="ce5"/>
          <table:table-cell table:style-name="ce7" table:number-columns-repeated="1013"/>
        </table:table-row>
        <table:table-row table:style-name="ro1">
          <table:table-cell office:value-type="string" calcext:value-type="string">
            <text:p>G002628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0912113189697" calcext:value-type="float">
            <text:p>25.0912113189697</text:p>
          </table:table-cell>
          <table:table-cell office:value-type="float" office:value="-15.6169929504395" calcext:value-type="float">
            <text:p>-15.6169929504395</text:p>
          </table:table-cell>
          <table:table-cell office:value-type="float" office:value="1" calcext:value-type="float">
            <text:p>1</text:p>
          </table:table-cell>
          <table:table-cell office:value-type="float" office:value="2.09242883968378E-018" calcext:value-type="float">
            <text:p>2.09242883968378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8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697303771973" calcext:value-type="float">
            <text:p>28.9697303771973</text:p>
          </table:table-cell>
          <table:table-cell office:value-type="float" office:value="-18.6583690643311" calcext:value-type="float">
            <text:p>-18.6583690643311</text:p>
          </table:table-cell>
          <table:table-cell office:value-type="float" office:value="1" calcext:value-type="float">
            <text:p>1</text:p>
          </table:table-cell>
          <table:table-cell office:value-type="float" office:value="2.0671883684102E-021" calcext:value-type="float">
            <text:p>2.0671883684102E-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8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6068935394287" calcext:value-type="float">
            <text:p>26.6068935394287</text:p>
          </table:table-cell>
          <table:table-cell office:value-type="float" office:value="-17.0829753875732" calcext:value-type="float">
            <text:p>-17.0829753875732</text:p>
          </table:table-cell>
          <table:table-cell office:value-type="float" office:value="1" calcext:value-type="float">
            <text:p>1</text:p>
          </table:table-cell>
          <table:table-cell office:value-type="float" office:value="1.06103820727718E-019" calcext:value-type="float">
            <text:p>1.06103820727718E-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8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9259719848633" calcext:value-type="float">
            <text:p>18.9259719848633</text:p>
          </table:table-cell>
          <table:table-cell office:value-type="float" office:value="-11.4151039123535" calcext:value-type="float">
            <text:p>-11.415103912353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665331640692726" calcext:value-type="float">
            <text:p>6.65331640692726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8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1897296905518" calcext:value-type="float">
            <text:p>21.1897296905518</text:p>
          </table:table-cell>
          <table:table-cell office:value-type="float" office:value="-13.410083770752" calcext:value-type="float">
            <text:p>-13.410083770752</text:p>
          </table:table-cell>
          <table:table-cell office:value-type="float" office:value="1" calcext:value-type="float">
            <text:p>1</text:p>
          </table:table-cell>
          <table:table-cell office:value-type="float" office:value="9.40786577262906E-016" calcext:value-type="float">
            <text:p>9.40786577262906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8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5164575576782" calcext:value-type="float">
            <text:p>3.55164575576782</text:p>
          </table:table-cell>
          <table:table-cell office:value-type="float" office:value="2.04988551139832" calcext:value-type="float">
            <text:p>2.04988551139832</text:p>
          </table:table-cell>
          <table:table-cell office:value-type="float" office:value="0.817836821079254" calcext:value-type="float">
            <text:p>0.817836821079254</text:p>
          </table:table-cell>
          <table:table-cell office:value-type="float" office:value="0.182163134217262" calcext:value-type="float">
            <text:p>0.18216313421726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86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.41975212097168" calcext:value-type="float">
            <text:p>-6.41975212097168</text:p>
          </table:table-cell>
          <table:table-cell office:value-type="float" office:value="12.657808303833" calcext:value-type="float">
            <text:p>12.657808303833</text:p>
          </table:table-cell>
          <table:table-cell office:value-type="float" office:value="0.00000000518466602983381" calcext:value-type="float">
            <text:p>5.18466602983381E-0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8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6259841918945" calcext:value-type="float">
            <text:p>9.36259841918945</text:p>
          </table:table-cell>
          <table:table-cell office:value-type="float" office:value="-4.40353202819824" calcext:value-type="float">
            <text:p>-4.40353202819824</text:p>
          </table:table-cell>
          <table:table-cell office:value-type="float" office:value="0.999998927116394" calcext:value-type="float">
            <text:p>0.999998927116394</text:p>
          </table:table-cell>
          <table:table-cell office:value-type="float" office:value="0.0000010506184935366" calcext:value-type="float">
            <text:p>1.0506184935366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8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8815469741821" calcext:value-type="float">
            <text:p>13.8815469741821</text:p>
          </table:table-cell>
          <table:table-cell office:value-type="float" office:value="-7.45501661300659" calcext:value-type="float">
            <text:p>-7.4550166130065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54156223949775" calcext:value-type="float">
            <text:p>5.4156223949775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8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168334960938" calcext:value-type="float">
            <text:p>19.3168334960938</text:p>
          </table:table-cell>
          <table:table-cell office:value-type="float" office:value="-11.6929597854614" calcext:value-type="float">
            <text:p>-11.692959785461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340893186888316" calcext:value-type="float">
            <text:p>3.40893186888316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9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0899715423584" calcext:value-type="float">
            <text:p>17.0899715423584</text:p>
          </table:table-cell>
          <table:table-cell office:value-type="float" office:value="-10.0832290649414" calcext:value-type="float">
            <text:p>-10.083229064941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158062527910036" calcext:value-type="float">
            <text:p>1.58062527910036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9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9159545898438" calcext:value-type="float">
            <text:p>15.9159545898438</text:p>
          </table:table-cell>
          <table:table-cell office:value-type="float" office:value="-9.27627468109131" calcext:value-type="float">
            <text:p>-9.2762746810913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114591773570094" calcext:value-type="float">
            <text:p>1.14591773570094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9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5913639068604" calcext:value-type="float">
            <text:p>8.55913639068604</text:p>
          </table:table-cell>
          <table:table-cell office:value-type="float" office:value="-3.12839126586914" calcext:value-type="float">
            <text:p>-3.12839126586914</text:p>
          </table:table-cell>
          <table:table-cell office:value-type="float" office:value="0.999991655349731" calcext:value-type="float">
            <text:p>0.999991655349731</text:p>
          </table:table-cell>
          <table:table-cell office:value-type="float" office:value="0.00000839784024719847" calcext:value-type="float">
            <text:p>8.39784024719847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93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43569612503052" calcext:value-type="float">
            <text:p>-5.43569612503052</text:p>
          </table:table-cell>
          <table:table-cell office:value-type="float" office:value="10.9711322784424" calcext:value-type="float">
            <text:p>10.9711322784424</text:p>
          </table:table-cell>
          <table:table-cell office:value-type="float" office:value="0.0000000749212674122646" calcext:value-type="float">
            <text:p>7.49212674122646E-08</text:p>
          </table:table-cell>
          <table:table-cell office:value-type="float" office:value="0.99999988079071" calcext:value-type="float">
            <text:p>0.9999998807907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9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637353897095" calcext:value-type="float">
            <text:p>11.1637353897095</text:p>
          </table:table-cell>
          <table:table-cell office:value-type="float" office:value="-6.06153583526611" calcext:value-type="float">
            <text:p>-6.06153583526611</text:p>
          </table:table-cell>
          <table:table-cell office:value-type="float" office:value="1" calcext:value-type="float">
            <text:p>1</text:p>
          </table:table-cell>
          <table:table-cell office:value-type="float" office:value="0.0000000330491083389006" calcext:value-type="float">
            <text:p>3.30491083389006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9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2884120941162" calcext:value-type="float">
            <text:p>15.2884120941162</text:p>
          </table:table-cell>
          <table:table-cell office:value-type="float" office:value="-8.76312065124512" calcext:value-type="float">
            <text:p>-8.7631206512451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35855190344547" calcext:value-type="float">
            <text:p>3.5855190344547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9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6958847045898" calcext:value-type="float">
            <text:p>32.6958847045898</text:p>
          </table:table-cell>
          <table:table-cell office:value-type="float" office:value="-21.9396743774414" calcext:value-type="float">
            <text:p>-21.9396743774414</text:p>
          </table:table-cell>
          <table:table-cell office:value-type="float" office:value="1" calcext:value-type="float">
            <text:p>1</text:p>
          </table:table-cell>
          <table:table-cell office:value-type="float" office:value="1.87101891449661E-024" calcext:value-type="float">
            <text:p>1.87101891449661E-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9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0205421447754" calcext:value-type="float">
            <text:p>33.0205421447754</text:p>
          </table:table-cell>
          <table:table-cell office:value-type="float" office:value="-21.6001415252686" calcext:value-type="float">
            <text:p>-21.6001415252686</text:p>
          </table:table-cell>
          <table:table-cell office:value-type="float" office:value="1" calcext:value-type="float">
            <text:p>1</text:p>
          </table:table-cell>
          <table:table-cell office:value-type="float" office:value="1.89906272246199E-024" calcext:value-type="float">
            <text:p>1.89906272246199E-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9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0525245666504" calcext:value-type="float">
            <text:p>36.0525245666504</text:p>
          </table:table-cell>
          <table:table-cell office:value-type="float" office:value="-24.040735244751" calcext:value-type="float">
            <text:p>-24.040735244751</text:p>
          </table:table-cell>
          <table:table-cell office:value-type="float" office:value="1" calcext:value-type="float">
            <text:p>1</text:p>
          </table:table-cell>
          <table:table-cell office:value-type="float" office:value="7.97678813989988E-027" calcext:value-type="float">
            <text:p>7.97678813989988E-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29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3172702789307" calcext:value-type="float">
            <text:p>24.3172702789307</text:p>
          </table:table-cell>
          <table:table-cell office:value-type="float" office:value="-16.0199546813965" calcext:value-type="float">
            <text:p>-16.0199546813965</text:p>
          </table:table-cell>
          <table:table-cell office:value-type="float" office:value="1" calcext:value-type="float">
            <text:p>1</text:p>
          </table:table-cell>
          <table:table-cell office:value-type="float" office:value="3.03224973817545E-018" calcext:value-type="float">
            <text:p>3.03224973817545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30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6235694885254" calcext:value-type="float">
            <text:p>7.56235694885254</text:p>
          </table:table-cell>
          <table:table-cell office:value-type="float" office:value="-2.72270703315735" calcext:value-type="float">
            <text:p>-2.72270703315735</text:p>
          </table:table-cell>
          <table:table-cell office:value-type="float" office:value="0.999965906143188" calcext:value-type="float">
            <text:p>0.999965906143188</text:p>
          </table:table-cell>
          <table:table-cell office:value-type="float" office:value="0.0000341380546160508" calcext:value-type="float">
            <text:p>3.41380546160508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301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.35109710693359" calcext:value-type="float">
            <text:p>-6.35109710693359</text:p>
          </table:table-cell>
          <table:table-cell office:value-type="float" office:value="12.4627342224121" calcext:value-type="float">
            <text:p>12.4627342224121</text:p>
          </table:table-cell>
          <table:table-cell office:value-type="float" office:value="0.00000000674927136401493" calcext:value-type="float">
            <text:p>6.74927136401493E-0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30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5094442367554" calcext:value-type="float">
            <text:p>6.45094442367554</text:p>
          </table:table-cell>
          <table:table-cell office:value-type="float" office:value="-2.03874921798706" calcext:value-type="float">
            <text:p>-2.03874921798706</text:p>
          </table:table-cell>
          <table:table-cell office:value-type="float" office:value="0.999794542789459" calcext:value-type="float">
            <text:p>0.999794542789459</text:p>
          </table:table-cell>
          <table:table-cell office:value-type="float" office:value="0.0002055339718936" calcext:value-type="float">
            <text:p>0.00020553397189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30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7366733551025" calcext:value-type="float">
            <text:p>26.7366733551025</text:p>
          </table:table-cell>
          <table:table-cell office:value-type="float" office:value="-17.4452571868896" calcext:value-type="float">
            <text:p>-17.4452571868896</text:p>
          </table:table-cell>
          <table:table-cell office:value-type="float" office:value="1" calcext:value-type="float">
            <text:p>1</text:p>
          </table:table-cell>
          <table:table-cell office:value-type="float" office:value="6.48681304842164E-020" calcext:value-type="float">
            <text:p>6.48681304842164E-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30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948612213135" calcext:value-type="float">
            <text:p>21.8948612213135</text:p>
          </table:table-cell>
          <table:table-cell office:value-type="float" office:value="-13.8028192520142" calcext:value-type="float">
            <text:p>-13.8028192520142</text:p>
          </table:table-cell>
          <table:table-cell office:value-type="float" office:value="1" calcext:value-type="float">
            <text:p>1</text:p>
          </table:table-cell>
          <table:table-cell office:value-type="float" office:value="3.13829624485099E-016" calcext:value-type="float">
            <text:p>3.13829624485099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30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142250061035" calcext:value-type="float">
            <text:p>18.5142250061035</text:p>
          </table:table-cell>
          <table:table-cell office:value-type="float" office:value="-11.0675239562988" calcext:value-type="float">
            <text:p>-11.067523956298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142170563516286" calcext:value-type="float">
            <text:p>1.42170563516286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30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3237457275391" calcext:value-type="float">
            <text:p>24.3237457275391</text:p>
          </table:table-cell>
          <table:table-cell office:value-type="float" office:value="-15.4415616989136" calcext:value-type="float">
            <text:p>-15.4415616989136</text:p>
          </table:table-cell>
          <table:table-cell office:value-type="float" office:value="1" calcext:value-type="float">
            <text:p>1</text:p>
          </table:table-cell>
          <table:table-cell office:value-type="float" office:value="5.37212366104503E-018" calcext:value-type="float">
            <text:p>5.37212366104503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" office:value-type="string" calcext:value-type="string">
            <text:p>G0026307.JP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.6638717651367" calcext:value-type="float">
            <text:p>12.6638717651367</text:p>
          </table:table-cell>
          <table:table-cell table:style-name="ce2" office:value-type="float" office:value="-6.86324787139893" calcext:value-type="float">
            <text:p>-6.8632478713989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000000330734972742164" calcext:value-type="float">
            <text:p>3.30734972742164E-0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1" table:number-rows-spanned="2">
            <text:p>-Annotator</text:p>
          </table:table-cell>
          <table:table-cell table:style-name="ce7" table:number-columns-repeated="1013"/>
        </table:table-row>
        <table:table-row table:style-name="ro1">
          <table:table-cell table:style-name="ce2" office:value-type="string" calcext:value-type="string">
            <text:p>G0026308.JP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3.52368307113647" calcext:value-type="float">
            <text:p>-3.52368307113647</text:p>
          </table:table-cell>
          <table:table-cell table:style-name="ce2" office:value-type="float" office:value="8.36111545562744" calcext:value-type="float">
            <text:p>8.36111545562744</text:p>
          </table:table-cell>
          <table:table-cell table:style-name="ce2" office:value-type="float" office:value="0.00000689437320033903" calcext:value-type="float">
            <text:p>6.89437320033903E-06</text:p>
          </table:table-cell>
          <table:table-cell table:style-name="ce2" office:value-type="float" office:value="0.999993085861206" calcext:value-type="float">
            <text:p>0.999993085861206</text:p>
          </table:table-cell>
          <table:table-cell table:number-columns-repeated="3" table:style-name="ce2" office:value-type="float" office:value="1" calcext:value-type="float">
            <text:p>1</text:p>
          </table:table-cell>
          <table:covered-table-cell table:style-name="ce5"/>
          <table:table-cell table:style-name="ce7" table:number-columns-repeated="1013"/>
        </table:table-row>
        <table:table-row table:style-name="ro1">
          <table:table-cell office:value-type="string" calcext:value-type="string">
            <text:p>G002630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828351020813" calcext:value-type="float">
            <text:p>11.828351020813</text:p>
          </table:table-cell>
          <table:table-cell office:value-type="float" office:value="-6.17951679229736" calcext:value-type="float">
            <text:p>-6.17951679229736</text:p>
          </table:table-cell>
          <table:table-cell office:value-type="float" office:value="1" calcext:value-type="float">
            <text:p>1</text:p>
          </table:table-cell>
          <table:table-cell office:value-type="float" office:value="0.0000000151106238632792" calcext:value-type="float">
            <text:p>1.51106238632792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31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683712005615" calcext:value-type="float">
            <text:p>24.6683712005615</text:p>
          </table:table-cell>
          <table:table-cell office:value-type="float" office:value="-16.0026054382324" calcext:value-type="float">
            <text:p>-16.0026054382324</text:p>
          </table:table-cell>
          <table:table-cell office:value-type="float" office:value="1" calcext:value-type="float">
            <text:p>1</text:p>
          </table:table-cell>
          <table:table-cell office:value-type="float" office:value="2.17180136895161E-018" calcext:value-type="float">
            <text:p>2.17180136895161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31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8870468139648" calcext:value-type="float">
            <text:p>34.8870468139648</text:p>
          </table:table-cell>
          <table:table-cell office:value-type="float" office:value="-22.9511680603027" calcext:value-type="float">
            <text:p>-22.9511680603027</text:p>
          </table:table-cell>
          <table:table-cell office:value-type="float" office:value="1" calcext:value-type="float">
            <text:p>1</text:p>
          </table:table-cell>
          <table:table-cell office:value-type="float" office:value="7.60645754201827E-026" calcext:value-type="float">
            <text:p>7.60645754201827E-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31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4280166625977" calcext:value-type="float">
            <text:p>31.4280166625977</text:p>
          </table:table-cell>
          <table:table-cell office:value-type="float" office:value="-20.6171493530273" calcext:value-type="float">
            <text:p>-20.6171493530273</text:p>
          </table:table-cell>
          <table:table-cell office:value-type="float" office:value="1" calcext:value-type="float">
            <text:p>1</text:p>
          </table:table-cell>
          <table:table-cell office:value-type="float" office:value="2.49500595781721E-023" calcext:value-type="float">
            <text:p>2.49500595781721E-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31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1456890106201" calcext:value-type="float">
            <text:p>19.1456890106201</text:p>
          </table:table-cell>
          <table:table-cell office:value-type="float" office:value="-11.8580017089844" calcext:value-type="float">
            <text:p>-11.858001708984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342979530681357" calcext:value-type="float">
            <text:p>3.42979530681357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31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064659118652" calcext:value-type="float">
            <text:p>20.5064659118652</text:p>
          </table:table-cell>
          <table:table-cell office:value-type="float" office:value="-12.405891418457" calcext:value-type="float">
            <text:p>-12.405891418457</text:p>
          </table:table-cell>
          <table:table-cell office:value-type="float" office:value="1" calcext:value-type="float">
            <text:p>1</text:p>
          </table:table-cell>
          <table:table-cell office:value-type="float" office:value="5.0856311315775E-015" calcext:value-type="float">
            <text:p>5.0856311315775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31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9535322189331" calcext:value-type="float">
            <text:p>4.99535322189331</text:p>
          </table:table-cell>
          <table:table-cell office:value-type="float" office:value="-0.221489459276199" calcext:value-type="float">
            <text:p>-0.221489459276199</text:p>
          </table:table-cell>
          <table:table-cell office:value-type="float" office:value="0.994604885578156" calcext:value-type="float">
            <text:p>0.994604885578156</text:p>
          </table:table-cell>
          <table:table-cell office:value-type="float" office:value="0.0053951633162796" calcext:value-type="float">
            <text:p>0.005395163316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31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13190340995789" calcext:value-type="float">
            <text:p>3.13190340995789</text:p>
          </table:table-cell>
          <table:table-cell office:value-type="float" office:value="1.28304100036621" calcext:value-type="float">
            <text:p>1.28304100036621</text:p>
          </table:table-cell>
          <table:table-cell office:value-type="float" office:value="0.863993525505066" calcext:value-type="float">
            <text:p>0.863993525505066</text:p>
          </table:table-cell>
          <table:table-cell office:value-type="float" office:value="0.136006519198418" calcext:value-type="float">
            <text:p>0.1360065191984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31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545848846436" calcext:value-type="float">
            <text:p>11.1545848846436</text:p>
          </table:table-cell>
          <table:table-cell office:value-type="float" office:value="-5.648118019104" calcext:value-type="float">
            <text:p>-5.648118019104</text:p>
          </table:table-cell>
          <table:table-cell office:value-type="float" office:value="1" calcext:value-type="float">
            <text:p>1</text:p>
          </table:table-cell>
          <table:table-cell office:value-type="float" office:value="0.0000000504287775981993" calcext:value-type="float">
            <text:p>5.04287775981993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31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4358234405518" calcext:value-type="float">
            <text:p>18.4358234405518</text:p>
          </table:table-cell>
          <table:table-cell office:value-type="float" office:value="-11.1668567657471" calcext:value-type="float">
            <text:p>-11.166856765747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139225680680435" calcext:value-type="float">
            <text:p>1.39225680680435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31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4240646362305" calcext:value-type="float">
            <text:p>16.4240646362305</text:p>
          </table:table-cell>
          <table:table-cell office:value-type="float" office:value="-9.52760601043701" calcext:value-type="float">
            <text:p>-9.5276060104370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536206712711818" calcext:value-type="float">
            <text:p>5.36206712711818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32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8710889816284" calcext:value-type="float">
            <text:p>13.8710889816284</text:p>
          </table:table-cell>
          <table:table-cell office:value-type="float" office:value="-8.15394687652588" calcext:value-type="float">
            <text:p>-8.1539468765258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272049827110266" calcext:value-type="float">
            <text:p>2.72049827110266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32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4303340911865" calcext:value-type="float">
            <text:p>15.4303340911865</text:p>
          </table:table-cell>
          <table:table-cell office:value-type="float" office:value="-9.09231281280518" calcext:value-type="float">
            <text:p>-9.0923128128051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223846011171425" calcext:value-type="float">
            <text:p>2.23846011171425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0026322.JP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8138513565063" calcext:value-type="float">
            <text:p>10.8138513565063</text:p>
          </table:table-cell>
          <table:table-cell table:style-name="ce2" office:value-type="float" office:value="-5.39228343963623" calcext:value-type="float">
            <text:p>-5.39228343963623</text:p>
          </table:table-cell>
          <table:table-cell table:style-name="ce2" office:value-type="float" office:value="0.99999988079071" calcext:value-type="float">
            <text:p>0.99999988079071</text:p>
          </table:table-cell>
          <table:table-cell table:style-name="ce2" office:value-type="float" office:value="0.000000091572488258862" calcext:value-type="float">
            <text:p>9.1572488258862E-0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1" table:number-rows-spanned="2">
            <text:p>- Annotator: but hard to differentiate between two plots. no clear boundary</text:p>
          </table:table-cell>
          <table:table-cell table:style-name="ce7" table:number-columns-repeated="1013"/>
        </table:table-row>
        <table:table-row table:style-name="ro1">
          <table:table-cell table:style-name="ce2" office:value-type="string" calcext:value-type="string">
            <text:p>G0026323.JP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.67209053039551" calcext:value-type="float">
            <text:p>-2.67209053039551</text:p>
          </table:table-cell>
          <table:table-cell table:style-name="ce2" office:value-type="float" office:value="7.69862079620361" calcext:value-type="float">
            <text:p>7.69862079620361</text:p>
          </table:table-cell>
          <table:table-cell table:style-name="ce2" office:value-type="float" office:value="0.0000313360069412738" calcext:value-type="float">
            <text:p>3.13360069412738E-05</text:p>
          </table:table-cell>
          <table:table-cell table:style-name="ce2" office:value-type="float" office:value="0.999968647956848" calcext:value-type="float">
            <text:p>0.999968647956848</text:p>
          </table:table-cell>
          <table:table-cell table:number-columns-repeated="3" table:style-name="ce2" office:value-type="float" office:value="1" calcext:value-type="float">
            <text:p>1</text:p>
          </table:table-cell>
          <table:covered-table-cell table:style-name="ce5"/>
          <table:table-cell table:style-name="ce7" table:number-columns-repeated="1013"/>
        </table:table-row>
        <table:table-row table:style-name="ro1">
          <table:table-cell office:value-type="string" calcext:value-type="string">
            <text:p>G002632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6068000793457" calcext:value-type="float">
            <text:p>17.6068000793457</text:p>
          </table:table-cell>
          <table:table-cell office:value-type="float" office:value="-10.140230178833" calcext:value-type="float">
            <text:p>-10.14023017883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890467062066025" calcext:value-type="float">
            <text:p>8.90467062066025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32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6635799407959" calcext:value-type="float">
            <text:p>27.6635799407959</text:p>
          </table:table-cell>
          <table:table-cell office:value-type="float" office:value="-17.1861209869385" calcext:value-type="float">
            <text:p>-17.1861209869385</text:p>
          </table:table-cell>
          <table:table-cell office:value-type="float" office:value="1" calcext:value-type="float">
            <text:p>1</text:p>
          </table:table-cell>
          <table:table-cell office:value-type="float" office:value="3.32676694291056E-020" calcext:value-type="float">
            <text:p>3.32676694291056E-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32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9303760528564" calcext:value-type="float">
            <text:p>31.9303760528564</text:p>
          </table:table-cell>
          <table:table-cell office:value-type="float" office:value="-20.5822811126709" calcext:value-type="float">
            <text:p>-20.5822811126709</text:p>
          </table:table-cell>
          <table:table-cell office:value-type="float" office:value="1" calcext:value-type="float">
            <text:p>1</text:p>
          </table:table-cell>
          <table:table-cell office:value-type="float" office:value="1.56330159086676E-023" calcext:value-type="float">
            <text:p>1.56330159086676E-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32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3995800018311" calcext:value-type="float">
            <text:p>17.3995800018311</text:p>
          </table:table-cell>
          <table:table-cell office:value-type="float" office:value="-10.2883825302124" calcext:value-type="float">
            <text:p>-10.288382530212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944650282476423" calcext:value-type="float">
            <text:p>9.44650282476423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32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5779075622559" calcext:value-type="float">
            <text:p>19.5779075622559</text:p>
          </table:table-cell>
          <table:table-cell office:value-type="float" office:value="-12.0447607040405" calcext:value-type="float">
            <text:p>-12.044760704040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18469248483019" calcext:value-type="float">
            <text:p>1.8469248483019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32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0418643951416" calcext:value-type="float">
            <text:p>15.0418643951416</text:p>
          </table:table-cell>
          <table:table-cell office:value-type="float" office:value="-8.68958854675293" calcext:value-type="float">
            <text:p>-8.6895885467529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493811207202821" calcext:value-type="float">
            <text:p>4.93811207202821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5">
          <table:table-cell table:style-name="ce2" office:value-type="string" calcext:value-type="string">
            <text:p>G0026330.JP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.94699001312256" calcext:value-type="float">
            <text:p>6.94699001312256</text:p>
          </table:table-cell>
          <table:table-cell table:style-name="ce2" office:value-type="float" office:value="-1.90364670753479" calcext:value-type="float">
            <text:p>-1.90364670753479</text:p>
          </table:table-cell>
          <table:table-cell table:style-name="ce2" office:value-type="float" office:value="0.99985671043396" calcext:value-type="float">
            <text:p>0.99985671043396</text:p>
          </table:table-cell>
          <table:table-cell table:style-name="ce2" office:value-type="float" office:value="0.0001432699791621" calcext:value-type="float">
            <text:p>0.00014326997916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1" table:number-rows-spanned="2">
            <text:p>- Model</text:p>
          </table:table-cell>
          <table:table-cell table:style-name="ce7" table:number-columns-repeated="1013"/>
        </table:table-row>
        <table:table-row table:style-name="ro5">
          <table:table-cell table:style-name="ce2" office:value-type="string" calcext:value-type="string">
            <text:p>G0026331.JP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3.51614189147949" calcext:value-type="float">
            <text:p>-3.51614189147949</text:p>
          </table:table-cell>
          <table:table-cell table:style-name="ce2" office:value-type="float" office:value="8.98201751708984" calcext:value-type="float">
            <text:p>8.98201751708984</text:p>
          </table:table-cell>
          <table:table-cell table:style-name="ce2" office:value-type="float" office:value="0.00000373350485460833" calcext:value-type="float">
            <text:p>3.73350485460833E-06</text:p>
          </table:table-cell>
          <table:table-cell table:style-name="ce2" office:value-type="float" office:value="0.999996304512024" calcext:value-type="float">
            <text:p>0.999996304512024</text:p>
          </table:table-cell>
          <table:table-cell table:number-columns-repeated="3" table:style-name="ce2" office:value-type="float" office:value="1" calcext:value-type="float">
            <text:p>1</text:p>
          </table:table-cell>
          <table:covered-table-cell table:style-name="ce5"/>
          <table:table-cell table:style-name="ce7" table:number-columns-repeated="1013"/>
        </table:table-row>
        <table:table-row table:style-name="ro1">
          <table:table-cell office:value-type="string" calcext:value-type="string">
            <text:p>G002633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4278402328491" calcext:value-type="float">
            <text:p>6.24278402328491</text:p>
          </table:table-cell>
          <table:table-cell office:value-type="float" office:value="-1.88304877281189" calcext:value-type="float">
            <text:p>-1.88304877281189</text:p>
          </table:table-cell>
          <table:table-cell office:value-type="float" office:value="0.999704301357269" calcext:value-type="float">
            <text:p>0.999704301357269</text:p>
          </table:table-cell>
          <table:table-cell office:value-type="float" office:value="0.0002957108954433" calcext:value-type="float">
            <text:p>0.0002957108954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33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0494375228882" calcext:value-type="float">
            <text:p>15.0494375228882</text:p>
          </table:table-cell>
          <table:table-cell office:value-type="float" office:value="-8.19915580749512" calcext:value-type="float">
            <text:p>-8.1991558074951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800321683924743" calcext:value-type="float">
            <text:p>8.00321683924743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33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0435485839844" calcext:value-type="float">
            <text:p>17.0435485839844</text:p>
          </table:table-cell>
          <table:table-cell office:value-type="float" office:value="-9.4444465637207" calcext:value-type="float">
            <text:p>-9.444446563720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313624408561364" calcext:value-type="float">
            <text:p>3.13624408561364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33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1045045852661" calcext:value-type="float">
            <text:p>15.1045045852661</text:p>
          </table:table-cell>
          <table:table-cell office:value-type="float" office:value="-8.2826509475708" calcext:value-type="float">
            <text:p>-8.282650947570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696766741525856" calcext:value-type="float">
            <text:p>6.96766741525856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33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9762010574341" calcext:value-type="float">
            <text:p>14.9762010574341</text:p>
          </table:table-cell>
          <table:table-cell office:value-type="float" office:value="-8.58631610870361" calcext:value-type="float">
            <text:p>-8.5863161087036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584694237470984" calcext:value-type="float">
            <text:p>5.84694237470984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5">
          <table:table-cell table:style-name="ce2" office:value-type="string" calcext:value-type="string">
            <text:p>G0026337.JP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.39134454727173" calcext:value-type="float">
            <text:p>6.39134454727173</text:p>
          </table:table-cell>
          <table:table-cell table:style-name="ce2" office:value-type="float" office:value="-1.44997537136078" calcext:value-type="float">
            <text:p>-1.44997537136078</text:p>
          </table:table-cell>
          <table:table-cell table:style-name="ce2" office:value-type="float" office:value="0.999607026576996" calcext:value-type="float">
            <text:p>0.999607026576996</text:p>
          </table:table-cell>
          <table:table-cell table:style-name="ce2" office:value-type="float" office:value="0.0003929951926693" calcext:value-type="float">
            <text:p>0.00039299519266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1" table:number-rows-spanned="2">
            <text:p>- Model</text:p>
          </table:table-cell>
          <table:table-cell table:style-name="ce7" table:number-columns-repeated="1013"/>
        </table:table-row>
        <table:table-row table:style-name="ro5">
          <table:table-cell table:style-name="ce2" office:value-type="string" calcext:value-type="string">
            <text:p>G0026338.JP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.30411767959595" calcext:value-type="float">
            <text:p>1.30411767959595</text:p>
          </table:table-cell>
          <table:table-cell table:style-name="ce2" office:value-type="float" office:value="3.48090147972107" calcext:value-type="float">
            <text:p>3.48090147972107</text:p>
          </table:table-cell>
          <table:table-cell table:style-name="ce2" office:value-type="float" office:value="0.101854771375656" calcext:value-type="float">
            <text:p>0.101854771375656</text:p>
          </table:table-cell>
          <table:table-cell table:style-name="ce2" office:value-type="float" office:value="0.898145198822022" calcext:value-type="float">
            <text:p>0.898145198822022</text:p>
          </table:table-cell>
          <table:table-cell table:number-columns-repeated="3" table:style-name="ce2" office:value-type="float" office:value="1" calcext:value-type="float">
            <text:p>1</text:p>
          </table:table-cell>
          <table:covered-table-cell table:style-name="ce5"/>
          <table:table-cell table:style-name="ce7" table:number-columns-repeated="1013"/>
        </table:table-row>
        <table:table-row table:style-name="ro1">
          <table:table-cell office:value-type="string" calcext:value-type="string">
            <text:p>G002633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235011100769" calcext:value-type="float">
            <text:p>7.8235011100769</text:p>
          </table:table-cell>
          <table:table-cell office:value-type="float" office:value="-3.03995299339294" calcext:value-type="float">
            <text:p>-3.03995299339294</text:p>
          </table:table-cell>
          <table:table-cell office:value-type="float" office:value="0.999980807304382" calcext:value-type="float">
            <text:p>0.999980807304382</text:p>
          </table:table-cell>
          <table:table-cell office:value-type="float" office:value="0.0000191449216799811" calcext:value-type="float">
            <text:p>1.91449216799811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34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9128484725952" calcext:value-type="float">
            <text:p>15.9128484725952</text:p>
          </table:table-cell>
          <table:table-cell office:value-type="float" office:value="-9.47399997711182" calcext:value-type="float">
            <text:p>-9.4739999771118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943260834024295" calcext:value-type="float">
            <text:p>9.43260834024295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34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3599987030029" calcext:value-type="float">
            <text:p>20.3599987030029</text:p>
          </table:table-cell>
          <table:table-cell office:value-type="float" office:value="-12.8377923965454" calcext:value-type="float">
            <text:p>-12.8377923965454</text:p>
          </table:table-cell>
          <table:table-cell office:value-type="float" office:value="1" calcext:value-type="float">
            <text:p>1</text:p>
          </table:table-cell>
          <table:table-cell office:value-type="float" office:value="3.82280495710911E-015" calcext:value-type="float">
            <text:p>3.82280495710911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34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530963897705" calcext:value-type="float">
            <text:p>12.4530963897705</text:p>
          </table:table-cell>
          <table:table-cell office:value-type="float" office:value="-6.87402868270874" calcext:value-type="float">
            <text:p>-6.87402868270874</text:p>
          </table:table-cell>
          <table:table-cell office:value-type="float" office:value="1" calcext:value-type="float">
            <text:p>1</text:p>
          </table:table-cell>
          <table:table-cell office:value-type="float" office:value="0.00000000403957844952174" calcext:value-type="float">
            <text:p>4.03957844952174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34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790006637573" calcext:value-type="float">
            <text:p>10.3790006637573</text:p>
          </table:table-cell>
          <table:table-cell office:value-type="float" office:value="-5.07503604888916" calcext:value-type="float">
            <text:p>-5.07503604888916</text:p>
          </table:table-cell>
          <table:table-cell office:value-type="float" office:value="0.999999761581421" calcext:value-type="float">
            <text:p>0.999999761581421</text:p>
          </table:table-cell>
          <table:table-cell office:value-type="float" office:value="0.000000194266107200747" calcext:value-type="float">
            <text:p>1.94266107200747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34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668646812439" calcext:value-type="float">
            <text:p>14.668646812439</text:p>
          </table:table-cell>
          <table:table-cell office:value-type="float" office:value="-8.40540599822998" calcext:value-type="float">
            <text:p>-8.4054059982299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95294140634028" calcext:value-type="float">
            <text:p>9.5294140634028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5">
          <table:table-cell table:style-name="ce2" office:value-type="string" calcext:value-type="string">
            <text:p>G0026345.JP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.34179639816284" calcext:value-type="float">
            <text:p>6.34179639816284</text:p>
          </table:table-cell>
          <table:table-cell table:style-name="ce2" office:value-type="float" office:value="-1.23583745956421" calcext:value-type="float">
            <text:p>-1.23583745956421</text:p>
          </table:table-cell>
          <table:table-cell table:style-name="ce2" office:value-type="float" office:value="0.999488472938538" calcext:value-type="float">
            <text:p>0.999488472938538</text:p>
          </table:table-cell>
          <table:table-cell table:style-name="ce2" office:value-type="float" office:value="0.0005115089588798" calcext:value-type="float">
            <text:p>0.0005115089588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1" table:number-rows-spanned="2">
            <text:p>- Model</text:p>
          </table:table-cell>
          <table:table-cell table:style-name="ce7" table:number-columns-repeated="1013"/>
        </table:table-row>
        <table:table-row table:style-name="ro5">
          <table:table-cell table:style-name="ce2" office:value-type="string" calcext:value-type="string">
            <text:p>G0026346.JP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453412890434265" calcext:value-type="float">
            <text:p>-0.453412890434265</text:p>
          </table:table-cell>
          <table:table-cell table:style-name="ce2" office:value-type="float" office:value="5.28149318695068" calcext:value-type="float">
            <text:p>5.28149318695068</text:p>
          </table:table-cell>
          <table:table-cell table:style-name="ce2" office:value-type="float" office:value="0.0032207786571234" calcext:value-type="float">
            <text:p>0.003220778657123</text:p>
          </table:table-cell>
          <table:table-cell table:style-name="ce2" office:value-type="float" office:value="0.996779263019562" calcext:value-type="float">
            <text:p>0.996779263019562</text:p>
          </table:table-cell>
          <table:table-cell table:number-columns-repeated="3" table:style-name="ce2" office:value-type="float" office:value="1" calcext:value-type="float">
            <text:p>1</text:p>
          </table:table-cell>
          <table:covered-table-cell table:style-name="ce5"/>
          <table:table-cell table:style-name="ce7" table:number-columns-repeated="1013"/>
        </table:table-row>
        <table:table-row table:style-name="ro5">
          <table:table-cell office:value-type="string" calcext:value-type="string">
            <text:p>G002634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8893690109253" calcext:value-type="float">
            <text:p>5.48893690109253</text:p>
          </table:table-cell>
          <table:table-cell office:value-type="float" office:value="-0.405670017004013" calcext:value-type="float">
            <text:p>-0.405670017004013</text:p>
          </table:table-cell>
          <table:table-cell office:value-type="float" office:value="0.997253358364105" calcext:value-type="float">
            <text:p>0.997253358364105</text:p>
          </table:table-cell>
          <table:table-cell office:value-type="float" office:value="0.0027466933242976" calcext:value-type="float">
            <text:p>0.00274669332429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34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6868400573731" calcext:value-type="float">
            <text:p>9.16868400573731</text:p>
          </table:table-cell>
          <table:table-cell office:value-type="float" office:value="-3.73374009132385" calcext:value-type="float">
            <text:p>-3.73374009132385</text:p>
          </table:table-cell>
          <table:table-cell office:value-type="float" office:value="0.999997496604919" calcext:value-type="float">
            <text:p>0.999997496604919</text:p>
          </table:table-cell>
          <table:table-cell office:value-type="float" office:value="0.00000249199661084276" calcext:value-type="float">
            <text:p>2.49199661084276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34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5759248733521" calcext:value-type="float">
            <text:p>7.45759248733521</text:p>
          </table:table-cell>
          <table:table-cell office:value-type="float" office:value="-2.72495269775391" calcext:value-type="float">
            <text:p>-2.72495269775391</text:p>
          </table:table-cell>
          <table:table-cell office:value-type="float" office:value="0.999962210655212" calcext:value-type="float">
            <text:p>0.999962210655212</text:p>
          </table:table-cell>
          <table:table-cell office:value-type="float" office:value="0.0000378234035451896" calcext:value-type="float">
            <text:p>3.78234035451896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35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7433757781982" calcext:value-type="float">
            <text:p>7.97433757781982</text:p>
          </table:table-cell>
          <table:table-cell office:value-type="float" office:value="-2.71794748306274" calcext:value-type="float">
            <text:p>-2.71794748306274</text:p>
          </table:table-cell>
          <table:table-cell office:value-type="float" office:value="0.999977231025696" calcext:value-type="float">
            <text:p>0.999977231025696</text:p>
          </table:table-cell>
          <table:table-cell office:value-type="float" office:value="0.0000227190157602308" calcext:value-type="float">
            <text:p>2.27190157602308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35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2340116500855" calcext:value-type="float">
            <text:p>7.62340116500855</text:p>
          </table:table-cell>
          <table:table-cell office:value-type="float" office:value="-2.41609334945679" calcext:value-type="float">
            <text:p>-2.41609334945679</text:p>
          </table:table-cell>
          <table:table-cell office:value-type="float" office:value="0.999956369400024" calcext:value-type="float">
            <text:p>0.999956369400024</text:p>
          </table:table-cell>
          <table:table-cell office:value-type="float" office:value="0.0000436399277532473" calcext:value-type="float">
            <text:p>4.36399277532473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2635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027886390686" calcext:value-type="float">
            <text:p>6.9027886390686</text:p>
          </table:table-cell>
          <table:table-cell office:value-type="float" office:value="-1.71758472919464" calcext:value-type="float">
            <text:p>-1.71758472919464</text:p>
          </table:table-cell>
          <table:table-cell office:value-type="float" office:value="0.999819695949554" calcext:value-type="float">
            <text:p>0.999819695949554</text:p>
          </table:table-cell>
          <table:table-cell office:value-type="float" office:value="0.0001803602935979" calcext:value-type="float">
            <text:p>0.00018036029359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35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8253498077393" calcext:value-type="float">
            <text:p>13.8253498077393</text:p>
          </table:table-cell>
          <table:table-cell office:value-type="float" office:value="-7.77037191390991" calcext:value-type="float">
            <text:p>-7.7703719139099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417923723405878" calcext:value-type="float">
            <text:p>4.17923723405878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35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3333282470703" calcext:value-type="float">
            <text:p>17.3333282470703</text:p>
          </table:table-cell>
          <table:table-cell office:value-type="float" office:value="-10.1036186218262" calcext:value-type="float">
            <text:p>-10.103618621826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121418641200327" calcext:value-type="float">
            <text:p>1.21418641200327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35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797138214111" calcext:value-type="float">
            <text:p>14.5797138214111</text:p>
          </table:table-cell>
          <table:table-cell office:value-type="float" office:value="-7.84487295150757" calcext:value-type="float">
            <text:p>-7.8448729515075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182442283502837" calcext:value-type="float">
            <text:p>1.82442283502837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35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7399587631226" calcext:value-type="float">
            <text:p>11.7399587631226</text:p>
          </table:table-cell>
          <table:table-cell office:value-type="float" office:value="-5.88379573822022" calcext:value-type="float">
            <text:p>-5.88379573822022</text:p>
          </table:table-cell>
          <table:table-cell office:value-type="float" office:value="1" calcext:value-type="float">
            <text:p>1</text:p>
          </table:table-cell>
          <table:table-cell office:value-type="float" office:value="0.0000000221871054861822" calcext:value-type="float">
            <text:p>2.21871054861822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35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73884868621826" calcext:value-type="float">
            <text:p>9.73884868621826</text:p>
          </table:table-cell>
          <table:table-cell office:value-type="float" office:value="-3.98229718208313" calcext:value-type="float">
            <text:p>-3.98229718208313</text:p>
          </table:table-cell>
          <table:table-cell office:value-type="float" office:value="0.999998927116394" calcext:value-type="float">
            <text:p>0.999998927116394</text:p>
          </table:table-cell>
          <table:table-cell office:value-type="float" office:value="0.00000109895961486473" calcext:value-type="float">
            <text:p>1.09895961486473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35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813720703125" calcext:value-type="float">
            <text:p>5.7813720703125</text:p>
          </table:table-cell>
          <table:table-cell office:value-type="float" office:value="-0.808170199394226" calcext:value-type="float">
            <text:p>-0.808170199394226</text:p>
          </table:table-cell>
          <table:table-cell office:value-type="float" office:value="0.998627185821533" calcext:value-type="float">
            <text:p>0.998627185821533</text:p>
          </table:table-cell>
          <table:table-cell office:value-type="float" office:value="0.001372781698592" calcext:value-type="float">
            <text:p>0.00137278169859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359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.1851841211319" calcext:value-type="float">
            <text:p>-1.1851841211319</text:p>
          </table:table-cell>
          <table:table-cell office:value-type="float" office:value="6.28888177871704" calcext:value-type="float">
            <text:p>6.28888177871704</text:p>
          </table:table-cell>
          <table:table-cell office:value-type="float" office:value="0.0005672937259078" calcext:value-type="float">
            <text:p>0.000567293725908</text:p>
          </table:table-cell>
          <table:table-cell office:value-type="float" office:value="0.999432623386383" calcext:value-type="float">
            <text:p>0.99943262338638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36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7185621261597" calcext:value-type="float">
            <text:p>6.37185621261597</text:p>
          </table:table-cell>
          <table:table-cell office:value-type="float" office:value="-1.90903067588806" calcext:value-type="float">
            <text:p>-1.90903067588806</text:p>
          </table:table-cell>
          <table:table-cell office:value-type="float" office:value="0.999746739864349" calcext:value-type="float">
            <text:p>0.999746739864349</text:p>
          </table:table-cell>
          <table:table-cell office:value-type="float" office:value="0.0002532483485992" calcext:value-type="float">
            <text:p>0.0002532483485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36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5470142364502" calcext:value-type="float">
            <text:p>16.5470142364502</text:p>
          </table:table-cell>
          <table:table-cell office:value-type="float" office:value="-9.65908813476562" calcext:value-type="float">
            <text:p>-9.6590881347656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415752024821026" calcext:value-type="float">
            <text:p>4.15752024821026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36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393217086792" calcext:value-type="float">
            <text:p>22.393217086792</text:p>
          </table:table-cell>
          <table:table-cell office:value-type="float" office:value="-13.8821907043457" calcext:value-type="float">
            <text:p>-13.8821907043457</text:p>
          </table:table-cell>
          <table:table-cell office:value-type="float" office:value="1" calcext:value-type="float">
            <text:p>1</text:p>
          </table:table-cell>
          <table:table-cell office:value-type="float" office:value="1.76112999280526E-016" calcext:value-type="float">
            <text:p>1.76112999280526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36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229654312134" calcext:value-type="float">
            <text:p>15.5229654312134</text:p>
          </table:table-cell>
          <table:table-cell office:value-type="float" office:value="-9.00460147857666" calcext:value-type="float">
            <text:p>-9.0046014785766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222747601613671" calcext:value-type="float">
            <text:p>2.22747601613671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36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5535850524902" calcext:value-type="float">
            <text:p>11.5535850524902</text:p>
          </table:table-cell>
          <table:table-cell office:value-type="float" office:value="-6.13318777084351" calcext:value-type="float">
            <text:p>-6.13318777084351</text:p>
          </table:table-cell>
          <table:table-cell office:value-type="float" office:value="1" calcext:value-type="float">
            <text:p>1</text:p>
          </table:table-cell>
          <table:table-cell office:value-type="float" office:value="0.0000000208320471983825" calcext:value-type="float">
            <text:p>2.08320471983825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36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0590887069702" calcext:value-type="float">
            <text:p>15.0590887069702</text:p>
          </table:table-cell>
          <table:table-cell office:value-type="float" office:value="-8.84600162506104" calcext:value-type="float">
            <text:p>-8.8460016250610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415098545814008" calcext:value-type="float">
            <text:p>4.15098545814008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36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3133897781372" calcext:value-type="float">
            <text:p>7.73133897781372</text:p>
          </table:table-cell>
          <table:table-cell office:value-type="float" office:value="-3.40244364738464" calcext:value-type="float">
            <text:p>-3.40244364738464</text:p>
          </table:table-cell>
          <table:table-cell office:value-type="float" office:value="0.999985337257385" calcext:value-type="float">
            <text:p>0.999985337257385</text:p>
          </table:table-cell>
          <table:table-cell office:value-type="float" office:value="0.000014610105608881" calcext:value-type="float">
            <text:p>1.4610105608881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367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8906576633453" calcext:value-type="float">
            <text:p>1.48906576633453</text:p>
          </table:table-cell>
          <table:table-cell office:value-type="float" office:value="3.43423509597778" calcext:value-type="float">
            <text:p>3.43423509597778</text:p>
          </table:table-cell>
          <table:table-cell office:value-type="float" office:value="0.125081032514572" calcext:value-type="float">
            <text:p>0.125081032514572</text:p>
          </table:table-cell>
          <table:table-cell office:value-type="float" office:value="0.874918937683106" calcext:value-type="float">
            <text:p>0.8749189376831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368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253707408905" calcext:value-type="float">
            <text:p>1.6253707408905</text:p>
          </table:table-cell>
          <table:table-cell office:value-type="float" office:value="3.4739875793457" calcext:value-type="float">
            <text:p>3.4739875793457</text:p>
          </table:table-cell>
          <table:table-cell office:value-type="float" office:value="0.136035367846489" calcext:value-type="float">
            <text:p>0.136035367846489</text:p>
          </table:table-cell>
          <table:table-cell office:value-type="float" office:value="0.863964557647705" calcext:value-type="float">
            <text:p>0.8639645576477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36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2507610321045" calcext:value-type="float">
            <text:p>21.2507610321045</text:p>
          </table:table-cell>
          <table:table-cell office:value-type="float" office:value="-12.7615671157837" calcext:value-type="float">
            <text:p>-12.7615671157837</text:p>
          </table:table-cell>
          <table:table-cell office:value-type="float" office:value="1" calcext:value-type="float">
            <text:p>1</text:p>
          </table:table-cell>
          <table:table-cell office:value-type="float" office:value="1.69290725931588E-015" calcext:value-type="float">
            <text:p>1.69290725931588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37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6915683746338" calcext:value-type="float">
            <text:p>31.6915683746338</text:p>
          </table:table-cell>
          <table:table-cell office:value-type="float" office:value="-20.1183395385742" calcext:value-type="float">
            <text:p>-20.1183395385742</text:p>
          </table:table-cell>
          <table:table-cell office:value-type="float" office:value="1" calcext:value-type="float">
            <text:p>1</text:p>
          </table:table-cell>
          <table:table-cell office:value-type="float" office:value="3.15677553363642E-023" calcext:value-type="float">
            <text:p>3.15677553363642E-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37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1132831573486" calcext:value-type="float">
            <text:p>31.1132831573486</text:p>
          </table:table-cell>
          <table:table-cell office:value-type="float" office:value="-20.278169631958" calcext:value-type="float">
            <text:p>-20.278169631958</text:p>
          </table:table-cell>
          <table:table-cell office:value-type="float" office:value="1" calcext:value-type="float">
            <text:p>1</text:p>
          </table:table-cell>
          <table:table-cell office:value-type="float" office:value="4.79706537345951E-023" calcext:value-type="float">
            <text:p>4.79706537345951E-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37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4265079498291" calcext:value-type="float">
            <text:p>20.4265079498291</text:p>
          </table:table-cell>
          <table:table-cell office:value-type="float" office:value="-12.5331974029541" calcext:value-type="float">
            <text:p>-12.5331974029541</text:p>
          </table:table-cell>
          <table:table-cell office:value-type="float" office:value="1" calcext:value-type="float">
            <text:p>1</text:p>
          </table:table-cell>
          <table:table-cell office:value-type="float" office:value="4.85044777509113E-015" calcext:value-type="float">
            <text:p>4.85044777509113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37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697429656982" calcext:value-type="float">
            <text:p>18.2697429656982</text:p>
          </table:table-cell>
          <table:table-cell office:value-type="float" office:value="-11.2741422653198" calcext:value-type="float">
            <text:p>-11.274142265319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14765701953235" calcext:value-type="float">
            <text:p>1.4765701953235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5">
          <table:table-cell table:style-name="ce2" office:value-type="string" calcext:value-type="string">
            <text:p>G0036374.JPG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.687016248703" calcext:value-type="float">
            <text:p>1.687016248703</text:p>
          </table:table-cell>
          <table:table-cell table:style-name="ce2" office:value-type="float" office:value="3.07493734359741" calcext:value-type="float">
            <text:p>3.07493734359741</text:p>
          </table:table-cell>
          <table:table-cell table:style-name="ce2" office:value-type="float" office:value="0.19973985850811" calcext:value-type="float">
            <text:p>0.19973985850811</text:p>
          </table:table-cell>
          <table:table-cell table:style-name="ce2" office:value-type="float" office:value="0.800260186195374" calcext:value-type="float">
            <text:p>0.80026018619537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1" table:number-rows-spanned="2">
            <text:p>- Annotator</text:p>
          </table:table-cell>
          <table:table-cell table:style-name="ce7" table:number-columns-repeated="1013"/>
        </table:table-row>
        <table:table-row table:style-name="ro5">
          <table:table-cell table:style-name="ce2" office:value-type="string" calcext:value-type="string">
            <text:p>G0036375.JP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365303047001361" calcext:value-type="float">
            <text:p>0.036530304700136</text:p>
          </table:table-cell>
          <table:table-cell table:style-name="ce2" office:value-type="float" office:value="5.06132030487061" calcext:value-type="float">
            <text:p>5.06132030487061</text:p>
          </table:table-cell>
          <table:table-cell table:style-name="ce2" office:value-type="float" office:value="0.0065300459973514" calcext:value-type="float">
            <text:p>0.006530045997351</text:p>
          </table:table-cell>
          <table:table-cell table:style-name="ce2" office:value-type="float" office:value="0.993469953536987" calcext:value-type="float">
            <text:p>0.99346995353698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covered-table-cell table:style-name="ce5"/>
          <table:table-cell table:style-name="ce7" table:number-columns-repeated="1013"/>
        </table:table-row>
        <table:table-row table:style-name="ro1">
          <table:table-cell office:value-type="string" calcext:value-type="string">
            <text:p>G003637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9785690307617" calcext:value-type="float">
            <text:p>13.9785690307617</text:p>
          </table:table-cell>
          <table:table-cell office:value-type="float" office:value="-7.40008354187012" calcext:value-type="float">
            <text:p>-7.4000835418701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519241205587662" calcext:value-type="float">
            <text:p>5.19241205587662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37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2171726226807" calcext:value-type="float">
            <text:p>25.2171726226807</text:p>
          </table:table-cell>
          <table:table-cell office:value-type="float" office:value="-15.6068677902222" calcext:value-type="float">
            <text:p>-15.6068677902222</text:p>
          </table:table-cell>
          <table:table-cell office:value-type="float" office:value="1" calcext:value-type="float">
            <text:p>1</text:p>
          </table:table-cell>
          <table:table-cell office:value-type="float" office:value="1.86356657575414E-018" calcext:value-type="float">
            <text:p>1.86356657575414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37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0313396453857" calcext:value-type="float">
            <text:p>28.0313396453857</text:p>
          </table:table-cell>
          <table:table-cell office:value-type="float" office:value="-17.9514045715332" calcext:value-type="float">
            <text:p>-17.9514045715332</text:p>
          </table:table-cell>
          <table:table-cell office:value-type="float" office:value="1" calcext:value-type="float">
            <text:p>1</text:p>
          </table:table-cell>
          <table:table-cell office:value-type="float" office:value="1.07139284449159E-020" calcext:value-type="float">
            <text:p>1.07139284449159E-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37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4751110076904" calcext:value-type="float">
            <text:p>24.4751110076904</text:p>
          </table:table-cell>
          <table:table-cell office:value-type="float" office:value="-15.8659429550171" calcext:value-type="float">
            <text:p>-15.8659429550171</text:p>
          </table:table-cell>
          <table:table-cell office:value-type="float" office:value="1" calcext:value-type="float">
            <text:p>1</text:p>
          </table:table-cell>
          <table:table-cell office:value-type="float" office:value="3.02067024357547E-018" calcext:value-type="float">
            <text:p>3.02067024357547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38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2276210784912" calcext:value-type="float">
            <text:p>20.2276210784912</text:p>
          </table:table-cell>
          <table:table-cell office:value-type="float" office:value="-12.9129467010498" calcext:value-type="float">
            <text:p>-12.9129467010498</text:p>
          </table:table-cell>
          <table:table-cell office:value-type="float" office:value="1" calcext:value-type="float">
            <text:p>1</text:p>
          </table:table-cell>
          <table:table-cell office:value-type="float" office:value="4.04794207932457E-015" calcext:value-type="float">
            <text:p>4.04794207932457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38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8872375488281" calcext:value-type="float">
            <text:p>8.48872375488281</text:p>
          </table:table-cell>
          <table:table-cell office:value-type="float" office:value="-3.32190251350403" calcext:value-type="float">
            <text:p>-3.32190251350403</text:p>
          </table:table-cell>
          <table:table-cell office:value-type="float" office:value="0.999992609024048" calcext:value-type="float">
            <text:p>0.999992609024048</text:p>
          </table:table-cell>
          <table:table-cell office:value-type="float" office:value="0.00000742518113838741" calcext:value-type="float">
            <text:p>7.42518113838741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382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.61495804786682" calcext:value-type="float">
            <text:p>-1.61495804786682</text:p>
          </table:table-cell>
          <table:table-cell office:value-type="float" office:value="6.69428730010986" calcext:value-type="float">
            <text:p>6.69428730010986</text:p>
          </table:table-cell>
          <table:table-cell office:value-type="float" office:value="0.0002461692201904" calcext:value-type="float">
            <text:p>0.00024616922019</text:p>
          </table:table-cell>
          <table:table-cell office:value-type="float" office:value="0.999753773212433" calcext:value-type="float">
            <text:p>0.99975377321243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38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9146223068237" calcext:value-type="float">
            <text:p>5.99146223068237</text:p>
          </table:table-cell>
          <table:table-cell office:value-type="float" office:value="-1.50689315795898" calcext:value-type="float">
            <text:p>-1.50689315795898</text:p>
          </table:table-cell>
          <table:table-cell office:value-type="float" office:value="0.999446332454681" calcext:value-type="float">
            <text:p>0.999446332454681</text:p>
          </table:table-cell>
          <table:table-cell office:value-type="float" office:value="0.0005536880344152" calcext:value-type="float">
            <text:p>0.0005536880344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38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7749118804932" calcext:value-type="float">
            <text:p>20.7749118804932</text:p>
          </table:table-cell>
          <table:table-cell office:value-type="float" office:value="-12.7452840805054" calcext:value-type="float">
            <text:p>-12.7452840805054</text:p>
          </table:table-cell>
          <table:table-cell office:value-type="float" office:value="1" calcext:value-type="float">
            <text:p>1</text:p>
          </table:table-cell>
          <table:table-cell office:value-type="float" office:value="2.76926368324832E-015" calcext:value-type="float">
            <text:p>2.76926368324832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38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2735748291016" calcext:value-type="float">
            <text:p>37.2735748291016</text:p>
          </table:table-cell>
          <table:table-cell office:value-type="float" office:value="-24.912088394165" calcext:value-type="float">
            <text:p>-24.912088394165</text:p>
          </table:table-cell>
          <table:table-cell office:value-type="float" office:value="1" calcext:value-type="float">
            <text:p>1</text:p>
          </table:table-cell>
          <table:table-cell office:value-type="float" office:value="9.84261424036166E-028" calcext:value-type="float">
            <text:p>9.84261424036166E-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38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1580657958984" calcext:value-type="float">
            <text:p>20.1580657958984</text:p>
          </table:table-cell>
          <table:table-cell office:value-type="float" office:value="-12.6934881210327" calcext:value-type="float">
            <text:p>-12.6934881210327</text:p>
          </table:table-cell>
          <table:table-cell office:value-type="float" office:value="1" calcext:value-type="float">
            <text:p>1</text:p>
          </table:table-cell>
          <table:table-cell office:value-type="float" office:value="5.40444374501217E-015" calcext:value-type="float">
            <text:p>5.40444374501217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38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6186265945435" calcext:value-type="float">
            <text:p>15.6186265945435</text:p>
          </table:table-cell>
          <table:table-cell office:value-type="float" office:value="-9.3589506149292" calcext:value-type="float">
            <text:p>-9.358950614929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142028680483186" calcext:value-type="float">
            <text:p>1.42028680483186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38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009122848511" calcext:value-type="float">
            <text:p>11.4009122848511</text:p>
          </table:table-cell>
          <table:table-cell office:value-type="float" office:value="-6.27892732620239" calcext:value-type="float">
            <text:p>-6.27892732620239</text:p>
          </table:table-cell>
          <table:table-cell office:value-type="float" office:value="1" calcext:value-type="float">
            <text:p>1</text:p>
          </table:table-cell>
          <table:table-cell office:value-type="float" office:value="0.000000020976981929266" calcext:value-type="float">
            <text:p>2.0976981929266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389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9138667583466" calcext:value-type="float">
            <text:p>-1.59138667583466</text:p>
          </table:table-cell>
          <table:table-cell office:value-type="float" office:value="6.79857444763184" calcext:value-type="float">
            <text:p>6.79857444763184</text:p>
          </table:table-cell>
          <table:table-cell office:value-type="float" office:value="0.0002270844997838" calcext:value-type="float">
            <text:p>0.000227084499784</text:p>
          </table:table-cell>
          <table:table-cell office:value-type="float" office:value="0.99977296590805" calcext:value-type="float">
            <text:p>0.999772965908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390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37722396850586" calcext:value-type="float">
            <text:p>-4.37722396850586</text:p>
          </table:table-cell>
          <table:table-cell office:value-type="float" office:value="9.59600448608398" calcext:value-type="float">
            <text:p>9.59600448608398</text:p>
          </table:table-cell>
          <table:table-cell office:value-type="float" office:value="0.000000854089933000068" calcext:value-type="float">
            <text:p>8.54089933000068E-07</text:p>
          </table:table-cell>
          <table:table-cell office:value-type="float" office:value="0.999999165534973" calcext:value-type="float">
            <text:p>0.9999991655349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39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4484424591064" calcext:value-type="float">
            <text:p>22.4484424591064</text:p>
          </table:table-cell>
          <table:table-cell office:value-type="float" office:value="-14.0287303924561" calcext:value-type="float">
            <text:p>-14.0287303924561</text:p>
          </table:table-cell>
          <table:table-cell office:value-type="float" office:value="1" calcext:value-type="float">
            <text:p>1</text:p>
          </table:table-cell>
          <table:table-cell office:value-type="float" office:value="1.43934574956359E-016" calcext:value-type="float">
            <text:p>1.43934574956359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39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4318141937256" calcext:value-type="float">
            <text:p>29.4318141937256</text:p>
          </table:table-cell>
          <table:table-cell office:value-type="float" office:value="-18.6242351531982" calcext:value-type="float">
            <text:p>-18.6242351531982</text:p>
          </table:table-cell>
          <table:table-cell office:value-type="float" office:value="1" calcext:value-type="float">
            <text:p>1</text:p>
          </table:table-cell>
          <table:table-cell office:value-type="float" office:value="1.34748186266189E-021" calcext:value-type="float">
            <text:p>1.34748186266189E-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39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3431529998779" calcext:value-type="float">
            <text:p>22.3431529998779</text:p>
          </table:table-cell>
          <table:table-cell office:value-type="float" office:value="-13.843918800354" calcext:value-type="float">
            <text:p>-13.843918800354</text:p>
          </table:table-cell>
          <table:table-cell office:value-type="float" office:value="1" calcext:value-type="float">
            <text:p>1</text:p>
          </table:table-cell>
          <table:table-cell office:value-type="float" office:value="1.92377368591678E-016" calcext:value-type="float">
            <text:p>1.92377368591678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39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276668548584" calcext:value-type="float">
            <text:p>25.7276668548584</text:p>
          </table:table-cell>
          <table:table-cell office:value-type="float" office:value="-16.6254692077637" calcext:value-type="float">
            <text:p>-16.6254692077637</text:p>
          </table:table-cell>
          <table:table-cell office:value-type="float" office:value="1" calcext:value-type="float">
            <text:p>1</text:p>
          </table:table-cell>
          <table:table-cell office:value-type="float" office:value="4.03894146834956E-019" calcext:value-type="float">
            <text:p>4.03894146834956E-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39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6241188049316" calcext:value-type="float">
            <text:p>14.6241188049316</text:p>
          </table:table-cell>
          <table:table-cell office:value-type="float" office:value="-8.26613521575928" calcext:value-type="float">
            <text:p>-8.2661352157592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11452191278627" calcext:value-type="float">
            <text:p>1.1452191278627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39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1161403656006" calcext:value-type="float">
            <text:p>6.81161403656006</text:p>
          </table:table-cell>
          <table:table-cell office:value-type="float" office:value="-2.39462924003601" calcext:value-type="float">
            <text:p>-2.39462924003601</text:p>
          </table:table-cell>
          <table:table-cell office:value-type="float" office:value="0.999899625778198" calcext:value-type="float">
            <text:p>0.999899625778198</text:p>
          </table:table-cell>
          <table:table-cell office:value-type="float" office:value="0.0001004004443529" calcext:value-type="float">
            <text:p>0.0001004004443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397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.56205666065216" calcext:value-type="float">
            <text:p>-1.56205666065216</text:p>
          </table:table-cell>
          <table:table-cell office:value-type="float" office:value="6.65425825119019" calcext:value-type="float">
            <text:p>6.65425825119019</text:p>
          </table:table-cell>
          <table:table-cell office:value-type="float" office:value="0.0002701358753256" calcext:value-type="float">
            <text:p>0.000270135875326</text:p>
          </table:table-cell>
          <table:table-cell office:value-type="float" office:value="0.999729812145233" calcext:value-type="float">
            <text:p>0.99972981214523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39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7451820373535" calcext:value-type="float">
            <text:p>5.57451820373535</text:p>
          </table:table-cell>
          <table:table-cell office:value-type="float" office:value="-1.07184302806854" calcext:value-type="float">
            <text:p>-1.07184302806854</text:p>
          </table:table-cell>
          <table:table-cell office:value-type="float" office:value="0.998702883720398" calcext:value-type="float">
            <text:p>0.998702883720398</text:p>
          </table:table-cell>
          <table:table-cell office:value-type="float" office:value="0.0012970544630661" calcext:value-type="float">
            <text:p>0.00129705446306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39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3283710479736" calcext:value-type="float">
            <text:p>16.3283710479736</text:p>
          </table:table-cell>
          <table:table-cell office:value-type="float" office:value="-9.01058006286621" calcext:value-type="float">
            <text:p>-9.0105800628662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989539960388752" calcext:value-type="float">
            <text:p>9.89539960388752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0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8327941894531" calcext:value-type="float">
            <text:p>23.8327941894531</text:p>
          </table:table-cell>
          <table:table-cell office:value-type="float" office:value="-15.2327947616577" calcext:value-type="float">
            <text:p>-15.2327947616577</text:p>
          </table:table-cell>
          <table:table-cell office:value-type="float" office:value="1" calcext:value-type="float">
            <text:p>1</text:p>
          </table:table-cell>
          <table:table-cell office:value-type="float" office:value="1.08150837610266E-017" calcext:value-type="float">
            <text:p>1.08150837610266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0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892250061035" calcext:value-type="float">
            <text:p>21.8892250061035</text:p>
          </table:table-cell>
          <table:table-cell office:value-type="float" office:value="-13.9778432846069" calcext:value-type="float">
            <text:p>-13.9778432846069</text:p>
          </table:table-cell>
          <table:table-cell office:value-type="float" office:value="1" calcext:value-type="float">
            <text:p>1</text:p>
          </table:table-cell>
          <table:table-cell office:value-type="float" office:value="2.64929141890688E-016" calcext:value-type="float">
            <text:p>2.64929141890688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0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301552772522" calcext:value-type="float">
            <text:p>14.301552772522</text:p>
          </table:table-cell>
          <table:table-cell office:value-type="float" office:value="-7.89997053146362" calcext:value-type="float">
            <text:p>-7.8999705314636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228034813254396" calcext:value-type="float">
            <text:p>2.28034813254396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0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463338851929" calcext:value-type="float">
            <text:p>12.4463338851929</text:p>
          </table:table-cell>
          <table:table-cell office:value-type="float" office:value="-7.06280708312988" calcext:value-type="float">
            <text:p>-7.06280708312988</text:p>
          </table:table-cell>
          <table:table-cell office:value-type="float" office:value="1" calcext:value-type="float">
            <text:p>1</text:p>
          </table:table-cell>
          <table:table-cell office:value-type="float" office:value="0.00000000336734928829685" calcext:value-type="float">
            <text:p>3.36734928829685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04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.75376093387604" calcext:value-type="float">
            <text:p>-1.75376093387604</text:p>
          </table:table-cell>
          <table:table-cell office:value-type="float" office:value="6.60806560516357" calcext:value-type="float">
            <text:p>6.60806560516357</text:p>
          </table:table-cell>
          <table:table-cell office:value-type="float" office:value="0.0002335625904379" calcext:value-type="float">
            <text:p>0.000233562590438</text:p>
          </table:table-cell>
          <table:table-cell office:value-type="float" office:value="0.999766409397125" calcext:value-type="float">
            <text:p>0.99976640939712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0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652082443237" calcext:value-type="float">
            <text:p>10.7652082443237</text:p>
          </table:table-cell>
          <table:table-cell office:value-type="float" office:value="-5.54345226287842" calcext:value-type="float">
            <text:p>-5.54345226287842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.0000000826492083660924" calcext:value-type="float">
            <text:p>8.26492083660924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0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9213943481445" calcext:value-type="float">
            <text:p>33.9213943481445</text:p>
          </table:table-cell>
          <table:table-cell office:value-type="float" office:value="-22.3919982910156" calcext:value-type="float">
            <text:p>-22.3919982910156</text:p>
          </table:table-cell>
          <table:table-cell office:value-type="float" office:value="1" calcext:value-type="float">
            <text:p>1</text:p>
          </table:table-cell>
          <table:table-cell office:value-type="float" office:value="3.49465504272425E-025" calcext:value-type="float">
            <text:p>3.49465504272425E-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0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9356918334961" calcext:value-type="float">
            <text:p>23.9356918334961</text:p>
          </table:table-cell>
          <table:table-cell office:value-type="float" office:value="-15.3898067474365" calcext:value-type="float">
            <text:p>-15.3898067474365</text:p>
          </table:table-cell>
          <table:table-cell office:value-type="float" office:value="1" calcext:value-type="float">
            <text:p>1</text:p>
          </table:table-cell>
          <table:table-cell office:value-type="float" office:value="8.33973254307191E-018" calcext:value-type="float">
            <text:p>8.33973254307191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0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358224868774" calcext:value-type="float">
            <text:p>12.4358224868774</text:p>
          </table:table-cell>
          <table:table-cell office:value-type="float" office:value="-6.83525323867798" calcext:value-type="float">
            <text:p>-6.83525323867798</text:p>
          </table:table-cell>
          <table:table-cell office:value-type="float" office:value="1" calcext:value-type="float">
            <text:p>1</text:p>
          </table:table-cell>
          <table:table-cell office:value-type="float" office:value="0.00000000427245927525632" calcext:value-type="float">
            <text:p>4.27245927525632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0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7224521636963" calcext:value-type="float">
            <text:p>23.7224521636963</text:p>
          </table:table-cell>
          <table:table-cell office:value-type="float" office:value="-15.6428728103638" calcext:value-type="float">
            <text:p>-15.6428728103638</text:p>
          </table:table-cell>
          <table:table-cell office:value-type="float" office:value="1" calcext:value-type="float">
            <text:p>1</text:p>
          </table:table-cell>
          <table:table-cell office:value-type="float" office:value="8.01412612983021E-018" calcext:value-type="float">
            <text:p>8.01412612983021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1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0819215774536" calcext:value-type="float">
            <text:p>11.0819215774536</text:p>
          </table:table-cell>
          <table:table-cell office:value-type="float" office:value="-5.70557737350464" calcext:value-type="float">
            <text:p>-5.70557737350464</text:p>
          </table:table-cell>
          <table:table-cell office:value-type="float" office:value="1" calcext:value-type="float">
            <text:p>1</text:p>
          </table:table-cell>
          <table:table-cell office:value-type="float" office:value="0.0000000512014253217785" calcext:value-type="float">
            <text:p>5.12014253217785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11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.06746113300323" calcext:value-type="float">
            <text:p>-1.06746113300323</text:p>
          </table:table-cell>
          <table:table-cell office:value-type="float" office:value="6.60351896286011" calcext:value-type="float">
            <text:p>6.60351896286011</text:p>
          </table:table-cell>
          <table:table-cell office:value-type="float" office:value="0.000465943623567" calcext:value-type="float">
            <text:p>0.000465943623567</text:p>
          </table:table-cell>
          <table:table-cell office:value-type="float" office:value="0.999534130096436" calcext:value-type="float">
            <text:p>0.99953413009643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1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5375480651856" calcext:value-type="float">
            <text:p>4.05375480651856</text:p>
          </table:table-cell>
          <table:table-cell office:value-type="float" office:value="0.45021840929985" calcext:value-type="float">
            <text:p>0.45021840929985</text:p>
          </table:table-cell>
          <table:table-cell office:value-type="float" office:value="0.973494410514832" calcext:value-type="float">
            <text:p>0.973494410514832</text:p>
          </table:table-cell>
          <table:table-cell office:value-type="float" office:value="0.0265055932104587" calcext:value-type="float">
            <text:p>0.0265055932104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1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6766490936279" calcext:value-type="float">
            <text:p>8.76766490936279</text:p>
          </table:table-cell>
          <table:table-cell office:value-type="float" office:value="-3.28002953529358" calcext:value-type="float">
            <text:p>-3.28002953529358</text:p>
          </table:table-cell>
          <table:table-cell office:value-type="float" office:value="0.999994158744812" calcext:value-type="float">
            <text:p>0.999994158744812</text:p>
          </table:table-cell>
          <table:table-cell office:value-type="float" office:value="0.00000585801353736315" calcext:value-type="float">
            <text:p>5.85801353736315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1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2576112747192" calcext:value-type="float">
            <text:p>14.2576112747192</text:p>
          </table:table-cell>
          <table:table-cell office:value-type="float" office:value="-8.08997821807861" calcext:value-type="float">
            <text:p>-8.0899782180786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197044908167854" calcext:value-type="float">
            <text:p>1.97044908167854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1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3437366485596" calcext:value-type="float">
            <text:p>16.3437366485596</text:p>
          </table:table-cell>
          <table:table-cell office:value-type="float" office:value="-9.40147876739502" calcext:value-type="float">
            <text:p>-9.4014787673950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659165690780617" calcext:value-type="float">
            <text:p>6.59165690780617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1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9466524124146" calcext:value-type="float">
            <text:p>14.9466524124146</text:p>
          </table:table-cell>
          <table:table-cell office:value-type="float" office:value="-8.31724643707275" calcext:value-type="float">
            <text:p>-8.3172464370727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788164880582976" calcext:value-type="float">
            <text:p>7.88164880582976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1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5876235961914" calcext:value-type="float">
            <text:p>11.5876235961914</text:p>
          </table:table-cell>
          <table:table-cell office:value-type="float" office:value="-5.94792604446411" calcext:value-type="float">
            <text:p>-5.94792604446411</text:p>
          </table:table-cell>
          <table:table-cell office:value-type="float" office:value="1" calcext:value-type="float">
            <text:p>1</text:p>
          </table:table-cell>
          <table:table-cell office:value-type="float" office:value="0.0000000242330333577456" calcext:value-type="float">
            <text:p>2.42330333577456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5">
          <table:table-cell table:style-name="ce2" office:value-type="string" calcext:value-type="string">
            <text:p>G0036418.JP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.52231383323669" calcext:value-type="float">
            <text:p>1.52231383323669</text:p>
          </table:table-cell>
          <table:table-cell table:style-name="ce2" office:value-type="float" office:value="3.59144234657288" calcext:value-type="float">
            <text:p>3.59144234657288</text:p>
          </table:table-cell>
          <table:table-cell table:style-name="ce2" office:value-type="float" office:value="0.112133778631687" calcext:value-type="float">
            <text:p>0.112133778631687</text:p>
          </table:table-cell>
          <table:table-cell table:style-name="ce2" office:value-type="float" office:value="0.887866199016571" calcext:value-type="float">
            <text:p>0.88786619901657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1" table:number-rows-spanned="2">
            <text:p>- Annotator</text:p>
          </table:table-cell>
          <table:table-cell table:style-name="ce7" table:number-columns-repeated="1013"/>
        </table:table-row>
        <table:table-row table:style-name="ro5">
          <table:table-cell table:style-name="ce2" office:value-type="string" calcext:value-type="string">
            <text:p>G0036419.JPG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-4.75246906280518" calcext:value-type="float">
            <text:p>-4.75246906280518</text:p>
          </table:table-cell>
          <table:table-cell table:style-name="ce2" office:value-type="float" office:value="10.076208114624" calcext:value-type="float">
            <text:p>10.076208114624</text:p>
          </table:table-cell>
          <table:table-cell table:style-name="ce2" office:value-type="float" office:value="0.000000363067329089972" calcext:value-type="float">
            <text:p>3.63067329089972E-07</text:p>
          </table:table-cell>
          <table:table-cell table:style-name="ce2" office:value-type="float" office:value="0.999999642372131" calcext:value-type="float">
            <text:p>0.99999964237213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covered-table-cell table:style-name="ce5"/>
          <table:table-cell table:style-name="ce7" table:number-columns-repeated="1013"/>
        </table:table-row>
        <table:table-row table:style-name="ro1">
          <table:table-cell office:value-type="string" calcext:value-type="string">
            <text:p>G003642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721454620361" calcext:value-type="float">
            <text:p>20.5721454620361</text:p>
          </table:table-cell>
          <table:table-cell office:value-type="float" office:value="-12.6516790390015" calcext:value-type="float">
            <text:p>-12.6516790390015</text:p>
          </table:table-cell>
          <table:table-cell office:value-type="float" office:value="1" calcext:value-type="float">
            <text:p>1</text:p>
          </table:table-cell>
          <table:table-cell office:value-type="float" office:value="3.72457539324898E-015" calcext:value-type="float">
            <text:p>3.72457539324898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2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2706489562988" calcext:value-type="float">
            <text:p>37.2706489562988</text:p>
          </table:table-cell>
          <table:table-cell office:value-type="float" office:value="-25.1523017883301" calcext:value-type="float">
            <text:p>-25.1523017883301</text:p>
          </table:table-cell>
          <table:table-cell office:value-type="float" office:value="1" calcext:value-type="float">
            <text:p>1</text:p>
          </table:table-cell>
          <table:table-cell office:value-type="float" office:value="7.76348908744306E-028" calcext:value-type="float">
            <text:p>7.76348908744306E-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2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299472808838" calcext:value-type="float">
            <text:p>29.5299472808838</text:p>
          </table:table-cell>
          <table:table-cell office:value-type="float" office:value="-19.5501861572266" calcext:value-type="float">
            <text:p>-19.5501861572266</text:p>
          </table:table-cell>
          <table:table-cell office:value-type="float" office:value="1" calcext:value-type="float">
            <text:p>1</text:p>
          </table:table-cell>
          <table:table-cell office:value-type="float" office:value="4.83915703498706E-022" calcext:value-type="float">
            <text:p>4.83915703498706E-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2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9037418365479" calcext:value-type="float">
            <text:p>16.9037418365479</text:p>
          </table:table-cell>
          <table:table-cell office:value-type="float" office:value="-10.2726097106934" calcext:value-type="float">
            <text:p>-10.272609710693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157565269425647" calcext:value-type="float">
            <text:p>1.57565269425647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2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6933460235596" calcext:value-type="float">
            <text:p>8.46933460235596</text:p>
          </table:table-cell>
          <table:table-cell office:value-type="float" office:value="-3.43505334854126" calcext:value-type="float">
            <text:p>-3.43505334854126</text:p>
          </table:table-cell>
          <table:table-cell office:value-type="float" office:value="0.999993205070496" calcext:value-type="float">
            <text:p>0.999993205070496</text:p>
          </table:table-cell>
          <table:table-cell office:value-type="float" office:value="0.00000676062472848571" calcext:value-type="float">
            <text:p>6.76062472848571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2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6070671081543" calcext:value-type="float">
            <text:p>9.96070671081543</text:p>
          </table:table-cell>
          <table:table-cell office:value-type="float" office:value="-4.91968202590942" calcext:value-type="float">
            <text:p>-4.91968202590942</text:p>
          </table:table-cell>
          <table:table-cell office:value-type="float" office:value="0.999999642372131" calcext:value-type="float">
            <text:p>0.999999642372131</text:p>
          </table:table-cell>
          <table:table-cell office:value-type="float" office:value="0.000000344769915727738" calcext:value-type="float">
            <text:p>3.44769915727738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26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14667892456055" calcext:value-type="float">
            <text:p>-5.14667892456055</text:p>
          </table:table-cell>
          <table:table-cell office:value-type="float" office:value="10.7137432098389" calcext:value-type="float">
            <text:p>10.7137432098389</text:p>
          </table:table-cell>
          <table:table-cell office:value-type="float" office:value="0.000000129391622749608" calcext:value-type="float">
            <text:p>1.29391622749608E-07</text:p>
          </table:table-cell>
          <table:table-cell office:value-type="float" office:value="0.99999988079071" calcext:value-type="float">
            <text:p>0.9999998807907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2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7876405715942" calcext:value-type="float">
            <text:p>3.47876405715942</text:p>
          </table:table-cell>
          <table:table-cell office:value-type="float" office:value="1.31125545501709" calcext:value-type="float">
            <text:p>1.31125545501709</text:p>
          </table:table-cell>
          <table:table-cell office:value-type="float" office:value="0.897293627262116" calcext:value-type="float">
            <text:p>0.897293627262116</text:p>
          </table:table-cell>
          <table:table-cell office:value-type="float" office:value="0.102706409990787" calcext:value-type="float">
            <text:p>0.1027064099907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2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3409233093262" calcext:value-type="float">
            <text:p>17.3409233093262</text:p>
          </table:table-cell>
          <table:table-cell office:value-type="float" office:value="-10.3606939315796" calcext:value-type="float">
            <text:p>-10.360693931579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931837289622206" calcext:value-type="float">
            <text:p>9.31837289622206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2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667839050293" calcext:value-type="float">
            <text:p>29.667839050293</text:p>
          </table:table-cell>
          <table:table-cell office:value-type="float" office:value="-19.5310726165771" calcext:value-type="float">
            <text:p>-19.5310726165771</text:p>
          </table:table-cell>
          <table:table-cell office:value-type="float" office:value="1" calcext:value-type="float">
            <text:p>1</text:p>
          </table:table-cell>
          <table:table-cell office:value-type="float" office:value="4.29717753379303E-022" calcext:value-type="float">
            <text:p>4.29717753379303E-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3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8305320739746" calcext:value-type="float">
            <text:p>24.8305320739746</text:p>
          </table:table-cell>
          <table:table-cell office:value-type="float" office:value="-16.0584526062012" calcext:value-type="float">
            <text:p>-16.0584526062012</text:p>
          </table:table-cell>
          <table:table-cell office:value-type="float" office:value="1" calcext:value-type="float">
            <text:p>1</text:p>
          </table:table-cell>
          <table:table-cell office:value-type="float" office:value="1.74638341389135E-018" calcext:value-type="float">
            <text:p>1.74638341389135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3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2305774688721" calcext:value-type="float">
            <text:p>17.2305774688721</text:p>
          </table:table-cell>
          <table:table-cell office:value-type="float" office:value="-10.3728647232056" calcext:value-type="float">
            <text:p>-10.372864723205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102796178687303" calcext:value-type="float">
            <text:p>1.02796178687303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3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19725227356" calcext:value-type="float">
            <text:p>10.119725227356</text:p>
          </table:table-cell>
          <table:table-cell office:value-type="float" office:value="-4.77642869949341" calcext:value-type="float">
            <text:p>-4.77642869949341</text:p>
          </table:table-cell>
          <table:table-cell office:value-type="float" office:value="0.999999642372131" calcext:value-type="float">
            <text:p>0.999999642372131</text:p>
          </table:table-cell>
          <table:table-cell office:value-type="float" office:value="0.0000003393768395199" calcext:value-type="float">
            <text:p>3.393768395199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33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938074588775635" calcext:value-type="float">
            <text:p>-0.938074588775635</text:p>
          </table:table-cell>
          <table:table-cell office:value-type="float" office:value="5.40555381774902" calcext:value-type="float">
            <text:p>5.40555381774902</text:p>
          </table:table-cell>
          <table:table-cell office:value-type="float" office:value="0.0017548274481669" calcext:value-type="float">
            <text:p>0.001754827448167</text:p>
          </table:table-cell>
          <table:table-cell office:value-type="float" office:value="0.998245239257812" calcext:value-type="float">
            <text:p>0.9982452392578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3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6883430480957" calcext:value-type="float">
            <text:p>13.6883430480957</text:p>
          </table:table-cell>
          <table:table-cell office:value-type="float" office:value="-7.31899547576904" calcext:value-type="float">
            <text:p>-7.3189954757690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752711171170262" calcext:value-type="float">
            <text:p>7.52711171170262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3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3097381591797" calcext:value-type="float">
            <text:p>21.3097381591797</text:p>
          </table:table-cell>
          <table:table-cell office:value-type="float" office:value="-13.3857660293579" calcext:value-type="float">
            <text:p>-13.3857660293579</text:p>
          </table:table-cell>
          <table:table-cell office:value-type="float" office:value="1" calcext:value-type="float">
            <text:p>1</text:p>
          </table:table-cell>
          <table:table-cell office:value-type="float" office:value="8.54937617536755E-016" calcext:value-type="float">
            <text:p>8.54937617536755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3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0511627197266" calcext:value-type="float">
            <text:p>26.0511627197266</text:p>
          </table:table-cell>
          <table:table-cell office:value-type="float" office:value="-16.4953212738037" calcext:value-type="float">
            <text:p>-16.4953212738037</text:p>
          </table:table-cell>
          <table:table-cell office:value-type="float" office:value="1" calcext:value-type="float">
            <text:p>1</text:p>
          </table:table-cell>
          <table:table-cell office:value-type="float" office:value="3.32886300565807E-019" calcext:value-type="float">
            <text:p>3.32886300565807E-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3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5606002807617" calcext:value-type="float">
            <text:p>22.5606002807617</text:p>
          </table:table-cell>
          <table:table-cell office:value-type="float" office:value="-14.221095085144" calcext:value-type="float">
            <text:p>-14.221095085144</text:p>
          </table:table-cell>
          <table:table-cell office:value-type="float" office:value="1" calcext:value-type="float">
            <text:p>1</text:p>
          </table:table-cell>
          <table:table-cell office:value-type="float" office:value="1.061481043071E-016" calcext:value-type="float">
            <text:p>1.061481043071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3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5659580230713" calcext:value-type="float">
            <text:p>22.5659580230713</text:p>
          </table:table-cell>
          <table:table-cell office:value-type="float" office:value="-14.6562910079956" calcext:value-type="float">
            <text:p>-14.6562910079956</text:p>
          </table:table-cell>
          <table:table-cell office:value-type="float" office:value="1" calcext:value-type="float">
            <text:p>1</text:p>
          </table:table-cell>
          <table:table-cell office:value-type="float" office:value="6.83255354959088E-017" calcext:value-type="float">
            <text:p>6.83255354959088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3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6548366546631" calcext:value-type="float">
            <text:p>16.6548366546631</text:p>
          </table:table-cell>
          <table:table-cell office:value-type="float" office:value="-10.289605140686" calcext:value-type="float">
            <text:p>-10.28960514068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198690543184998" calcext:value-type="float">
            <text:p>1.98690543184998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4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1785621643066" calcext:value-type="float">
            <text:p>8.41785621643066</text:p>
          </table:table-cell>
          <table:table-cell office:value-type="float" office:value="-3.75248408317566" calcext:value-type="float">
            <text:p>-3.75248408317566</text:p>
          </table:table-cell>
          <table:table-cell office:value-type="float" office:value="0.999994874000549" calcext:value-type="float">
            <text:p>0.999994874000549</text:p>
          </table:table-cell>
          <table:table-cell office:value-type="float" office:value="0.00000518186425324529" calcext:value-type="float">
            <text:p>5.18186425324529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41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.04704904556274" calcext:value-type="float">
            <text:p>-6.04704904556274</text:p>
          </table:table-cell>
          <table:table-cell office:value-type="float" office:value="11.5648431777954" calcext:value-type="float">
            <text:p>11.5648431777954</text:p>
          </table:table-cell>
          <table:table-cell office:value-type="float" office:value="0.0000000224518519331696" calcext:value-type="float">
            <text:p>2.24518519331696E-0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4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917914390564" calcext:value-type="float">
            <text:p>10.917914390564</text:p>
          </table:table-cell>
          <table:table-cell office:value-type="float" office:value="-5.37672185897827" calcext:value-type="float">
            <text:p>-5.37672185897827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.0000000838165092886811" calcext:value-type="float">
            <text:p>8.38165092886811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4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7349987030029" calcext:value-type="float">
            <text:p>16.7349987030029</text:p>
          </table:table-cell>
          <table:table-cell office:value-type="float" office:value="-9.62464427947998" calcext:value-type="float">
            <text:p>-9.6246442794799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356576638875505" calcext:value-type="float">
            <text:p>3.56576638875505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4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7183542251587" calcext:value-type="float">
            <text:p>14.7183542251587</text:p>
          </table:table-cell>
          <table:table-cell office:value-type="float" office:value="-8.29175758361816" calcext:value-type="float">
            <text:p>-8.2917575836181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10158627411494" calcext:value-type="float">
            <text:p>1.0158627411494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4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589315414429" calcext:value-type="float">
            <text:p>13.3589315414429</text:p>
          </table:table-cell>
          <table:table-cell office:value-type="float" office:value="-7.68321180343628" calcext:value-type="float">
            <text:p>-7.6832118034362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726964932695751" calcext:value-type="float">
            <text:p>7.26964932695751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4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042272567749" calcext:value-type="float">
            <text:p>12.042272567749</text:p>
          </table:table-cell>
          <table:table-cell office:value-type="float" office:value="-6.35009288787842" calcext:value-type="float">
            <text:p>-6.35009288787842</text:p>
          </table:table-cell>
          <table:table-cell office:value-type="float" office:value="1" calcext:value-type="float">
            <text:p>1</text:p>
          </table:table-cell>
          <table:table-cell office:value-type="float" office:value="0.0000000102872101948037" calcext:value-type="float">
            <text:p>1.02872101948037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4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0530138015747" calcext:value-type="float">
            <text:p>3.60530138015747</text:p>
          </table:table-cell>
          <table:table-cell office:value-type="float" office:value="1.27488529682159" calcext:value-type="float">
            <text:p>1.27488529682159</text:p>
          </table:table-cell>
          <table:table-cell office:value-type="float" office:value="0.9113649725914" calcext:value-type="float">
            <text:p>0.9113649725914</text:p>
          </table:table-cell>
          <table:table-cell office:value-type="float" office:value="0.088635042309761" calcext:value-type="float">
            <text:p>0.08863504230976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48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.0998250246048" calcext:value-type="float">
            <text:p>-1.0998250246048</text:p>
          </table:table-cell>
          <table:table-cell office:value-type="float" office:value="5.85615873336792" calcext:value-type="float">
            <text:p>5.85615873336792</text:p>
          </table:table-cell>
          <table:table-cell office:value-type="float" office:value="0.0009520089370198" calcext:value-type="float">
            <text:p>0.00095200893702</text:p>
          </table:table-cell>
          <table:table-cell office:value-type="float" office:value="0.999047935009003" calcext:value-type="float">
            <text:p>0.9990479350090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4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1292839050293" calcext:value-type="float">
            <text:p>24.1292839050293</text:p>
          </table:table-cell>
          <table:table-cell office:value-type="float" office:value="-15.8279600143433" calcext:value-type="float">
            <text:p>-15.8279600143433</text:p>
          </table:table-cell>
          <table:table-cell office:value-type="float" office:value="1" calcext:value-type="float">
            <text:p>1</text:p>
          </table:table-cell>
          <table:table-cell office:value-type="float" office:value="4.43393210156493E-018" calcext:value-type="float">
            <text:p>4.43393210156493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5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3492431640625" calcext:value-type="float">
            <text:p>24.3492431640625</text:p>
          </table:table-cell>
          <table:table-cell office:value-type="float" office:value="-15.7802476882935" calcext:value-type="float">
            <text:p>-15.7802476882935</text:p>
          </table:table-cell>
          <table:table-cell office:value-type="float" office:value="1" calcext:value-type="float">
            <text:p>1</text:p>
          </table:table-cell>
          <table:table-cell office:value-type="float" office:value="3.73236382811176E-018" calcext:value-type="float">
            <text:p>3.73236382811176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5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717575073242" calcext:value-type="float">
            <text:p>19.3717575073242</text:p>
          </table:table-cell>
          <table:table-cell office:value-type="float" office:value="-11.9543085098267" calcext:value-type="float">
            <text:p>-11.954308509826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48463630312529" calcext:value-type="float">
            <text:p>2.48463630312529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5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3334445953369" calcext:value-type="float">
            <text:p>25.3334445953369</text:p>
          </table:table-cell>
          <table:table-cell office:value-type="float" office:value="-16.2610092163086" calcext:value-type="float">
            <text:p>-16.2610092163086</text:p>
          </table:table-cell>
          <table:table-cell office:value-type="float" office:value="1" calcext:value-type="float">
            <text:p>1</text:p>
          </table:table-cell>
          <table:table-cell office:value-type="float" office:value="8.62499932239335E-019" calcext:value-type="float">
            <text:p>8.62499932239335E-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5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0661201477051" calcext:value-type="float">
            <text:p>34.0661201477051</text:p>
          </table:table-cell>
          <table:table-cell office:value-type="float" office:value="-23.1737174987793" calcext:value-type="float">
            <text:p>-23.1737174987793</text:p>
          </table:table-cell>
          <table:table-cell office:value-type="float" office:value="1" calcext:value-type="float">
            <text:p>1</text:p>
          </table:table-cell>
          <table:table-cell office:value-type="float" office:value="1.3837395579935E-025" calcext:value-type="float">
            <text:p>1.3837395579935E-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5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9047737121582" calcext:value-type="float">
            <text:p>17.9047737121582</text:p>
          </table:table-cell>
          <table:table-cell office:value-type="float" office:value="-10.9006223678589" calcext:value-type="float">
            <text:p>-10.900622367858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309011740891665" calcext:value-type="float">
            <text:p>3.09011740891665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5">
          <table:table-cell table:style-name="ce2" office:value-type="string" calcext:value-type="string">
            <text:p>G0036455.JP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80929827690125" calcext:value-type="float">
            <text:p>2.80929827690125</text:p>
          </table:table-cell>
          <table:table-cell table:style-name="ce2" office:value-type="float" office:value="1.57532942295074" calcext:value-type="float">
            <text:p>1.57532942295074</text:p>
          </table:table-cell>
          <table:table-cell table:style-name="ce2" office:value-type="float" office:value="0.774512469768524" calcext:value-type="float">
            <text:p>0.774512469768524</text:p>
          </table:table-cell>
          <table:table-cell table:style-name="ce2" office:value-type="float" office:value="0.225487560033798" calcext:value-type="float">
            <text:p>0.22548756003379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- Annotator</text:p>
          </table:table-cell>
          <table:table-cell table:style-name="ce7" table:number-columns-repeated="1013"/>
        </table:table-row>
        <table:table-row table:style-name="ro1">
          <table:table-cell table:style-name="ce2" office:value-type="string" calcext:value-type="string">
            <text:p>G0036456.JP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.2182080745697" calcext:value-type="float">
            <text:p>1.2182080745697</text:p>
          </table:table-cell>
          <table:table-cell table:style-name="ce2" office:value-type="float" office:value="3.16688179969788" calcext:value-type="float">
            <text:p>3.16688179969788</text:p>
          </table:table-cell>
          <table:table-cell table:style-name="ce2" office:value-type="float" office:value="0.124698057770729" calcext:value-type="float">
            <text:p>0.124698057770729</text:p>
          </table:table-cell>
          <table:table-cell table:style-name="ce2" office:value-type="float" office:value="0.875301957130432" calcext:value-type="float">
            <text:p>0.87530195713043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5"/>
          <table:table-cell table:style-name="ce7" table:number-columns-repeated="1013"/>
        </table:table-row>
        <table:table-row table:style-name="ro1">
          <table:table-cell office:value-type="string" calcext:value-type="string">
            <text:p>G003645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1854515075684" calcext:value-type="float">
            <text:p>25.1854515075684</text:p>
          </table:table-cell>
          <table:table-cell office:value-type="float" office:value="-16.2362823486328" calcext:value-type="float">
            <text:p>-16.2362823486328</text:p>
          </table:table-cell>
          <table:table-cell office:value-type="float" office:value="1" calcext:value-type="float">
            <text:p>1</text:p>
          </table:table-cell>
          <table:table-cell office:value-type="float" office:value="1.02510787253683E-018" calcext:value-type="float">
            <text:p>1.02510787253683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5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9502220153809" calcext:value-type="float">
            <text:p>24.9502220153809</text:p>
          </table:table-cell>
          <table:table-cell office:value-type="float" office:value="-16.1382179260254" calcext:value-type="float">
            <text:p>-16.1382179260254</text:p>
          </table:table-cell>
          <table:table-cell office:value-type="float" office:value="1" calcext:value-type="float">
            <text:p>1</text:p>
          </table:table-cell>
          <table:table-cell office:value-type="float" office:value="1.43059687529158E-018" calcext:value-type="float">
            <text:p>1.43059687529158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5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434549331665" calcext:value-type="float">
            <text:p>20.434549331665</text:p>
          </table:table-cell>
          <table:table-cell office:value-type="float" office:value="-12.8226413726807" calcext:value-type="float">
            <text:p>-12.8226413726807</text:p>
          </table:table-cell>
          <table:table-cell office:value-type="float" office:value="1" calcext:value-type="float">
            <text:p>1</text:p>
          </table:table-cell>
          <table:table-cell office:value-type="float" office:value="3.60234726841076E-015" calcext:value-type="float">
            <text:p>3.60234726841076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6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165565490723" calcext:value-type="float">
            <text:p>10.2165565490723</text:p>
          </table:table-cell>
          <table:table-cell office:value-type="float" office:value="-5.20708560943604" calcext:value-type="float">
            <text:p>-5.20708560943604</text:p>
          </table:table-cell>
          <table:table-cell office:value-type="float" office:value="0.999999761581421" calcext:value-type="float">
            <text:p>0.999999761581421</text:p>
          </table:table-cell>
          <table:table-cell office:value-type="float" office:value="0.000000200261396798851" calcext:value-type="float">
            <text:p>2.00261396798851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6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532516479492" calcext:value-type="float">
            <text:p>11.6532516479492</text:p>
          </table:table-cell>
          <table:table-cell office:value-type="float" office:value="-5.73315238952637" calcext:value-type="float">
            <text:p>-5.73315238952637</text:p>
          </table:table-cell>
          <table:table-cell office:value-type="float" office:value="1" calcext:value-type="float">
            <text:p>1</text:p>
          </table:table-cell>
          <table:table-cell office:value-type="float" office:value="0.0000000281307084293303" calcext:value-type="float">
            <text:p>2.81307084293303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6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7554082870483" calcext:value-type="float">
            <text:p>4.27554082870483</text:p>
          </table:table-cell>
          <table:table-cell office:value-type="float" office:value="0.152216508984566" calcext:value-type="float">
            <text:p>0.152216508984566</text:p>
          </table:table-cell>
          <table:table-cell office:value-type="float" office:value="0.984067320823669" calcext:value-type="float">
            <text:p>0.984067320823669</text:p>
          </table:table-cell>
          <table:table-cell office:value-type="float" office:value="0.0159326419234275" calcext:value-type="float">
            <text:p>0.0159326419234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6">
          <table:table-cell table:style-name="ce2" office:value-type="string" calcext:value-type="string">
            <text:p>G0036463.JP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.04709625244141" calcext:value-type="float">
            <text:p>7.04709625244141</text:p>
          </table:table-cell>
          <table:table-cell table:style-name="ce2" office:value-type="float" office:value="-2.46828961372375" calcext:value-type="float">
            <text:p>-2.46828961372375</text:p>
          </table:table-cell>
          <table:table-cell table:style-name="ce2" office:value-type="float" office:value="0.999926328659058" calcext:value-type="float">
            <text:p>0.999926328659058</text:p>
          </table:table-cell>
          <table:table-cell table:style-name="ce2" office:value-type="float" office:value="0.0000737035734346137" calcext:value-type="float">
            <text:p>7.37035734346137E-0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- not sure why it missed this. the image seems to be clear</text:p>
          </table:table-cell>
          <table:table-cell table:style-name="ce7" table:number-columns-repeated="1013"/>
        </table:table-row>
        <table:table-row table:style-name="ro1">
          <table:table-cell office:value-type="string" calcext:value-type="string">
            <text:p>G003646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9430351257324" calcext:value-type="float">
            <text:p>24.9430351257324</text:p>
          </table:table-cell>
          <table:table-cell office:value-type="float" office:value="-15.9625368118286" calcext:value-type="float">
            <text:p>-15.9625368118286</text:p>
          </table:table-cell>
          <table:table-cell office:value-type="float" office:value="1" calcext:value-type="float">
            <text:p>1</text:p>
          </table:table-cell>
          <table:table-cell office:value-type="float" office:value="1.71765615500042E-018" calcext:value-type="float">
            <text:p>1.71765615500042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6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5097351074219" calcext:value-type="float">
            <text:p>26.5097351074219</text:p>
          </table:table-cell>
          <table:table-cell office:value-type="float" office:value="-16.9146671295166" calcext:value-type="float">
            <text:p>-16.9146671295166</text:p>
          </table:table-cell>
          <table:table-cell office:value-type="float" office:value="1" calcext:value-type="float">
            <text:p>1</text:p>
          </table:table-cell>
          <table:table-cell office:value-type="float" office:value="1.38363832305543E-019" calcext:value-type="float">
            <text:p>1.38363832305543E-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6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5619087219238" calcext:value-type="float">
            <text:p>24.5619087219238</text:p>
          </table:table-cell>
          <table:table-cell office:value-type="float" office:value="-15.7215013504028" calcext:value-type="float">
            <text:p>-15.7215013504028</text:p>
          </table:table-cell>
          <table:table-cell office:value-type="float" office:value="1" calcext:value-type="float">
            <text:p>1</text:p>
          </table:table-cell>
          <table:table-cell office:value-type="float" office:value="3.1999097357629E-018" calcext:value-type="float">
            <text:p>3.1999097357629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6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2374248504639" calcext:value-type="float">
            <text:p>27.2374248504639</text:p>
          </table:table-cell>
          <table:table-cell office:value-type="float" office:value="-17.677339553833" calcext:value-type="float">
            <text:p>-17.677339553833</text:p>
          </table:table-cell>
          <table:table-cell office:value-type="float" office:value="1" calcext:value-type="float">
            <text:p>1</text:p>
          </table:table-cell>
          <table:table-cell office:value-type="float" office:value="3.11720719706878E-020" calcext:value-type="float">
            <text:p>3.11720719706878E-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6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0453586578369" calcext:value-type="float">
            <text:p>30.0453586578369</text:p>
          </table:table-cell>
          <table:table-cell office:value-type="float" office:value="-19.8284397125244" calcext:value-type="float">
            <text:p>-19.8284397125244</text:p>
          </table:table-cell>
          <table:table-cell office:value-type="float" office:value="1" calcext:value-type="float">
            <text:p>1</text:p>
          </table:table-cell>
          <table:table-cell office:value-type="float" office:value="2.18818756485469E-022" calcext:value-type="float">
            <text:p>2.18818756485469E-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6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0442218780518" calcext:value-type="float">
            <text:p>23.0442218780518</text:p>
          </table:table-cell>
          <table:table-cell office:value-type="float" office:value="-14.5504360198975" calcext:value-type="float">
            <text:p>-14.5504360198975</text:p>
          </table:table-cell>
          <table:table-cell office:value-type="float" office:value="1" calcext:value-type="float">
            <text:p>1</text:p>
          </table:table-cell>
          <table:table-cell office:value-type="float" office:value="4.70812014074972E-017" calcext:value-type="float">
            <text:p>4.70812014074972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G0036470.JP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.48192167282105" calcext:value-type="float">
            <text:p>5.48192167282105</text:p>
          </table:table-cell>
          <table:table-cell table:style-name="ce2" office:value-type="float" office:value="-0.494349747896194" calcext:value-type="float">
            <text:p>-0.494349747896194</text:p>
          </table:table-cell>
          <table:table-cell table:style-name="ce2" office:value-type="float" office:value="0.997468113899231" calcext:value-type="float">
            <text:p>0.997468113899231</text:p>
          </table:table-cell>
          <table:table-cell table:style-name="ce2" office:value-type="float" office:value="0.002531845588237" calcext:value-type="float">
            <text:p>0.00253184558823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- not sure why it missed this. the image seems to be clear</text:p>
          </table:table-cell>
          <table:table-cell table:style-name="ce7" table:number-columns-repeated="1013"/>
        </table:table-row>
        <table:table-row table:style-name="ro1">
          <table:table-cell office:value-type="string" calcext:value-type="string">
            <text:p>G003647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9342527389526" calcext:value-type="float">
            <text:p>3.09342527389526</text:p>
          </table:table-cell>
          <table:table-cell office:value-type="float" office:value="1.44847333431244" calcext:value-type="float">
            <text:p>1.44847333431244</text:p>
          </table:table-cell>
          <table:table-cell office:value-type="float" office:value="0.83820766210556" calcext:value-type="float">
            <text:p>0.83820766210556</text:p>
          </table:table-cell>
          <table:table-cell office:value-type="float" office:value="0.161792382597923" calcext:value-type="float">
            <text:p>0.1617923825979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7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4315271377563" calcext:value-type="float">
            <text:p>15.4315271377563</text:p>
          </table:table-cell>
          <table:table-cell office:value-type="float" office:value="-8.64081764221191" calcext:value-type="float">
            <text:p>-8.6408176422119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351166491718846" calcext:value-type="float">
            <text:p>3.51166491718846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7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9390153884888" calcext:value-type="float">
            <text:p>14.9390153884888</text:p>
          </table:table-cell>
          <table:table-cell office:value-type="float" office:value="-8.74093723297119" calcext:value-type="float">
            <text:p>-8.7409372329711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519908907592459" calcext:value-type="float">
            <text:p>5.19908907592459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7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0364036560059" calcext:value-type="float">
            <text:p>20.0364036560059</text:p>
          </table:table-cell>
          <table:table-cell office:value-type="float" office:value="-12.3275260925293" calcext:value-type="float">
            <text:p>-12.3275260925293</text:p>
          </table:table-cell>
          <table:table-cell office:value-type="float" office:value="1" calcext:value-type="float">
            <text:p>1</text:p>
          </table:table-cell>
          <table:table-cell office:value-type="float" office:value="8.800835799331E-015" calcext:value-type="float">
            <text:p>8.800835799331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7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068727493286" calcext:value-type="float">
            <text:p>11.4068727493286</text:p>
          </table:table-cell>
          <table:table-cell office:value-type="float" office:value="-6.11316394805908" calcext:value-type="float">
            <text:p>-6.11316394805908</text:p>
          </table:table-cell>
          <table:table-cell office:value-type="float" office:value="1" calcext:value-type="float">
            <text:p>1</text:p>
          </table:table-cell>
          <table:table-cell office:value-type="float" office:value="0.0000000246118769808845" calcext:value-type="float">
            <text:p>2.46118769808845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7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0488414764404" calcext:value-type="float">
            <text:p>7.60488414764404</text:p>
          </table:table-cell>
          <table:table-cell office:value-type="float" office:value="-2.93362092971802" calcext:value-type="float">
            <text:p>-2.93362092971802</text:p>
          </table:table-cell>
          <table:table-cell office:value-type="float" office:value="0.99997353553772" calcext:value-type="float">
            <text:p>0.99997353553772</text:p>
          </table:table-cell>
          <table:table-cell office:value-type="float" office:value="0.0000264955979218939" calcext:value-type="float">
            <text:p>2.64955979218939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77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9892053604126" calcext:value-type="float">
            <text:p>-3.9892053604126</text:p>
          </table:table-cell>
          <table:table-cell office:value-type="float" office:value="9.11213779449463" calcext:value-type="float">
            <text:p>9.11213779449463</text:p>
          </table:table-cell>
          <table:table-cell office:value-type="float" office:value="0.00000204248135560192" calcext:value-type="float">
            <text:p>2.04248135560192E-06</text:p>
          </table:table-cell>
          <table:table-cell office:value-type="float" office:value="0.999997973442077" calcext:value-type="float">
            <text:p>0.99999797344207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7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876669883728" calcext:value-type="float">
            <text:p>12.876669883728</text:p>
          </table:table-cell>
          <table:table-cell office:value-type="float" office:value="-6.94809436798096" calcext:value-type="float">
            <text:p>-6.94809436798096</text:p>
          </table:table-cell>
          <table:table-cell office:value-type="float" office:value="1" calcext:value-type="float">
            <text:p>1</text:p>
          </table:table-cell>
          <table:table-cell office:value-type="float" office:value="0.00000000245592035597042" calcext:value-type="float">
            <text:p>2.45592035597042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7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5450325012207" calcext:value-type="float">
            <text:p>23.5450325012207</text:p>
          </table:table-cell>
          <table:table-cell office:value-type="float" office:value="-15.0502090454102" calcext:value-type="float">
            <text:p>-15.0502090454102</text:p>
          </table:table-cell>
          <table:table-cell office:value-type="float" office:value="1" calcext:value-type="float">
            <text:p>1</text:p>
          </table:table-cell>
          <table:table-cell office:value-type="float" office:value="1.73100993133481E-017" calcext:value-type="float">
            <text:p>1.73100993133481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8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0722503662109" calcext:value-type="float">
            <text:p>32.0722503662109</text:p>
          </table:table-cell>
          <table:table-cell office:value-type="float" office:value="-21.1683311462402" calcext:value-type="float">
            <text:p>-21.1683311462402</text:p>
          </table:table-cell>
          <table:table-cell office:value-type="float" office:value="1" calcext:value-type="float">
            <text:p>1</text:p>
          </table:table-cell>
          <table:table-cell office:value-type="float" office:value="7.54934443156262E-024" calcext:value-type="float">
            <text:p>7.54934443156262E-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8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5802345275879" calcext:value-type="float">
            <text:p>38.5802345275879</text:p>
          </table:table-cell>
          <table:table-cell office:value-type="float" office:value="-25.850549697876" calcext:value-type="float">
            <text:p>-25.850549697876</text:p>
          </table:table-cell>
          <table:table-cell office:value-type="float" office:value="1" calcext:value-type="float">
            <text:p>1</text:p>
          </table:table-cell>
          <table:table-cell office:value-type="float" office:value="1.04247373994086E-028" calcext:value-type="float">
            <text:p>1.04247373994086E-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8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521839141846" calcext:value-type="float">
            <text:p>28.7521839141846</text:p>
          </table:table-cell>
          <table:table-cell office:value-type="float" office:value="-19.0463275909424" calcext:value-type="float">
            <text:p>-19.0463275909424</text:p>
          </table:table-cell>
          <table:table-cell office:value-type="float" office:value="1" calcext:value-type="float">
            <text:p>1</text:p>
          </table:table-cell>
          <table:table-cell office:value-type="float" office:value="1.74329222863313E-021" calcext:value-type="float">
            <text:p>1.74329222863313E-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8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4029941558838" calcext:value-type="float">
            <text:p>9.54029941558838</text:p>
          </table:table-cell>
          <table:table-cell office:value-type="float" office:value="-4.13618421554565" calcext:value-type="float">
            <text:p>-4.13618421554565</text:p>
          </table:table-cell>
          <table:table-cell office:value-type="float" office:value="0.999998807907104" calcext:value-type="float">
            <text:p>0.999998807907104</text:p>
          </table:table-cell>
          <table:table-cell office:value-type="float" office:value="0.00000114915417270822" calcext:value-type="float">
            <text:p>1.14915417270822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8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91879940032959" calcext:value-type="float">
            <text:p>5.91879940032959</text:p>
          </table:table-cell>
          <table:table-cell office:value-type="float" office:value="-0.699649930000305" calcext:value-type="float">
            <text:p>-0.699649930000305</text:p>
          </table:table-cell>
          <table:table-cell office:value-type="float" office:value="0.998666286468506" calcext:value-type="float">
            <text:p>0.998666286468506</text:p>
          </table:table-cell>
          <table:table-cell office:value-type="float" office:value="0.0013337193522602" calcext:value-type="float">
            <text:p>0.001333719352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85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.14910650253296" calcext:value-type="float">
            <text:p>-4.14910650253296</text:p>
          </table:table-cell>
          <table:table-cell office:value-type="float" office:value="8.86657333374023" calcext:value-type="float">
            <text:p>8.86657333374023</text:p>
          </table:table-cell>
          <table:table-cell office:value-type="float" office:value="0.0000022251581413002" calcext:value-type="float">
            <text:p>2.2251581413002E-06</text:p>
          </table:table-cell>
          <table:table-cell office:value-type="float" office:value="0.999997735023498" calcext:value-type="float">
            <text:p>0.99999773502349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8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5417709350586" calcext:value-type="float">
            <text:p>11.5417709350586</text:p>
          </table:table-cell>
          <table:table-cell office:value-type="float" office:value="-6.33476495742798" calcext:value-type="float">
            <text:p>-6.33476495742798</text:p>
          </table:table-cell>
          <table:table-cell office:value-type="float" office:value="1" calcext:value-type="float">
            <text:p>1</text:p>
          </table:table-cell>
          <table:table-cell office:value-type="float" office:value="0.0000000172313505686361" calcext:value-type="float">
            <text:p>1.72313505686361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8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6487617492676" calcext:value-type="float">
            <text:p>12.6487617492676</text:p>
          </table:table-cell>
          <table:table-cell office:value-type="float" office:value="-6.71578979492188" calcext:value-type="float">
            <text:p>-6.71578979492188</text:p>
          </table:table-cell>
          <table:table-cell office:value-type="float" office:value="1" calcext:value-type="float">
            <text:p>1</text:p>
          </table:table-cell>
          <table:table-cell office:value-type="float" office:value="0.00000000389118737231797" calcext:value-type="float">
            <text:p>3.89118737231797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8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1829700469971" calcext:value-type="float">
            <text:p>21.1829700469971</text:p>
          </table:table-cell>
          <table:table-cell office:value-type="float" office:value="-13.137526512146" calcext:value-type="float">
            <text:p>-13.137526512146</text:p>
          </table:table-cell>
          <table:table-cell office:value-type="float" office:value="1" calcext:value-type="float">
            <text:p>1</text:p>
          </table:table-cell>
          <table:table-cell office:value-type="float" office:value="1.24393628095343E-015" calcext:value-type="float">
            <text:p>1.24393628095343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8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691131591797" calcext:value-type="float">
            <text:p>18.6691131591797</text:p>
          </table:table-cell>
          <table:table-cell office:value-type="float" office:value="-11.4578609466553" calcext:value-type="float">
            <text:p>-11.457860946655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8241787108473" calcext:value-type="float">
            <text:p>8.241787108473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9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2778739929199" calcext:value-type="float">
            <text:p>20.2778739929199</text:p>
          </table:table-cell>
          <table:table-cell office:value-type="float" office:value="-12.6013584136963" calcext:value-type="float">
            <text:p>-12.6013584136963</text:p>
          </table:table-cell>
          <table:table-cell office:value-type="float" office:value="1" calcext:value-type="float">
            <text:p>1</text:p>
          </table:table-cell>
          <table:table-cell office:value-type="float" office:value="5.25690288757821E-015" calcext:value-type="float">
            <text:p>5.25690288757821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5">
          <table:table-cell table:style-name="ce2" office:value-type="string" calcext:value-type="string">
            <text:p>G0036491.JP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.81566429138184" calcext:value-type="float">
            <text:p>4.81566429138184</text:p>
          </table:table-cell>
          <table:table-cell table:style-name="ce2" office:value-type="float" office:value="-0.174658909440041" calcext:value-type="float">
            <text:p>-0.174658909440041</text:p>
          </table:table-cell>
          <table:table-cell table:style-name="ce2" office:value-type="float" office:value="0.993242442607879" calcext:value-type="float">
            <text:p>0.993242442607879</text:p>
          </table:table-cell>
          <table:table-cell table:style-name="ce2" office:value-type="float" office:value="0.0067574912682175" calcext:value-type="float">
            <text:p>0.00675749126821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-Annotator</text:p>
          </table:table-cell>
          <table:table-cell table:style-name="ce7" table:number-columns-repeated="1013"/>
        </table:table-row>
        <table:table-row table:style-name="ro1">
          <table:table-cell table:style-name="ce2" office:value-type="string" calcext:value-type="string">
            <text:p>G0036492.JP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.58913135528564" calcext:value-type="float">
            <text:p>-2.58913135528564</text:p>
          </table:table-cell>
          <table:table-cell table:style-name="ce2" office:value-type="float" office:value="7.20012474060059" calcext:value-type="float">
            <text:p>7.20012474060059</text:p>
          </table:table-cell>
          <table:table-cell table:style-name="ce2" office:value-type="float" office:value="0.0000560474400117528" calcext:value-type="float">
            <text:p>5.60474400117528E-05</text:p>
          </table:table-cell>
          <table:table-cell table:style-name="ce2" office:value-type="float" office:value="0.999943971633911" calcext:value-type="float">
            <text:p>0.99994397163391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5"/>
          <table:table-cell table:style-name="ce7" table:number-columns-repeated="1013"/>
        </table:table-row>
        <table:table-row table:style-name="ro1">
          <table:table-cell office:value-type="string" calcext:value-type="string">
            <text:p>G003649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5192518234253" calcext:value-type="float">
            <text:p>11.5192518234253</text:p>
          </table:table-cell>
          <table:table-cell office:value-type="float" office:value="-6.09190130233765" calcext:value-type="float">
            <text:p>-6.09190130233765</text:p>
          </table:table-cell>
          <table:table-cell office:value-type="float" office:value="1" calcext:value-type="float">
            <text:p>1</text:p>
          </table:table-cell>
          <table:table-cell office:value-type="float" office:value="0.0000000224684733041158" calcext:value-type="float">
            <text:p>2.24684733041158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9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9390630722046" calcext:value-type="float">
            <text:p>15.9390630722046</text:p>
          </table:table-cell>
          <table:table-cell office:value-type="float" office:value="-9.39087295532227" calcext:value-type="float">
            <text:p>-9.3908729553222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998500154086868" calcext:value-type="float">
            <text:p>9.98500154086868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9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101879119873" calcext:value-type="float">
            <text:p>39.101879119873</text:p>
          </table:table-cell>
          <table:table-cell office:value-type="float" office:value="-25.9015216827393" calcext:value-type="float">
            <text:p>-25.9015216827393</text:p>
          </table:table-cell>
          <table:table-cell office:value-type="float" office:value="1" calcext:value-type="float">
            <text:p>1</text:p>
          </table:table-cell>
          <table:table-cell office:value-type="float" office:value="5.88004888911827E-029" calcext:value-type="float">
            <text:p>5.88004888911827E-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9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0303936004639" calcext:value-type="float">
            <text:p>19.0303936004639</text:p>
          </table:table-cell>
          <table:table-cell office:value-type="float" office:value="-11.2665739059448" calcext:value-type="float">
            <text:p>-11.266573905944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69533585161409" calcext:value-type="float">
            <text:p>6.9533585161409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9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3254556655884" calcext:value-type="float">
            <text:p>14.3254556655884</text:p>
          </table:table-cell>
          <table:table-cell office:value-type="float" office:value="-7.86645936965942" calcext:value-type="float">
            <text:p>-7.8664593696594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230236177345411" calcext:value-type="float">
            <text:p>2.30236177345411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9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39598274231" calcext:value-type="float">
            <text:p>10.739598274231</text:p>
          </table:table-cell>
          <table:table-cell office:value-type="float" office:value="-5.2336573600769" calcext:value-type="float">
            <text:p>-5.2336573600769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.00000011558550738755" calcext:value-type="float">
            <text:p>1.1558550738755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499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9718165397644" calcext:value-type="float">
            <text:p>-4.9718165397644</text:p>
          </table:table-cell>
          <table:table-cell office:value-type="float" office:value="10.1896057128906" calcext:value-type="float">
            <text:p>10.1896057128906</text:p>
          </table:table-cell>
          <table:table-cell office:value-type="float" office:value="0.000000260302101651177" calcext:value-type="float">
            <text:p>2.60302101651177E-07</text:p>
          </table:table-cell>
          <table:table-cell office:value-type="float" office:value="0.999999761581421" calcext:value-type="float">
            <text:p>0.99999976158142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00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713175773621" calcext:value-type="float">
            <text:p>2.31713175773621</text:p>
          </table:table-cell>
          <table:table-cell office:value-type="float" office:value="2.69491910934448" calcext:value-type="float">
            <text:p>2.69491910934448</text:p>
          </table:table-cell>
          <table:table-cell office:value-type="float" office:value="0.406660676002502" calcext:value-type="float">
            <text:p>0.406660676002502</text:p>
          </table:table-cell>
          <table:table-cell office:value-type="float" office:value="0.593339323997498" calcext:value-type="float">
            <text:p>0.59333932399749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0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144636154175" calcext:value-type="float">
            <text:p>10.3144636154175</text:p>
          </table:table-cell>
          <table:table-cell office:value-type="float" office:value="-4.86817741394043" calcext:value-type="float">
            <text:p>-4.86817741394043</text:p>
          </table:table-cell>
          <table:table-cell office:value-type="float" office:value="0.999999761581421" calcext:value-type="float">
            <text:p>0.999999761581421</text:p>
          </table:table-cell>
          <table:table-cell office:value-type="float" office:value="0.000000254837118518481" calcext:value-type="float">
            <text:p>2.54837118518481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0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2105884552002" calcext:value-type="float">
            <text:p>16.2105884552002</text:p>
          </table:table-cell>
          <table:table-cell office:value-type="float" office:value="-9.13216590881348" calcext:value-type="float">
            <text:p>-9.1321659088134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985783676910046" calcext:value-type="float">
            <text:p>9.85783676910046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0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9664707183838" calcext:value-type="float">
            <text:p>27.9664707183838</text:p>
          </table:table-cell>
          <table:table-cell office:value-type="float" office:value="-17.263744354248" calcext:value-type="float">
            <text:p>-17.263744354248</text:p>
          </table:table-cell>
          <table:table-cell office:value-type="float" office:value="1" calcext:value-type="float">
            <text:p>1</text:p>
          </table:table-cell>
          <table:table-cell office:value-type="float" office:value="2.27387378279238E-020" calcext:value-type="float">
            <text:p>2.27387378279238E-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0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3773145675659" calcext:value-type="float">
            <text:p>15.3773145675659</text:p>
          </table:table-cell>
          <table:table-cell office:value-type="float" office:value="-8.43966388702393" calcext:value-type="float">
            <text:p>-8.4396638870239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453333377781195" calcext:value-type="float">
            <text:p>4.53333377781195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0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2402029037476" calcext:value-type="float">
            <text:p>12.2402029037476</text:p>
          </table:table-cell>
          <table:table-cell office:value-type="float" office:value="-6.18562078475952" calcext:value-type="float">
            <text:p>-6.18562078475952</text:p>
          </table:table-cell>
          <table:table-cell office:value-type="float" office:value="1" calcext:value-type="float">
            <text:p>1</text:p>
          </table:table-cell>
          <table:table-cell office:value-type="float" office:value="0.00000000994870763548761" calcext:value-type="float">
            <text:p>9.94870763548761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7">
          <table:table-cell table:style-name="ce2" office:value-type="string" calcext:value-type="string">
            <text:p>G0036506.JP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3.09526252746582" calcext:value-type="float">
            <text:p>-3.09526252746582</text:p>
          </table:table-cell>
          <table:table-cell table:style-name="ce2" office:value-type="float" office:value="7.86566257476807" calcext:value-type="float">
            <text:p>7.86566257476807</text:p>
          </table:table-cell>
          <table:table-cell table:style-name="ce2" office:value-type="float" office:value="0.0000173669341165805" calcext:value-type="float">
            <text:p>1.73669341165805E-05</text:p>
          </table:table-cell>
          <table:table-cell table:style-name="ce2" office:value-type="float" office:value="0.999982595443726" calcext:value-type="float">
            <text:p>0.999982595443726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- Model</text:p>
          </table:table-cell>
          <table:table-cell table:style-name="ce7" table:number-columns-repeated="1013"/>
        </table:table-row>
        <table:table-row table:style-name="ro1">
          <table:table-cell table:style-name="ce2" office:value-type="string" calcext:value-type="string">
            <text:p>G0036507.JPG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-0.459538608789444" calcext:value-type="float">
            <text:p>-0.459538608789444</text:p>
          </table:table-cell>
          <table:table-cell table:style-name="ce2" office:value-type="float" office:value="5.25082206726074" calcext:value-type="float">
            <text:p>5.25082206726074</text:p>
          </table:table-cell>
          <table:table-cell table:style-name="ce2" office:value-type="float" office:value="0.003300548531115" calcext:value-type="float">
            <text:p>0.003300548531115</text:p>
          </table:table-cell>
          <table:table-cell table:style-name="ce2" office:value-type="float" office:value="0.996699392795563" calcext:value-type="float">
            <text:p>0.99669939279556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5"/>
          <table:table-cell table:style-name="ce7" table:number-columns-repeated="1013"/>
        </table:table-row>
        <table:table-row table:style-name="ro1">
          <table:table-cell office:value-type="string" calcext:value-type="string">
            <text:p>G003650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3453407287598" calcext:value-type="float">
            <text:p>16.3453407287598</text:p>
          </table:table-cell>
          <table:table-cell office:value-type="float" office:value="-9.47010803222656" calcext:value-type="float">
            <text:p>-9.4701080322265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614459177983306" calcext:value-type="float">
            <text:p>6.14459177983306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0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8811683654785" calcext:value-type="float">
            <text:p>24.8811683654785</text:p>
          </table:table-cell>
          <table:table-cell office:value-type="float" office:value="-15.8142347335815" calcext:value-type="float">
            <text:p>-15.8142347335815</text:p>
          </table:table-cell>
          <table:table-cell office:value-type="float" office:value="1" calcext:value-type="float">
            <text:p>1</text:p>
          </table:table-cell>
          <table:table-cell office:value-type="float" office:value="2.11938851700326E-018" calcext:value-type="float">
            <text:p>2.11938851700326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1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45556640625" calcext:value-type="float">
            <text:p>24.45556640625</text:p>
          </table:table-cell>
          <table:table-cell office:value-type="float" office:value="-15.4597854614258" calcext:value-type="float">
            <text:p>-15.4597854614258</text:p>
          </table:table-cell>
          <table:table-cell office:value-type="float" office:value="1" calcext:value-type="float">
            <text:p>1</text:p>
          </table:table-cell>
          <table:table-cell office:value-type="float" office:value="4.62362860426111E-018" calcext:value-type="float">
            <text:p>4.62362860426111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1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035545349121" calcext:value-type="float">
            <text:p>19.3035545349121</text:p>
          </table:table-cell>
          <table:table-cell office:value-type="float" office:value="-11.6381101608276" calcext:value-type="float">
            <text:p>-11.638110160827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364926459276577" calcext:value-type="float">
            <text:p>3.64926459276577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1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206455230713" calcext:value-type="float">
            <text:p>24.6206455230713</text:p>
          </table:table-cell>
          <table:table-cell office:value-type="float" office:value="-15.4869356155396" calcext:value-type="float">
            <text:p>-15.4869356155396</text:p>
          </table:table-cell>
          <table:table-cell office:value-type="float" office:value="1" calcext:value-type="float">
            <text:p>1</text:p>
          </table:table-cell>
          <table:table-cell office:value-type="float" office:value="3.81503391289153E-018" calcext:value-type="float">
            <text:p>3.81503391289153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1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0108089447022" calcext:value-type="float">
            <text:p>9.60108089447022</text:p>
          </table:table-cell>
          <table:table-cell office:value-type="float" office:value="-4.04676246643066" calcext:value-type="float">
            <text:p>-4.04676246643066</text:p>
          </table:table-cell>
          <table:table-cell office:value-type="float" office:value="0.999998807907104" calcext:value-type="float">
            <text:p>0.999998807907104</text:p>
          </table:table-cell>
          <table:table-cell office:value-type="float" office:value="0.00000118254172321031" calcext:value-type="float">
            <text:p>1.18254172321031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14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.66213762760162" calcext:value-type="float">
            <text:p>-1.66213762760162</text:p>
          </table:table-cell>
          <table:table-cell office:value-type="float" office:value="6.20235633850098" calcext:value-type="float">
            <text:p>6.20235633850098</text:p>
          </table:table-cell>
          <table:table-cell office:value-type="float" office:value="0.0003839962009806" calcext:value-type="float">
            <text:p>0.000383996200981</text:p>
          </table:table-cell>
          <table:table-cell office:value-type="float" office:value="0.999616026878357" calcext:value-type="float">
            <text:p>0.99961602687835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1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1138515472412" calcext:value-type="float">
            <text:p>8.31138515472412</text:p>
          </table:table-cell>
          <table:table-cell office:value-type="float" office:value="-3.53917264938354" calcext:value-type="float">
            <text:p>-3.53917264938354</text:p>
          </table:table-cell>
          <table:table-cell office:value-type="float" office:value="0.999992847442627" calcext:value-type="float">
            <text:p>0.999992847442627</text:p>
          </table:table-cell>
          <table:table-cell office:value-type="float" office:value="0.00000713452755007893" calcext:value-type="float">
            <text:p>7.13452755007893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1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8213195800781" calcext:value-type="float">
            <text:p>9.48213195800781</text:p>
          </table:table-cell>
          <table:table-cell office:value-type="float" office:value="-4.31330680847168" calcext:value-type="float">
            <text:p>-4.31330680847168</text:p>
          </table:table-cell>
          <table:table-cell office:value-type="float" office:value="0.999998927116394" calcext:value-type="float">
            <text:p>0.999998927116394</text:p>
          </table:table-cell>
          <table:table-cell office:value-type="float" office:value="0.00000102027343018563" calcext:value-type="float">
            <text:p>1.02027343018563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1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627819061279" calcext:value-type="float">
            <text:p>11.4627819061279</text:p>
          </table:table-cell>
          <table:table-cell office:value-type="float" office:value="-5.5540509223938" calcext:value-type="float">
            <text:p>-5.5540509223938</text:p>
          </table:table-cell>
          <table:table-cell office:value-type="float" office:value="1" calcext:value-type="float">
            <text:p>1</text:p>
          </table:table-cell>
          <table:table-cell office:value-type="float" office:value="0.0000000407083611264625" calcext:value-type="float">
            <text:p>4.07083611264625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1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3967189788818" calcext:value-type="float">
            <text:p>22.3967189788818</text:p>
          </table:table-cell>
          <table:table-cell office:value-type="float" office:value="-13.5951662063599" calcext:value-type="float">
            <text:p>-13.5951662063599</text:p>
          </table:table-cell>
          <table:table-cell office:value-type="float" office:value="1" calcext:value-type="float">
            <text:p>1</text:p>
          </table:table-cell>
          <table:table-cell office:value-type="float" office:value="2.33841973935271E-016" calcext:value-type="float">
            <text:p>2.33841973935271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1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189395904541" calcext:value-type="float">
            <text:p>21.9189395904541</text:p>
          </table:table-cell>
          <table:table-cell office:value-type="float" office:value="-13.8981847763062" calcext:value-type="float">
            <text:p>-13.8981847763062</text:p>
          </table:table-cell>
          <table:table-cell office:value-type="float" office:value="1" calcext:value-type="float">
            <text:p>1</text:p>
          </table:table-cell>
          <table:table-cell office:value-type="float" office:value="2.78497259746942E-016" calcext:value-type="float">
            <text:p>2.78497259746942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G0036520.JP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.61478853225708" calcext:value-type="float">
            <text:p>7.61478853225708</text:p>
          </table:table-cell>
          <table:table-cell table:style-name="ce2" office:value-type="float" office:value="-2.64105939865112" calcext:value-type="float">
            <text:p>-2.64105939865112</text:p>
          </table:table-cell>
          <table:table-cell table:style-name="ce2" office:value-type="float" office:value="0.999964833259582" calcext:value-type="float">
            <text:p>0.999964833259582</text:p>
          </table:table-cell>
          <table:table-cell table:style-name="ce2" office:value-type="float" office:value="0.0000351501003024168" calcext:value-type="float">
            <text:p>3.51501003024168E-0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- Annotator</text:p>
          </table:table-cell>
          <table:table-cell table:style-name="ce7" table:number-columns-repeated="1013"/>
        </table:table-row>
        <table:table-row table:style-name="ro1">
          <table:table-cell table:style-name="ce2" office:value-type="string" calcext:value-type="string">
            <text:p>G0036521.JP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6.15966844558716" calcext:value-type="float">
            <text:p>-6.15966844558716</text:p>
          </table:table-cell>
          <table:table-cell table:style-name="ce2" office:value-type="float" office:value="11.4032030105591" calcext:value-type="float">
            <text:p>11.4032030105591</text:p>
          </table:table-cell>
          <table:table-cell table:style-name="ce2" office:value-type="float" office:value="0.0000000235798811587529" calcext:value-type="float">
            <text:p>2.35798811587529E-08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5"/>
          <table:table-cell table:style-name="ce7" table:number-columns-repeated="1013"/>
        </table:table-row>
        <table:table-row table:style-name="ro1">
          <table:table-cell office:value-type="string" calcext:value-type="string">
            <text:p>G003652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0940027236938" calcext:value-type="float">
            <text:p>11.0940027236938</text:p>
          </table:table-cell>
          <table:table-cell office:value-type="float" office:value="-5.53536987304688" calcext:value-type="float">
            <text:p>-5.53536987304688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.000000059972975918754" calcext:value-type="float">
            <text:p>5.9972975918754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2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0267143249512" calcext:value-type="float">
            <text:p>25.0267143249512</text:p>
          </table:table-cell>
          <table:table-cell office:value-type="float" office:value="-15.9853143692017" calcext:value-type="float">
            <text:p>-15.9853143692017</text:p>
          </table:table-cell>
          <table:table-cell office:value-type="float" office:value="1" calcext:value-type="float">
            <text:p>1</text:p>
          </table:table-cell>
          <table:table-cell office:value-type="float" office:value="1.54419689753594E-018" calcext:value-type="float">
            <text:p>1.54419689753594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2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5986671447754" calcext:value-type="float">
            <text:p>28.5986671447754</text:p>
          </table:table-cell>
          <table:table-cell office:value-type="float" office:value="-18.4419231414795" calcext:value-type="float">
            <text:p>-18.4419231414795</text:p>
          </table:table-cell>
          <table:table-cell office:value-type="float" office:value="1" calcext:value-type="float">
            <text:p>1</text:p>
          </table:table-cell>
          <table:table-cell office:value-type="float" office:value="3.71990633945269E-021" calcext:value-type="float">
            <text:p>3.71990633945269E-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2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3900146484375" calcext:value-type="float">
            <text:p>22.3900146484375</text:p>
          </table:table-cell>
          <table:table-cell office:value-type="float" office:value="-14.303505897522" calcext:value-type="float">
            <text:p>-14.303505897522</text:p>
          </table:table-cell>
          <table:table-cell office:value-type="float" office:value="1" calcext:value-type="float">
            <text:p>1</text:p>
          </table:table-cell>
          <table:table-cell office:value-type="float" office:value="1.15932962739333E-016" calcext:value-type="float">
            <text:p>1.15932962739333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2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4932918548584" calcext:value-type="float">
            <text:p>27.4932918548584</text:p>
          </table:table-cell>
          <table:table-cell office:value-type="float" office:value="-17.8965835571289" calcext:value-type="float">
            <text:p>-17.8965835571289</text:p>
          </table:table-cell>
          <table:table-cell office:value-type="float" office:value="1" calcext:value-type="float">
            <text:p>1</text:p>
          </table:table-cell>
          <table:table-cell office:value-type="float" office:value="1.93832570548826E-020" calcext:value-type="float">
            <text:p>1.93832570548826E-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2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4232530593872" calcext:value-type="float">
            <text:p>13.4232530593872</text:p>
          </table:table-cell>
          <table:table-cell office:value-type="float" office:value="-7.16426706314087" calcext:value-type="float">
            <text:p>-7.16426706314087</text:p>
          </table:table-cell>
          <table:table-cell office:value-type="float" office:value="1" calcext:value-type="float">
            <text:p>1</text:p>
          </table:table-cell>
          <table:table-cell office:value-type="float" office:value="0.00000000114539011608628" calcext:value-type="float">
            <text:p>1.14539011608628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28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06939840316772" calcext:value-type="float">
            <text:p>-2.06939840316772</text:p>
          </table:table-cell>
          <table:table-cell office:value-type="float" office:value="6.63868713378906" calcext:value-type="float">
            <text:p>6.63868713378906</text:p>
          </table:table-cell>
          <table:table-cell office:value-type="float" office:value="0.000165216915775" calcext:value-type="float">
            <text:p>0.000165216915775</text:p>
          </table:table-cell>
          <table:table-cell office:value-type="float" office:value="0.999834775924683" calcext:value-type="float">
            <text:p>0.9998347759246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29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97012186050415" calcext:value-type="float">
            <text:p>-2.97012186050415</text:p>
          </table:table-cell>
          <table:table-cell office:value-type="float" office:value="7.46490955352783" calcext:value-type="float">
            <text:p>7.46490955352783</text:p>
          </table:table-cell>
          <table:table-cell office:value-type="float" office:value="0.0000293839730147738" calcext:value-type="float">
            <text:p>2.93839730147738E-05</text:p>
          </table:table-cell>
          <table:table-cell office:value-type="float" office:value="0.99997067451477" calcext:value-type="float">
            <text:p>0.999970674514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3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8257436752319" calcext:value-type="float">
            <text:p>10.8257436752319</text:p>
          </table:table-cell>
          <table:table-cell office:value-type="float" office:value="-5.634934425354" calcext:value-type="float">
            <text:p>-5.634934425354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.000000070993451117829" calcext:value-type="float">
            <text:p>7.0993451117829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3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0999088287354" calcext:value-type="float">
            <text:p>19.0999088287354</text:p>
          </table:table-cell>
          <table:table-cell office:value-type="float" office:value="-11.2081727981567" calcext:value-type="float">
            <text:p>-11.208172798156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687649264786983" calcext:value-type="float">
            <text:p>6.87649264786983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3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0391750335693" calcext:value-type="float">
            <text:p>20.0391750335693</text:p>
          </table:table-cell>
          <table:table-cell office:value-type="float" office:value="-11.955228805542" calcext:value-type="float">
            <text:p>-11.95522880554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127352360766914" calcext:value-type="float">
            <text:p>1.27352360766914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3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3760757446289" calcext:value-type="float">
            <text:p>16.3760757446289</text:p>
          </table:table-cell>
          <table:table-cell office:value-type="float" office:value="-9.462721824646" calcext:value-type="float">
            <text:p>-9.46272182464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600277943671457" calcext:value-type="float">
            <text:p>6.00277943671457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3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414148330688" calcext:value-type="float">
            <text:p>10.4414148330688</text:p>
          </table:table-cell>
          <table:table-cell office:value-type="float" office:value="-4.99317121505737" calcext:value-type="float">
            <text:p>-4.99317121505737</text:p>
          </table:table-cell>
          <table:table-cell office:value-type="float" office:value="0.999999761581421" calcext:value-type="float">
            <text:p>0.999999761581421</text:p>
          </table:table-cell>
          <table:table-cell office:value-type="float" office:value="0.000000198081792746052" calcext:value-type="float">
            <text:p>1.98081792746052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5">
          <table:table-cell table:style-name="ce2" office:value-type="string" calcext:value-type="string">
            <text:p>G0036535.JPG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.68784832954407" calcext:value-type="float">
            <text:p>1.68784832954407</text:p>
          </table:table-cell>
          <table:table-cell table:style-name="ce2" office:value-type="float" office:value="3.35968899726868" calcext:value-type="float">
            <text:p>3.35968899726868</text:p>
          </table:table-cell>
          <table:table-cell table:style-name="ce2" office:value-type="float" office:value="0.158178925514221" calcext:value-type="float">
            <text:p>0.158178925514221</text:p>
          </table:table-cell>
          <table:table-cell table:style-name="ce2" office:value-type="float" office:value="0.841821074485779" calcext:value-type="float">
            <text:p>0.84182107448577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-Annotator</text:p>
          </table:table-cell>
          <table:table-cell table:style-name="ce7" table:number-columns-repeated="1013"/>
        </table:table-row>
        <table:table-row table:style-name="ro1">
          <table:table-cell table:style-name="ce2" office:value-type="string" calcext:value-type="string">
            <text:p>G0036536.JP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0477670542895793" calcext:value-type="float">
            <text:p>-0.047767054289579</text:p>
          </table:table-cell>
          <table:table-cell table:style-name="ce2" office:value-type="float" office:value="4.67073059082031" calcext:value-type="float">
            <text:p>4.67073059082031</text:p>
          </table:table-cell>
          <table:table-cell table:style-name="ce2" office:value-type="float" office:value="0.008849567733705" calcext:value-type="float">
            <text:p>0.008849567733705</text:p>
          </table:table-cell>
          <table:table-cell table:style-name="ce2" office:value-type="float" office:value="0.991150498390198" calcext:value-type="float">
            <text:p>0.99115049839019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/>
          <table:table-cell table:style-name="ce7" table:number-columns-repeated="1013"/>
        </table:table-row>
        <table:table-row table:style-name="ro1">
          <table:table-cell office:value-type="string" calcext:value-type="string">
            <text:p>G003653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9903907775879" calcext:value-type="float">
            <text:p>14.9903907775879</text:p>
          </table:table-cell>
          <table:table-cell office:value-type="float" office:value="-8.62126159667969" calcext:value-type="float">
            <text:p>-8.6212615966796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55665957954254" calcext:value-type="float">
            <text:p>5.5665957954254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3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2689952850342" calcext:value-type="float">
            <text:p>27.2689952850342</text:p>
          </table:table-cell>
          <table:table-cell office:value-type="float" office:value="-17.5561695098877" calcext:value-type="float">
            <text:p>-17.5561695098877</text:p>
          </table:table-cell>
          <table:table-cell office:value-type="float" office:value="1" calcext:value-type="float">
            <text:p>1</text:p>
          </table:table-cell>
          <table:table-cell office:value-type="float" office:value="3.40940260922203E-020" calcext:value-type="float">
            <text:p>3.40940260922203E-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3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2548789978027" calcext:value-type="float">
            <text:p>37.2548789978027</text:p>
          </table:table-cell>
          <table:table-cell office:value-type="float" office:value="-24.5820331573486" calcext:value-type="float">
            <text:p>-24.5820331573486</text:p>
          </table:table-cell>
          <table:table-cell office:value-type="float" office:value="1" calcext:value-type="float">
            <text:p>1</text:p>
          </table:table-cell>
          <table:table-cell office:value-type="float" office:value="1.3949847624937E-027" calcext:value-type="float">
            <text:p>1.3949847624937E-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4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3057250976563" calcext:value-type="float">
            <text:p>31.3057250976563</text:p>
          </table:table-cell>
          <table:table-cell office:value-type="float" office:value="-20.937032699585" calcext:value-type="float">
            <text:p>-20.937032699585</text:p>
          </table:table-cell>
          <table:table-cell office:value-type="float" office:value="1" calcext:value-type="float">
            <text:p>1</text:p>
          </table:table-cell>
          <table:table-cell office:value-type="float" office:value="2.04765950454539E-023" calcext:value-type="float">
            <text:p>2.04765950454539E-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4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8367614746094" calcext:value-type="float">
            <text:p>22.8367614746094</text:p>
          </table:table-cell>
          <table:table-cell office:value-type="float" office:value="-14.3920450210571" calcext:value-type="float">
            <text:p>-14.3920450210571</text:p>
          </table:table-cell>
          <table:table-cell office:value-type="float" office:value="1" calcext:value-type="float">
            <text:p>1</text:p>
          </table:table-cell>
          <table:table-cell office:value-type="float" office:value="6.78789638442486E-017" calcext:value-type="float">
            <text:p>6.78789638442486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4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137924194336" calcext:value-type="float">
            <text:p>11.6137924194336</text:p>
          </table:table-cell>
          <table:table-cell office:value-type="float" office:value="-5.84339046478272" calcext:value-type="float">
            <text:p>-5.84339046478272</text:p>
          </table:table-cell>
          <table:table-cell office:value-type="float" office:value="1" calcext:value-type="float">
            <text:p>1</text:p>
          </table:table-cell>
          <table:table-cell office:value-type="float" office:value="0.0000000262084522972827" calcext:value-type="float">
            <text:p>2.62084522972827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43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47778916358948" calcext:value-type="float">
            <text:p>-3.47778916358948</text:p>
          </table:table-cell>
          <table:table-cell office:value-type="float" office:value="8.74092769622803" calcext:value-type="float">
            <text:p>8.74092769622803</text:p>
          </table:table-cell>
          <table:table-cell office:value-type="float" office:value="0.00000493715424454422" calcext:value-type="float">
            <text:p>4.93715424454422E-06</text:p>
          </table:table-cell>
          <table:table-cell office:value-type="float" office:value="0.999995112419128" calcext:value-type="float">
            <text:p>0.9999951124191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44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24727320671082" calcext:value-type="float">
            <text:p>-2.24727320671082</text:p>
          </table:table-cell>
          <table:table-cell office:value-type="float" office:value="7.34874868392944" calcext:value-type="float">
            <text:p>7.34874868392944</text:p>
          </table:table-cell>
          <table:table-cell office:value-type="float" office:value="0.0000679941003909334" calcext:value-type="float">
            <text:p>6.79941003909334E-05</text:p>
          </table:table-cell>
          <table:table-cell office:value-type="float" office:value="0.999932050704956" calcext:value-type="float">
            <text:p>0.9999320507049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4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1809310913086" calcext:value-type="float">
            <text:p>9.51809310913086</text:p>
          </table:table-cell>
          <table:table-cell office:value-type="float" office:value="-4.17866039276123" calcext:value-type="float">
            <text:p>-4.17866039276123</text:p>
          </table:table-cell>
          <table:table-cell office:value-type="float" office:value="0.999998927116394" calcext:value-type="float">
            <text:p>0.999998927116394</text:p>
          </table:table-cell>
          <table:table-cell office:value-type="float" office:value="0.00000112609507141315" calcext:value-type="float">
            <text:p>1.12609507141315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4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7917032241821" calcext:value-type="float">
            <text:p>14.7917032241821</text:p>
          </table:table-cell>
          <table:table-cell office:value-type="float" office:value="-8.31154346466064" calcext:value-type="float">
            <text:p>-8.3115434646606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925523546690954" calcext:value-type="float">
            <text:p>9.25523546690954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4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0513916015625" calcext:value-type="float">
            <text:p>13.0513916015625</text:p>
          </table:table-cell>
          <table:table-cell office:value-type="float" office:value="-6.93711042404175" calcext:value-type="float">
            <text:p>-6.93711042404175</text:p>
          </table:table-cell>
          <table:table-cell office:value-type="float" office:value="1" calcext:value-type="float">
            <text:p>1</text:p>
          </table:table-cell>
          <table:table-cell office:value-type="float" office:value="0.00000000208498840414961" calcext:value-type="float">
            <text:p>2.08498840414961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4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6892871856689" calcext:value-type="float">
            <text:p>16.6892871856689</text:p>
          </table:table-cell>
          <table:table-cell office:value-type="float" office:value="-9.6979284286499" calcext:value-type="float">
            <text:p>-9.697928428649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346879209384143" calcext:value-type="float">
            <text:p>3.46879209384143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4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2663764953613" calcext:value-type="float">
            <text:p>14.2663764953613</text:p>
          </table:table-cell>
          <table:table-cell office:value-type="float" office:value="-7.78291654586792" calcext:value-type="float">
            <text:p>-7.7829165458679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265529931375852" calcext:value-type="float">
            <text:p>2.65529931375852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50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57981300354004" calcext:value-type="float">
            <text:p>-3.57981300354004</text:p>
          </table:table-cell>
          <table:table-cell office:value-type="float" office:value="8.35881805419922" calcext:value-type="float">
            <text:p>8.35881805419922</text:p>
          </table:table-cell>
          <table:table-cell office:value-type="float" office:value="0.00000653304368825047" calcext:value-type="float">
            <text:p>6.53304368825047E-06</text:p>
          </table:table-cell>
          <table:table-cell office:value-type="float" office:value="0.999993443489075" calcext:value-type="float">
            <text:p>0.99999344348907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5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1760959625244" calcext:value-type="float">
            <text:p>9.01760959625244</text:p>
          </table:table-cell>
          <table:table-cell office:value-type="float" office:value="-3.78219604492187" calcext:value-type="float">
            <text:p>-3.78219604492187</text:p>
          </table:table-cell>
          <table:table-cell office:value-type="float" office:value="0.99999725818634" calcext:value-type="float">
            <text:p>0.99999725818634</text:p>
          </table:table-cell>
          <table:table-cell office:value-type="float" office:value="0.00000276130185739021" calcext:value-type="float">
            <text:p>2.76130185739021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5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3077964782715" calcext:value-type="float">
            <text:p>16.3077964782715</text:p>
          </table:table-cell>
          <table:table-cell office:value-type="float" office:value="-9.7758960723877" calcext:value-type="float">
            <text:p>-9.775896072387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469890055684874" calcext:value-type="float">
            <text:p>4.69890055684874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5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53787612915" calcext:value-type="float">
            <text:p>22.653787612915</text:p>
          </table:table-cell>
          <table:table-cell office:value-type="float" office:value="-14.6414480209351" calcext:value-type="float">
            <text:p>-14.6414480209351</text:p>
          </table:table-cell>
          <table:table-cell office:value-type="float" office:value="1" calcext:value-type="float">
            <text:p>1</text:p>
          </table:table-cell>
          <table:table-cell office:value-type="float" office:value="6.35163272668602E-017" calcext:value-type="float">
            <text:p>6.35163272668602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5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6191368103027" calcext:value-type="float">
            <text:p>30.6191368103027</text:p>
          </table:table-cell>
          <table:table-cell office:value-type="float" office:value="-20.4268436431885" calcext:value-type="float">
            <text:p>-20.4268436431885</text:p>
          </table:table-cell>
          <table:table-cell office:value-type="float" office:value="1" calcext:value-type="float">
            <text:p>1</text:p>
          </table:table-cell>
          <table:table-cell office:value-type="float" office:value="6.77659537924203E-023" calcext:value-type="float">
            <text:p>6.77659537924203E-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5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9996891021729" calcext:value-type="float">
            <text:p>25.9996891021729</text:p>
          </table:table-cell>
          <table:table-cell office:value-type="float" office:value="-17.1387538909912" calcext:value-type="float">
            <text:p>-17.1387538909912</text:p>
          </table:table-cell>
          <table:table-cell office:value-type="float" office:value="1" calcext:value-type="float">
            <text:p>1</text:p>
          </table:table-cell>
          <table:table-cell office:value-type="float" office:value="1.84167200966866E-019" calcext:value-type="float">
            <text:p>1.84167200966866E-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5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850345611572" calcext:value-type="float">
            <text:p>18.8850345611572</text:p>
          </table:table-cell>
          <table:table-cell office:value-type="float" office:value="-11.7166004180908" calcext:value-type="float">
            <text:p>-11.716600418090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512718258691494" calcext:value-type="float">
            <text:p>5.12718258691494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5">
          <table:table-cell table:style-name="ce2" office:value-type="string" calcext:value-type="string">
            <text:p>G0036557.JP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.75836086273193" calcext:value-type="float">
            <text:p>8.75836086273193</text:p>
          </table:table-cell>
          <table:table-cell table:style-name="ce2" office:value-type="float" office:value="-3.3944685459137" calcext:value-type="float">
            <text:p>-3.3944685459137</text:p>
          </table:table-cell>
          <table:table-cell table:style-name="ce2" office:value-type="float" office:value="0.99999475479126" calcext:value-type="float">
            <text:p>0.99999475479126</text:p>
          </table:table-cell>
          <table:table-cell table:style-name="ce2" office:value-type="float" office:value="0.00000527340444023139" calcext:value-type="float">
            <text:p>5.27340444023139E-0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- Model</text:p>
          </table:table-cell>
          <table:table-cell table:style-name="ce7" table:number-columns-repeated="1013"/>
        </table:table-row>
        <table:table-row table:style-name="ro1">
          <table:table-cell table:style-name="ce2" office:value-type="string" calcext:value-type="string">
            <text:p>G0036558.JP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302147418260574" calcext:value-type="float">
            <text:p>0.030214741826057</text:p>
          </table:table-cell>
          <table:table-cell table:style-name="ce2" office:value-type="float" office:value="4.21682262420654" calcext:value-type="float">
            <text:p>4.21682262420654</text:p>
          </table:table-cell>
          <table:table-cell table:style-name="ce2" office:value-type="float" office:value="0.0149702364578843" calcext:value-type="float">
            <text:p>0.014970236457884</text:p>
          </table:table-cell>
          <table:table-cell table:style-name="ce2" office:value-type="float" office:value="0.985029757022858" calcext:value-type="float">
            <text:p>0.985029757022858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5"/>
          <table:table-cell table:style-name="ce7" table:number-columns-repeated="1013"/>
        </table:table-row>
        <table:table-row table:style-name="ro1">
          <table:table-cell office:value-type="string" calcext:value-type="string">
            <text:p>G003655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7946548461914" calcext:value-type="float">
            <text:p>15.7946548461914</text:p>
          </table:table-cell>
          <table:table-cell office:value-type="float" office:value="-9.12045764923096" calcext:value-type="float">
            <text:p>-9.1204576492309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151183544849776" calcext:value-type="float">
            <text:p>1.51183544849776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6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2433891296387" calcext:value-type="float">
            <text:p>17.2433891296387</text:p>
          </table:table-cell>
          <table:table-cell office:value-type="float" office:value="-10.3480243682861" calcext:value-type="float">
            <text:p>-10.348024368286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104040246470122" calcext:value-type="float">
            <text:p>1.04040246470122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6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3155727386475" calcext:value-type="float">
            <text:p>22.3155727386475</text:p>
          </table:table-cell>
          <table:table-cell office:value-type="float" office:value="-13.5000925064087" calcext:value-type="float">
            <text:p>-13.5000925064087</text:p>
          </table:table-cell>
          <table:table-cell office:value-type="float" office:value="1" calcext:value-type="float">
            <text:p>1</text:p>
          </table:table-cell>
          <table:table-cell office:value-type="float" office:value="2.7890341204515E-016" calcext:value-type="float">
            <text:p>2.7890341204515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6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7979946136475" calcext:value-type="float">
            <text:p>17.7979946136475</text:p>
          </table:table-cell>
          <table:table-cell office:value-type="float" office:value="-10.0804843902588" calcext:value-type="float">
            <text:p>-10.080484390258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780783098765225" calcext:value-type="float">
            <text:p>7.80783098765225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6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3676567077637" calcext:value-type="float">
            <text:p>17.3676567077637</text:p>
          </table:table-cell>
          <table:table-cell office:value-type="float" office:value="-10.1069412231445" calcext:value-type="float">
            <text:p>-10.106941223144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116932093348343" calcext:value-type="float">
            <text:p>1.16932093348343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6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7367687225342" calcext:value-type="float">
            <text:p>8.77367687225342</text:p>
          </table:table-cell>
          <table:table-cell office:value-type="float" office:value="-3.27089357376099" calcext:value-type="float">
            <text:p>-3.27089357376099</text:p>
          </table:table-cell>
          <table:table-cell office:value-type="float" office:value="0.999994158744812" calcext:value-type="float">
            <text:p>0.999994158744812</text:p>
          </table:table-cell>
          <table:table-cell office:value-type="float" office:value="0.00000587633803661447" calcext:value-type="float">
            <text:p>5.87633803661447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65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9374046325684" calcext:value-type="float">
            <text:p>-5.59374046325684</text:p>
          </table:table-cell>
          <table:table-cell office:value-type="float" office:value="10.7002325057983" calcext:value-type="float">
            <text:p>10.7002325057983</text:p>
          </table:table-cell>
          <table:table-cell office:value-type="float" office:value="0.0000000838721589957459" calcext:value-type="float">
            <text:p>8.38721589957459E-08</text:p>
          </table:table-cell>
          <table:table-cell office:value-type="float" office:value="0.99999988079071" calcext:value-type="float">
            <text:p>0.9999998807907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6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617164611816" calcext:value-type="float">
            <text:p>11.6617164611816</text:p>
          </table:table-cell>
          <table:table-cell office:value-type="float" office:value="-5.80820894241333" calcext:value-type="float">
            <text:p>-5.80820894241333</text:p>
          </table:table-cell>
          <table:table-cell office:value-type="float" office:value="1" calcext:value-type="float">
            <text:p>1</text:p>
          </table:table-cell>
          <table:table-cell office:value-type="float" office:value="0.0000000258766466032512" calcext:value-type="float">
            <text:p>2.58766466032512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6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389442443848" calcext:value-type="float">
            <text:p>12.5389442443848</text:p>
          </table:table-cell>
          <table:table-cell office:value-type="float" office:value="-6.82226085662842" calcext:value-type="float">
            <text:p>-6.82226085662842</text:p>
          </table:table-cell>
          <table:table-cell office:value-type="float" office:value="1" calcext:value-type="float">
            <text:p>1</text:p>
          </table:table-cell>
          <table:table-cell office:value-type="float" office:value="0.00000000390422671969759" calcext:value-type="float">
            <text:p>3.90422671969759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6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9681091308594" calcext:value-type="float">
            <text:p>25.9681091308594</text:p>
          </table:table-cell>
          <table:table-cell office:value-type="float" office:value="-16.7955131530762" calcext:value-type="float">
            <text:p>-16.7955131530762</text:p>
          </table:table-cell>
          <table:table-cell office:value-type="float" office:value="1" calcext:value-type="float">
            <text:p>1</text:p>
          </table:table-cell>
          <table:table-cell office:value-type="float" office:value="2.67913641594028E-019" calcext:value-type="float">
            <text:p>2.67913641594028E-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6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3121662139893" calcext:value-type="float">
            <text:p>31.3121662139893</text:p>
          </table:table-cell>
          <table:table-cell office:value-type="float" office:value="-20.7323112487793" calcext:value-type="float">
            <text:p>-20.7323112487793</text:p>
          </table:table-cell>
          <table:table-cell office:value-type="float" office:value="1" calcext:value-type="float">
            <text:p>1</text:p>
          </table:table-cell>
          <table:table-cell office:value-type="float" office:value="2.4967198370199E-023" calcext:value-type="float">
            <text:p>2.4967198370199E-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7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0529537200928" calcext:value-type="float">
            <text:p>27.0529537200928</text:p>
          </table:table-cell>
          <table:table-cell office:value-type="float" office:value="-17.5933322906494" calcext:value-type="float">
            <text:p>-17.5933322906494</text:p>
          </table:table-cell>
          <table:table-cell office:value-type="float" office:value="1" calcext:value-type="float">
            <text:p>1</text:p>
          </table:table-cell>
          <table:table-cell office:value-type="float" office:value="4.07722203000532E-020" calcext:value-type="float">
            <text:p>4.07722203000532E-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7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3701343536377" calcext:value-type="float">
            <text:p>22.3701343536377</text:p>
          </table:table-cell>
          <table:table-cell office:value-type="float" office:value="-14.3124399185181" calcext:value-type="float">
            <text:p>-14.3124399185181</text:p>
          </table:table-cell>
          <table:table-cell office:value-type="float" office:value="1" calcext:value-type="float">
            <text:p>1</text:p>
          </table:table-cell>
          <table:table-cell office:value-type="float" office:value="1.17208739941685E-016" calcext:value-type="float">
            <text:p>1.17208739941685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72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.92511069774628" calcext:value-type="float">
            <text:p>-1.92511069774628</text:p>
          </table:table-cell>
          <table:table-cell office:value-type="float" office:value="6.65540170669556" calcext:value-type="float">
            <text:p>6.65540170669556</text:p>
          </table:table-cell>
          <table:table-cell office:value-type="float" office:value="0.000187693585758" calcext:value-type="float">
            <text:p>0.000187693585758</text:p>
          </table:table-cell>
          <table:table-cell office:value-type="float" office:value="0.999812304973602" calcext:value-type="float">
            <text:p>0.99981230497360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7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5879516601562" calcext:value-type="float">
            <text:p>3.35879516601562</text:p>
          </table:table-cell>
          <table:table-cell office:value-type="float" office:value="0.898208618164063" calcext:value-type="float">
            <text:p>0.898208618164063</text:p>
          </table:table-cell>
          <table:table-cell office:value-type="float" office:value="0.92133218050003" calcext:value-type="float">
            <text:p>0.92133218050003</text:p>
          </table:table-cell>
          <table:table-cell office:value-type="float" office:value="0.0786678120493888" calcext:value-type="float">
            <text:p>0.0786678120493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7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2571592330933" calcext:value-type="float">
            <text:p>12.2571592330933</text:p>
          </table:table-cell>
          <table:table-cell office:value-type="float" office:value="-6.62247943878174" calcext:value-type="float">
            <text:p>-6.62247943878174</text:p>
          </table:table-cell>
          <table:table-cell office:value-type="float" office:value="1" calcext:value-type="float">
            <text:p>1</text:p>
          </table:table-cell>
          <table:table-cell office:value-type="float" office:value="0.00000000631941832196503" calcext:value-type="float">
            <text:p>6.31941832196503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7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9257411956787" calcext:value-type="float">
            <text:p>12.9257411956787</text:p>
          </table:table-cell>
          <table:table-cell office:value-type="float" office:value="-6.87825965881348" calcext:value-type="float">
            <text:p>-6.87825965881348</text:p>
          </table:table-cell>
          <table:table-cell office:value-type="float" office:value="1" calcext:value-type="float">
            <text:p>1</text:p>
          </table:table-cell>
          <table:table-cell office:value-type="float" office:value="0.00000000250744669472169" calcext:value-type="float">
            <text:p>2.50744669472169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7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2058076858521" calcext:value-type="float">
            <text:p>11.2058076858521</text:p>
          </table:table-cell>
          <table:table-cell office:value-type="float" office:value="-5.48339748382568" calcext:value-type="float">
            <text:p>-5.48339748382568</text:p>
          </table:table-cell>
          <table:table-cell office:value-type="float" office:value="1" calcext:value-type="float">
            <text:p>1</text:p>
          </table:table-cell>
          <table:table-cell office:value-type="float" office:value="0.0000000564898314792117" calcext:value-type="float">
            <text:p>5.64898314792117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7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1165819168091" calcext:value-type="float">
            <text:p>15.1165819168091</text:p>
          </table:table-cell>
          <table:table-cell office:value-type="float" office:value="-8.44094276428223" calcext:value-type="float">
            <text:p>-8.4409427642822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587620091474506" calcext:value-type="float">
            <text:p>5.87620091474506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7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968326568604" calcext:value-type="float">
            <text:p>12.1968326568604</text:p>
          </table:table-cell>
          <table:table-cell office:value-type="float" office:value="-6.47828054428101" calcext:value-type="float">
            <text:p>-6.47828054428101</text:p>
          </table:table-cell>
          <table:table-cell office:value-type="float" office:value="1" calcext:value-type="float">
            <text:p>1</text:p>
          </table:table-cell>
          <table:table-cell office:value-type="float" office:value="0.00000000775356046034403" calcext:value-type="float">
            <text:p>7.75356046034403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5">
          <table:table-cell table:style-name="ce2" office:value-type="string" calcext:value-type="string">
            <text:p>G0036579.JPG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.95689535140991" calcext:value-type="float">
            <text:p>1.95689535140991</text:p>
          </table:table-cell>
          <table:table-cell table:style-name="ce2" office:value-type="float" office:value="2.49424314498901" calcext:value-type="float">
            <text:p>2.49424314498901</text:p>
          </table:table-cell>
          <table:table-cell table:style-name="ce2" office:value-type="float" office:value="0.368804752826691" calcext:value-type="float">
            <text:p>0.368804752826691</text:p>
          </table:table-cell>
          <table:table-cell table:style-name="ce2" office:value-type="float" office:value="0.631195247173309" calcext:value-type="float">
            <text:p>0.63119524717330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- Annotator</text:p>
          </table:table-cell>
          <table:table-cell table:style-name="ce7" table:number-columns-repeated="1013"/>
        </table:table-row>
        <table:table-row table:style-name="ro1">
          <table:table-cell table:style-name="ce2" office:value-type="string" calcext:value-type="string">
            <text:p>G0036580.JP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3.42013835906982" calcext:value-type="float">
            <text:p>-3.42013835906982</text:p>
          </table:table-cell>
          <table:table-cell table:style-name="ce2" office:value-type="float" office:value="7.98271560668945" calcext:value-type="float">
            <text:p>7.98271560668945</text:p>
          </table:table-cell>
          <table:table-cell table:style-name="ce2" office:value-type="float" office:value="0.0000111634526547277" calcext:value-type="float">
            <text:p>1.11634526547277E-05</text:p>
          </table:table-cell>
          <table:table-cell table:style-name="ce2" office:value-type="float" office:value="0.999988794326782" calcext:value-type="float">
            <text:p>0.99998879432678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/>
          <table:table-cell table:style-name="ce7" table:number-columns-repeated="1013"/>
        </table:table-row>
        <table:table-row table:style-name="ro1">
          <table:table-cell office:value-type="string" calcext:value-type="string">
            <text:p>G003658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1289358139038" calcext:value-type="float">
            <text:p>14.1289358139038</text:p>
          </table:table-cell>
          <table:table-cell office:value-type="float" office:value="-8.13063335418701" calcext:value-type="float">
            <text:p>-8.1306333541870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2151750583268" calcext:value-type="float">
            <text:p>2.151750583268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8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755493164062" calcext:value-type="float">
            <text:p>21.8755493164062</text:p>
          </table:table-cell>
          <table:table-cell office:value-type="float" office:value="-13.9158506393433" calcext:value-type="float">
            <text:p>-13.9158506393433</text:p>
          </table:table-cell>
          <table:table-cell office:value-type="float" office:value="1" calcext:value-type="float">
            <text:p>1</text:p>
          </table:table-cell>
          <table:table-cell office:value-type="float" office:value="2.85753843945629E-016" calcext:value-type="float">
            <text:p>2.85753843945629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8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5724792480469" calcext:value-type="float">
            <text:p>25.5724792480469</text:p>
          </table:table-cell>
          <table:table-cell office:value-type="float" office:value="-16.6233901977539" calcext:value-type="float">
            <text:p>-16.6233901977539</text:p>
          </table:table-cell>
          <table:table-cell office:value-type="float" office:value="1" calcext:value-type="float">
            <text:p>1</text:p>
          </table:table-cell>
          <table:table-cell office:value-type="float" office:value="4.72679436346357E-019" calcext:value-type="float">
            <text:p>4.72679436346357E-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8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06040763855" calcext:value-type="float">
            <text:p>15.806040763855</text:p>
          </table:table-cell>
          <table:table-cell office:value-type="float" office:value="-9.11257266998291" calcext:value-type="float">
            <text:p>-9.1125726699829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150655043995585" calcext:value-type="float">
            <text:p>1.50655043995585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8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1787853240967" calcext:value-type="float">
            <text:p>9.01787853240967</text:p>
          </table:table-cell>
          <table:table-cell office:value-type="float" office:value="-4.15623044967651" calcext:value-type="float">
            <text:p>-4.15623044967651</text:p>
          </table:table-cell>
          <table:table-cell office:value-type="float" office:value="0.999998092651367" calcext:value-type="float">
            <text:p>0.999998092651367</text:p>
          </table:table-cell>
          <table:table-cell office:value-type="float" office:value="0.00000189913805570541" calcext:value-type="float">
            <text:p>1.89913805570541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5">
          <table:table-cell table:style-name="ce2" office:value-type="string" calcext:value-type="string">
            <text:p>G0036586.JP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.06493473052979" calcext:value-type="float">
            <text:p>5.06493473052979</text:p>
          </table:table-cell>
          <table:table-cell table:style-name="ce2" office:value-type="float" office:value="-0.732422351837158" calcext:value-type="float">
            <text:p>-0.732422351837158</text:p>
          </table:table-cell>
          <table:table-cell table:style-name="ce2" office:value-type="float" office:value="0.996973633766174" calcext:value-type="float">
            <text:p>0.996973633766174</text:p>
          </table:table-cell>
          <table:table-cell table:style-name="ce2" office:value-type="float" office:value="0.0030263799708336" calcext:value-type="float">
            <text:p>0.00302637997083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- Model</text:p>
          </table:table-cell>
          <table:table-cell table:style-name="ce7" table:number-columns-repeated="1013"/>
        </table:table-row>
        <table:table-row table:style-name="ro1">
          <table:table-cell table:style-name="ce2" office:value-type="string" calcext:value-type="string">
            <text:p>G0036587.JP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5.20462083816528" calcext:value-type="float">
            <text:p>-5.20462083816528</text:p>
          </table:table-cell>
          <table:table-cell table:style-name="ce2" office:value-type="float" office:value="10.3708877563477" calcext:value-type="float">
            <text:p>10.3708877563477</text:p>
          </table:table-cell>
          <table:table-cell table:style-name="ce2" office:value-type="float" office:value="0.000000172045275803612" calcext:value-type="float">
            <text:p>1.72045275803612E-07</text:p>
          </table:table-cell>
          <table:table-cell table:style-name="ce2" office:value-type="float" office:value="0.99999988079071" calcext:value-type="float">
            <text:p>0.9999998807907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5"/>
          <table:table-cell table:style-name="ce7" table:number-columns-repeated="1013"/>
        </table:table-row>
        <table:table-row table:style-name="ro1">
          <table:table-cell office:value-type="string" calcext:value-type="string">
            <text:p>G003658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605508804321" calcext:value-type="float">
            <text:p>15.8605508804321</text:p>
          </table:table-cell>
          <table:table-cell office:value-type="float" office:value="-9.3151445388794" calcext:value-type="float">
            <text:p>-9.315144538879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116502276575892" calcext:value-type="float">
            <text:p>1.16502276575892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8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8487424850464" calcext:value-type="float">
            <text:p>14.8487424850464</text:p>
          </table:table-cell>
          <table:table-cell office:value-type="float" office:value="-8.52717971801758" calcext:value-type="float">
            <text:p>-8.5271797180175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704637251325302" calcext:value-type="float">
            <text:p>7.04637251325302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9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4165287017822" calcext:value-type="float">
            <text:p>22.4165287017822</text:p>
          </table:table-cell>
          <table:table-cell office:value-type="float" office:value="-13.9609489440918" calcext:value-type="float">
            <text:p>-13.9609489440918</text:p>
          </table:table-cell>
          <table:table-cell office:value-type="float" office:value="1" calcext:value-type="float">
            <text:p>1</text:p>
          </table:table-cell>
          <table:table-cell office:value-type="float" office:value="1.59023527234519E-016" calcext:value-type="float">
            <text:p>1.59023527234519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9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6307468414307" calcext:value-type="float">
            <text:p>20.6307468414307</text:p>
          </table:table-cell>
          <table:table-cell office:value-type="float" office:value="-12.8268365859985" calcext:value-type="float">
            <text:p>-12.8268365859985</text:p>
          </table:table-cell>
          <table:table-cell office:value-type="float" office:value="1" calcext:value-type="float">
            <text:p>1</text:p>
          </table:table-cell>
          <table:table-cell office:value-type="float" office:value="2.94819177005926E-015" calcext:value-type="float">
            <text:p>2.94819177005926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9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4251766204834" calcext:value-type="float">
            <text:p>18.4251766204834</text:p>
          </table:table-cell>
          <table:table-cell office:value-type="float" office:value="-11.6975412368774" calcext:value-type="float">
            <text:p>-11.697541236877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827693287714683" calcext:value-type="float">
            <text:p>8.27693287714683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9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8079361915588" calcext:value-type="float">
            <text:p>2.58079361915588</text:p>
          </table:table-cell>
          <table:table-cell office:value-type="float" office:value="2.11793637275696" calcext:value-type="float">
            <text:p>2.11793637275696</text:p>
          </table:table-cell>
          <table:table-cell office:value-type="float" office:value="0.613691747188568" calcext:value-type="float">
            <text:p>0.613691747188568</text:p>
          </table:table-cell>
          <table:table-cell office:value-type="float" office:value="0.386308193206787" calcext:value-type="float">
            <text:p>0.3863081932067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94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.56610345840454" calcext:value-type="float">
            <text:p>-6.56610345840454</text:p>
          </table:table-cell>
          <table:table-cell office:value-type="float" office:value="11.9208364486694" calcext:value-type="float">
            <text:p>11.9208364486694</text:p>
          </table:table-cell>
          <table:table-cell office:value-type="float" office:value="0.00000000935887811692737" calcext:value-type="float">
            <text:p>9.35887811692737E-0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9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8870754241943" calcext:value-type="float">
            <text:p>9.98870754241943</text:p>
          </table:table-cell>
          <table:table-cell office:value-type="float" office:value="-4.3076696395874" calcext:value-type="float">
            <text:p>-4.3076696395874</text:p>
          </table:table-cell>
          <table:table-cell office:value-type="float" office:value="0.999999403953552" calcext:value-type="float">
            <text:p>0.999999403953552</text:p>
          </table:table-cell>
          <table:table-cell office:value-type="float" office:value="0.000000618247042893927" calcext:value-type="float">
            <text:p>6.18247042893927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9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0785636901855" calcext:value-type="float">
            <text:p>16.0785636901855</text:p>
          </table:table-cell>
          <table:table-cell office:value-type="float" office:value="-9.55935382843018" calcext:value-type="float">
            <text:p>-9.5593538284301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733828102450484" calcext:value-type="float">
            <text:p>7.33828102450484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9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4406261444092" calcext:value-type="float">
            <text:p>30.4406261444092</text:p>
          </table:table-cell>
          <table:table-cell office:value-type="float" office:value="-19.7327537536621" calcext:value-type="float">
            <text:p>-19.7327537536621</text:p>
          </table:table-cell>
          <table:table-cell office:value-type="float" office:value="1" calcext:value-type="float">
            <text:p>1</text:p>
          </table:table-cell>
          <table:table-cell office:value-type="float" office:value="1.62173090884024E-022" calcext:value-type="float">
            <text:p>1.62173090884024E-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9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2385501861572" calcext:value-type="float">
            <text:p>21.2385501861572</text:p>
          </table:table-cell>
          <table:table-cell office:value-type="float" office:value="-13.396577835083" calcext:value-type="float">
            <text:p>-13.396577835083</text:p>
          </table:table-cell>
          <table:table-cell office:value-type="float" office:value="1" calcext:value-type="float">
            <text:p>1</text:p>
          </table:table-cell>
          <table:table-cell office:value-type="float" office:value="9.08144680332804E-016" calcext:value-type="float">
            <text:p>9.08144680332804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59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7664699554443" calcext:value-type="float">
            <text:p>16.7664699554443</text:p>
          </table:table-cell>
          <table:table-cell office:value-type="float" office:value="-10.1704587936401" calcext:value-type="float">
            <text:p>-10.170458793640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200189322584199" calcext:value-type="float">
            <text:p>2.00189322584199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0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0475368499756" calcext:value-type="float">
            <text:p>8.90475368499756</text:p>
          </table:table-cell>
          <table:table-cell office:value-type="float" office:value="-4.13852405548096" calcext:value-type="float">
            <text:p>-4.13852405548096</text:p>
          </table:table-cell>
          <table:table-cell office:value-type="float" office:value="0.999997854232788" calcext:value-type="float">
            <text:p>0.999997854232788</text:p>
          </table:table-cell>
          <table:table-cell office:value-type="float" office:value="0.00000216458943214093" calcext:value-type="float">
            <text:p>2.16458943214093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01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.71555328369141" calcext:value-type="float">
            <text:p>-6.71555328369141</text:p>
          </table:table-cell>
          <table:table-cell office:value-type="float" office:value="12.3956470489502" calcext:value-type="float">
            <text:p>12.3956470489502</text:p>
          </table:table-cell>
          <table:table-cell office:value-type="float" office:value="0.00000000501315566836524" calcext:value-type="float">
            <text:p>5.01315566836524E-0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0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1263904571533" calcext:value-type="float">
            <text:p>8.51263904571533</text:p>
          </table:table-cell>
          <table:table-cell office:value-type="float" office:value="-3.97386622428894" calcext:value-type="float">
            <text:p>-3.97386622428894</text:p>
          </table:table-cell>
          <table:table-cell office:value-type="float" office:value="0.999996185302734" calcext:value-type="float">
            <text:p>0.999996185302734</text:p>
          </table:table-cell>
          <table:table-cell office:value-type="float" office:value="0.00000377726883016294" calcext:value-type="float">
            <text:p>3.77726883016294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0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344774246216" calcext:value-type="float">
            <text:p>10.3344774246216</text:p>
          </table:table-cell>
          <table:table-cell office:value-type="float" office:value="-4.7798342704773" calcext:value-type="float">
            <text:p>-4.7798342704773</text:p>
          </table:table-cell>
          <table:table-cell office:value-type="float" office:value="0.999999761581421" calcext:value-type="float">
            <text:p>0.999999761581421</text:p>
          </table:table-cell>
          <table:table-cell office:value-type="float" office:value="0.000000272858784455821" calcext:value-type="float">
            <text:p>2.72858784455821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0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9712705612183" calcext:value-type="float">
            <text:p>15.9712705612183</text:p>
          </table:table-cell>
          <table:table-cell office:value-type="float" office:value="-8.93486022949219" calcext:value-type="float">
            <text:p>-8.9348602294921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152547263015945" calcext:value-type="float">
            <text:p>1.52547263015945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0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185878753662" calcext:value-type="float">
            <text:p>29.7185878753662</text:p>
          </table:table-cell>
          <table:table-cell office:value-type="float" office:value="-19.4487209320068" calcext:value-type="float">
            <text:p>-19.4487209320068</text:p>
          </table:table-cell>
          <table:table-cell office:value-type="float" office:value="1" calcext:value-type="float">
            <text:p>1</text:p>
          </table:table-cell>
          <table:table-cell office:value-type="float" office:value="4.43515776270509E-022" calcext:value-type="float">
            <text:p>4.43515776270509E-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0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6367378234863" calcext:value-type="float">
            <text:p>27.6367378234863</text:p>
          </table:table-cell>
          <table:table-cell office:value-type="float" office:value="-18.2503604888916" calcext:value-type="float">
            <text:p>-18.2503604888916</text:p>
          </table:table-cell>
          <table:table-cell office:value-type="float" office:value="1" calcext:value-type="float">
            <text:p>1</text:p>
          </table:table-cell>
          <table:table-cell office:value-type="float" office:value="1.17892333528729E-020" calcext:value-type="float">
            <text:p>1.17892333528729E-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0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570913314819" calcext:value-type="float">
            <text:p>11.4570913314819</text:p>
          </table:table-cell>
          <table:table-cell office:value-type="float" office:value="-6.44035577774048" calcext:value-type="float">
            <text:p>-6.44035577774048</text:p>
          </table:table-cell>
          <table:table-cell office:value-type="float" office:value="1" calcext:value-type="float">
            <text:p>1</text:p>
          </table:table-cell>
          <table:table-cell office:value-type="float" office:value="0.0000000168747469331265" calcext:value-type="float">
            <text:p>1.68747469331265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08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44564294815064" calcext:value-type="float">
            <text:p>-5.44564294815064</text:p>
          </table:table-cell>
          <table:table-cell office:value-type="float" office:value="10.5354986190796" calcext:value-type="float">
            <text:p>10.5354986190796</text:p>
          </table:table-cell>
          <table:table-cell office:value-type="float" office:value="0.00000011467748350924" calcext:value-type="float">
            <text:p>1.1467748350924E-07</text:p>
          </table:table-cell>
          <table:table-cell office:value-type="float" office:value="0.99999988079071" calcext:value-type="float">
            <text:p>0.9999998807907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0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5131726264954" calcext:value-type="float">
            <text:p>3.25131726264954</text:p>
          </table:table-cell>
          <table:table-cell office:value-type="float" office:value="1.15492331981659" calcext:value-type="float">
            <text:p>1.15492331981659</text:p>
          </table:table-cell>
          <table:table-cell office:value-type="float" office:value="0.890552163124085" calcext:value-type="float">
            <text:p>0.890552163124085</text:p>
          </table:table-cell>
          <table:table-cell office:value-type="float" office:value="0.109447792172432" calcext:value-type="float">
            <text:p>0.1094477921724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1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1867923736572" calcext:value-type="float">
            <text:p>20.1867923736572</text:p>
          </table:table-cell>
          <table:table-cell office:value-type="float" office:value="-12.8197736740112" calcext:value-type="float">
            <text:p>-12.8197736740112</text:p>
          </table:table-cell>
          <table:table-cell office:value-type="float" office:value="1" calcext:value-type="float">
            <text:p>1</text:p>
          </table:table-cell>
          <table:table-cell office:value-type="float" office:value="4.62840020555078E-015" calcext:value-type="float">
            <text:p>4.62840020555078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1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154197692871" calcext:value-type="float">
            <text:p>28.7154197692871</text:p>
          </table:table-cell>
          <table:table-cell office:value-type="float" office:value="-18.5123195648193" calcext:value-type="float">
            <text:p>-18.5123195648193</text:p>
          </table:table-cell>
          <table:table-cell office:value-type="float" office:value="1" calcext:value-type="float">
            <text:p>1</text:p>
          </table:table-cell>
          <table:table-cell office:value-type="float" office:value="3.08499352052996E-021" calcext:value-type="float">
            <text:p>3.08499352052996E-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1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4807567596436" calcext:value-type="float">
            <text:p>21.4807567596436</text:p>
          </table:table-cell>
          <table:table-cell office:value-type="float" office:value="-13.7066240310669" calcext:value-type="float">
            <text:p>-13.7066240310669</text:p>
          </table:table-cell>
          <table:table-cell office:value-type="float" office:value="1" calcext:value-type="float">
            <text:p>1</text:p>
          </table:table-cell>
          <table:table-cell office:value-type="float" office:value="5.2277438842481E-016" calcext:value-type="float">
            <text:p>5.2277438842481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1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2077465057373" calcext:value-type="float">
            <text:p>22.2077465057373</text:p>
          </table:table-cell>
          <table:table-cell office:value-type="float" office:value="-13.8369646072388" calcext:value-type="float">
            <text:p>-13.8369646072388</text:p>
          </table:table-cell>
          <table:table-cell office:value-type="float" office:value="1" calcext:value-type="float">
            <text:p>1</text:p>
          </table:table-cell>
          <table:table-cell office:value-type="float" office:value="2.21809645926397E-016" calcext:value-type="float">
            <text:p>2.21809645926397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1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0898065567017" calcext:value-type="float">
            <text:p>12.0898065567017</text:p>
          </table:table-cell>
          <table:table-cell office:value-type="float" office:value="-6.67731714248657" calcext:value-type="float">
            <text:p>-6.67731714248657</text:p>
          </table:table-cell>
          <table:table-cell office:value-type="float" office:value="1" calcext:value-type="float">
            <text:p>1</text:p>
          </table:table-cell>
          <table:table-cell office:value-type="float" office:value="0.0000000070719878841885" calcext:value-type="float">
            <text:p>7.0719878841885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1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69680190086365" calcext:value-type="float">
            <text:p>3.69680190086365</text:p>
          </table:table-cell>
          <table:table-cell office:value-type="float" office:value="0.638685941696167" calcext:value-type="float">
            <text:p>0.638685941696167</text:p>
          </table:table-cell>
          <table:table-cell office:value-type="float" office:value="0.955131649971008" calcext:value-type="float">
            <text:p>0.955131649971008</text:p>
          </table:table-cell>
          <table:table-cell office:value-type="float" office:value="0.0448683761060237" calcext:value-type="float">
            <text:p>0.0448683761060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16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92333459854126" calcext:value-type="float">
            <text:p>-6.92333459854126</text:p>
          </table:table-cell>
          <table:table-cell office:value-type="float" office:value="12.6997232437134" calcext:value-type="float">
            <text:p>12.6997232437134</text:p>
          </table:table-cell>
          <table:table-cell office:value-type="float" office:value="0.00000000300478952830474" calcext:value-type="float">
            <text:p>3.00478952830474E-0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1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7851295471191" calcext:value-type="float">
            <text:p>8.77851295471191</text:p>
          </table:table-cell>
          <table:table-cell office:value-type="float" office:value="-3.89892172813416" calcext:value-type="float">
            <text:p>-3.89892172813416</text:p>
          </table:table-cell>
          <table:table-cell office:value-type="float" office:value="0.999996900558472" calcext:value-type="float">
            <text:p>0.999996900558472</text:p>
          </table:table-cell>
          <table:table-cell office:value-type="float" office:value="0.00000312074735120405" calcext:value-type="float">
            <text:p>3.12074735120405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1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677264213562" calcext:value-type="float">
            <text:p>14.677264213562</text:p>
          </table:table-cell>
          <table:table-cell office:value-type="float" office:value="-8.35407066345215" calcext:value-type="float">
            <text:p>-8.3540706634521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994532026177275" calcext:value-type="float">
            <text:p>9.94532026177275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1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502758026123" calcext:value-type="float">
            <text:p>19.502758026123</text:p>
          </table:table-cell>
          <table:table-cell office:value-type="float" office:value="-11.8774700164795" calcext:value-type="float">
            <text:p>-11.877470016479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35364062495334" calcext:value-type="float">
            <text:p>2.35364062495334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2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6868438720703" calcext:value-type="float">
            <text:p>19.6868438720703</text:p>
          </table:table-cell>
          <table:table-cell office:value-type="float" office:value="-12.3336248397827" calcext:value-type="float">
            <text:p>-12.333624839782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124075706984085" calcext:value-type="float">
            <text:p>1.24075706984085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2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7633934020996" calcext:value-type="float">
            <text:p>18.7633934020996</text:p>
          </table:table-cell>
          <table:table-cell office:value-type="float" office:value="-11.5890483856201" calcext:value-type="float">
            <text:p>-11.589048385620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65781235981336" calcext:value-type="float">
            <text:p>6.5781235981336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2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0298452377319" calcext:value-type="float">
            <text:p>14.0298452377319</text:p>
          </table:table-cell>
          <table:table-cell office:value-type="float" office:value="-8.00549221038818" calcext:value-type="float">
            <text:p>-8.0054922103881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269261668517373" calcext:value-type="float">
            <text:p>2.69261668517373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23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38928782939911" calcext:value-type="float">
            <text:p>0.438928782939911</text:p>
          </table:table-cell>
          <table:table-cell office:value-type="float" office:value="4.22166204452515" calcext:value-type="float">
            <text:p>4.22166204452515</text:p>
          </table:table-cell>
          <table:table-cell office:value-type="float" office:value="0.0222538895905017" calcext:value-type="float">
            <text:p>0.022253889590502</text:p>
          </table:table-cell>
          <table:table-cell office:value-type="float" office:value="0.97774612903595" calcext:value-type="float">
            <text:p>0.9777461290359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2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3042650222778" calcext:value-type="float">
            <text:p>6.03042650222778</text:p>
          </table:table-cell>
          <table:table-cell office:value-type="float" office:value="-1.21775650978088" calcext:value-type="float">
            <text:p>-1.21775650978088</text:p>
          </table:table-cell>
          <table:table-cell office:value-type="float" office:value="0.999289035797119" calcext:value-type="float">
            <text:p>0.999289035797119</text:p>
          </table:table-cell>
          <table:table-cell office:value-type="float" office:value="0.0007109599537216" calcext:value-type="float">
            <text:p>0.0007109599537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2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6986923217773" calcext:value-type="float">
            <text:p>17.6986923217773</text:p>
          </table:table-cell>
          <table:table-cell office:value-type="float" office:value="-10.7663831710815" calcext:value-type="float">
            <text:p>-10.766383171081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434284552763842" calcext:value-type="float">
            <text:p>4.34284552763842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2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704883575439" calcext:value-type="float">
            <text:p>22.6704883575439</text:p>
          </table:table-cell>
          <table:table-cell office:value-type="float" office:value="-14.2416191101074" calcext:value-type="float">
            <text:p>-14.2416191101074</text:p>
          </table:table-cell>
          <table:table-cell office:value-type="float" office:value="1" calcext:value-type="float">
            <text:p>1</text:p>
          </table:table-cell>
          <table:table-cell office:value-type="float" office:value="9.31696735833675E-017" calcext:value-type="float">
            <text:p>9.31696735833675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2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0325031280518" calcext:value-type="float">
            <text:p>22.0325031280518</text:p>
          </table:table-cell>
          <table:table-cell office:value-type="float" office:value="-14.3053874969482" calcext:value-type="float">
            <text:p>-14.3053874969482</text:p>
          </table:table-cell>
          <table:table-cell office:value-type="float" office:value="1" calcext:value-type="float">
            <text:p>1</text:p>
          </table:table-cell>
          <table:table-cell office:value-type="float" office:value="1.65445373698576E-016" calcext:value-type="float">
            <text:p>1.65445373698576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2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67138671875" calcext:value-type="float">
            <text:p>20.67138671875</text:p>
          </table:table-cell>
          <table:table-cell office:value-type="float" office:value="-13.056529045105" calcext:value-type="float">
            <text:p>-13.056529045105</text:p>
          </table:table-cell>
          <table:table-cell office:value-type="float" office:value="1" calcext:value-type="float">
            <text:p>1</text:p>
          </table:table-cell>
          <table:table-cell office:value-type="float" office:value="2.24984126889359E-015" calcext:value-type="float">
            <text:p>2.24984126889359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2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6185703277588" calcext:value-type="float">
            <text:p>26.6185703277588</text:p>
          </table:table-cell>
          <table:table-cell office:value-type="float" office:value="-17.5414600372314" calcext:value-type="float">
            <text:p>-17.5414600372314</text:p>
          </table:table-cell>
          <table:table-cell office:value-type="float" office:value="1" calcext:value-type="float">
            <text:p>1</text:p>
          </table:table-cell>
          <table:table-cell office:value-type="float" office:value="6.63044197579896E-020" calcext:value-type="float">
            <text:p>6.63044197579896E-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30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549867749214172" calcext:value-type="float">
            <text:p>-0.549867749214172</text:p>
          </table:table-cell>
          <table:table-cell office:value-type="float" office:value="5.1695818901062" calcext:value-type="float">
            <text:p>5.1695818901062</text:p>
          </table:table-cell>
          <table:table-cell office:value-type="float" office:value="0.0032707839272916" calcext:value-type="float">
            <text:p>0.003270783927292</text:p>
          </table:table-cell>
          <table:table-cell office:value-type="float" office:value="0.996729254722595" calcext:value-type="float">
            <text:p>0.99672925472259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31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0313708782196" calcext:value-type="float">
            <text:p>1.0313708782196</text:p>
          </table:table-cell>
          <table:table-cell office:value-type="float" office:value="3.45922231674194" calcext:value-type="float">
            <text:p>3.45922231674194</text:p>
          </table:table-cell>
          <table:table-cell office:value-type="float" office:value="0.0810733884572982" calcext:value-type="float">
            <text:p>0.081073388457298</text:p>
          </table:table-cell>
          <table:table-cell office:value-type="float" office:value="0.91892659664154" calcext:value-type="float">
            <text:p>0.9189265966415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3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1051921844482" calcext:value-type="float">
            <text:p>15.1051921844482</text:p>
          </table:table-cell>
          <table:table-cell office:value-type="float" office:value="-8.80550384521484" calcext:value-type="float">
            <text:p>-8.8055038452148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412778110303602" calcext:value-type="float">
            <text:p>4.12778110303602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3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1104259490967" calcext:value-type="float">
            <text:p>17.1104259490967</text:p>
          </table:table-cell>
          <table:table-cell office:value-type="float" office:value="-9.7503252029419" calcext:value-type="float">
            <text:p>-9.750325202941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21603472049464" calcext:value-type="float">
            <text:p>2.1603472049464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3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0349321365356" calcext:value-type="float">
            <text:p>15.0349321365356</text:p>
          </table:table-cell>
          <table:table-cell office:value-type="float" office:value="-8.27974224090576" calcext:value-type="float">
            <text:p>-8.2797422409057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749144496436927" calcext:value-type="float">
            <text:p>7.49144496436927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3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4217872619629" calcext:value-type="float">
            <text:p>18.4217872619629</text:p>
          </table:table-cell>
          <table:table-cell office:value-type="float" office:value="-10.786810874939" calcext:value-type="float">
            <text:p>-10.78681087493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206474594366402" calcext:value-type="float">
            <text:p>2.06474594366402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3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7929677963257" calcext:value-type="float">
            <text:p>13.7929677963257</text:p>
          </table:table-cell>
          <table:table-cell office:value-type="float" office:value="-7.72989559173584" calcext:value-type="float">
            <text:p>-7.7298955917358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449509818256644" calcext:value-type="float">
            <text:p>4.49509818256644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3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8478603363037" calcext:value-type="float">
            <text:p>12.8478603363037</text:p>
          </table:table-cell>
          <table:table-cell office:value-type="float" office:value="-6.81496381759644" calcext:value-type="float">
            <text:p>-6.81496381759644</text:p>
          </table:table-cell>
          <table:table-cell office:value-type="float" office:value="1" calcext:value-type="float">
            <text:p>1</text:p>
          </table:table-cell>
          <table:table-cell office:value-type="float" office:value="0.00000000288764501199523" calcext:value-type="float">
            <text:p>2.88764501199523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38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16217136383057" calcext:value-type="float">
            <text:p>-5.16217136383057</text:p>
          </table:table-cell>
          <table:table-cell office:value-type="float" office:value="10.3003702163696" calcext:value-type="float">
            <text:p>10.3003702163696</text:p>
          </table:table-cell>
          <table:table-cell office:value-type="float" office:value="0.000000192620902339513" calcext:value-type="float">
            <text:p>1.92620902339513E-07</text:p>
          </table:table-cell>
          <table:table-cell office:value-type="float" office:value="0.999999761581421" calcext:value-type="float">
            <text:p>0.99999976158142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3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7209634780884" calcext:value-type="float">
            <text:p>15.7209634780884</text:p>
          </table:table-cell>
          <table:table-cell office:value-type="float" office:value="-9.49907398223877" calcext:value-type="float">
            <text:p>-9.4990739822387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111449191889101" calcext:value-type="float">
            <text:p>1.11449191889101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4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4784679412842" calcext:value-type="float">
            <text:p>21.4784679412842</text:p>
          </table:table-cell>
          <table:table-cell office:value-type="float" office:value="-13.6560544967651" calcext:value-type="float">
            <text:p>-13.6560544967651</text:p>
          </table:table-cell>
          <table:table-cell office:value-type="float" office:value="1" calcext:value-type="float">
            <text:p>1</text:p>
          </table:table-cell>
          <table:table-cell office:value-type="float" office:value="5.51151792102842E-016" calcext:value-type="float">
            <text:p>5.51151792102842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4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2575454711914" calcext:value-type="float">
            <text:p>20.2575454711914</text:p>
          </table:table-cell>
          <table:table-cell office:value-type="float" office:value="-12.4822654724121" calcext:value-type="float">
            <text:p>-12.4822654724121</text:p>
          </table:table-cell>
          <table:table-cell office:value-type="float" office:value="1" calcext:value-type="float">
            <text:p>1</text:p>
          </table:table-cell>
          <table:table-cell office:value-type="float" office:value="6.04339203734514E-015" calcext:value-type="float">
            <text:p>6.04339203734514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4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4892597198486" calcext:value-type="float">
            <text:p>17.4892597198486</text:p>
          </table:table-cell>
          <table:table-cell office:value-type="float" office:value="-10.0130815505981" calcext:value-type="float">
            <text:p>-10.013081550598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113732493475099" calcext:value-type="float">
            <text:p>1.13732493475099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4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716724395752" calcext:value-type="float">
            <text:p>20.716724395752</text:p>
          </table:table-cell>
          <table:table-cell office:value-type="float" office:value="-13.0030994415283" calcext:value-type="float">
            <text:p>-13.0030994415283</text:p>
          </table:table-cell>
          <table:table-cell office:value-type="float" office:value="1" calcext:value-type="float">
            <text:p>1</text:p>
          </table:table-cell>
          <table:table-cell office:value-type="float" office:value="2.26811854582944E-015" calcext:value-type="float">
            <text:p>2.26811854582944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44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93954634666443" calcext:value-type="float">
            <text:p>1.93954634666443</text:p>
          </table:table-cell>
          <table:table-cell office:value-type="float" office:value="2.98886251449585" calcext:value-type="float">
            <text:p>2.98886251449585</text:p>
          </table:table-cell>
          <table:table-cell office:value-type="float" office:value="0.259356439113617" calcext:value-type="float">
            <text:p>0.259356439113617</text:p>
          </table:table-cell>
          <table:table-cell office:value-type="float" office:value="0.740643620491028" calcext:value-type="float">
            <text:p>0.7406436204910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45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32997131347656" calcext:value-type="float">
            <text:p>-3.32997131347656</text:p>
          </table:table-cell>
          <table:table-cell office:value-type="float" office:value="8.09242343902588" calcext:value-type="float">
            <text:p>8.09242343902588</text:p>
          </table:table-cell>
          <table:table-cell office:value-type="float" office:value="0.0000109474322016467" calcext:value-type="float">
            <text:p>1.09474322016467E-05</text:p>
          </table:table-cell>
          <table:table-cell office:value-type="float" office:value="0.999989032745361" calcext:value-type="float">
            <text:p>0.9999890327453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4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5132503509521" calcext:value-type="float">
            <text:p>16.5132503509521</text:p>
          </table:table-cell>
          <table:table-cell office:value-type="float" office:value="-9.3967695236206" calcext:value-type="float">
            <text:p>-9.396769523620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559012818673876" calcext:value-type="float">
            <text:p>5.59012818673876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4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668701171875" calcext:value-type="float">
            <text:p>16.668701171875</text:p>
          </table:table-cell>
          <table:table-cell office:value-type="float" office:value="-9.57181739807129" calcext:value-type="float">
            <text:p>-9.5718173980712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401686843509719" calcext:value-type="float">
            <text:p>4.01686843509719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4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2272205352783" calcext:value-type="float">
            <text:p>15.2272205352783</text:p>
          </table:table-cell>
          <table:table-cell office:value-type="float" office:value="-8.74616527557373" calcext:value-type="float">
            <text:p>-8.7461652755737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387695951731271" calcext:value-type="float">
            <text:p>3.87695951731271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4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2481756210327" calcext:value-type="float">
            <text:p>13.2481756210327</text:p>
          </table:table-cell>
          <table:table-cell office:value-type="float" office:value="-7.26424312591553" calcext:value-type="float">
            <text:p>-7.26424312591553</text:p>
          </table:table-cell>
          <table:table-cell office:value-type="float" office:value="1" calcext:value-type="float">
            <text:p>1</text:p>
          </table:table-cell>
          <table:table-cell office:value-type="float" office:value="0.00000000123472354562892" calcext:value-type="float">
            <text:p>1.23472354562892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5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2413663864136" calcext:value-type="float">
            <text:p>11.2413663864136</text:p>
          </table:table-cell>
          <table:table-cell office:value-type="float" office:value="-5.7214093208313" calcext:value-type="float">
            <text:p>-5.7214093208313</text:p>
          </table:table-cell>
          <table:table-cell office:value-type="float" office:value="1" calcext:value-type="float">
            <text:p>1</text:p>
          </table:table-cell>
          <table:table-cell office:value-type="float" office:value="0.0000000429694608783393" calcext:value-type="float">
            <text:p>4.29694608783393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5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3910913467407" calcext:value-type="float">
            <text:p>7.63910913467407</text:p>
          </table:table-cell>
          <table:table-cell office:value-type="float" office:value="-3.04771041870117" calcext:value-type="float">
            <text:p>-3.04771041870117</text:p>
          </table:table-cell>
          <table:table-cell office:value-type="float" office:value="0.999977111816406" calcext:value-type="float">
            <text:p>0.999977111816406</text:p>
          </table:table-cell>
          <table:table-cell office:value-type="float" office:value="0.000022843545593787" calcext:value-type="float">
            <text:p>2.2843545593787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52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98568296432495" calcext:value-type="float">
            <text:p>-4.98568296432495</text:p>
          </table:table-cell>
          <table:table-cell office:value-type="float" office:value="10.4498701095581" calcext:value-type="float">
            <text:p>10.4498701095581</text:p>
          </table:table-cell>
          <table:table-cell office:value-type="float" office:value="0.000000197890329900474" calcext:value-type="float">
            <text:p>1.97890329900474E-07</text:p>
          </table:table-cell>
          <table:table-cell office:value-type="float" office:value="0.999999761581421" calcext:value-type="float">
            <text:p>0.99999976158142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5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557922363281" calcext:value-type="float">
            <text:p>10.1557922363281</text:p>
          </table:table-cell>
          <table:table-cell office:value-type="float" office:value="-4.85741806030273" calcext:value-type="float">
            <text:p>-4.85741806030273</text:p>
          </table:table-cell>
          <table:table-cell office:value-type="float" office:value="0.999999642372131" calcext:value-type="float">
            <text:p>0.999999642372131</text:p>
          </table:table-cell>
          <table:table-cell office:value-type="float" office:value="0.000000301887723708205" calcext:value-type="float">
            <text:p>3.01887723708205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5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3254108428955" calcext:value-type="float">
            <text:p>27.3254108428955</text:p>
          </table:table-cell>
          <table:table-cell office:value-type="float" office:value="-17.2163600921631" calcext:value-type="float">
            <text:p>-17.2163600921631</text:p>
          </table:table-cell>
          <table:table-cell office:value-type="float" office:value="1" calcext:value-type="float">
            <text:p>1</text:p>
          </table:table-cell>
          <table:table-cell office:value-type="float" office:value="4.52641826112569E-020" calcext:value-type="float">
            <text:p>4.52641826112569E-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5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9871578216553" calcext:value-type="float">
            <text:p>29.9871578216553</text:p>
          </table:table-cell>
          <table:table-cell office:value-type="float" office:value="-19.5748252868652" calcext:value-type="float">
            <text:p>-19.5748252868652</text:p>
          </table:table-cell>
          <table:table-cell office:value-type="float" office:value="1" calcext:value-type="float">
            <text:p>1</text:p>
          </table:table-cell>
          <table:table-cell office:value-type="float" office:value="2.98885639254054E-022" calcext:value-type="float">
            <text:p>2.98885639254054E-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5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2087364196777" calcext:value-type="float">
            <text:p>25.2087364196777</text:p>
          </table:table-cell>
          <table:table-cell office:value-type="float" office:value="-16.2895679473877" calcext:value-type="float">
            <text:p>-16.2895679473877</text:p>
          </table:table-cell>
          <table:table-cell office:value-type="float" office:value="1" calcext:value-type="float">
            <text:p>1</text:p>
          </table:table-cell>
          <table:table-cell office:value-type="float" office:value="9.49542855628583E-019" calcext:value-type="float">
            <text:p>9.49542855628583E-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5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1956844329834" calcext:value-type="float">
            <text:p>20.1956844329834</text:p>
          </table:table-cell>
          <table:table-cell office:value-type="float" office:value="-12.5093507766724" calcext:value-type="float">
            <text:p>-12.5093507766724</text:p>
          </table:table-cell>
          <table:table-cell office:value-type="float" office:value="1" calcext:value-type="float">
            <text:p>1</text:p>
          </table:table-cell>
          <table:table-cell office:value-type="float" office:value="6.2572462571867E-015" calcext:value-type="float">
            <text:p>6.2572462571867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5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2699613571167" calcext:value-type="float">
            <text:p>7.52699613571167</text:p>
          </table:table-cell>
          <table:table-cell office:value-type="float" office:value="-2.61093306541443" calcext:value-type="float">
            <text:p>-2.61093306541443</text:p>
          </table:table-cell>
          <table:table-cell office:value-type="float" office:value="0.999960422515869" calcext:value-type="float">
            <text:p>0.999960422515869</text:p>
          </table:table-cell>
          <table:table-cell office:value-type="float" office:value="0.0000395490642404184" calcext:value-type="float">
            <text:p>3.95490642404184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59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.48739004135132" calcext:value-type="float">
            <text:p>-1.48739004135132</text:p>
          </table:table-cell>
          <table:table-cell office:value-type="float" office:value="7.05038738250732" calcext:value-type="float">
            <text:p>7.05038738250732</text:p>
          </table:table-cell>
          <table:table-cell office:value-type="float" office:value="0.000195886939764" calcext:value-type="float">
            <text:p>0.000195886939764</text:p>
          </table:table-cell>
          <table:table-cell office:value-type="float" office:value="0.999804079532623" calcext:value-type="float">
            <text:p>0.99980407953262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6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7499322891235" calcext:value-type="float">
            <text:p>4.47499322891235</text:p>
          </table:table-cell>
          <table:table-cell office:value-type="float" office:value="0.0169061366468668" calcext:value-type="float">
            <text:p>0.016906136646867</text:p>
          </table:table-cell>
          <table:table-cell office:value-type="float" office:value="0.988548159599304" calcext:value-type="float">
            <text:p>0.988548159599304</text:p>
          </table:table-cell>
          <table:table-cell office:value-type="float" office:value="0.0114518394693732" calcext:value-type="float">
            <text:p>0.01145183946937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6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3937129974365" calcext:value-type="float">
            <text:p>20.3937129974365</text:p>
          </table:table-cell>
          <table:table-cell office:value-type="float" office:value="-12.6862478256226" calcext:value-type="float">
            <text:p>-12.6862478256226</text:p>
          </table:table-cell>
          <table:table-cell office:value-type="float" office:value="1" calcext:value-type="float">
            <text:p>1</text:p>
          </table:table-cell>
          <table:table-cell office:value-type="float" office:value="4.30086654089118E-015" calcext:value-type="float">
            <text:p>4.30086654089118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6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1964836120605" calcext:value-type="float">
            <text:p>24.1964836120605</text:p>
          </table:table-cell>
          <table:table-cell office:value-type="float" office:value="-15.2344055175781" calcext:value-type="float">
            <text:p>-15.2344055175781</text:p>
          </table:table-cell>
          <table:table-cell office:value-type="float" office:value="1" calcext:value-type="float">
            <text:p>1</text:p>
          </table:table-cell>
          <table:table-cell office:value-type="float" office:value="7.50554819227239E-018" calcext:value-type="float">
            <text:p>7.50554819227239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6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1603336334229" calcext:value-type="float">
            <text:p>25.1603336334229</text:p>
          </table:table-cell>
          <table:table-cell office:value-type="float" office:value="-15.9858102798462" calcext:value-type="float">
            <text:p>-15.9858102798462</text:p>
          </table:table-cell>
          <table:table-cell office:value-type="float" office:value="1" calcext:value-type="float">
            <text:p>1</text:p>
          </table:table-cell>
          <table:table-cell office:value-type="float" office:value="1.35038103538925E-018" calcext:value-type="float">
            <text:p>1.35038103538925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6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0158004760742" calcext:value-type="float">
            <text:p>22.0158004760742</text:p>
          </table:table-cell>
          <table:table-cell office:value-type="float" office:value="-14.1251525878906" calcext:value-type="float">
            <text:p>-14.1251525878906</text:p>
          </table:table-cell>
          <table:table-cell office:value-type="float" office:value="1" calcext:value-type="float">
            <text:p>1</text:p>
          </table:table-cell>
          <table:table-cell office:value-type="float" office:value="2.01457535316465E-016" calcext:value-type="float">
            <text:p>2.01457535316465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6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971336364746" calcext:value-type="float">
            <text:p>18.5971336364746</text:p>
          </table:table-cell>
          <table:table-cell office:value-type="float" office:value="-11.5953121185303" calcext:value-type="float">
            <text:p>-11.595312118530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771946864611996" calcext:value-type="float">
            <text:p>7.71946864611996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6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5259304046631" calcext:value-type="float">
            <text:p>6.25259304046631</text:p>
          </table:table-cell>
          <table:table-cell office:value-type="float" office:value="-1.17833518981934" calcext:value-type="float">
            <text:p>-1.17833518981934</text:p>
          </table:table-cell>
          <table:table-cell office:value-type="float" office:value="0.999407768249512" calcext:value-type="float">
            <text:p>0.999407768249512</text:p>
          </table:table-cell>
          <table:table-cell office:value-type="float" office:value="0.0005922861164435" calcext:value-type="float">
            <text:p>0.0005922861164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67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11850070953369" calcext:value-type="float">
            <text:p>-4.11850070953369</text:p>
          </table:table-cell>
          <table:table-cell office:value-type="float" office:value="9.19964504241943" calcext:value-type="float">
            <text:p>9.19964504241943</text:p>
          </table:table-cell>
          <table:table-cell office:value-type="float" office:value="0.00000164437960847863" calcext:value-type="float">
            <text:p>1.64437960847863E-06</text:p>
          </table:table-cell>
          <table:table-cell office:value-type="float" office:value="0.999998331069946" calcext:value-type="float">
            <text:p>0.99999833106994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6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1087245941162" calcext:value-type="float">
            <text:p>8.41087245941162</text:p>
          </table:table-cell>
          <table:table-cell office:value-type="float" office:value="-3.58439326286316" calcext:value-type="float">
            <text:p>-3.58439326286316</text:p>
          </table:table-cell>
          <table:table-cell office:value-type="float" office:value="0.999993801116943" calcext:value-type="float">
            <text:p>0.999993801116943</text:p>
          </table:table-cell>
          <table:table-cell office:value-type="float" office:value="0.00000617332989349961" calcext:value-type="float">
            <text:p>6.17332989349961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6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4492959976196" calcext:value-type="float">
            <text:p>15.4492959976196</text:p>
          </table:table-cell>
          <table:table-cell office:value-type="float" office:value="-8.81649684906006" calcext:value-type="float">
            <text:p>-8.8164968490600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289401020509006" calcext:value-type="float">
            <text:p>2.89401020509006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7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228458404541" calcext:value-type="float">
            <text:p>12.228458404541</text:p>
          </table:table-cell>
          <table:table-cell office:value-type="float" office:value="-6.87009191513062" calcext:value-type="float">
            <text:p>-6.87009191513062</text:p>
          </table:table-cell>
          <table:table-cell office:value-type="float" office:value="1" calcext:value-type="float">
            <text:p>1</text:p>
          </table:table-cell>
          <table:table-cell office:value-type="float" office:value="0.00000000507697217599912" calcext:value-type="float">
            <text:p>5.07697217599912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7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1274662017822" calcext:value-type="float">
            <text:p>29.1274662017822</text:p>
          </table:table-cell>
          <table:table-cell office:value-type="float" office:value="-19.0391864776611" calcext:value-type="float">
            <text:p>-19.0391864776611</text:p>
          </table:table-cell>
          <table:table-cell office:value-type="float" office:value="1" calcext:value-type="float">
            <text:p>1</text:p>
          </table:table-cell>
          <table:table-cell office:value-type="float" office:value="1.20639223436227E-021" calcext:value-type="float">
            <text:p>1.20639223436227E-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7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7803173065186" calcext:value-type="float">
            <text:p>31.7803173065186</text:p>
          </table:table-cell>
          <table:table-cell office:value-type="float" office:value="-21.3037929534912" calcext:value-type="float">
            <text:p>-21.3037929534912</text:p>
          </table:table-cell>
          <table:table-cell office:value-type="float" office:value="1" calcext:value-type="float">
            <text:p>1</text:p>
          </table:table-cell>
          <table:table-cell office:value-type="float" office:value="8.82803116094071E-024" calcext:value-type="float">
            <text:p>8.82803116094071E-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7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8670196533203" calcext:value-type="float">
            <text:p>12.8670196533203</text:p>
          </table:table-cell>
          <table:table-cell office:value-type="float" office:value="-6.96448993682861" calcext:value-type="float">
            <text:p>-6.96448993682861</text:p>
          </table:table-cell>
          <table:table-cell office:value-type="float" office:value="1" calcext:value-type="float">
            <text:p>1</text:p>
          </table:table-cell>
          <table:table-cell office:value-type="float" office:value="0.00000000243941244981727" calcext:value-type="float">
            <text:p>2.43941244981727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74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13666677474976" calcext:value-type="float">
            <text:p>0.713666677474976</text:p>
          </table:table-cell>
          <table:table-cell office:value-type="float" office:value="3.79791522026062" calcext:value-type="float">
            <text:p>3.79791522026062</text:p>
          </table:table-cell>
          <table:table-cell office:value-type="float" office:value="0.0437616817653179" calcext:value-type="float">
            <text:p>0.043761681765318</text:p>
          </table:table-cell>
          <table:table-cell office:value-type="float" office:value="0.956238269805908" calcext:value-type="float">
            <text:p>0.9562382698059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75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.71792936325073" calcext:value-type="float">
            <text:p>-4.71792936325073</text:p>
          </table:table-cell>
          <table:table-cell office:value-type="float" office:value="9.53209114074707" calcext:value-type="float">
            <text:p>9.53209114074707</text:p>
          </table:table-cell>
          <table:table-cell office:value-type="float" office:value="0.000000647581259727303" calcext:value-type="float">
            <text:p>6.47581259727303E-07</text:p>
          </table:table-cell>
          <table:table-cell office:value-type="float" office:value="0.999999403953552" calcext:value-type="float">
            <text:p>0.9999994039535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7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4547634124756" calcext:value-type="float">
            <text:p>7.64547634124756</text:p>
          </table:table-cell>
          <table:table-cell office:value-type="float" office:value="-3.03905701637268" calcext:value-type="float">
            <text:p>-3.03905701637268</text:p>
          </table:table-cell>
          <table:table-cell office:value-type="float" office:value="0.999977111816406" calcext:value-type="float">
            <text:p>0.999977111816406</text:p>
          </table:table-cell>
          <table:table-cell office:value-type="float" office:value="0.0000228958233492449" calcext:value-type="float">
            <text:p>2.28958233492449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7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9951848983765" calcext:value-type="float">
            <text:p>10.9951848983765</text:p>
          </table:table-cell>
          <table:table-cell office:value-type="float" office:value="-5.58940315246582" calcext:value-type="float">
            <text:p>-5.58940315246582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.0000000627198915026384" calcext:value-type="float">
            <text:p>6.27198915026384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7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093412399292" calcext:value-type="float">
            <text:p>16.093412399292</text:p>
          </table:table-cell>
          <table:table-cell office:value-type="float" office:value="-9.37022686004639" calcext:value-type="float">
            <text:p>-9.3702268600463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873539261758705" calcext:value-type="float">
            <text:p>8.73539261758705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7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4565658569336" calcext:value-type="float">
            <text:p>21.4565658569336</text:p>
          </table:table-cell>
          <table:table-cell office:value-type="float" office:value="-13.8920593261719" calcext:value-type="float">
            <text:p>-13.8920593261719</text:p>
          </table:table-cell>
          <table:table-cell office:value-type="float" office:value="1" calcext:value-type="float">
            <text:p>1</text:p>
          </table:table-cell>
          <table:table-cell office:value-type="float" office:value="4.44925337248121E-016" calcext:value-type="float">
            <text:p>4.44925337248121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8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6211423873901" calcext:value-type="float">
            <text:p>13.6211423873901</text:p>
          </table:table-cell>
          <table:table-cell office:value-type="float" office:value="-7.90207862854004" calcext:value-type="float">
            <text:p>-7.9020786285400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449349557563039" calcext:value-type="float">
            <text:p>4.49349557563039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8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92118978500366" calcext:value-type="float">
            <text:p>2.92118978500366</text:p>
          </table:table-cell>
          <table:table-cell office:value-type="float" office:value="1.65296459197998" calcext:value-type="float">
            <text:p>1.65296459197998</text:p>
          </table:table-cell>
          <table:table-cell office:value-type="float" office:value="0.780438780784607" calcext:value-type="float">
            <text:p>0.780438780784607</text:p>
          </table:table-cell>
          <table:table-cell office:value-type="float" office:value="0.219561234116554" calcext:value-type="float">
            <text:p>0.21956123411655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82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0180735588074" calcext:value-type="float">
            <text:p>1.60180735588074</text:p>
          </table:table-cell>
          <table:table-cell office:value-type="float" office:value="2.93221259117126" calcext:value-type="float">
            <text:p>2.93221259117126</text:p>
          </table:table-cell>
          <table:table-cell office:value-type="float" office:value="0.209092348814011" calcext:value-type="float">
            <text:p>0.209092348814011</text:p>
          </table:table-cell>
          <table:table-cell office:value-type="float" office:value="0.790907680988312" calcext:value-type="float">
            <text:p>0.7909076809883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8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4446964263916" calcext:value-type="float">
            <text:p>22.4446964263916</text:p>
          </table:table-cell>
          <table:table-cell office:value-type="float" office:value="-14.3735494613647" calcext:value-type="float">
            <text:p>-14.3735494613647</text:p>
          </table:table-cell>
          <table:table-cell office:value-type="float" office:value="1" calcext:value-type="float">
            <text:p>1</text:p>
          </table:table-cell>
          <table:table-cell office:value-type="float" office:value="1.02338573626824E-016" calcext:value-type="float">
            <text:p>1.02338573626824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8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7349128723145" calcext:value-type="float">
            <text:p>35.7349128723145</text:p>
          </table:table-cell>
          <table:table-cell office:value-type="float" office:value="-24.2145252227783" calcext:value-type="float">
            <text:p>-24.2145252227783</text:p>
          </table:table-cell>
          <table:table-cell office:value-type="float" office:value="1" calcext:value-type="float">
            <text:p>1</text:p>
          </table:table-cell>
          <table:table-cell office:value-type="float" office:value="9.21062360319189E-027" calcext:value-type="float">
            <text:p>9.21062360319189E-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8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1849899291992" calcext:value-type="float">
            <text:p>31.1849899291992</text:p>
          </table:table-cell>
          <table:table-cell office:value-type="float" office:value="-20.6226558685303" calcext:value-type="float">
            <text:p>-20.6226558685303</text:p>
          </table:table-cell>
          <table:table-cell office:value-type="float" office:value="1" calcext:value-type="float">
            <text:p>1</text:p>
          </table:table-cell>
          <table:table-cell office:value-type="float" office:value="3.16391251601814E-023" calcext:value-type="float">
            <text:p>3.16391251601814E-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8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4839935302734" calcext:value-type="float">
            <text:p>40.4839935302734</text:p>
          </table:table-cell>
          <table:table-cell office:value-type="float" office:value="-27.7798728942871" calcext:value-type="float">
            <text:p>-27.7798728942871</text:p>
          </table:table-cell>
          <table:table-cell office:value-type="float" office:value="1" calcext:value-type="float">
            <text:p>1</text:p>
          </table:table-cell>
          <table:table-cell office:value-type="float" office:value="2.25620135109257E-030" calcext:value-type="float">
            <text:p>2.25620135109257E-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8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131317138672" calcext:value-type="float">
            <text:p>22.9131317138672</text:p>
          </table:table-cell>
          <table:table-cell office:value-type="float" office:value="-14.5940551757813" calcext:value-type="float">
            <text:p>-14.5940551757813</text:p>
          </table:table-cell>
          <table:table-cell office:value-type="float" office:value="1" calcext:value-type="float">
            <text:p>1</text:p>
          </table:table-cell>
          <table:table-cell office:value-type="float" office:value="5.13849228729371E-017" calcext:value-type="float">
            <text:p>5.13849228729371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8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7683963775635" calcext:value-type="float">
            <text:p>8.37683963775635</text:p>
          </table:table-cell>
          <table:table-cell office:value-type="float" office:value="-3.06589770317078" calcext:value-type="float">
            <text:p>-3.06589770317078</text:p>
          </table:table-cell>
          <table:table-cell office:value-type="float" office:value="0.99998927116394" calcext:value-type="float">
            <text:p>0.99998927116394</text:p>
          </table:table-cell>
          <table:table-cell office:value-type="float" office:value="0.0000107269815998734" calcext:value-type="float">
            <text:p>1.07269815998734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89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49569082260132" calcext:value-type="float">
            <text:p>-5.49569082260132</text:p>
          </table:table-cell>
          <table:table-cell office:value-type="float" office:value="11.0522689819336" calcext:value-type="float">
            <text:p>11.0522689819336</text:p>
          </table:table-cell>
          <table:table-cell office:value-type="float" office:value="0.0000000650597087314964" calcext:value-type="float">
            <text:p>6.50597087314964E-08</text:p>
          </table:table-cell>
          <table:table-cell office:value-type="float" office:value="0.99999988079071" calcext:value-type="float">
            <text:p>0.9999998807907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9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057739257813" calcext:value-type="float">
            <text:p>12.1057739257813</text:p>
          </table:table-cell>
          <table:table-cell office:value-type="float" office:value="-6.55971145629883" calcext:value-type="float">
            <text:p>-6.55971145629883</text:p>
          </table:table-cell>
          <table:table-cell office:value-type="float" office:value="1" calcext:value-type="float">
            <text:p>1</text:p>
          </table:table-cell>
          <table:table-cell office:value-type="float" office:value="0.00000000782857423331507" calcext:value-type="float">
            <text:p>7.82857423331507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9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7603778839111" calcext:value-type="float">
            <text:p>9.17603778839111</text:p>
          </table:table-cell>
          <table:table-cell office:value-type="float" office:value="-4.14252758026123" calcext:value-type="float">
            <text:p>-4.14252758026123</text:p>
          </table:table-cell>
          <table:table-cell office:value-type="float" office:value="0.999998331069946" calcext:value-type="float">
            <text:p>0.999998331069946</text:p>
          </table:table-cell>
          <table:table-cell office:value-type="float" office:value="0.00000164368975674734" calcext:value-type="float">
            <text:p>1.64368975674734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9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6250267028809" calcext:value-type="float">
            <text:p>20.6250267028809</text:p>
          </table:table-cell>
          <table:table-cell office:value-type="float" office:value="-12.6562824249268" calcext:value-type="float">
            <text:p>-12.6562824249268</text:p>
          </table:table-cell>
          <table:table-cell office:value-type="float" office:value="1" calcext:value-type="float">
            <text:p>1</text:p>
          </table:table-cell>
          <table:table-cell office:value-type="float" office:value="3.51649709107475E-015" calcext:value-type="float">
            <text:p>3.51649709107475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9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8009777069092" calcext:value-type="float">
            <text:p>17.8009777069092</text:p>
          </table:table-cell>
          <table:table-cell office:value-type="float" office:value="-10.7015409469604" calcext:value-type="float">
            <text:p>-10.701540946960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418325015469692" calcext:value-type="float">
            <text:p>4.18325015469692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9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133941650391" calcext:value-type="float">
            <text:p>25.7133941650391</text:p>
          </table:table-cell>
          <table:table-cell office:value-type="float" office:value="-16.4899272918701" calcext:value-type="float">
            <text:p>-16.4899272918701</text:p>
          </table:table-cell>
          <table:table-cell office:value-type="float" office:value="1" calcext:value-type="float">
            <text:p>1</text:p>
          </table:table-cell>
          <table:table-cell office:value-type="float" office:value="4.691692437182E-019" calcext:value-type="float">
            <text:p>4.691692437182E-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9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3441286087036" calcext:value-type="float">
            <text:p>15.3441286087036</text:p>
          </table:table-cell>
          <table:table-cell office:value-type="float" office:value="-8.49504089355469" calcext:value-type="float">
            <text:p>-8.4950408935546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443384669257529" calcext:value-type="float">
            <text:p>4.43384669257529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0036696.JP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.5233039855957" calcext:value-type="float">
            <text:p>4.5233039855957</text:p>
          </table:table-cell>
          <table:table-cell table:style-name="ce2" office:value-type="float" office:value="0.245929777622223" calcext:value-type="float">
            <text:p>0.245929777622223</text:p>
          </table:table-cell>
          <table:table-cell table:style-name="ce2" office:value-type="float" office:value="0.986310958862305" calcext:value-type="float">
            <text:p>0.986310958862305</text:p>
          </table:table-cell>
          <table:table-cell table:style-name="ce2" office:value-type="float" office:value="0.0136890662834048" calcext:value-type="float">
            <text:p>0.01368906628340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5"/>
          <table:table-cell table:style-name="ce7" table:number-columns-repeated="1013"/>
        </table:table-row>
        <table:table-row table:style-name="ro1">
          <table:table-cell office:value-type="string" calcext:value-type="string">
            <text:p>G003669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7648696899414" calcext:value-type="float">
            <text:p>6.67648696899414</text:p>
          </table:table-cell>
          <table:table-cell office:value-type="float" office:value="-1.27875626087189" calcext:value-type="float">
            <text:p>-1.27875626087189</text:p>
          </table:table-cell>
          <table:table-cell office:value-type="float" office:value="0.999649286270142" calcext:value-type="float">
            <text:p>0.999649286270142</text:p>
          </table:table-cell>
          <table:table-cell office:value-type="float" office:value="0.0003506949287839" calcext:value-type="float">
            <text:p>0.00035069492878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9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6921100616455" calcext:value-type="float">
            <text:p>20.6921100616455</text:p>
          </table:table-cell>
          <table:table-cell office:value-type="float" office:value="-13.061619758606" calcext:value-type="float">
            <text:p>-13.061619758606</text:p>
          </table:table-cell>
          <table:table-cell office:value-type="float" office:value="1" calcext:value-type="float">
            <text:p>1</text:p>
          </table:table-cell>
          <table:table-cell office:value-type="float" office:value="2.19250687924337E-015" calcext:value-type="float">
            <text:p>2.19250687924337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69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6317691802978" calcext:value-type="float">
            <text:p>20.6317691802978</text:p>
          </table:table-cell>
          <table:table-cell office:value-type="float" office:value="-13.1005544662476" calcext:value-type="float">
            <text:p>-13.1005544662476</text:p>
          </table:table-cell>
          <table:table-cell office:value-type="float" office:value="1" calcext:value-type="float">
            <text:p>1</text:p>
          </table:table-cell>
          <table:table-cell office:value-type="float" office:value="2.23995025341026E-015" calcext:value-type="float">
            <text:p>2.23995025341026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0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2111682891846" calcext:value-type="float">
            <text:p>21.2111682891846</text:p>
          </table:table-cell>
          <table:table-cell office:value-type="float" office:value="-13.3998403549194" calcext:value-type="float">
            <text:p>-13.3998403549194</text:p>
          </table:table-cell>
          <table:table-cell office:value-type="float" office:value="1" calcext:value-type="float">
            <text:p>1</text:p>
          </table:table-cell>
          <table:table-cell office:value-type="float" office:value="9.30315661848067E-016" calcext:value-type="float">
            <text:p>9.30315661848067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0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0080871582031" calcext:value-type="float">
            <text:p>12.0080871582031</text:p>
          </table:table-cell>
          <table:table-cell office:value-type="float" office:value="-6.56627511978149" calcext:value-type="float">
            <text:p>-6.56627511978149</text:p>
          </table:table-cell>
          <table:table-cell office:value-type="float" office:value="1" calcext:value-type="float">
            <text:p>1</text:p>
          </table:table-cell>
          <table:table-cell office:value-type="float" office:value="0.00000000857545501276036" calcext:value-type="float">
            <text:p>8.57545501276036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0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1962890625" calcext:value-type="float">
            <text:p>10.11962890625</text:p>
          </table:table-cell>
          <table:table-cell office:value-type="float" office:value="-5.01449489593506" calcext:value-type="float">
            <text:p>-5.01449489593506</text:p>
          </table:table-cell>
          <table:table-cell office:value-type="float" office:value="0.999999761581421" calcext:value-type="float">
            <text:p>0.999999761581421</text:p>
          </table:table-cell>
          <table:table-cell office:value-type="float" office:value="0.000000267505953388536" calcext:value-type="float">
            <text:p>2.67505953388536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0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8523805141449" calcext:value-type="float">
            <text:p>3.8523805141449</text:p>
          </table:table-cell>
          <table:table-cell office:value-type="float" office:value="0.783684372901917" calcext:value-type="float">
            <text:p>0.783684372901917</text:p>
          </table:table-cell>
          <table:table-cell office:value-type="float" office:value="0.955582857131958" calcext:value-type="float">
            <text:p>0.955582857131958</text:p>
          </table:table-cell>
          <table:table-cell office:value-type="float" office:value="0.0444171428680419" calcext:value-type="float">
            <text:p>0.0444171428680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04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.77390193939209" calcext:value-type="float">
            <text:p>-4.77390193939209</text:p>
          </table:table-cell>
          <table:table-cell office:value-type="float" office:value="9.83990383148193" calcext:value-type="float">
            <text:p>9.83990383148193</text:p>
          </table:table-cell>
          <table:table-cell office:value-type="float" office:value="0.000000450095399173733" calcext:value-type="float">
            <text:p>4.50095399173733E-07</text:p>
          </table:table-cell>
          <table:table-cell office:value-type="float" office:value="0.999999523162842" calcext:value-type="float">
            <text:p>0.99999952316284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0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1191349029541" calcext:value-type="float">
            <text:p>8.81191349029541</text:p>
          </table:table-cell>
          <table:table-cell office:value-type="float" office:value="-4.13655853271484" calcext:value-type="float">
            <text:p>-4.13655853271484</text:p>
          </table:table-cell>
          <table:table-cell office:value-type="float" office:value="0.999997615814209" calcext:value-type="float">
            <text:p>0.999997615814209</text:p>
          </table:table-cell>
          <table:table-cell office:value-type="float" office:value="0.00000237984681916714" calcext:value-type="float">
            <text:p>2.37984681916714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0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6510162353516" calcext:value-type="float">
            <text:p>19.6510162353516</text:p>
          </table:table-cell>
          <table:table-cell office:value-type="float" office:value="-12.1937627792358" calcext:value-type="float">
            <text:p>-12.193762779235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147906690963883" calcext:value-type="float">
            <text:p>1.47906690963883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0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5565185546875" calcext:value-type="float">
            <text:p>19.5565185546875</text:p>
          </table:table-cell>
          <table:table-cell office:value-type="float" office:value="-12.2589015960693" calcext:value-type="float">
            <text:p>-12.258901596069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152313566219222" calcext:value-type="float">
            <text:p>1.52313566219222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0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13001537323" calcext:value-type="float">
            <text:p>14.13001537323</text:p>
          </table:table-cell>
          <table:table-cell office:value-type="float" office:value="-7.97569847106934" calcext:value-type="float">
            <text:p>-7.9756984710693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250963666514892" calcext:value-type="float">
            <text:p>2.50963666514892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0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7054252624512" calcext:value-type="float">
            <text:p>15.7054252624512</text:p>
          </table:table-cell>
          <table:table-cell office:value-type="float" office:value="-9.7917070388794" calcext:value-type="float">
            <text:p>-9.791707038879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844766270824415" calcext:value-type="float">
            <text:p>8.44766270824415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1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7355666160583" calcext:value-type="float">
            <text:p>3.07355666160583</text:p>
          </table:table-cell>
          <table:table-cell office:value-type="float" office:value="2.02950215339661" calcext:value-type="float">
            <text:p>2.02950215339661</text:p>
          </table:table-cell>
          <table:table-cell office:value-type="float" office:value="0.739631533622742" calcext:value-type="float">
            <text:p>0.739631533622742</text:p>
          </table:table-cell>
          <table:table-cell office:value-type="float" office:value="0.260368406772613" calcext:value-type="float">
            <text:p>0.2603684067726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11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73531246185303" calcext:value-type="float">
            <text:p>-4.73531246185303</text:p>
          </table:table-cell>
          <table:table-cell office:value-type="float" office:value="9.91851139068604" calcext:value-type="float">
            <text:p>9.91851139068604</text:p>
          </table:table-cell>
          <table:table-cell office:value-type="float" office:value="0.000000432439094311121" calcext:value-type="float">
            <text:p>4.32439094311121E-07</text:p>
          </table:table-cell>
          <table:table-cell office:value-type="float" office:value="0.999999523162842" calcext:value-type="float">
            <text:p>0.99999952316284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1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183591842651" calcext:value-type="float">
            <text:p>15.5183591842651</text:p>
          </table:table-cell>
          <table:table-cell office:value-type="float" office:value="-9.2102108001709" calcext:value-type="float">
            <text:p>-9.210210800170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182187650382692" calcext:value-type="float">
            <text:p>1.82187650382692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1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55460357666" calcext:value-type="float">
            <text:p>12.155460357666</text:p>
          </table:table-cell>
          <table:table-cell office:value-type="float" office:value="-6.46686792373657" calcext:value-type="float">
            <text:p>-6.46686792373657</text:p>
          </table:table-cell>
          <table:table-cell office:value-type="float" office:value="1" calcext:value-type="float">
            <text:p>1</text:p>
          </table:table-cell>
          <table:table-cell office:value-type="float" office:value="0.00000000817383316586984" calcext:value-type="float">
            <text:p>8.17383316586984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1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8297805786133" calcext:value-type="float">
            <text:p>14.8297805786133</text:p>
          </table:table-cell>
          <table:table-cell office:value-type="float" office:value="-8.29599952697754" calcext:value-type="float">
            <text:p>-8.2959995269775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904901570342176" calcext:value-type="float">
            <text:p>9.04901570342176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1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520900726318" calcext:value-type="float">
            <text:p>18.6520900726318</text:p>
          </table:table-cell>
          <table:table-cell office:value-type="float" office:value="-11.6120014190674" calcext:value-type="float">
            <text:p>-11.612001419067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718574979792323" calcext:value-type="float">
            <text:p>7.18574979792323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1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8289184570313" calcext:value-type="float">
            <text:p>33.8289184570313</text:p>
          </table:table-cell>
          <table:table-cell office:value-type="float" office:value="-22.6660041809082" calcext:value-type="float">
            <text:p>-22.6660041809082</text:p>
          </table:table-cell>
          <table:table-cell office:value-type="float" office:value="1" calcext:value-type="float">
            <text:p>1</text:p>
          </table:table-cell>
          <table:table-cell office:value-type="float" office:value="2.91451859789663E-025" calcext:value-type="float">
            <text:p>2.91451859789663E-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1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2221431732178" calcext:value-type="float">
            <text:p>12.2221431732178</text:p>
          </table:table-cell>
          <table:table-cell office:value-type="float" office:value="-6.45262765884399" calcext:value-type="float">
            <text:p>-6.45262765884399</text:p>
          </table:table-cell>
          <table:table-cell office:value-type="float" office:value="1" calcext:value-type="float">
            <text:p>1</text:p>
          </table:table-cell>
          <table:table-cell office:value-type="float" office:value="0.00000000775622321924629" calcext:value-type="float">
            <text:p>7.75622321924629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1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43485355377197" calcext:value-type="float">
            <text:p>5.43485355377197</text:p>
          </table:table-cell>
          <table:table-cell office:value-type="float" office:value="-0.78575587272644" calcext:value-type="float">
            <text:p>-0.78575587272644</text:p>
          </table:table-cell>
          <table:table-cell office:value-type="float" office:value="0.998015880584717" calcext:value-type="float">
            <text:p>0.998015880584717</text:p>
          </table:table-cell>
          <table:table-cell office:value-type="float" office:value="0.0019840884488075" calcext:value-type="float">
            <text:p>0.0019840884488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19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3991956114769" calcext:value-type="float">
            <text:p>0.43991956114769</text:p>
          </table:table-cell>
          <table:table-cell office:value-type="float" office:value="4.06904745101929" calcext:value-type="float">
            <text:p>4.06904745101929</text:p>
          </table:table-cell>
          <table:table-cell office:value-type="float" office:value="0.0258531924337148" calcext:value-type="float">
            <text:p>0.025853192433715</text:p>
          </table:table-cell>
          <table:table-cell office:value-type="float" office:value="0.974146783351898" calcext:value-type="float">
            <text:p>0.97414678335189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2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9292135238647" calcext:value-type="float">
            <text:p>12.9292135238647</text:p>
          </table:table-cell>
          <table:table-cell office:value-type="float" office:value="-7.15654468536377" calcext:value-type="float">
            <text:p>-7.15654468536377</text:p>
          </table:table-cell>
          <table:table-cell office:value-type="float" office:value="1" calcext:value-type="float">
            <text:p>1</text:p>
          </table:table-cell>
          <table:table-cell office:value-type="float" office:value="0.00000000189175985987333" calcext:value-type="float">
            <text:p>1.89175985987333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2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9040870666504" calcext:value-type="float">
            <text:p>16.9040870666504</text:p>
          </table:table-cell>
          <table:table-cell office:value-type="float" office:value="-10.0466270446777" calcext:value-type="float">
            <text:p>-10.046627044677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197448394440025" calcext:value-type="float">
            <text:p>1.97448394440025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2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176290512085" calcext:value-type="float">
            <text:p>13.1176290512085</text:p>
          </table:table-cell>
          <table:table-cell office:value-type="float" office:value="-6.96135854721069" calcext:value-type="float">
            <text:p>-6.96135854721069</text:p>
          </table:table-cell>
          <table:table-cell office:value-type="float" office:value="1" calcext:value-type="float">
            <text:p>1</text:p>
          </table:table-cell>
          <table:table-cell office:value-type="float" office:value="0.00000000190461268978481" calcext:value-type="float">
            <text:p>1.90461268978481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2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612066268921" calcext:value-type="float">
            <text:p>10.7612066268921</text:p>
          </table:table-cell>
          <table:table-cell office:value-type="float" office:value="-5.19472217559814" calcext:value-type="float">
            <text:p>-5.19472217559814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.000000117605630123308" calcext:value-type="float">
            <text:p>1.17605630123308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2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6192779541016" calcext:value-type="float">
            <text:p>9.06192779541016</text:p>
          </table:table-cell>
          <table:table-cell office:value-type="float" office:value="-3.76662158966064" calcext:value-type="float">
            <text:p>-3.76662158966064</text:p>
          </table:table-cell>
          <table:table-cell office:value-type="float" office:value="0.99999725818634" calcext:value-type="float">
            <text:p>0.99999725818634</text:p>
          </table:table-cell>
          <table:table-cell office:value-type="float" office:value="0.00000268306143880181" calcext:value-type="float">
            <text:p>2.68306143880181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25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6022064685821" calcext:value-type="float">
            <text:p>1.26022064685821</text:p>
          </table:table-cell>
          <table:table-cell office:value-type="float" office:value="2.69554686546326" calcext:value-type="float">
            <text:p>2.69554686546326</text:p>
          </table:table-cell>
          <table:table-cell office:value-type="float" office:value="0.192270144820213" calcext:value-type="float">
            <text:p>0.192270144820213</text:p>
          </table:table-cell>
          <table:table-cell office:value-type="float" office:value="0.807729840278626" calcext:value-type="float">
            <text:p>0.8077298402786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26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29426121711731" calcext:value-type="float">
            <text:p>-2.29426121711731</text:p>
          </table:table-cell>
          <table:table-cell office:value-type="float" office:value="6.91145515441895" calcext:value-type="float">
            <text:p>6.91145515441895</text:p>
          </table:table-cell>
          <table:table-cell office:value-type="float" office:value="0.0001004534060484" calcext:value-type="float">
            <text:p>0.000100453406048</text:p>
          </table:table-cell>
          <table:table-cell office:value-type="float" office:value="0.999899506568909" calcext:value-type="float">
            <text:p>0.9998995065689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2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397931098938" calcext:value-type="float">
            <text:p>12.397931098938</text:p>
          </table:table-cell>
          <table:table-cell office:value-type="float" office:value="-6.85033512115479" calcext:value-type="float">
            <text:p>-6.85033512115479</text:p>
          </table:table-cell>
          <table:table-cell office:value-type="float" office:value="1" calcext:value-type="float">
            <text:p>1</text:p>
          </table:table-cell>
          <table:table-cell office:value-type="float" office:value="0.00000000437103375716674" calcext:value-type="float">
            <text:p>4.37103375716674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2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607852935791" calcext:value-type="float">
            <text:p>23.607852935791</text:p>
          </table:table-cell>
          <table:table-cell office:value-type="float" office:value="-14.8319883346558" calcext:value-type="float">
            <text:p>-14.8319883346558</text:p>
          </table:table-cell>
          <table:table-cell office:value-type="float" office:value="1" calcext:value-type="float">
            <text:p>1</text:p>
          </table:table-cell>
          <table:table-cell office:value-type="float" office:value="2.02203490101587E-017" calcext:value-type="float">
            <text:p>2.02203490101587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2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26778793335" calcext:value-type="float">
            <text:p>28.926778793335</text:p>
          </table:table-cell>
          <table:table-cell office:value-type="float" office:value="-18.7467060089111" calcext:value-type="float">
            <text:p>-18.7467060089111</text:p>
          </table:table-cell>
          <table:table-cell office:value-type="float" office:value="1" calcext:value-type="float">
            <text:p>1</text:p>
          </table:table-cell>
          <table:table-cell office:value-type="float" office:value="1.97546179329631E-021" calcext:value-type="float">
            <text:p>1.97546179329631E-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3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3360004425049" calcext:value-type="float">
            <text:p>25.3360004425049</text:p>
          </table:table-cell>
          <table:table-cell office:value-type="float" office:value="-16.2804660797119" calcext:value-type="float">
            <text:p>-16.2804660797119</text:p>
          </table:table-cell>
          <table:table-cell office:value-type="float" office:value="1" calcext:value-type="float">
            <text:p>1</text:p>
          </table:table-cell>
          <table:table-cell office:value-type="float" office:value="8.43719778708296E-019" calcext:value-type="float">
            <text:p>8.43719778708296E-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3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6771411895752" calcext:value-type="float">
            <text:p>17.6771411895752</text:p>
          </table:table-cell>
          <table:table-cell office:value-type="float" office:value="-10.4107885360718" calcext:value-type="float">
            <text:p>-10.410788536071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633238795601232" calcext:value-type="float">
            <text:p>6.33238795601232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3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35110712051392" calcext:value-type="float">
            <text:p>4.35110712051392</text:p>
          </table:table-cell>
          <table:table-cell office:value-type="float" office:value="0.516891896724701" calcext:value-type="float">
            <text:p>0.516891896724701</text:p>
          </table:table-cell>
          <table:table-cell office:value-type="float" office:value="0.978839218616486" calcext:value-type="float">
            <text:p>0.978839218616486</text:p>
          </table:table-cell>
          <table:table-cell office:value-type="float" office:value="0.021160839125514" calcext:value-type="float">
            <text:p>0.0211608391255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33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48325872421265" calcext:value-type="float">
            <text:p>-1.48325872421265</text:p>
          </table:table-cell>
          <table:table-cell office:value-type="float" office:value="6.60586166381836" calcext:value-type="float">
            <text:p>6.60586166381836</text:p>
          </table:table-cell>
          <table:table-cell office:value-type="float" office:value="0.0003067653160542" calcext:value-type="float">
            <text:p>0.000306765316054</text:p>
          </table:table-cell>
          <table:table-cell office:value-type="float" office:value="0.999693274497986" calcext:value-type="float">
            <text:p>0.99969327449798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3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629542350769" calcext:value-type="float">
            <text:p>4.7629542350769</text:p>
          </table:table-cell>
          <table:table-cell office:value-type="float" office:value="-0.679125428199768" calcext:value-type="float">
            <text:p>-0.679125428199768</text:p>
          </table:table-cell>
          <table:table-cell office:value-type="float" office:value="0.995688140392303" calcext:value-type="float">
            <text:p>0.995688140392303</text:p>
          </table:table-cell>
          <table:table-cell office:value-type="float" office:value="0.0043117962777614" calcext:value-type="float">
            <text:p>0.00431179627776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3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05297088623" calcext:value-type="float">
            <text:p>12.105297088623</text:p>
          </table:table-cell>
          <table:table-cell office:value-type="float" office:value="-6.62782526016235" calcext:value-type="float">
            <text:p>-6.62782526016235</text:p>
          </table:table-cell>
          <table:table-cell office:value-type="float" office:value="1" calcext:value-type="float">
            <text:p>1</text:p>
          </table:table-cell>
          <table:table-cell office:value-type="float" office:value="0.0000000073165868919034" calcext:value-type="float">
            <text:p>7.3165868919034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3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6720371246338" calcext:value-type="float">
            <text:p>26.6720371246338</text:p>
          </table:table-cell>
          <table:table-cell office:value-type="float" office:value="-16.6166725158691" calcext:value-type="float">
            <text:p>-16.6166725158691</text:p>
          </table:table-cell>
          <table:table-cell office:value-type="float" office:value="1" calcext:value-type="float">
            <text:p>1</text:p>
          </table:table-cell>
          <table:table-cell office:value-type="float" office:value="1.58471597795033E-019" calcext:value-type="float">
            <text:p>1.58471597795033E-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3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7061557769775" calcext:value-type="float">
            <text:p>19.7061557769775</text:p>
          </table:table-cell>
          <table:table-cell office:value-type="float" office:value="-11.9266366958618" calcext:value-type="float">
            <text:p>-11.926636695861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182832061664841" calcext:value-type="float">
            <text:p>1.82832061664841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3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987785339355" calcext:value-type="float">
            <text:p>23.2987785339355</text:p>
          </table:table-cell>
          <table:table-cell office:value-type="float" office:value="-14.8180446624756" calcext:value-type="float">
            <text:p>-14.8180446624756</text:p>
          </table:table-cell>
          <table:table-cell office:value-type="float" office:value="1" calcext:value-type="float">
            <text:p>1</text:p>
          </table:table-cell>
          <table:table-cell office:value-type="float" office:value="2.7930252999943E-017" calcext:value-type="float">
            <text:p>2.7930252999943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3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0295066833496" calcext:value-type="float">
            <text:p>9.50295066833496</text:p>
          </table:table-cell>
          <table:table-cell office:value-type="float" office:value="-4.27501058578491" calcext:value-type="float">
            <text:p>-4.27501058578491</text:p>
          </table:table-cell>
          <table:table-cell office:value-type="float" office:value="0.999998927116394" calcext:value-type="float">
            <text:p>0.999998927116394</text:p>
          </table:table-cell>
          <table:table-cell office:value-type="float" office:value="0.00000103826153008413" calcext:value-type="float">
            <text:p>1.03826153008413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40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90160238742828" calcext:value-type="float">
            <text:p>1.90160238742828</text:p>
          </table:table-cell>
          <table:table-cell office:value-type="float" office:value="2.51968288421631" calcext:value-type="float">
            <text:p>2.51968288421631</text:p>
          </table:table-cell>
          <table:table-cell office:value-type="float" office:value="0.350218147039413" calcext:value-type="float">
            <text:p>0.350218147039413</text:p>
          </table:table-cell>
          <table:table-cell office:value-type="float" office:value="0.649781823158264" calcext:value-type="float">
            <text:p>0.64978182315826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4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9293041229248" calcext:value-type="float">
            <text:p>10.9293041229248</text:p>
          </table:table-cell>
          <table:table-cell office:value-type="float" office:value="-5.62634515762329" calcext:value-type="float">
            <text:p>-5.62634515762329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.0000000645614122163352" calcext:value-type="float">
            <text:p>6.45614122163352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4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3396682739258" calcext:value-type="float">
            <text:p>20.3396682739258</text:p>
          </table:table-cell>
          <table:table-cell office:value-type="float" office:value="-12.5094575881958" calcext:value-type="float">
            <text:p>-12.5094575881958</text:p>
          </table:table-cell>
          <table:table-cell office:value-type="float" office:value="1" calcext:value-type="float">
            <text:p>1</text:p>
          </table:table-cell>
          <table:table-cell office:value-type="float" office:value="5.4175922374524E-015" calcext:value-type="float">
            <text:p>5.4175922374524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4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336612701416" calcext:value-type="float">
            <text:p>16.336612701416</text:p>
          </table:table-cell>
          <table:table-cell office:value-type="float" office:value="-9.70348262786865" calcext:value-type="float">
            <text:p>-9.7034826278686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49082864508887" calcext:value-type="float">
            <text:p>4.9082864508887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4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2941627502441" calcext:value-type="float">
            <text:p>27.2941627502441</text:p>
          </table:table-cell>
          <table:table-cell office:value-type="float" office:value="-17.3400382995605" calcext:value-type="float">
            <text:p>-17.3400382995605</text:p>
          </table:table-cell>
          <table:table-cell office:value-type="float" office:value="1" calcext:value-type="float">
            <text:p>1</text:p>
          </table:table-cell>
          <table:table-cell office:value-type="float" office:value="4.12679405938682E-020" calcext:value-type="float">
            <text:p>4.12679405938682E-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4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1386241912842" calcext:value-type="float">
            <text:p>20.1386241912842</text:p>
          </table:table-cell>
          <table:table-cell office:value-type="float" office:value="-12.3334970474243" calcext:value-type="float">
            <text:p>-12.3334970474243</text:p>
          </table:table-cell>
          <table:table-cell office:value-type="float" office:value="1" calcext:value-type="float">
            <text:p>1</text:p>
          </table:table-cell>
          <table:table-cell office:value-type="float" office:value="7.89835268721765E-015" calcext:value-type="float">
            <text:p>7.89835268721765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4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7932910919189" calcext:value-type="float">
            <text:p>15.7932910919189</text:p>
          </table:table-cell>
          <table:table-cell office:value-type="float" office:value="-8.96650981903076" calcext:value-type="float">
            <text:p>-8.9665098190307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176585690514486" calcext:value-type="float">
            <text:p>1.76585690514486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4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0314140319824" calcext:value-type="float">
            <text:p>6.50314140319824</text:p>
          </table:table-cell>
          <table:table-cell office:value-type="float" office:value="-1.73783814907074" calcext:value-type="float">
            <text:p>-1.73783814907074</text:p>
          </table:table-cell>
          <table:table-cell office:value-type="float" office:value="0.999736487865448" calcext:value-type="float">
            <text:p>0.999736487865448</text:p>
          </table:table-cell>
          <table:table-cell office:value-type="float" office:value="0.0002635565178934" calcext:value-type="float">
            <text:p>0.00026355651789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48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99296379089356" calcext:value-type="float">
            <text:p>-6.99296379089356</text:p>
          </table:table-cell>
          <table:table-cell office:value-type="float" office:value="12.6509876251221" calcext:value-type="float">
            <text:p>12.6509876251221</text:p>
          </table:table-cell>
          <table:table-cell office:value-type="float" office:value="0.00000000294266144784672" calcext:value-type="float">
            <text:p>2.94266144784672E-0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4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8538303375244" calcext:value-type="float">
            <text:p>9.48538303375244</text:p>
          </table:table-cell>
          <table:table-cell office:value-type="float" office:value="-4.7642560005188" calcext:value-type="float">
            <text:p>-4.7642560005188</text:p>
          </table:table-cell>
          <table:table-cell office:value-type="float" office:value="0.999999403953552" calcext:value-type="float">
            <text:p>0.999999403953552</text:p>
          </table:table-cell>
          <table:table-cell office:value-type="float" office:value="0.000000647828301225673" calcext:value-type="float">
            <text:p>6.47828301225673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5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9192810058594" calcext:value-type="float">
            <text:p>18.9192810058594</text:p>
          </table:table-cell>
          <table:table-cell office:value-type="float" office:value="-11.5353412628174" calcext:value-type="float">
            <text:p>-11.535341262817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593916802131729" calcext:value-type="float">
            <text:p>5.93916802131729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5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9492092132568" calcext:value-type="float">
            <text:p>18.9492092132568</text:p>
          </table:table-cell>
          <table:table-cell office:value-type="float" office:value="-11.7772693634033" calcext:value-type="float">
            <text:p>-11.777269363403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452543073002111" calcext:value-type="float">
            <text:p>4.52543073002111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5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3645401000977" calcext:value-type="float">
            <text:p>11.3645401000977</text:p>
          </table:table-cell>
          <table:table-cell office:value-type="float" office:value="-5.72600889205933" calcext:value-type="float">
            <text:p>-5.72600889205933</text:p>
          </table:table-cell>
          <table:table-cell office:value-type="float" office:value="1" calcext:value-type="float">
            <text:p>1</text:p>
          </table:table-cell>
          <table:table-cell office:value-type="float" office:value="0.0000000378154005886699" calcext:value-type="float">
            <text:p>3.78154005886699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5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4642486572266" calcext:value-type="float">
            <text:p>9.04642486572266</text:p>
          </table:table-cell>
          <table:table-cell office:value-type="float" office:value="-4.46327781677246" calcext:value-type="float">
            <text:p>-4.46327781677246</text:p>
          </table:table-cell>
          <table:table-cell office:value-type="float" office:value="0.999998688697815" calcext:value-type="float">
            <text:p>0.999998688697815</text:p>
          </table:table-cell>
          <table:table-cell office:value-type="float" office:value="0.00000135771961140563" calcext:value-type="float">
            <text:p>1.35771961140563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5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3144798278809" calcext:value-type="float">
            <text:p>8.43144798278809</text:p>
          </table:table-cell>
          <table:table-cell office:value-type="float" office:value="-3.75142550468445" calcext:value-type="float">
            <text:p>-3.75142550468445</text:p>
          </table:table-cell>
          <table:table-cell office:value-type="float" office:value="0.999994874000549" calcext:value-type="float">
            <text:p>0.999994874000549</text:p>
          </table:table-cell>
          <table:table-cell office:value-type="float" office:value="0.00000511732423547073" calcext:value-type="float">
            <text:p>5.11732423547073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55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30505847930908" calcext:value-type="float">
            <text:p>-3.30505847930908</text:p>
          </table:table-cell>
          <table:table-cell office:value-type="float" office:value="7.52140140533447" calcext:value-type="float">
            <text:p>7.52140140533447</text:p>
          </table:table-cell>
          <table:table-cell office:value-type="float" office:value="0.0000198664183699293" calcext:value-type="float">
            <text:p>1.98664183699293E-05</text:p>
          </table:table-cell>
          <table:table-cell office:value-type="float" office:value="0.999980092048645" calcext:value-type="float">
            <text:p>0.99998009204864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5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083288192749" calcext:value-type="float">
            <text:p>11.6083288192749</text:p>
          </table:table-cell>
          <table:table-cell office:value-type="float" office:value="-5.86815595626831" calcext:value-type="float">
            <text:p>-5.86815595626831</text:p>
          </table:table-cell>
          <table:table-cell office:value-type="float" office:value="1" calcext:value-type="float">
            <text:p>1</text:p>
          </table:table-cell>
          <table:table-cell office:value-type="float" office:value="0.0000000257074681542235" calcext:value-type="float">
            <text:p>2.57074681542235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5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825590133667" calcext:value-type="float">
            <text:p>22.825590133667</text:p>
          </table:table-cell>
          <table:table-cell office:value-type="float" office:value="-14.4083061218262" calcext:value-type="float">
            <text:p>-14.4083061218262</text:p>
          </table:table-cell>
          <table:table-cell office:value-type="float" office:value="1" calcext:value-type="float">
            <text:p>1</text:p>
          </table:table-cell>
          <table:table-cell office:value-type="float" office:value="6.75344133406182E-017" calcext:value-type="float">
            <text:p>6.75344133406182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5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8545389175415" calcext:value-type="float">
            <text:p>14.8545389175415</text:p>
          </table:table-cell>
          <table:table-cell office:value-type="float" office:value="-8.45285034179688" calcext:value-type="float">
            <text:p>-8.4528503417968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754622683785122" calcext:value-type="float">
            <text:p>7.54622683785122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5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6777591705322" calcext:value-type="float">
            <text:p>21.6777591705322</text:p>
          </table:table-cell>
          <table:table-cell office:value-type="float" office:value="-13.4519958496094" calcext:value-type="float">
            <text:p>-13.4519958496094</text:p>
          </table:table-cell>
          <table:table-cell office:value-type="float" office:value="1" calcext:value-type="float">
            <text:p>1</text:p>
          </table:table-cell>
          <table:table-cell office:value-type="float" office:value="5.53786117508362E-016" calcext:value-type="float">
            <text:p>5.53786117508362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6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9057807922363" calcext:value-type="float">
            <text:p>20.9057807922363</text:p>
          </table:table-cell>
          <table:table-cell office:value-type="float" office:value="-13.2214069366455" calcext:value-type="float">
            <text:p>-13.2214069366455</text:p>
          </table:table-cell>
          <table:table-cell office:value-type="float" office:value="1" calcext:value-type="float">
            <text:p>1</text:p>
          </table:table-cell>
          <table:table-cell office:value-type="float" office:value="1.50921058877012E-015" calcext:value-type="float">
            <text:p>1.50921058877012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6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7637453079224" calcext:value-type="float">
            <text:p>12.7637453079224</text:p>
          </table:table-cell>
          <table:table-cell office:value-type="float" office:value="-7.06281185150147" calcext:value-type="float">
            <text:p>-7.06281185150147</text:p>
          </table:table-cell>
          <table:table-cell office:value-type="float" office:value="1" calcext:value-type="float">
            <text:p>1</text:p>
          </table:table-cell>
          <table:table-cell office:value-type="float" office:value="0.00000000245152120825764" calcext:value-type="float">
            <text:p>2.45152120825764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62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.70903241634369" calcext:value-type="float">
            <text:p>-1.70903241634369</text:p>
          </table:table-cell>
          <table:table-cell office:value-type="float" office:value="6.6317310333252" calcext:value-type="float">
            <text:p>6.6317310333252</text:p>
          </table:table-cell>
          <table:table-cell office:value-type="float" office:value="0.0002385333064012" calcext:value-type="float">
            <text:p>0.000238533306401</text:p>
          </table:table-cell>
          <table:table-cell office:value-type="float" office:value="0.999761521816254" calcext:value-type="float">
            <text:p>0.99976152181625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6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6326856613159" calcext:value-type="float">
            <text:p>3.66326856613159</text:p>
          </table:table-cell>
          <table:table-cell office:value-type="float" office:value="0.664031982421875" calcext:value-type="float">
            <text:p>0.664031982421875</text:p>
          </table:table-cell>
          <table:table-cell office:value-type="float" office:value="0.952539622783661" calcext:value-type="float">
            <text:p>0.952539622783661</text:p>
          </table:table-cell>
          <table:table-cell office:value-type="float" office:value="0.0474603734910488" calcext:value-type="float">
            <text:p>0.0474603734910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6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749174118042" calcext:value-type="float">
            <text:p>19.749174118042</text:p>
          </table:table-cell>
          <table:table-cell office:value-type="float" office:value="-12.2167205810547" calcext:value-type="float">
            <text:p>-12.216720581054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131035302373224" calcext:value-type="float">
            <text:p>1.31035302373224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6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4397373199463" calcext:value-type="float">
            <text:p>17.4397373199463</text:p>
          </table:table-cell>
          <table:table-cell office:value-type="float" office:value="-10.6620435714722" calcext:value-type="float">
            <text:p>-10.662043571472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624528206927266" calcext:value-type="float">
            <text:p>6.24528206927266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6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7569723129272" calcext:value-type="float">
            <text:p>14.7569723129272</text:p>
          </table:table-cell>
          <table:table-cell office:value-type="float" office:value="-8.62199687957764" calcext:value-type="float">
            <text:p>-8.6219968795776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702494104554141" calcext:value-type="float">
            <text:p>7.02494104554141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6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684314727783" calcext:value-type="float">
            <text:p>10.4684314727783</text:p>
          </table:table-cell>
          <table:table-cell office:value-type="float" office:value="-5.12530136108398" calcext:value-type="float">
            <text:p>-5.12530136108398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.000000168938186106971" calcext:value-type="float">
            <text:p>1.68938186106971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6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70379447937" calcext:value-type="float">
            <text:p>13.370379447937</text:p>
          </table:table-cell>
          <table:table-cell office:value-type="float" office:value="-7.22745180130005" calcext:value-type="float">
            <text:p>-7.22745180130005</text:p>
          </table:table-cell>
          <table:table-cell office:value-type="float" office:value="1" calcext:value-type="float">
            <text:p>1</text:p>
          </table:table-cell>
          <table:table-cell office:value-type="float" office:value="0.00000000113364040377206" calcext:value-type="float">
            <text:p>1.13364040377206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69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89481496810913" calcext:value-type="float">
            <text:p>-4.89481496810913</text:p>
          </table:table-cell>
          <table:table-cell office:value-type="float" office:value="10.5402812957764" calcext:value-type="float">
            <text:p>10.5402812957764</text:p>
          </table:table-cell>
          <table:table-cell office:value-type="float" office:value="0.000000197980568827916" calcext:value-type="float">
            <text:p>1.97980568827916E-07</text:p>
          </table:table-cell>
          <table:table-cell office:value-type="float" office:value="0.999999761581421" calcext:value-type="float">
            <text:p>0.99999976158142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70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9711012840271" calcext:value-type="float">
            <text:p>1.99711012840271</text:p>
          </table:table-cell>
          <table:table-cell office:value-type="float" office:value="2.36647367477417" calcext:value-type="float">
            <text:p>2.36647367477417</text:p>
          </table:table-cell>
          <table:table-cell office:value-type="float" office:value="0.408694833517075" calcext:value-type="float">
            <text:p>0.408694833517075</text:p>
          </table:table-cell>
          <table:table-cell office:value-type="float" office:value="0.591305196285248" calcext:value-type="float">
            <text:p>0.5913051962852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7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1995716094971" calcext:value-type="float">
            <text:p>18.1995716094971</text:p>
          </table:table-cell>
          <table:table-cell office:value-type="float" office:value="-11.0778331756592" calcext:value-type="float">
            <text:p>-11.077833175659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192745681069397" calcext:value-type="float">
            <text:p>1.92745681069397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7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3209190368652" calcext:value-type="float">
            <text:p>32.3209190368652</text:p>
          </table:table-cell>
          <table:table-cell office:value-type="float" office:value="-21.7168369293213" calcext:value-type="float">
            <text:p>-21.7168369293213</text:p>
          </table:table-cell>
          <table:table-cell office:value-type="float" office:value="1" calcext:value-type="float">
            <text:p>1</text:p>
          </table:table-cell>
          <table:table-cell office:value-type="float" office:value="3.40173072865948E-024" calcext:value-type="float">
            <text:p>3.40173072865948E-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7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7180423736572" calcext:value-type="float">
            <text:p>23.7180423736572</text:p>
          </table:table-cell>
          <table:table-cell office:value-type="float" office:value="-14.9661226272583" calcext:value-type="float">
            <text:p>-14.9661226272583</text:p>
          </table:table-cell>
          <table:table-cell office:value-type="float" office:value="1" calcext:value-type="float">
            <text:p>1</text:p>
          </table:table-cell>
          <table:table-cell office:value-type="float" office:value="1.58372645280281E-017" calcext:value-type="float">
            <text:p>1.58372645280281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7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6812286376953" calcext:value-type="float">
            <text:p>19.6812286376953</text:p>
          </table:table-cell>
          <table:table-cell office:value-type="float" office:value="-12.2980537414551" calcext:value-type="float">
            <text:p>-12.298053741455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129292743842485" calcext:value-type="float">
            <text:p>1.29292743842485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7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7433958053589" calcext:value-type="float">
            <text:p>11.7433958053589</text:p>
          </table:table-cell>
          <table:table-cell office:value-type="float" office:value="-6.36991357803345" calcext:value-type="float">
            <text:p>-6.36991357803345</text:p>
          </table:table-cell>
          <table:table-cell office:value-type="float" office:value="1" calcext:value-type="float">
            <text:p>1</text:p>
          </table:table-cell>
          <table:table-cell office:value-type="float" office:value="0.0000000135984521421051" calcext:value-type="float">
            <text:p>1.35984521421051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7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6132869720459" calcext:value-type="float">
            <text:p>5.76132869720459</text:p>
          </table:table-cell>
          <table:table-cell office:value-type="float" office:value="-1.10853588581085" calcext:value-type="float">
            <text:p>-1.10853588581085</text:p>
          </table:table-cell>
          <table:table-cell office:value-type="float" office:value="0.99896240234375" calcext:value-type="float">
            <text:p>0.99896240234375</text:p>
          </table:table-cell>
          <table:table-cell office:value-type="float" office:value="0.001037540147081" calcext:value-type="float">
            <text:p>0.00103754014708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77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68481588363647" calcext:value-type="float">
            <text:p>-4.68481588363647</text:p>
          </table:table-cell>
          <table:table-cell office:value-type="float" office:value="9.88165760040283" calcext:value-type="float">
            <text:p>9.88165760040283</text:p>
          </table:table-cell>
          <table:table-cell office:value-type="float" office:value="0.000000471911903332511" calcext:value-type="float">
            <text:p>4.71911903332511E-07</text:p>
          </table:table-cell>
          <table:table-cell office:value-type="float" office:value="0.999999523162842" calcext:value-type="float">
            <text:p>0.99999952316284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7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2071514129639" calcext:value-type="float">
            <text:p>12.2071514129639</text:p>
          </table:table-cell>
          <table:table-cell office:value-type="float" office:value="-6.62889766693115" calcext:value-type="float">
            <text:p>-6.62889766693115</text:p>
          </table:table-cell>
          <table:table-cell office:value-type="float" office:value="1" calcext:value-type="float">
            <text:p>1</text:p>
          </table:table-cell>
          <table:table-cell office:value-type="float" office:value="0.00000000660097754234812" calcext:value-type="float">
            <text:p>6.60097754234812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7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3372650146484" calcext:value-type="float">
            <text:p>11.3372650146484</text:p>
          </table:table-cell>
          <table:table-cell office:value-type="float" office:value="-5.99316835403442" calcext:value-type="float">
            <text:p>-5.99316835403442</text:p>
          </table:table-cell>
          <table:table-cell office:value-type="float" office:value="1" calcext:value-type="float">
            <text:p>1</text:p>
          </table:table-cell>
          <table:table-cell office:value-type="float" office:value="0.0000000297501134838285" calcext:value-type="float">
            <text:p>2.97501134838285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8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129890441895" calcext:value-type="float">
            <text:p>14.5129890441895</text:p>
          </table:table-cell>
          <table:table-cell office:value-type="float" office:value="-8.06886386871338" calcext:value-type="float">
            <text:p>-8.0688638687133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155892881936737" calcext:value-type="float">
            <text:p>1.55892881936737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8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095785140991" calcext:value-type="float">
            <text:p>10.7095785140991</text:p>
          </table:table-cell>
          <table:table-cell office:value-type="float" office:value="-5.44649696350098" calcext:value-type="float">
            <text:p>-5.44649696350098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.0000000962733182063858" calcext:value-type="float">
            <text:p>9.62733182063858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8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1986999511719" calcext:value-type="float">
            <text:p>17.1986999511719</text:p>
          </table:table-cell>
          <table:table-cell office:value-type="float" office:value="-10.3451986312866" calcext:value-type="float">
            <text:p>-10.345198631286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109102939356565" calcext:value-type="float">
            <text:p>1.09102939356565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8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8212261199951" calcext:value-type="float">
            <text:p>9.28212261199951</text:p>
          </table:table-cell>
          <table:table-cell office:value-type="float" office:value="-4.00800752639771" calcext:value-type="float">
            <text:p>-4.00800752639771</text:p>
          </table:table-cell>
          <table:table-cell office:value-type="float" office:value="0.999998331069946" calcext:value-type="float">
            <text:p>0.999998331069946</text:p>
          </table:table-cell>
          <table:table-cell office:value-type="float" office:value="0.00000169109841863246" calcext:value-type="float">
            <text:p>1.69109841863246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84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00351119041443" calcext:value-type="float">
            <text:p>2.00351119041443</text:p>
          </table:table-cell>
          <table:table-cell office:value-type="float" office:value="2.82975101470947" calcext:value-type="float">
            <text:p>2.82975101470947</text:p>
          </table:table-cell>
          <table:table-cell office:value-type="float" office:value="0.30444073677063" calcext:value-type="float">
            <text:p>0.30444073677063</text:p>
          </table:table-cell>
          <table:table-cell office:value-type="float" office:value="0.69555926322937" calcext:value-type="float">
            <text:p>0.6955592632293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85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4375326633453" calcext:value-type="float">
            <text:p>1.54375326633453</text:p>
          </table:table-cell>
          <table:table-cell office:value-type="float" office:value="2.34314870834351" calcext:value-type="float">
            <text:p>2.34314870834351</text:p>
          </table:table-cell>
          <table:table-cell office:value-type="float" office:value="0.310154855251312" calcext:value-type="float">
            <text:p>0.310154855251312</text:p>
          </table:table-cell>
          <table:table-cell office:value-type="float" office:value="0.689845144748688" calcext:value-type="float">
            <text:p>0.6898451447486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8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849571228027" calcext:value-type="float">
            <text:p>10.0849571228027</text:p>
          </table:table-cell>
          <table:table-cell office:value-type="float" office:value="-5.3649320602417" calcext:value-type="float">
            <text:p>-5.3649320602417</text:p>
          </table:table-cell>
          <table:table-cell office:value-type="float" office:value="0.999999761581421" calcext:value-type="float">
            <text:p>0.999999761581421</text:p>
          </table:table-cell>
          <table:table-cell office:value-type="float" office:value="0.000000195073496911391" calcext:value-type="float">
            <text:p>1.95073496911391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8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3837127685547" calcext:value-type="float">
            <text:p>15.3837127685547</text:p>
          </table:table-cell>
          <table:table-cell office:value-type="float" office:value="-9.13290119171143" calcext:value-type="float">
            <text:p>-9.1329011917114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225200968984041" calcext:value-type="float">
            <text:p>2.25200968984041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8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6067867279053" calcext:value-type="float">
            <text:p>20.6067867279053</text:p>
          </table:table-cell>
          <table:table-cell office:value-type="float" office:value="-13.0599250793457" calcext:value-type="float">
            <text:p>-13.0599250793457</text:p>
          </table:table-cell>
          <table:table-cell office:value-type="float" office:value="1" calcext:value-type="float">
            <text:p>1</text:p>
          </table:table-cell>
          <table:table-cell office:value-type="float" office:value="2.39184867184138E-015" calcext:value-type="float">
            <text:p>2.39184867184138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8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449010848999" calcext:value-type="float">
            <text:p>15.8449010848999</text:p>
          </table:table-cell>
          <table:table-cell office:value-type="float" office:value="-9.30037593841553" calcext:value-type="float">
            <text:p>-9.3003759384155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120100535419554" calcext:value-type="float">
            <text:p>1.20100535419554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9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978759765625" calcext:value-type="float">
            <text:p>11.6978759765625</text:p>
          </table:table-cell>
          <table:table-cell office:value-type="float" office:value="-6.4422869682312" calcext:value-type="float">
            <text:p>-6.4422869682312</text:p>
          </table:table-cell>
          <table:table-cell office:value-type="float" office:value="1" calcext:value-type="float">
            <text:p>1</text:p>
          </table:table-cell>
          <table:table-cell office:value-type="float" office:value="0.0000000132381456907638" calcext:value-type="float">
            <text:p>1.32381456907638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9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0028114318848" calcext:value-type="float">
            <text:p>6.20028114318848</text:p>
          </table:table-cell>
          <table:table-cell office:value-type="float" office:value="-1.49333417415619" calcext:value-type="float">
            <text:p>-1.49333417415619</text:p>
          </table:table-cell>
          <table:table-cell office:value-type="float" office:value="0.999544441699982" calcext:value-type="float">
            <text:p>0.999544441699982</text:p>
          </table:table-cell>
          <table:table-cell office:value-type="float" office:value="0.0004555199411697" calcext:value-type="float">
            <text:p>0.000455519941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92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81526494026184" calcext:value-type="float">
            <text:p>-2.81526494026184</text:p>
          </table:table-cell>
          <table:table-cell office:value-type="float" office:value="8.17086696624756" calcext:value-type="float">
            <text:p>8.17086696624756</text:p>
          </table:table-cell>
          <table:table-cell office:value-type="float" office:value="0.0000169346512848278" calcext:value-type="float">
            <text:p>1.69346512848278E-05</text:p>
          </table:table-cell>
          <table:table-cell office:value-type="float" office:value="0.999983072280884" calcext:value-type="float">
            <text:p>0.99998307228088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9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662654876709" calcext:value-type="float">
            <text:p>9.6662654876709</text:p>
          </table:table-cell>
          <table:table-cell office:value-type="float" office:value="-5.16855144500732" calcext:value-type="float">
            <text:p>-5.16855144500732</text:p>
          </table:table-cell>
          <table:table-cell office:value-type="float" office:value="0.999999642372131" calcext:value-type="float">
            <text:p>0.999999642372131</text:p>
          </table:table-cell>
          <table:table-cell office:value-type="float" office:value="0.00000036084497878619" calcext:value-type="float">
            <text:p>3.6084497878619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9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960029602051" calcext:value-type="float">
            <text:p>18.6960029602051</text:p>
          </table:table-cell>
          <table:table-cell office:value-type="float" office:value="-11.5878067016602" calcext:value-type="float">
            <text:p>-11.587806701660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704544726054003" calcext:value-type="float">
            <text:p>7.04544726054003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9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4975032806396" calcext:value-type="float">
            <text:p>16.4975032806396</text:p>
          </table:table-cell>
          <table:table-cell office:value-type="float" office:value="-9.94526672363281" calcext:value-type="float">
            <text:p>-9.9452667236328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328133744134651" calcext:value-type="float">
            <text:p>3.28133744134651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9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2729892730713" calcext:value-type="float">
            <text:p>16.2729892730713</text:p>
          </table:table-cell>
          <table:table-cell office:value-type="float" office:value="-9.65236377716064" calcext:value-type="float">
            <text:p>-9.6523637771606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550505691379599" calcext:value-type="float">
            <text:p>5.50505691379599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9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7294330596924" calcext:value-type="float">
            <text:p>18.7294330596924</text:p>
          </table:table-cell>
          <table:table-cell office:value-type="float" office:value="-11.7724466323853" calcext:value-type="float">
            <text:p>-11.772446632385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566502106455393" calcext:value-type="float">
            <text:p>5.66502106455393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9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6557912826538" calcext:value-type="float">
            <text:p>6.36557912826538</text:p>
          </table:table-cell>
          <table:table-cell office:value-type="float" office:value="-1.41444849967957" calcext:value-type="float">
            <text:p>-1.41444849967957</text:p>
          </table:table-cell>
          <table:table-cell office:value-type="float" office:value="0.999582231044769" calcext:value-type="float">
            <text:p>0.999582231044769</text:p>
          </table:table-cell>
          <table:table-cell office:value-type="float" office:value="0.0004178260860498" calcext:value-type="float">
            <text:p>0.000417826086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799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90003490447998" calcext:value-type="float">
            <text:p>-4.90003490447998</text:p>
          </table:table-cell>
          <table:table-cell office:value-type="float" office:value="9.51754570007324" calcext:value-type="float">
            <text:p>9.51754570007324</text:p>
          </table:table-cell>
          <table:table-cell office:value-type="float" office:value="0.000000547676393125585" calcext:value-type="float">
            <text:p>5.47676393125585E-07</text:p>
          </table:table-cell>
          <table:table-cell office:value-type="float" office:value="0.999999403953552" calcext:value-type="float">
            <text:p>0.99999940395355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80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569801330566" calcext:value-type="float">
            <text:p>12.5569801330566</text:p>
          </table:table-cell>
          <table:table-cell office:value-type="float" office:value="-6.9155740737915" calcext:value-type="float">
            <text:p>-6.9155740737915</text:p>
          </table:table-cell>
          <table:table-cell office:value-type="float" office:value="1" calcext:value-type="float">
            <text:p>1</text:p>
          </table:table-cell>
          <table:table-cell office:value-type="float" office:value="0.00000000349283091338748" calcext:value-type="float">
            <text:p>3.49283091338748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80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3592777252197" calcext:value-type="float">
            <text:p>30.3592777252197</text:p>
          </table:table-cell>
          <table:table-cell office:value-type="float" office:value="-20.0593433380127" calcext:value-type="float">
            <text:p>-20.0593433380127</text:p>
          </table:table-cell>
          <table:table-cell office:value-type="float" office:value="1" calcext:value-type="float">
            <text:p>1</text:p>
          </table:table-cell>
          <table:table-cell office:value-type="float" office:value="1.26902766401907E-022" calcext:value-type="float">
            <text:p>1.26902766401907E-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80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9134502410889" calcext:value-type="float">
            <text:p>24.9134502410889</text:p>
          </table:table-cell>
          <table:table-cell office:value-type="float" office:value="-16.0154628753662" calcext:value-type="float">
            <text:p>-16.0154628753662</text:p>
          </table:table-cell>
          <table:table-cell office:value-type="float" office:value="1" calcext:value-type="float">
            <text:p>1</text:p>
          </table:table-cell>
          <table:table-cell office:value-type="float" office:value="1.67802675903362E-018" calcext:value-type="float">
            <text:p>1.67802675903362E-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80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799507141113" calcext:value-type="float">
            <text:p>22.6799507141113</text:p>
          </table:table-cell>
          <table:table-cell office:value-type="float" office:value="-14.3953084945679" calcext:value-type="float">
            <text:p>-14.3953084945679</text:p>
          </table:table-cell>
          <table:table-cell office:value-type="float" office:value="1" calcext:value-type="float">
            <text:p>1</text:p>
          </table:table-cell>
          <table:table-cell office:value-type="float" office:value="7.91442042577103E-017" calcext:value-type="float">
            <text:p>7.91442042577103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80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3176174163818" calcext:value-type="float">
            <text:p>16.3176174163818</text:p>
          </table:table-cell>
          <table:table-cell office:value-type="float" office:value="-9.82794761657715" calcext:value-type="float">
            <text:p>-9.8279476165771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441697936906516" calcext:value-type="float">
            <text:p>4.41697936906516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80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8912525177002" calcext:value-type="float">
            <text:p>14.8912525177002</text:p>
          </table:table-cell>
          <table:table-cell office:value-type="float" office:value="-8.74636363983154" calcext:value-type="float">
            <text:p>-8.7463636398315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542393074898229" calcext:value-type="float">
            <text:p>5.42393074898229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806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34621381759644" calcext:value-type="float">
            <text:p>-2.34621381759644</text:p>
          </table:table-cell>
          <table:table-cell office:value-type="float" office:value="6.98818397521973" calcext:value-type="float">
            <text:p>6.98818397521973</text:p>
          </table:table-cell>
          <table:table-cell office:value-type="float" office:value="0.0000883250759216026" calcext:value-type="float">
            <text:p>8.83250759216026E-05</text:p>
          </table:table-cell>
          <table:table-cell office:value-type="float" office:value="0.999911665916443" calcext:value-type="float">
            <text:p>0.99991166591644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80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7646398544312" calcext:value-type="float">
            <text:p>3.77646398544312</text:p>
          </table:table-cell>
          <table:table-cell office:value-type="float" office:value="0.705314040184021" calcext:value-type="float">
            <text:p>0.705314040184021</text:p>
          </table:table-cell>
          <table:table-cell office:value-type="float" office:value="0.955686926841736" calcext:value-type="float">
            <text:p>0.955686926841736</text:p>
          </table:table-cell>
          <table:table-cell office:value-type="float" office:value="0.0443131104111671" calcext:value-type="float">
            <text:p>0.0443131104111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80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6361703872681" calcext:value-type="float">
            <text:p>12.6361703872681</text:p>
          </table:table-cell>
          <table:table-cell office:value-type="float" office:value="-6.99416923522949" calcext:value-type="float">
            <text:p>-6.99416923522949</text:p>
          </table:table-cell>
          <table:table-cell office:value-type="float" office:value="1" calcext:value-type="float">
            <text:p>1</text:p>
          </table:table-cell>
          <table:table-cell office:value-type="float" office:value="0.00000000298298741263636" calcext:value-type="float">
            <text:p>2.98298741263636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80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8251953125" calcext:value-type="float">
            <text:p>14.58251953125</text:p>
          </table:table-cell>
          <table:table-cell office:value-type="float" office:value="-8.18491363525391" calcext:value-type="float">
            <text:p>-8.1849136352539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129487962019503" calcext:value-type="float">
            <text:p>1.29487962019503E-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81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7569646835327" calcext:value-type="float">
            <text:p>14.7569646835327</text:p>
          </table:table-cell>
          <table:table-cell office:value-type="float" office:value="-8.74962902069092" calcext:value-type="float">
            <text:p>-8.7496290206909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618324003109905" calcext:value-type="float">
            <text:p>6.18324003109905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81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3198642730713" calcext:value-type="float">
            <text:p>18.3198642730713</text:p>
          </table:table-cell>
          <table:table-cell office:value-type="float" office:value="-11.2915773391724" calcext:value-type="float">
            <text:p>-11.291577339172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138011062539127" calcext:value-type="float">
            <text:p>1.38011062539127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81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993772506714" calcext:value-type="float">
            <text:p>10.4993772506714</text:p>
          </table:table-cell>
          <table:table-cell office:value-type="float" office:value="-5.12995719909668" calcext:value-type="float">
            <text:p>-5.12995719909668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.00000016302952587921" calcext:value-type="float">
            <text:p>1.6302952587921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813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02630686759949" calcext:value-type="float">
            <text:p>-3.02630686759949</text:p>
          </table:table-cell>
          <table:table-cell office:value-type="float" office:value="7.48600435256958" calcext:value-type="float">
            <text:p>7.48600435256958</text:p>
          </table:table-cell>
          <table:table-cell office:value-type="float" office:value="0.0000271987901214743" calcext:value-type="float">
            <text:p>2.71987901214743E-05</text:p>
          </table:table-cell>
          <table:table-cell office:value-type="float" office:value="0.999972820281982" calcext:value-type="float">
            <text:p>0.99997282028198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81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4486665725708" calcext:value-type="float">
            <text:p>5.94486665725708</text:p>
          </table:table-cell>
          <table:table-cell office:value-type="float" office:value="-1.71560597419739" calcext:value-type="float">
            <text:p>-1.71560597419739</text:p>
          </table:table-cell>
          <table:table-cell office:value-type="float" office:value="0.999529123306274" calcext:value-type="float">
            <text:p>0.999529123306274</text:p>
          </table:table-cell>
          <table:table-cell office:value-type="float" office:value="0.0004708627820946" calcext:value-type="float">
            <text:p>0.0004708627820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81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254251480103" calcext:value-type="float">
            <text:p>10.3254251480103</text:p>
          </table:table-cell>
          <table:table-cell office:value-type="float" office:value="-5.04314613342285" calcext:value-type="float">
            <text:p>-5.04314613342285</text:p>
          </table:table-cell>
          <table:table-cell office:value-type="float" office:value="0.999999761581421" calcext:value-type="float">
            <text:p>0.999999761581421</text:p>
          </table:table-cell>
          <table:table-cell office:value-type="float" office:value="0.000000211599285648845" calcext:value-type="float">
            <text:p>2.11599285648845E-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81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078861236572" calcext:value-type="float">
            <text:p>18.8078861236572</text:p>
          </table:table-cell>
          <table:table-cell office:value-type="float" office:value="-11.5921974182129" calcext:value-type="float">
            <text:p>-11.592197418212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627207839701618" calcext:value-type="float">
            <text:p>6.27207839701618E-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81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7255268096924" calcext:value-type="float">
            <text:p>17.7255268096924</text:p>
          </table:table-cell>
          <table:table-cell office:value-type="float" office:value="-10.7000064849854" calcext:value-type="float">
            <text:p>-10.700006484985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451801573583821" calcext:value-type="float">
            <text:p>4.51801573583821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81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2805290222168" calcext:value-type="float">
            <text:p>17.2805290222168</text:p>
          </table:table-cell>
          <table:table-cell office:value-type="float" office:value="-10.5927295684814" calcext:value-type="float">
            <text:p>-10.592729568481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784869836224084" calcext:value-type="float">
            <text:p>7.84869836224084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81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7198333740234" calcext:value-type="float">
            <text:p>17.7198333740234</text:p>
          </table:table-cell>
          <table:table-cell office:value-type="float" office:value="-11.083930015564" calcext:value-type="float">
            <text:p>-11.08393001556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3095167080535" calcext:value-type="float">
            <text:p>3.095167080535E-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82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20223236084" calcext:value-type="float">
            <text:p>11.420223236084</text:p>
          </table:table-cell>
          <table:table-cell office:value-type="float" office:value="-6.41953468322754" calcext:value-type="float">
            <text:p>-6.41953468322754</text:p>
          </table:table-cell>
          <table:table-cell office:value-type="float" office:value="1" calcext:value-type="float">
            <text:p>1</text:p>
          </table:table-cell>
          <table:table-cell office:value-type="float" office:value="0.0000000178768733150037" calcext:value-type="float">
            <text:p>1.78768733150037E-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82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502122879028" calcext:value-type="float">
            <text:p>12.1502122879028</text:p>
          </table:table-cell>
          <table:table-cell office:value-type="float" office:value="-6.77770614624023" calcext:value-type="float">
            <text:p>-6.77770614624023</text:p>
          </table:table-cell>
          <table:table-cell office:value-type="float" office:value="1" calcext:value-type="float">
            <text:p>1</text:p>
          </table:table-cell>
          <table:table-cell office:value-type="float" office:value="0.00000000602157212981069" calcext:value-type="float">
            <text:p>6.02157212981069E-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82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5382919311523" calcext:value-type="float">
            <text:p>9.05382919311523</text:p>
          </table:table-cell>
          <table:table-cell office:value-type="float" office:value="-4.25957822799683" calcext:value-type="float">
            <text:p>-4.25957822799683</text:p>
          </table:table-cell>
          <table:table-cell office:value-type="float" office:value="0.999998331069946" calcext:value-type="float">
            <text:p>0.999998331069946</text:p>
          </table:table-cell>
          <table:table-cell office:value-type="float" office:value="0.0000016521889847354" calcext:value-type="float">
            <text:p>1.6521889847354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823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05208110809326" calcext:value-type="float">
            <text:p>-4.05208110809326</text:p>
          </table:table-cell>
          <table:table-cell office:value-type="float" office:value="8.92130088806152" calcext:value-type="float">
            <text:p>8.92130088806152</text:p>
          </table:table-cell>
          <table:table-cell office:value-type="float" office:value="0.00000232129741561948" calcext:value-type="float">
            <text:p>2.32129741561948E-06</text:p>
          </table:table-cell>
          <table:table-cell office:value-type="float" office:value="0.999997735023498" calcext:value-type="float">
            <text:p>0.99999773502349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82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9306526184082" calcext:value-type="float">
            <text:p>6.09306526184082</text:p>
          </table:table-cell>
          <table:table-cell office:value-type="float" office:value="-1.97437596321106" calcext:value-type="float">
            <text:p>-1.97437596321106</text:p>
          </table:table-cell>
          <table:table-cell office:value-type="float" office:value="0.999686479568481" calcext:value-type="float">
            <text:p>0.999686479568481</text:p>
          </table:table-cell>
          <table:table-cell office:value-type="float" office:value="0.0003134864091407" calcext:value-type="float">
            <text:p>0.0003134864091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82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5743618011475" calcext:value-type="float">
            <text:p>16.5743618011475</text:p>
          </table:table-cell>
          <table:table-cell office:value-type="float" office:value="-9.72916889190674" calcext:value-type="float">
            <text:p>-9.7291688919067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377156292308278" calcext:value-type="float">
            <text:p>3.77156292308278E-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82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3046493530273" calcext:value-type="float">
            <text:p>23.3046493530273</text:p>
          </table:table-cell>
          <table:table-cell office:value-type="float" office:value="-14.4616012573242" calcext:value-type="float">
            <text:p>-14.4616012573242</text:p>
          </table:table-cell>
          <table:table-cell office:value-type="float" office:value="1" calcext:value-type="float">
            <text:p>1</text:p>
          </table:table-cell>
          <table:table-cell office:value-type="float" office:value="3.96575399599645E-017" calcext:value-type="float">
            <text:p>3.96575399599645E-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82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1741380691528" calcext:value-type="float">
            <text:p>15.1741380691528</text:p>
          </table:table-cell>
          <table:table-cell office:value-type="float" office:value="-8.64118003845215" calcext:value-type="float">
            <text:p>-8.6411800384521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454086247769769" calcext:value-type="float">
            <text:p>4.54086247769769E-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003682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3506507873535" calcext:value-type="float">
            <text:p>21.3506507873535</text:p>
          </table:table-cell>
          <table:table-cell office:value-type="float" office:value="-13.0744676589966" calcext:value-type="float">
            <text:p>-13.0744676589966</text:p>
          </table:table-cell>
          <table:table-cell office:value-type="float" office:value="1" calcext:value-type="float">
            <text:p>1</text:p>
          </table:table-cell>
          <table:table-cell office:value-type="float" office:value="1.12036994993767E-015" calcext:value-type="float">
            <text:p>1.12036994993767E-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5" table:number-rows-repeated="1047614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model-2596727_best___file-NUE_2_2019-06-27_range_1'.A1:'model-2596727_best___file-NUE_2_2019-06-27_range_1'.J1048576">
            <calcext:condition calcext:apply-style-name="Good" calcext:value="=1" calcext:base-cell-address="'model-2596727_best___file-NUE_2_2019-06-27_range_1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5-25T16:24:12.430022337</dc:date>
    <meta:editing-duration>PT13M39S</meta:editing-duration>
    <meta:editing-cycles>3</meta:editing-cycles>
    <meta:generator>LibreOffice/6.0.7.3$Linux_X86_64 LibreOffice_project/00m0$Build-3</meta:generator>
    <meta:document-statistic meta:table-count="1" meta:cell-count="9634" meta:object-count="0"/>
  </office:meta>
</office:document-meta>
</file>